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97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9.841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10.007cm"/>
    </style:style>
    <style:style style:name="co13" style:family="table-column">
      <style:table-column-properties fo:break-before="auto" style:column-width="0.829cm"/>
    </style:style>
    <style:style style:name="co14" style:family="table-column">
      <style:table-column-properties fo:break-before="auto" style:column-width="1.961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0.801cm"/>
    </style:style>
    <style:style style:name="co17" style:family="table-column">
      <style:table-column-properties fo:break-before="auto" style:column-width="0.912cm"/>
    </style:style>
    <style:style style:name="co18" style:family="table-column">
      <style:table-column-properties fo:break-before="auto" style:column-width="5.39cm"/>
    </style:style>
    <style:style style:name="co19" style:family="table-column">
      <style:table-column-properties fo:break-before="auto" style:column-width="8.818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2.764cm"/>
    </style:style>
    <style:style style:name="co23" style:family="table-column">
      <style:table-column-properties fo:break-before="auto" style:column-width="3.787cm"/>
    </style:style>
    <style:style style:name="co24" style:family="table-column">
      <style:table-column-properties fo:break-before="auto" style:column-width="10.455cm"/>
    </style:style>
    <style:style style:name="co25" style:family="table-column">
      <style:table-column-properties fo:break-before="auto" style:column-width="3.179cm"/>
    </style:style>
    <style:style style:name="co26" style:family="table-column">
      <style:table-column-properties fo:break-before="auto" style:column-width="7.02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884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3.89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10099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ext-properties fo:font-weight="bold" style:font-weight-asian="bold" style:font-weight-complex="bold"/>
    </style:style>
    <style:style style:name="ce19" style:family="table-cell" style:parent-style-name="Default" style:data-style-name="N37"/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ndeli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channel</text:p>
          </table:table-cell>
          <table:table-cell table:style-name="ce6" office:value-type="string" calcext:value-type="string">
            <text:p>nr</text:p>
          </table:table-cell>
          <table:table-cell table:style-name="ce8" office:value-type="string" calcext:value-type="string">
            <text:p>set</text:p>
          </table:table-cell>
          <table:table-cell table:style-name="ce8" office:value-type="string" calcext:value-type="string">
            <text:p>nr</text:p>
          </table:table-cell>
          <table:table-cell table:style-name="ce1" office:value-type="string" calcext:value-type="string">
            <text:p>titl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ateiname alt</text:p>
          </table:table-cell>
          <table:table-cell office:value-type="string" calcext:value-type="string">
            <text:p>Dateiname neu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4-10-25" calcext:value-type="date">
            <text:p>25.10.14</text:p>
          </table:table-cell>
          <table:table-cell table:style-name="ce5" office:value-type="string" calcext:value-type="string">
            <text:p>23:25–00:1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Eine ganz normale Familie</text:p>
          </table:table-cell>
          <table:table-cell table:style-name="ce9" table:formula="of:=TIMEVALUE(LEFT([.C2];5))" office:value-type="time" office:time-value="PT23H25M00S" calcext:value-type="time">
            <text:p>23:25</text:p>
          </table:table-cell>
          <table:table-cell table:formula="of:=&quot;S01&quot;&amp;&quot;E&quot;&amp;TEXT(INT([.G2]);&quot;00&quot;)&amp;&quot;_&quot;&amp;YEAR([.B2])&amp;TEXT(MONTH([.B2]);&quot;00&quot;)&amp;TEXT(DAY([.B2]);&quot;00&quot;) &amp; &quot;_&quot; &amp; TEXT(HOUR([.I2]);&quot;00&quot;) &amp; TEXT(MINUTE([.I2]);&quot;00&quot;)&amp;&quot;_&quot;&amp;[.H2]" office:value-type="string" office:string-value="S01E11_20141025_2325_Eine ganz normale Familie" calcext:value-type="string">
            <text:p>S01E11_20141025_2325_Eine ganz normale Familie</text:p>
          </table:table-cell>
          <table:table-cell table:formula="of:=&quot;&quot;&amp;YEAR([.B2])&amp;TEXT( MONTH([.B2]);&quot;00&quot;)&amp; TEXT(DAY([.B2]);&quot;00&quot;) &amp; &quot;_&quot; &amp; TEXT(HOUR([.I2]);&quot;00&quot;)&amp;TEXT(MINUTE([.I2]);&quot;00&quot;)" office:value-type="string" office:string-value="20141025_2325" calcext:value-type="string">
            <text:p>20141025_2325</text:p>
          </table:table-cell>
          <table:table-cell table:style-name="ce10" table:formula="of:=VLOOKUP([.K2];[dateinamen.$A$1:.$B$94];2;0)" office:value-type="string" office:string-value="#N/A" calcext:value-type="error">
            <text:p>#N/A</text:p>
          </table:table-cell>
          <table:table-cell table:formula="of:=IF(LEFT([.J2];6)&lt;&gt;LEFT([.L2];6);LEFT([.J2];6) &amp; MID([.L2];7;LEN([.L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0-26" calcext:value-type="date">
            <text:p>26.10.14</text:p>
          </table:table-cell>
          <table:table-cell table:style-name="ce5" office:value-type="string" calcext:value-type="string">
            <text:p>00:10–00:5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string" calcext:value-type="string">
            <text:p>M.</text:p>
          </table:table-cell>
          <table:table-cell table:style-name="ce9" table:formula="of:=TIMEVALUE(LEFT([.C3];5))" office:value-type="time" office:time-value="PT00H10M00S" calcext:value-type="time">
            <text:p>00:10</text:p>
          </table:table-cell>
          <table:table-cell table:formula="of:=&quot;S01&quot;&amp;&quot;E&quot;&amp;TEXT(INT([.G3]);&quot;00&quot;)&amp;&quot;_&quot;&amp;YEAR([.B3])&amp;TEXT(MONTH([.B3]);&quot;00&quot;)&amp;TEXT(DAY([.B3]);&quot;00&quot;) &amp; &quot;_&quot; &amp; TEXT(HOUR([.I3]);&quot;00&quot;) &amp; TEXT(MINUTE([.I3]);&quot;00&quot;)&amp;&quot;_&quot;&amp;[.H3]" office:value-type="string" office:string-value="S01E12_20141026_0010_M." calcext:value-type="string">
            <text:p>S01E12_20141026_0010_M.</text:p>
          </table:table-cell>
          <table:table-cell table:formula="of:=&quot;&quot;&amp;YEAR([.B3])&amp;TEXT( MONTH([.B3]);&quot;00&quot;)&amp; TEXT(DAY([.B3]);&quot;00&quot;) &amp; &quot;_&quot; &amp; TEXT(HOUR([.I3]);&quot;00&quot;)&amp;TEXT(MINUTE([.I3]);&quot;00&quot;)" office:value-type="string" office:string-value="20141026_0010" calcext:value-type="string">
            <text:p>20141026_0010</text:p>
          </table:table-cell>
          <table:table-cell table:style-name="ce10" table:formula="of:=VLOOKUP([.K3];[dateinamen.$A$1:.$B$94];2;0)" office:value-type="string" office:string-value="#N/A" calcext:value-type="error">
            <text:p>#N/A</text:p>
          </table:table-cell>
          <table:table-cell table:formula="of:=IF(LEFT([.J3];6)&lt;&gt;LEFT([.L3];6);LEFT([.J3];6) &amp; MID([.L3];7;LEN([.L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0-28" calcext:value-type="date">
            <text:p>28.10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Eine ganz normale Familie</text:p>
          </table:table-cell>
          <table:table-cell table:style-name="ce9" table:formula="of:=TIMEVALUE(LEFT([.C4];5))" office:value-type="time" office:time-value="PT23H50M00S" calcext:value-type="time">
            <text:p>23:50</text:p>
          </table:table-cell>
          <table:table-cell table:formula="of:=&quot;S01&quot;&amp;&quot;E&quot;&amp;TEXT(INT([.G4]);&quot;00&quot;)&amp;&quot;_&quot;&amp;YEAR([.B4])&amp;TEXT(MONTH([.B4]);&quot;00&quot;)&amp;TEXT(DAY([.B4]);&quot;00&quot;) &amp; &quot;_&quot; &amp; TEXT(HOUR([.I4]);&quot;00&quot;) &amp; TEXT(MINUTE([.I4]);&quot;00&quot;)&amp;&quot;_&quot;&amp;[.H4]" office:value-type="string" office:string-value="S01E11_20141028_2350_Eine ganz normale Familie" calcext:value-type="string">
            <text:p>S01E11_20141028_2350_Eine ganz normale Familie</text:p>
          </table:table-cell>
          <table:table-cell table:formula="of:=&quot;&quot;&amp;YEAR([.B4])&amp;TEXT( MONTH([.B4]);&quot;00&quot;)&amp; TEXT(DAY([.B4]);&quot;00&quot;) &amp; &quot;_&quot; &amp; TEXT(HOUR([.I4]);&quot;00&quot;)&amp;TEXT(MINUTE([.I4]);&quot;00&quot;)" office:value-type="string" office:string-value="20141028_2350" calcext:value-type="string">
            <text:p>20141028_2350</text:p>
          </table:table-cell>
          <table:table-cell table:style-name="ce10" table:formula="of:=VLOOKUP([.K4];[dateinamen.$A$1:.$B$94];2;0)" office:value-type="string" office:string-value="#N/A" calcext:value-type="error">
            <text:p>#N/A</text:p>
          </table:table-cell>
          <table:table-cell table:formula="of:=IF(LEFT([.J4];6)&lt;&gt;LEFT([.L4];6);LEFT([.J4];6) &amp; MID([.L4];7;LEN([.L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0-29" calcext:value-type="date">
            <text:p>29.10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string" calcext:value-type="string">
            <text:p>M.</text:p>
          </table:table-cell>
          <table:table-cell table:style-name="ce9" table:formula="of:=TIMEVALUE(LEFT([.C5];5))" office:value-type="time" office:time-value="PT00H35M00S" calcext:value-type="time">
            <text:p>00:35</text:p>
          </table:table-cell>
          <table:table-cell table:formula="of:=&quot;S01&quot;&amp;&quot;E&quot;&amp;TEXT(INT([.G5]);&quot;00&quot;)&amp;&quot;_&quot;&amp;YEAR([.B5])&amp;TEXT(MONTH([.B5]);&quot;00&quot;)&amp;TEXT(DAY([.B5]);&quot;00&quot;) &amp; &quot;_&quot; &amp; TEXT(HOUR([.I5]);&quot;00&quot;) &amp; TEXT(MINUTE([.I5]);&quot;00&quot;)&amp;&quot;_&quot;&amp;[.H5]" office:value-type="string" office:string-value="S01E12_20141029_0035_M." calcext:value-type="string">
            <text:p>S01E12_20141029_0035_M.</text:p>
          </table:table-cell>
          <table:table-cell table:formula="of:=&quot;&quot;&amp;YEAR([.B5])&amp;TEXT( MONTH([.B5]);&quot;00&quot;)&amp; TEXT(DAY([.B5]);&quot;00&quot;) &amp; &quot;_&quot; &amp; TEXT(HOUR([.I5]);&quot;00&quot;)&amp;TEXT(MINUTE([.I5]);&quot;00&quot;)" office:value-type="string" office:string-value="20141029_0035" calcext:value-type="string">
            <text:p>20141029_0035</text:p>
          </table:table-cell>
          <table:table-cell table:style-name="ce10" table:formula="of:=VLOOKUP([.K5];[dateinamen.$A$1:.$B$94];2;0)" office:value-type="string" office:string-value="#N/A" calcext:value-type="error">
            <text:p>#N/A</text:p>
          </table:table-cell>
          <table:table-cell table:formula="of:=IF(LEFT([.J5];6)&lt;&gt;LEFT([.L5];6);LEFT([.J5];6) &amp; MID([.L5];7;LEN([.L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0-29" calcext:value-type="date">
            <text:p>29.10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6];5))" office:value-type="time" office:time-value="PT20H15M00S" calcext:value-type="time">
            <text:p>20:15</text:p>
          </table:table-cell>
          <table:table-cell table:formula="of:=&quot;S01&quot;&amp;&quot;E&quot;&amp;TEXT(INT([.G6]);&quot;00&quot;)&amp;&quot;_&quot;&amp;YEAR([.B6])&amp;TEXT(MONTH([.B6]);&quot;00&quot;)&amp;TEXT(DAY([.B6]);&quot;00&quot;) &amp; &quot;_&quot; &amp; TEXT(HOUR([.I6]);&quot;00&quot;) &amp; TEXT(MINUTE([.I6]);&quot;00&quot;)&amp;&quot;_&quot;&amp;[.H6]" office:value-type="string" office:string-value="S01E13_20141029_2015_Für das Allgemeinwohl" calcext:value-type="string">
            <text:p>S01E13_20141029_2015_Für das Allgemeinwohl</text:p>
          </table:table-cell>
          <table:table-cell table:formula="of:=&quot;&quot;&amp;YEAR([.B6])&amp;TEXT( MONTH([.B6]);&quot;00&quot;)&amp; TEXT(DAY([.B6]);&quot;00&quot;) &amp; &quot;_&quot; &amp; TEXT(HOUR([.I6]);&quot;00&quot;)&amp;TEXT(MINUTE([.I6]);&quot;00&quot;)" office:value-type="string" office:string-value="20141029_2015" calcext:value-type="string">
            <text:p>20141029_2015</text:p>
          </table:table-cell>
          <table:table-cell table:style-name="ce10" table:formula="of:=VLOOKUP([.K6];[dateinamen.$A$1:.$B$94];2;0)" office:value-type="string" office:string-value="#N/A" calcext:value-type="error">
            <text:p>#N/A</text:p>
          </table:table-cell>
          <table:table-cell table:formula="of:=IF(LEFT([.J6];6)&lt;&gt;LEFT([.L6];6);LEFT([.J6];6) &amp; MID([.L6];7;LEN([.L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0-29" calcext:value-type="date">
            <text:p>29.10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7];5))" office:value-type="time" office:time-value="PT21H00M00S" calcext:value-type="time">
            <text:p>21:00</text:p>
          </table:table-cell>
          <table:table-cell table:formula="of:=&quot;S01&quot;&amp;&quot;E&quot;&amp;TEXT(INT([.G7]);&quot;00&quot;)&amp;&quot;_&quot;&amp;YEAR([.B7])&amp;TEXT(MONTH([.B7]);&quot;00&quot;)&amp;TEXT(DAY([.B7]);&quot;00&quot;) &amp; &quot;_&quot; &amp; TEXT(HOUR([.I7]);&quot;00&quot;) &amp; TEXT(MINUTE([.I7]);&quot;00&quot;)&amp;&quot;_&quot;&amp;[.H7]" office:value-type="string" office:string-value="S01E14_20141029_2100_Der Schlussfolgerer" calcext:value-type="string">
            <text:p>S01E14_20141029_2100_Der Schlussfolgerer</text:p>
          </table:table-cell>
          <table:table-cell table:formula="of:=&quot;&quot;&amp;YEAR([.B7])&amp;TEXT( MONTH([.B7]);&quot;00&quot;)&amp; TEXT(DAY([.B7]);&quot;00&quot;) &amp; &quot;_&quot; &amp; TEXT(HOUR([.I7]);&quot;00&quot;)&amp;TEXT(MINUTE([.I7]);&quot;00&quot;)" office:value-type="string" office:string-value="20141029_2100" calcext:value-type="string">
            <text:p>20141029_2100</text:p>
          </table:table-cell>
          <table:table-cell table:style-name="ce10" table:formula="of:=VLOOKUP([.K7];[dateinamen.$A$1:.$B$94];2;0)" office:value-type="string" office:string-value="#N/A" calcext:value-type="error">
            <text:p>#N/A</text:p>
          </table:table-cell>
          <table:table-cell table:formula="of:=IF(LEFT([.J7];6)&lt;&gt;LEFT([.L7];6);LEFT([.J7];6) &amp; MID([.L7];7;LEN([.L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0-31" calcext:value-type="date">
            <text:p>31.10.14</text:p>
          </table:table-cell>
          <table:table-cell table:style-name="ce5" office:value-type="string" calcext:value-type="string">
            <text:p>01:15–02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8];5))" office:value-type="time" office:time-value="PT01H15M00S" calcext:value-type="time">
            <text:p>01:15</text:p>
          </table:table-cell>
          <table:table-cell table:formula="of:=&quot;S01&quot;&amp;&quot;E&quot;&amp;TEXT(INT([.G8]);&quot;00&quot;)&amp;&quot;_&quot;&amp;YEAR([.B8])&amp;TEXT(MONTH([.B8]);&quot;00&quot;)&amp;TEXT(DAY([.B8]);&quot;00&quot;) &amp; &quot;_&quot; &amp; TEXT(HOUR([.I8]);&quot;00&quot;) &amp; TEXT(MINUTE([.I8]);&quot;00&quot;)&amp;&quot;_&quot;&amp;[.H8]" office:value-type="string" office:string-value="S01E13_20141031_0115_Für das Allgemeinwohl" calcext:value-type="string">
            <text:p>S01E13_20141031_0115_Für das Allgemeinwohl</text:p>
          </table:table-cell>
          <table:table-cell table:formula="of:=&quot;&quot;&amp;YEAR([.B8])&amp;TEXT( MONTH([.B8]);&quot;00&quot;)&amp; TEXT(DAY([.B8]);&quot;00&quot;) &amp; &quot;_&quot; &amp; TEXT(HOUR([.I8]);&quot;00&quot;)&amp;TEXT(MINUTE([.I8]);&quot;00&quot;)" office:value-type="string" office:string-value="20141031_0115" calcext:value-type="string">
            <text:p>20141031_0115</text:p>
          </table:table-cell>
          <table:table-cell table:style-name="ce10" table:formula="of:=VLOOKUP([.K8];[dateinamen.$A$1:.$B$94];2;0)" office:value-type="string" office:string-value="#N/A" calcext:value-type="error">
            <text:p>#N/A</text:p>
          </table:table-cell>
          <table:table-cell table:formula="of:=IF(LEFT([.J8];6)&lt;&gt;LEFT([.L8];6);LEFT([.J8];6) &amp; MID([.L8];7;LEN([.L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0-31" calcext:value-type="date">
            <text:p>31.10.14</text:p>
          </table:table-cell>
          <table:table-cell table:style-name="ce5" office:value-type="string" calcext:value-type="string">
            <text:p>02:00–02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9];5))" office:value-type="time" office:time-value="PT02H00M00S" calcext:value-type="time">
            <text:p>02:00</text:p>
          </table:table-cell>
          <table:table-cell table:formula="of:=&quot;S01&quot;&amp;&quot;E&quot;&amp;TEXT(INT([.G9]);&quot;00&quot;)&amp;&quot;_&quot;&amp;YEAR([.B9])&amp;TEXT(MONTH([.B9]);&quot;00&quot;)&amp;TEXT(DAY([.B9]);&quot;00&quot;) &amp; &quot;_&quot; &amp; TEXT(HOUR([.I9]);&quot;00&quot;) &amp; TEXT(MINUTE([.I9]);&quot;00&quot;)&amp;&quot;_&quot;&amp;[.H9]" office:value-type="string" office:string-value="S01E14_20141031_0200_Der Schlussfolgerer" calcext:value-type="string">
            <text:p>S01E14_20141031_0200_Der Schlussfolgerer</text:p>
          </table:table-cell>
          <table:table-cell table:formula="of:=&quot;&quot;&amp;YEAR([.B9])&amp;TEXT( MONTH([.B9]);&quot;00&quot;)&amp; TEXT(DAY([.B9]);&quot;00&quot;) &amp; &quot;_&quot; &amp; TEXT(HOUR([.I9]);&quot;00&quot;)&amp;TEXT(MINUTE([.I9]);&quot;00&quot;)" office:value-type="string" office:string-value="20141031_0200" calcext:value-type="string">
            <text:p>20141031_0200</text:p>
          </table:table-cell>
          <table:table-cell table:style-name="ce10" table:formula="of:=VLOOKUP([.K9];[dateinamen.$A$1:.$B$94];2;0)" office:value-type="string" office:string-value="#N/A" calcext:value-type="error">
            <text:p>#N/A</text:p>
          </table:table-cell>
          <table:table-cell table:formula="of:=IF(LEFT([.J9];6)&lt;&gt;LEFT([.L9];6);LEFT([.J9];6) &amp; MID([.L9];7;LEN([.L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02" calcext:value-type="date">
            <text:p>02.11.14</text:p>
          </table:table-cell>
          <table:table-cell table:style-name="ce5" office:value-type="string" calcext:value-type="string">
            <text:p>02:45–03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10];5))" office:value-type="time" office:time-value="PT02H45M00S" calcext:value-type="time">
            <text:p>02:45</text:p>
          </table:table-cell>
          <table:table-cell table:formula="of:=&quot;S01&quot;&amp;&quot;E&quot;&amp;TEXT(INT([.G10]);&quot;00&quot;)&amp;&quot;_&quot;&amp;YEAR([.B10])&amp;TEXT(MONTH([.B10]);&quot;00&quot;)&amp;TEXT(DAY([.B10]);&quot;00&quot;) &amp; &quot;_&quot; &amp; TEXT(HOUR([.I10]);&quot;00&quot;) &amp; TEXT(MINUTE([.I10]);&quot;00&quot;)&amp;&quot;_&quot;&amp;[.H10]" office:value-type="string" office:string-value="S01E13_20141102_0245_Für das Allgemeinwohl" calcext:value-type="string">
            <text:p>S01E13_20141102_0245_Für das Allgemeinwohl</text:p>
          </table:table-cell>
          <table:table-cell table:formula="of:=&quot;&quot;&amp;YEAR([.B10])&amp;TEXT( MONTH([.B10]);&quot;00&quot;)&amp; TEXT(DAY([.B10]);&quot;00&quot;) &amp; &quot;_&quot; &amp; TEXT(HOUR([.I10]);&quot;00&quot;)&amp;TEXT(MINUTE([.I10]);&quot;00&quot;)" office:value-type="string" office:string-value="20141102_0245" calcext:value-type="string">
            <text:p>20141102_0245</text:p>
          </table:table-cell>
          <table:table-cell table:style-name="ce10" table:formula="of:=VLOOKUP([.K10];[dateinamen.$A$1:.$B$94];2;0)" office:value-type="string" office:string-value="#N/A" calcext:value-type="error">
            <text:p>#N/A</text:p>
          </table:table-cell>
          <table:table-cell table:formula="of:=IF(LEFT([.J10];6)&lt;&gt;LEFT([.L10];6);LEFT([.J10];6) &amp; MID([.L10];7;LEN([.L1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02" calcext:value-type="date">
            <text:p>02.11.14</text:p>
          </table:table-cell>
          <table:table-cell table:style-name="ce5" office:value-type="string" calcext:value-type="string">
            <text:p>03:30–04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11];5))" office:value-type="time" office:time-value="PT03H30M00S" calcext:value-type="time">
            <text:p>03:30</text:p>
          </table:table-cell>
          <table:table-cell table:formula="of:=&quot;S01&quot;&amp;&quot;E&quot;&amp;TEXT(INT([.G11]);&quot;00&quot;)&amp;&quot;_&quot;&amp;YEAR([.B11])&amp;TEXT(MONTH([.B11]);&quot;00&quot;)&amp;TEXT(DAY([.B11]);&quot;00&quot;) &amp; &quot;_&quot; &amp; TEXT(HOUR([.I11]);&quot;00&quot;) &amp; TEXT(MINUTE([.I11]);&quot;00&quot;)&amp;&quot;_&quot;&amp;[.H11]" office:value-type="string" office:string-value="S01E14_20141102_0330_Der Schlussfolgerer" calcext:value-type="string">
            <text:p>S01E14_20141102_0330_Der Schlussfolgerer</text:p>
          </table:table-cell>
          <table:table-cell table:formula="of:=&quot;&quot;&amp;YEAR([.B11])&amp;TEXT( MONTH([.B11]);&quot;00&quot;)&amp; TEXT(DAY([.B11]);&quot;00&quot;) &amp; &quot;_&quot; &amp; TEXT(HOUR([.I11]);&quot;00&quot;)&amp;TEXT(MINUTE([.I11]);&quot;00&quot;)" office:value-type="string" office:string-value="20141102_0330" calcext:value-type="string">
            <text:p>20141102_0330</text:p>
          </table:table-cell>
          <table:table-cell table:style-name="ce10" table:formula="of:=VLOOKUP([.K11];[dateinamen.$A$1:.$B$94];2;0)" office:value-type="string" office:string-value="#N/A" calcext:value-type="error">
            <text:p>#N/A</text:p>
          </table:table-cell>
          <table:table-cell table:formula="of:=IF(LEFT([.J11];6)&lt;&gt;LEFT([.L11];6);LEFT([.J11];6) &amp; MID([.L11];7;LEN([.L1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1-04" calcext:value-type="date">
            <text:p>04.11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12];5))" office:value-type="time" office:time-value="PT23H50M00S" calcext:value-type="time">
            <text:p>23:50</text:p>
          </table:table-cell>
          <table:table-cell table:formula="of:=&quot;S01&quot;&amp;&quot;E&quot;&amp;TEXT(INT([.G12]);&quot;00&quot;)&amp;&quot;_&quot;&amp;YEAR([.B12])&amp;TEXT(MONTH([.B12]);&quot;00&quot;)&amp;TEXT(DAY([.B12]);&quot;00&quot;) &amp; &quot;_&quot; &amp; TEXT(HOUR([.I12]);&quot;00&quot;) &amp; TEXT(MINUTE([.I12]);&quot;00&quot;)&amp;&quot;_&quot;&amp;[.H12]" office:value-type="string" office:string-value="S01E13_20141104_2350_Für das Allgemeinwohl" calcext:value-type="string">
            <text:p>S01E13_20141104_2350_Für das Allgemeinwohl</text:p>
          </table:table-cell>
          <table:table-cell table:formula="of:=&quot;&quot;&amp;YEAR([.B12])&amp;TEXT( MONTH([.B12]);&quot;00&quot;)&amp; TEXT(DAY([.B12]);&quot;00&quot;) &amp; &quot;_&quot; &amp; TEXT(HOUR([.I12]);&quot;00&quot;)&amp;TEXT(MINUTE([.I12]);&quot;00&quot;)" office:value-type="string" office:string-value="20141104_2350" calcext:value-type="string">
            <text:p>20141104_2350</text:p>
          </table:table-cell>
          <table:table-cell table:style-name="ce10" table:formula="of:=VLOOKUP([.K12];[dateinamen.$A$1:.$B$94];2;0)" office:value-type="string" office:string-value="#N/A" calcext:value-type="error">
            <text:p>#N/A</text:p>
          </table:table-cell>
          <table:table-cell table:formula="of:=IF(LEFT([.J12];6)&lt;&gt;LEFT([.L12];6);LEFT([.J12];6) &amp; MID([.L12];7;LEN([.L1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05" calcext:value-type="date">
            <text:p>05.11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13];5))" office:value-type="time" office:time-value="PT00H35M00S" calcext:value-type="time">
            <text:p>00:35</text:p>
          </table:table-cell>
          <table:table-cell table:formula="of:=&quot;S01&quot;&amp;&quot;E&quot;&amp;TEXT(INT([.G13]);&quot;00&quot;)&amp;&quot;_&quot;&amp;YEAR([.B13])&amp;TEXT(MONTH([.B13]);&quot;00&quot;)&amp;TEXT(DAY([.B13]);&quot;00&quot;) &amp; &quot;_&quot; &amp; TEXT(HOUR([.I13]);&quot;00&quot;) &amp; TEXT(MINUTE([.I13]);&quot;00&quot;)&amp;&quot;_&quot;&amp;[.H13]" office:value-type="string" office:string-value="S01E14_20141105_0035_Der Schlussfolgerer" calcext:value-type="string">
            <text:p>S01E14_20141105_0035_Der Schlussfolgerer</text:p>
          </table:table-cell>
          <table:table-cell table:formula="of:=&quot;&quot;&amp;YEAR([.B13])&amp;TEXT( MONTH([.B13]);&quot;00&quot;)&amp; TEXT(DAY([.B13]);&quot;00&quot;) &amp; &quot;_&quot; &amp; TEXT(HOUR([.I13]);&quot;00&quot;)&amp;TEXT(MINUTE([.I13]);&quot;00&quot;)" office:value-type="string" office:string-value="20141105_0035" calcext:value-type="string">
            <text:p>20141105_0035</text:p>
          </table:table-cell>
          <table:table-cell table:style-name="ce10" table:formula="of:=VLOOKUP([.K13];[dateinamen.$A$1:.$B$94];2;0)" office:value-type="string" office:string-value="#N/A" calcext:value-type="error">
            <text:p>#N/A</text:p>
          </table:table-cell>
          <table:table-cell table:formula="of:=IF(LEFT([.J13];6)&lt;&gt;LEFT([.L13];6);LEFT([.J13];6) &amp; MID([.L13];7;LEN([.L1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05" calcext:value-type="date">
            <text:p>05.11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4];5))" office:value-type="time" office:time-value="PT20H15M00S" calcext:value-type="time">
            <text:p>20:15</text:p>
          </table:table-cell>
          <table:table-cell table:formula="of:=&quot;S01&quot;&amp;&quot;E&quot;&amp;TEXT(INT([.G14]);&quot;00&quot;)&amp;&quot;_&quot;&amp;YEAR([.B14])&amp;TEXT(MONTH([.B14]);&quot;00&quot;)&amp;TEXT(DAY([.B14]);&quot;00&quot;) &amp; &quot;_&quot; &amp; TEXT(HOUR([.I14]);&quot;00&quot;) &amp; TEXT(MINUTE([.I14]);&quot;00&quot;)&amp;&quot;_&quot;&amp;[.H14]" office:value-type="string" office:string-value="S01E15_20141105_2015_Die Prüfung" calcext:value-type="string">
            <text:p>S01E15_20141105_2015_Die Prüfung</text:p>
          </table:table-cell>
          <table:table-cell table:formula="of:=&quot;&quot;&amp;YEAR([.B14])&amp;TEXT( MONTH([.B14]);&quot;00&quot;)&amp; TEXT(DAY([.B14]);&quot;00&quot;) &amp; &quot;_&quot; &amp; TEXT(HOUR([.I14]);&quot;00&quot;)&amp;TEXT(MINUTE([.I14]);&quot;00&quot;)" office:value-type="string" office:string-value="20141105_2015" calcext:value-type="string">
            <text:p>20141105_2015</text:p>
          </table:table-cell>
          <table:table-cell table:style-name="ce10" table:formula="of:=VLOOKUP([.K14];[dateinamen.$A$1:.$B$94];2;0)" office:value-type="string" office:string-value="#N/A" calcext:value-type="error">
            <text:p>#N/A</text:p>
          </table:table-cell>
          <table:table-cell table:formula="of:=IF(LEFT([.J14];6)&lt;&gt;LEFT([.L14];6);LEFT([.J14];6) &amp; MID([.L14];7;LEN([.L1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05" calcext:value-type="date">
            <text:p>05.11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15];5))" office:value-type="time" office:time-value="PT21H00M00S" calcext:value-type="time">
            <text:p>21:00</text:p>
          </table:table-cell>
          <table:table-cell table:formula="of:=&quot;S01&quot;&amp;&quot;E&quot;&amp;TEXT(INT([.G15]);&quot;00&quot;)&amp;&quot;_&quot;&amp;YEAR([.B15])&amp;TEXT(MONTH([.B15]);&quot;00&quot;)&amp;TEXT(DAY([.B15]);&quot;00&quot;) &amp; &quot;_&quot; &amp; TEXT(HOUR([.I15]);&quot;00&quot;) &amp; TEXT(MINUTE([.I15]);&quot;00&quot;)&amp;&quot;_&quot;&amp;[.H15]" office:value-type="string" office:string-value="S01E16_20141105_2100_Die Falle" calcext:value-type="string">
            <text:p>S01E16_20141105_2100_Die Falle</text:p>
          </table:table-cell>
          <table:table-cell table:formula="of:=&quot;&quot;&amp;YEAR([.B15])&amp;TEXT( MONTH([.B15]);&quot;00&quot;)&amp; TEXT(DAY([.B15]);&quot;00&quot;) &amp; &quot;_&quot; &amp; TEXT(HOUR([.I15]);&quot;00&quot;)&amp;TEXT(MINUTE([.I15]);&quot;00&quot;)" office:value-type="string" office:string-value="20141105_2100" calcext:value-type="string">
            <text:p>20141105_2100</text:p>
          </table:table-cell>
          <table:table-cell table:style-name="ce10" table:formula="of:=VLOOKUP([.K15];[dateinamen.$A$1:.$B$94];2;0)" office:value-type="string" office:string-value="#N/A" calcext:value-type="error">
            <text:p>#N/A</text:p>
          </table:table-cell>
          <table:table-cell table:formula="of:=IF(LEFT([.J15];6)&lt;&gt;LEFT([.L15];6);LEFT([.J15];6) &amp; MID([.L15];7;LEN([.L1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07" calcext:value-type="date">
            <text:p>07.11.14</text:p>
          </table:table-cell>
          <table:table-cell table:style-name="ce5" office:value-type="string" calcext:value-type="string">
            <text:p>00:55–01:4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6];5))" office:value-type="time" office:time-value="PT00H55M00S" calcext:value-type="time">
            <text:p>00:55</text:p>
          </table:table-cell>
          <table:table-cell table:formula="of:=&quot;S01&quot;&amp;&quot;E&quot;&amp;TEXT(INT([.G16]);&quot;00&quot;)&amp;&quot;_&quot;&amp;YEAR([.B16])&amp;TEXT(MONTH([.B16]);&quot;00&quot;)&amp;TEXT(DAY([.B16]);&quot;00&quot;) &amp; &quot;_&quot; &amp; TEXT(HOUR([.I16]);&quot;00&quot;) &amp; TEXT(MINUTE([.I16]);&quot;00&quot;)&amp;&quot;_&quot;&amp;[.H16]" office:value-type="string" office:string-value="S01E15_20141107_0055_Die Prüfung" calcext:value-type="string">
            <text:p>S01E15_20141107_0055_Die Prüfung</text:p>
          </table:table-cell>
          <table:table-cell table:formula="of:=&quot;&quot;&amp;YEAR([.B16])&amp;TEXT( MONTH([.B16]);&quot;00&quot;)&amp; TEXT(DAY([.B16]);&quot;00&quot;) &amp; &quot;_&quot; &amp; TEXT(HOUR([.I16]);&quot;00&quot;)&amp;TEXT(MINUTE([.I16]);&quot;00&quot;)" office:value-type="string" office:string-value="20141107_0055" calcext:value-type="string">
            <text:p>20141107_0055</text:p>
          </table:table-cell>
          <table:table-cell table:style-name="ce10" table:formula="of:=VLOOKUP([.K16];[dateinamen.$A$1:.$B$94];2;0)" office:value-type="string" office:string-value="#N/A" calcext:value-type="error">
            <text:p>#N/A</text:p>
          </table:table-cell>
          <table:table-cell table:formula="of:=IF(LEFT([.J16];6)&lt;&gt;LEFT([.L16];6);LEFT([.J16];6) &amp; MID([.L16];7;LEN([.L1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07" calcext:value-type="date">
            <text:p>07.11.14</text:p>
          </table:table-cell>
          <table:table-cell table:style-name="ce5" office:value-type="string" calcext:value-type="string">
            <text:p>01:40–02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17];5))" office:value-type="time" office:time-value="PT01H40M00S" calcext:value-type="time">
            <text:p>01:40</text:p>
          </table:table-cell>
          <table:table-cell table:formula="of:=&quot;S01&quot;&amp;&quot;E&quot;&amp;TEXT(INT([.G17]);&quot;00&quot;)&amp;&quot;_&quot;&amp;YEAR([.B17])&amp;TEXT(MONTH([.B17]);&quot;00&quot;)&amp;TEXT(DAY([.B17]);&quot;00&quot;) &amp; &quot;_&quot; &amp; TEXT(HOUR([.I17]);&quot;00&quot;) &amp; TEXT(MINUTE([.I17]);&quot;00&quot;)&amp;&quot;_&quot;&amp;[.H17]" office:value-type="string" office:string-value="S01E16_20141107_0140_Die Falle" calcext:value-type="string">
            <text:p>S01E16_20141107_0140_Die Falle</text:p>
          </table:table-cell>
          <table:table-cell table:formula="of:=&quot;&quot;&amp;YEAR([.B17])&amp;TEXT( MONTH([.B17]);&quot;00&quot;)&amp; TEXT(DAY([.B17]);&quot;00&quot;) &amp; &quot;_&quot; &amp; TEXT(HOUR([.I17]);&quot;00&quot;)&amp;TEXT(MINUTE([.I17]);&quot;00&quot;)" office:value-type="string" office:string-value="20141107_0140" calcext:value-type="string">
            <text:p>20141107_0140</text:p>
          </table:table-cell>
          <table:table-cell table:style-name="ce10" table:formula="of:=VLOOKUP([.K17];[dateinamen.$A$1:.$B$94];2;0)" office:value-type="string" office:string-value="#N/A" calcext:value-type="error">
            <text:p>#N/A</text:p>
          </table:table-cell>
          <table:table-cell table:formula="of:=IF(LEFT([.J17];6)&lt;&gt;LEFT([.L17];6);LEFT([.J17];6) &amp; MID([.L17];7;LEN([.L1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4-11-08" calcext:value-type="date">
            <text:p>08.11.14</text:p>
          </table:table-cell>
          <table:table-cell table:style-name="ce5" office:value-type="string" calcext:value-type="string">
            <text:p>23:55–00:4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8];5))" office:value-type="time" office:time-value="PT23H55M00S" calcext:value-type="time">
            <text:p>23:55</text:p>
          </table:table-cell>
          <table:table-cell table:formula="of:=&quot;S01&quot;&amp;&quot;E&quot;&amp;TEXT(INT([.G18]);&quot;00&quot;)&amp;&quot;_&quot;&amp;YEAR([.B18])&amp;TEXT(MONTH([.B18]);&quot;00&quot;)&amp;TEXT(DAY([.B18]);&quot;00&quot;) &amp; &quot;_&quot; &amp; TEXT(HOUR([.I18]);&quot;00&quot;) &amp; TEXT(MINUTE([.I18]);&quot;00&quot;)&amp;&quot;_&quot;&amp;[.H18]" office:value-type="string" office:string-value="S01E15_20141108_2355_Die Prüfung" calcext:value-type="string">
            <text:p>S01E15_20141108_2355_Die Prüfung</text:p>
          </table:table-cell>
          <table:table-cell table:formula="of:=&quot;&quot;&amp;YEAR([.B18])&amp;TEXT( MONTH([.B18]);&quot;00&quot;)&amp; TEXT(DAY([.B18]);&quot;00&quot;) &amp; &quot;_&quot; &amp; TEXT(HOUR([.I18]);&quot;00&quot;)&amp;TEXT(MINUTE([.I18]);&quot;00&quot;)" office:value-type="string" office:string-value="20141108_2355" calcext:value-type="string">
            <text:p>20141108_2355</text:p>
          </table:table-cell>
          <table:table-cell table:style-name="ce10" table:formula="of:=VLOOKUP([.K18];[dateinamen.$A$1:.$B$94];2;0)" office:value-type="string" office:string-value="#N/A" calcext:value-type="error">
            <text:p>#N/A</text:p>
          </table:table-cell>
          <table:table-cell table:formula="of:=IF(LEFT([.J18];6)&lt;&gt;LEFT([.L18];6);LEFT([.J18];6) &amp; MID([.L18];7;LEN([.L1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09" calcext:value-type="date">
            <text:p>09.11.14</text:p>
          </table:table-cell>
          <table:table-cell table:style-name="ce5" office:value-type="string" calcext:value-type="string">
            <text:p>00:40–01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19];5))" office:value-type="time" office:time-value="PT00H40M00S" calcext:value-type="time">
            <text:p>00:40</text:p>
          </table:table-cell>
          <table:table-cell table:formula="of:=&quot;S01&quot;&amp;&quot;E&quot;&amp;TEXT(INT([.G19]);&quot;00&quot;)&amp;&quot;_&quot;&amp;YEAR([.B19])&amp;TEXT(MONTH([.B19]);&quot;00&quot;)&amp;TEXT(DAY([.B19]);&quot;00&quot;) &amp; &quot;_&quot; &amp; TEXT(HOUR([.I19]);&quot;00&quot;) &amp; TEXT(MINUTE([.I19]);&quot;00&quot;)&amp;&quot;_&quot;&amp;[.H19]" office:value-type="string" office:string-value="S01E16_20141109_0040_Die Falle" calcext:value-type="string">
            <text:p>S01E16_20141109_0040_Die Falle</text:p>
          </table:table-cell>
          <table:table-cell table:formula="of:=&quot;&quot;&amp;YEAR([.B19])&amp;TEXT( MONTH([.B19]);&quot;00&quot;)&amp; TEXT(DAY([.B19]);&quot;00&quot;) &amp; &quot;_&quot; &amp; TEXT(HOUR([.I19]);&quot;00&quot;)&amp;TEXT(MINUTE([.I19]);&quot;00&quot;)" office:value-type="string" office:string-value="20141109_0040" calcext:value-type="string">
            <text:p>20141109_0040</text:p>
          </table:table-cell>
          <table:table-cell table:style-name="ce10" table:formula="of:=VLOOKUP([.K19];[dateinamen.$A$1:.$B$94];2;0)" office:value-type="string" office:string-value="#N/A" calcext:value-type="error">
            <text:p>#N/A</text:p>
          </table:table-cell>
          <table:table-cell table:formula="of:=IF(LEFT([.J19];6)&lt;&gt;LEFT([.L19];6);LEFT([.J19];6) &amp; MID([.L19];7;LEN([.L1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1-11" calcext:value-type="date">
            <text:p>11.11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20];5))" office:value-type="time" office:time-value="PT23H50M00S" calcext:value-type="time">
            <text:p>23:50</text:p>
          </table:table-cell>
          <table:table-cell table:formula="of:=&quot;S01&quot;&amp;&quot;E&quot;&amp;TEXT(INT([.G20]);&quot;00&quot;)&amp;&quot;_&quot;&amp;YEAR([.B20])&amp;TEXT(MONTH([.B20]);&quot;00&quot;)&amp;TEXT(DAY([.B20]);&quot;00&quot;) &amp; &quot;_&quot; &amp; TEXT(HOUR([.I20]);&quot;00&quot;) &amp; TEXT(MINUTE([.I20]);&quot;00&quot;)&amp;&quot;_&quot;&amp;[.H20]" office:value-type="string" office:string-value="S01E15_20141111_2350_Die Prüfung" calcext:value-type="string">
            <text:p>S01E15_20141111_2350_Die Prüfung</text:p>
          </table:table-cell>
          <table:table-cell table:formula="of:=&quot;&quot;&amp;YEAR([.B20])&amp;TEXT( MONTH([.B20]);&quot;00&quot;)&amp; TEXT(DAY([.B20]);&quot;00&quot;) &amp; &quot;_&quot; &amp; TEXT(HOUR([.I20]);&quot;00&quot;)&amp;TEXT(MINUTE([.I20]);&quot;00&quot;)" office:value-type="string" office:string-value="20141111_2350" calcext:value-type="string">
            <text:p>20141111_2350</text:p>
          </table:table-cell>
          <table:table-cell table:style-name="ce10" table:formula="of:=VLOOKUP([.K20];[dateinamen.$A$1:.$B$94];2;0)" office:value-type="string" office:string-value="#N/A" calcext:value-type="error">
            <text:p>#N/A</text:p>
          </table:table-cell>
          <table:table-cell table:formula="of:=IF(LEFT([.J20];6)&lt;&gt;LEFT([.L20];6);LEFT([.J20];6) &amp; MID([.L20];7;LEN([.L2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12" calcext:value-type="date">
            <text:p>12.11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21];5))" office:value-type="time" office:time-value="PT00H35M00S" calcext:value-type="time">
            <text:p>00:35</text:p>
          </table:table-cell>
          <table:table-cell table:formula="of:=&quot;S01&quot;&amp;&quot;E&quot;&amp;TEXT(INT([.G21]);&quot;00&quot;)&amp;&quot;_&quot;&amp;YEAR([.B21])&amp;TEXT(MONTH([.B21]);&quot;00&quot;)&amp;TEXT(DAY([.B21]);&quot;00&quot;) &amp; &quot;_&quot; &amp; TEXT(HOUR([.I21]);&quot;00&quot;) &amp; TEXT(MINUTE([.I21]);&quot;00&quot;)&amp;&quot;_&quot;&amp;[.H21]" office:value-type="string" office:string-value="S01E16_20141112_0035_Die Falle" calcext:value-type="string">
            <text:p>S01E16_20141112_0035_Die Falle</text:p>
          </table:table-cell>
          <table:table-cell table:formula="of:=&quot;&quot;&amp;YEAR([.B21])&amp;TEXT( MONTH([.B21]);&quot;00&quot;)&amp; TEXT(DAY([.B21]);&quot;00&quot;) &amp; &quot;_&quot; &amp; TEXT(HOUR([.I21]);&quot;00&quot;)&amp;TEXT(MINUTE([.I21]);&quot;00&quot;)" office:value-type="string" office:string-value="20141112_0035" calcext:value-type="string">
            <text:p>20141112_0035</text:p>
          </table:table-cell>
          <table:table-cell table:style-name="ce10" table:formula="of:=VLOOKUP([.K21];[dateinamen.$A$1:.$B$94];2;0)" office:value-type="string" office:string-value="#N/A" calcext:value-type="error">
            <text:p>#N/A</text:p>
          </table:table-cell>
          <table:table-cell table:formula="of:=IF(LEFT([.J21];6)&lt;&gt;LEFT([.L21];6);LEFT([.J21];6) &amp; MID([.L21];7;LEN([.L2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12" calcext:value-type="date">
            <text:p>12.11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string" calcext:value-type="string">
            <text:p>Möglichkeit Zwei</text:p>
          </table:table-cell>
          <table:table-cell table:style-name="ce9" table:formula="of:=TIMEVALUE(LEFT([.C22];5))" office:value-type="time" office:time-value="PT20H15M00S" calcext:value-type="time">
            <text:p>20:15</text:p>
          </table:table-cell>
          <table:table-cell table:formula="of:=&quot;S01&quot;&amp;&quot;E&quot;&amp;TEXT(INT([.G22]);&quot;00&quot;)&amp;&quot;_&quot;&amp;YEAR([.B22])&amp;TEXT(MONTH([.B22]);&quot;00&quot;)&amp;TEXT(DAY([.B22]);&quot;00&quot;) &amp; &quot;_&quot; &amp; TEXT(HOUR([.I22]);&quot;00&quot;) &amp; TEXT(MINUTE([.I22]);&quot;00&quot;)&amp;&quot;_&quot;&amp;[.H22]" office:value-type="string" office:string-value="S01E17_20141112_2015_Möglichkeit Zwei" calcext:value-type="string">
            <text:p>S01E17_20141112_2015_Möglichkeit Zwei</text:p>
          </table:table-cell>
          <table:table-cell table:formula="of:=&quot;&quot;&amp;YEAR([.B22])&amp;TEXT( MONTH([.B22]);&quot;00&quot;)&amp; TEXT(DAY([.B22]);&quot;00&quot;) &amp; &quot;_&quot; &amp; TEXT(HOUR([.I22]);&quot;00&quot;)&amp;TEXT(MINUTE([.I22]);&quot;00&quot;)" office:value-type="string" office:string-value="20141112_2015" calcext:value-type="string">
            <text:p>20141112_2015</text:p>
          </table:table-cell>
          <table:table-cell table:style-name="ce10" table:formula="of:=VLOOKUP([.K22];[dateinamen.$A$1:.$B$94];2;0)" office:value-type="string" office:string-value="#N/A" calcext:value-type="error">
            <text:p>#N/A</text:p>
          </table:table-cell>
          <table:table-cell table:formula="of:=IF(LEFT([.J22];6)&lt;&gt;LEFT([.L22];6);LEFT([.J22];6) &amp; MID([.L22];7;LEN([.L2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12" calcext:value-type="date">
            <text:p>12.11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8" calcext:value-type="float">
            <text:p>18</text:p>
          </table:table-cell>
          <table:table-cell table:style-name="ce1" office:value-type="string" calcext:value-type="string">
            <text:p>Die Frau mit den Blumen</text:p>
          </table:table-cell>
          <table:table-cell table:style-name="ce9" table:formula="of:=TIMEVALUE(LEFT([.C23];5))" office:value-type="time" office:time-value="PT21H00M00S" calcext:value-type="time">
            <text:p>21:00</text:p>
          </table:table-cell>
          <table:table-cell table:formula="of:=&quot;S01&quot;&amp;&quot;E&quot;&amp;TEXT(INT([.G23]);&quot;00&quot;)&amp;&quot;_&quot;&amp;YEAR([.B23])&amp;TEXT(MONTH([.B23]);&quot;00&quot;)&amp;TEXT(DAY([.B23]);&quot;00&quot;) &amp; &quot;_&quot; &amp; TEXT(HOUR([.I23]);&quot;00&quot;) &amp; TEXT(MINUTE([.I23]);&quot;00&quot;)&amp;&quot;_&quot;&amp;[.H23]" office:value-type="string" office:string-value="S01E18_20141112_2100_Die Frau mit den Blumen" calcext:value-type="string">
            <text:p>S01E18_20141112_2100_Die Frau mit den Blumen</text:p>
          </table:table-cell>
          <table:table-cell table:formula="of:=&quot;&quot;&amp;YEAR([.B23])&amp;TEXT( MONTH([.B23]);&quot;00&quot;)&amp; TEXT(DAY([.B23]);&quot;00&quot;) &amp; &quot;_&quot; &amp; TEXT(HOUR([.I23]);&quot;00&quot;)&amp;TEXT(MINUTE([.I23]);&quot;00&quot;)" office:value-type="string" office:string-value="20141112_2100" calcext:value-type="string">
            <text:p>20141112_2100</text:p>
          </table:table-cell>
          <table:table-cell table:style-name="ce10" table:formula="of:=VLOOKUP([.K23];[dateinamen.$A$1:.$B$94];2;0)" office:value-type="string" office:string-value="#N/A" calcext:value-type="error">
            <text:p>#N/A</text:p>
          </table:table-cell>
          <table:table-cell table:formula="of:=IF(LEFT([.J23];6)&lt;&gt;LEFT([.L23];6);LEFT([.J23];6) &amp; MID([.L23];7;LEN([.L2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14" calcext:value-type="date">
            <text:p>14.11.14</text:p>
          </table:table-cell>
          <table:table-cell table:style-name="ce5" office:value-type="string" calcext:value-type="string">
            <text:p>00:50–01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string" calcext:value-type="string">
            <text:p>Möglichkeit Zwei</text:p>
          </table:table-cell>
          <table:table-cell table:style-name="ce9" table:formula="of:=TIMEVALUE(LEFT([.C24];5))" office:value-type="time" office:time-value="PT00H50M00S" calcext:value-type="time">
            <text:p>00:50</text:p>
          </table:table-cell>
          <table:table-cell table:formula="of:=&quot;S01&quot;&amp;&quot;E&quot;&amp;TEXT(INT([.G24]);&quot;00&quot;)&amp;&quot;_&quot;&amp;YEAR([.B24])&amp;TEXT(MONTH([.B24]);&quot;00&quot;)&amp;TEXT(DAY([.B24]);&quot;00&quot;) &amp; &quot;_&quot; &amp; TEXT(HOUR([.I24]);&quot;00&quot;) &amp; TEXT(MINUTE([.I24]);&quot;00&quot;)&amp;&quot;_&quot;&amp;[.H24]" office:value-type="string" office:string-value="S01E17_20141114_0050_Möglichkeit Zwei" calcext:value-type="string">
            <text:p>S01E17_20141114_0050_Möglichkeit Zwei</text:p>
          </table:table-cell>
          <table:table-cell table:formula="of:=&quot;&quot;&amp;YEAR([.B24])&amp;TEXT( MONTH([.B24]);&quot;00&quot;)&amp; TEXT(DAY([.B24]);&quot;00&quot;) &amp; &quot;_&quot; &amp; TEXT(HOUR([.I24]);&quot;00&quot;)&amp;TEXT(MINUTE([.I24]);&quot;00&quot;)" office:value-type="string" office:string-value="20141114_0050" calcext:value-type="string">
            <text:p>20141114_0050</text:p>
          </table:table-cell>
          <table:table-cell table:style-name="ce10" table:formula="of:=VLOOKUP([.K24];[dateinamen.$A$1:.$B$94];2;0)" office:value-type="string" office:string-value="#N/A" calcext:value-type="error">
            <text:p>#N/A</text:p>
          </table:table-cell>
          <table:table-cell table:formula="of:=IF(LEFT([.J24];6)&lt;&gt;LEFT([.L24];6);LEFT([.J24];6) &amp; MID([.L24];7;LEN([.L2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14" calcext:value-type="date">
            <text:p>14.11.14</text:p>
          </table:table-cell>
          <table:table-cell table:style-name="ce5" office:value-type="string" calcext:value-type="string">
            <text:p>01:35–02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8" calcext:value-type="float">
            <text:p>18</text:p>
          </table:table-cell>
          <table:table-cell table:style-name="ce1" office:value-type="string" calcext:value-type="string">
            <text:p>Die Frau mit den Blumen</text:p>
          </table:table-cell>
          <table:table-cell table:style-name="ce9" table:formula="of:=TIMEVALUE(LEFT([.C25];5))" office:value-type="time" office:time-value="PT01H35M00S" calcext:value-type="time">
            <text:p>01:35</text:p>
          </table:table-cell>
          <table:table-cell table:formula="of:=&quot;S01&quot;&amp;&quot;E&quot;&amp;TEXT(INT([.G25]);&quot;00&quot;)&amp;&quot;_&quot;&amp;YEAR([.B25])&amp;TEXT(MONTH([.B25]);&quot;00&quot;)&amp;TEXT(DAY([.B25]);&quot;00&quot;) &amp; &quot;_&quot; &amp; TEXT(HOUR([.I25]);&quot;00&quot;) &amp; TEXT(MINUTE([.I25]);&quot;00&quot;)&amp;&quot;_&quot;&amp;[.H25]" office:value-type="string" office:string-value="S01E18_20141114_0135_Die Frau mit den Blumen" calcext:value-type="string">
            <text:p>S01E18_20141114_0135_Die Frau mit den Blumen</text:p>
          </table:table-cell>
          <table:table-cell table:formula="of:=&quot;&quot;&amp;YEAR([.B25])&amp;TEXT( MONTH([.B25]);&quot;00&quot;)&amp; TEXT(DAY([.B25]);&quot;00&quot;) &amp; &quot;_&quot; &amp; TEXT(HOUR([.I25]);&quot;00&quot;)&amp;TEXT(MINUTE([.I25]);&quot;00&quot;)" office:value-type="string" office:string-value="20141114_0135" calcext:value-type="string">
            <text:p>20141114_0135</text:p>
          </table:table-cell>
          <table:table-cell table:style-name="ce10" table:formula="of:=VLOOKUP([.K25];[dateinamen.$A$1:.$B$94];2;0)" office:value-type="string" office:string-value="#N/A" calcext:value-type="error">
            <text:p>#N/A</text:p>
          </table:table-cell>
          <table:table-cell table:formula="of:=IF(LEFT([.J25];6)&lt;&gt;LEFT([.L25];6);LEFT([.J25];6) &amp; MID([.L25];7;LEN([.L2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4-11-15" calcext:value-type="date">
            <text:p>15.11.14</text:p>
          </table:table-cell>
          <table:table-cell table:style-name="ce5" office:value-type="string" calcext:value-type="string">
            <text:p>23:55–00:4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string" calcext:value-type="string">
            <text:p>Möglichkeit Zwei</text:p>
          </table:table-cell>
          <table:table-cell table:style-name="ce9" table:formula="of:=TIMEVALUE(LEFT([.C26];5))" office:value-type="time" office:time-value="PT23H55M00S" calcext:value-type="time">
            <text:p>23:55</text:p>
          </table:table-cell>
          <table:table-cell table:formula="of:=&quot;S01&quot;&amp;&quot;E&quot;&amp;TEXT(INT([.G26]);&quot;00&quot;)&amp;&quot;_&quot;&amp;YEAR([.B26])&amp;TEXT(MONTH([.B26]);&quot;00&quot;)&amp;TEXT(DAY([.B26]);&quot;00&quot;) &amp; &quot;_&quot; &amp; TEXT(HOUR([.I26]);&quot;00&quot;) &amp; TEXT(MINUTE([.I26]);&quot;00&quot;)&amp;&quot;_&quot;&amp;[.H26]" office:value-type="string" office:string-value="S01E17_20141115_2355_Möglichkeit Zwei" calcext:value-type="string">
            <text:p>S01E17_20141115_2355_Möglichkeit Zwei</text:p>
          </table:table-cell>
          <table:table-cell table:formula="of:=&quot;&quot;&amp;YEAR([.B26])&amp;TEXT( MONTH([.B26]);&quot;00&quot;)&amp; TEXT(DAY([.B26]);&quot;00&quot;) &amp; &quot;_&quot; &amp; TEXT(HOUR([.I26]);&quot;00&quot;)&amp;TEXT(MINUTE([.I26]);&quot;00&quot;)" office:value-type="string" office:string-value="20141115_2355" calcext:value-type="string">
            <text:p>20141115_2355</text:p>
          </table:table-cell>
          <table:table-cell table:style-name="ce10" table:formula="of:=VLOOKUP([.K26];[dateinamen.$A$1:.$B$94];2;0)" office:value-type="string" office:string-value="#N/A" calcext:value-type="error">
            <text:p>#N/A</text:p>
          </table:table-cell>
          <table:table-cell table:formula="of:=IF(LEFT([.J26];6)&lt;&gt;LEFT([.L26];6);LEFT([.J26];6) &amp; MID([.L26];7;LEN([.L2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16" calcext:value-type="date">
            <text:p>16.11.14</text:p>
          </table:table-cell>
          <table:table-cell table:style-name="ce5" office:value-type="string" calcext:value-type="string">
            <text:p>00:40–01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8" calcext:value-type="float">
            <text:p>18</text:p>
          </table:table-cell>
          <table:table-cell table:style-name="ce1" office:value-type="string" calcext:value-type="string">
            <text:p>Die Frau mit den Blumen</text:p>
          </table:table-cell>
          <table:table-cell table:style-name="ce9" table:formula="of:=TIMEVALUE(LEFT([.C27];5))" office:value-type="time" office:time-value="PT00H40M00S" calcext:value-type="time">
            <text:p>00:40</text:p>
          </table:table-cell>
          <table:table-cell table:formula="of:=&quot;S01&quot;&amp;&quot;E&quot;&amp;TEXT(INT([.G27]);&quot;00&quot;)&amp;&quot;_&quot;&amp;YEAR([.B27])&amp;TEXT(MONTH([.B27]);&quot;00&quot;)&amp;TEXT(DAY([.B27]);&quot;00&quot;) &amp; &quot;_&quot; &amp; TEXT(HOUR([.I27]);&quot;00&quot;) &amp; TEXT(MINUTE([.I27]);&quot;00&quot;)&amp;&quot;_&quot;&amp;[.H27]" office:value-type="string" office:string-value="S01E18_20141116_0040_Die Frau mit den Blumen" calcext:value-type="string">
            <text:p>S01E18_20141116_0040_Die Frau mit den Blumen</text:p>
          </table:table-cell>
          <table:table-cell table:formula="of:=&quot;&quot;&amp;YEAR([.B27])&amp;TEXT( MONTH([.B27]);&quot;00&quot;)&amp; TEXT(DAY([.B27]);&quot;00&quot;) &amp; &quot;_&quot; &amp; TEXT(HOUR([.I27]);&quot;00&quot;)&amp;TEXT(MINUTE([.I27]);&quot;00&quot;)" office:value-type="string" office:string-value="20141116_0040" calcext:value-type="string">
            <text:p>20141116_0040</text:p>
          </table:table-cell>
          <table:table-cell table:style-name="ce10" table:formula="of:=VLOOKUP([.K27];[dateinamen.$A$1:.$B$94];2;0)" office:value-type="string" office:string-value="#N/A" calcext:value-type="error">
            <text:p>#N/A</text:p>
          </table:table-cell>
          <table:table-cell table:formula="of:=IF(LEFT([.J27];6)&lt;&gt;LEFT([.L27];6);LEFT([.J27];6) &amp; MID([.L27];7;LEN([.L2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1-18" calcext:value-type="date">
            <text:p>18.11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string" calcext:value-type="string">
            <text:p>Möglichkeit Zwei</text:p>
          </table:table-cell>
          <table:table-cell table:style-name="ce9" table:formula="of:=TIMEVALUE(LEFT([.C28];5))" office:value-type="time" office:time-value="PT23H50M00S" calcext:value-type="time">
            <text:p>23:50</text:p>
          </table:table-cell>
          <table:table-cell table:formula="of:=&quot;S01&quot;&amp;&quot;E&quot;&amp;TEXT(INT([.G28]);&quot;00&quot;)&amp;&quot;_&quot;&amp;YEAR([.B28])&amp;TEXT(MONTH([.B28]);&quot;00&quot;)&amp;TEXT(DAY([.B28]);&quot;00&quot;) &amp; &quot;_&quot; &amp; TEXT(HOUR([.I28]);&quot;00&quot;) &amp; TEXT(MINUTE([.I28]);&quot;00&quot;)&amp;&quot;_&quot;&amp;[.H28]" office:value-type="string" office:string-value="S01E17_20141118_2350_Möglichkeit Zwei" calcext:value-type="string">
            <text:p>S01E17_20141118_2350_Möglichkeit Zwei</text:p>
          </table:table-cell>
          <table:table-cell table:formula="of:=&quot;&quot;&amp;YEAR([.B28])&amp;TEXT( MONTH([.B28]);&quot;00&quot;)&amp; TEXT(DAY([.B28]);&quot;00&quot;) &amp; &quot;_&quot; &amp; TEXT(HOUR([.I28]);&quot;00&quot;)&amp;TEXT(MINUTE([.I28]);&quot;00&quot;)" office:value-type="string" office:string-value="20141118_2350" calcext:value-type="string">
            <text:p>20141118_2350</text:p>
          </table:table-cell>
          <table:table-cell table:style-name="ce10" table:formula="of:=VLOOKUP([.K28];[dateinamen.$A$1:.$B$94];2;0)" office:value-type="string" office:string-value="#N/A" calcext:value-type="error">
            <text:p>#N/A</text:p>
          </table:table-cell>
          <table:table-cell table:formula="of:=IF(LEFT([.J28];6)&lt;&gt;LEFT([.L28];6);LEFT([.J28];6) &amp; MID([.L28];7;LEN([.L2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19" calcext:value-type="date">
            <text:p>19.11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8" calcext:value-type="float">
            <text:p>18</text:p>
          </table:table-cell>
          <table:table-cell table:style-name="ce1" office:value-type="string" calcext:value-type="string">
            <text:p>Die Frau mit den Blumen</text:p>
          </table:table-cell>
          <table:table-cell table:style-name="ce9" table:formula="of:=TIMEVALUE(LEFT([.C29];5))" office:value-type="time" office:time-value="PT00H35M00S" calcext:value-type="time">
            <text:p>00:35</text:p>
          </table:table-cell>
          <table:table-cell table:formula="of:=&quot;S01&quot;&amp;&quot;E&quot;&amp;TEXT(INT([.G29]);&quot;00&quot;)&amp;&quot;_&quot;&amp;YEAR([.B29])&amp;TEXT(MONTH([.B29]);&quot;00&quot;)&amp;TEXT(DAY([.B29]);&quot;00&quot;) &amp; &quot;_&quot; &amp; TEXT(HOUR([.I29]);&quot;00&quot;) &amp; TEXT(MINUTE([.I29]);&quot;00&quot;)&amp;&quot;_&quot;&amp;[.H29]" office:value-type="string" office:string-value="S01E18_20141119_0035_Die Frau mit den Blumen" calcext:value-type="string">
            <text:p>S01E18_20141119_0035_Die Frau mit den Blumen</text:p>
          </table:table-cell>
          <table:table-cell table:formula="of:=&quot;&quot;&amp;YEAR([.B29])&amp;TEXT( MONTH([.B29]);&quot;00&quot;)&amp; TEXT(DAY([.B29]);&quot;00&quot;) &amp; &quot;_&quot; &amp; TEXT(HOUR([.I29]);&quot;00&quot;)&amp;TEXT(MINUTE([.I29]);&quot;00&quot;)" office:value-type="string" office:string-value="20141119_0035" calcext:value-type="string">
            <text:p>20141119_0035</text:p>
          </table:table-cell>
          <table:table-cell table:style-name="ce10" table:formula="of:=VLOOKUP([.K29];[dateinamen.$A$1:.$B$94];2;0)" office:value-type="string" office:string-value="#N/A" calcext:value-type="error">
            <text:p>#N/A</text:p>
          </table:table-cell>
          <table:table-cell table:formula="of:=IF(LEFT([.J29];6)&lt;&gt;LEFT([.L29];6);LEFT([.J29];6) &amp; MID([.L29];7;LEN([.L2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19" calcext:value-type="date">
            <text:p>19.11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9" calcext:value-type="float">
            <text:p>19</text:p>
          </table:table-cell>
          <table:table-cell table:style-name="ce1" office:value-type="string" calcext:value-type="string">
            <text:p>Stadt im Dunkeln</text:p>
          </table:table-cell>
          <table:table-cell table:style-name="ce9" table:formula="of:=TIMEVALUE(LEFT([.C30];5))" office:value-type="time" office:time-value="PT20H15M00S" calcext:value-type="time">
            <text:p>20:15</text:p>
          </table:table-cell>
          <table:table-cell table:formula="of:=&quot;S01&quot;&amp;&quot;E&quot;&amp;TEXT(INT([.G30]);&quot;00&quot;)&amp;&quot;_&quot;&amp;YEAR([.B30])&amp;TEXT(MONTH([.B30]);&quot;00&quot;)&amp;TEXT(DAY([.B30]);&quot;00&quot;) &amp; &quot;_&quot; &amp; TEXT(HOUR([.I30]);&quot;00&quot;) &amp; TEXT(MINUTE([.I30]);&quot;00&quot;)&amp;&quot;_&quot;&amp;[.H30]" office:value-type="string" office:string-value="S01E19_20141119_2015_Stadt im Dunkeln" calcext:value-type="string">
            <text:p>S01E19_20141119_2015_Stadt im Dunkeln</text:p>
          </table:table-cell>
          <table:table-cell table:formula="of:=&quot;&quot;&amp;YEAR([.B30])&amp;TEXT( MONTH([.B30]);&quot;00&quot;)&amp; TEXT(DAY([.B30]);&quot;00&quot;) &amp; &quot;_&quot; &amp; TEXT(HOUR([.I30]);&quot;00&quot;)&amp;TEXT(MINUTE([.I30]);&quot;00&quot;)" office:value-type="string" office:string-value="20141119_2015" calcext:value-type="string">
            <text:p>20141119_2015</text:p>
          </table:table-cell>
          <table:table-cell table:style-name="ce10" table:formula="of:=VLOOKUP([.K30];[dateinamen.$A$1:.$B$94];2;0)" office:value-type="string" office:string-value="#N/A" calcext:value-type="error">
            <text:p>#N/A</text:p>
          </table:table-cell>
          <table:table-cell table:formula="of:=IF(LEFT([.J30];6)&lt;&gt;LEFT([.L30];6);LEFT([.J30];6) &amp; MID([.L30];7;LEN([.L3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19" calcext:value-type="date">
            <text:p>19.11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0" calcext:value-type="float">
            <text:p>20</text:p>
          </table:table-cell>
          <table:table-cell table:style-name="ce1" office:value-type="string" calcext:value-type="string">
            <text:p>Haus in Flammen</text:p>
          </table:table-cell>
          <table:table-cell table:style-name="ce9" table:formula="of:=TIMEVALUE(LEFT([.C31];5))" office:value-type="time" office:time-value="PT21H00M00S" calcext:value-type="time">
            <text:p>21:00</text:p>
          </table:table-cell>
          <table:table-cell table:formula="of:=&quot;S01&quot;&amp;&quot;E&quot;&amp;TEXT(INT([.G31]);&quot;00&quot;)&amp;&quot;_&quot;&amp;YEAR([.B31])&amp;TEXT(MONTH([.B31]);&quot;00&quot;)&amp;TEXT(DAY([.B31]);&quot;00&quot;) &amp; &quot;_&quot; &amp; TEXT(HOUR([.I31]);&quot;00&quot;) &amp; TEXT(MINUTE([.I31]);&quot;00&quot;)&amp;&quot;_&quot;&amp;[.H31]" office:value-type="string" office:string-value="S01E20_20141119_2100_Haus in Flammen" calcext:value-type="string">
            <text:p>S01E20_20141119_2100_Haus in Flammen</text:p>
          </table:table-cell>
          <table:table-cell table:formula="of:=&quot;&quot;&amp;YEAR([.B31])&amp;TEXT( MONTH([.B31]);&quot;00&quot;)&amp; TEXT(DAY([.B31]);&quot;00&quot;) &amp; &quot;_&quot; &amp; TEXT(HOUR([.I31]);&quot;00&quot;)&amp;TEXT(MINUTE([.I31]);&quot;00&quot;)" office:value-type="string" office:string-value="20141119_2100" calcext:value-type="string">
            <text:p>20141119_2100</text:p>
          </table:table-cell>
          <table:table-cell table:style-name="ce10" table:formula="of:=VLOOKUP([.K31];[dateinamen.$A$1:.$B$94];2;0)" office:value-type="string" office:string-value="#N/A" calcext:value-type="error">
            <text:p>#N/A</text:p>
          </table:table-cell>
          <table:table-cell table:formula="of:=IF(LEFT([.J31];6)&lt;&gt;LEFT([.L31];6);LEFT([.J31];6) &amp; MID([.L31];7;LEN([.L3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21" calcext:value-type="date">
            <text:p>21.11.14</text:p>
          </table:table-cell>
          <table:table-cell table:style-name="ce5" office:value-type="string" calcext:value-type="string">
            <text:p>01:00–01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9" calcext:value-type="float">
            <text:p>19</text:p>
          </table:table-cell>
          <table:table-cell table:style-name="ce1" office:value-type="string" calcext:value-type="string">
            <text:p>Stadt im Dunkeln</text:p>
          </table:table-cell>
          <table:table-cell table:style-name="ce9" table:formula="of:=TIMEVALUE(LEFT([.C32];5))" office:value-type="time" office:time-value="PT01H00M00S" calcext:value-type="time">
            <text:p>01:00</text:p>
          </table:table-cell>
          <table:table-cell table:formula="of:=&quot;S01&quot;&amp;&quot;E&quot;&amp;TEXT(INT([.G32]);&quot;00&quot;)&amp;&quot;_&quot;&amp;YEAR([.B32])&amp;TEXT(MONTH([.B32]);&quot;00&quot;)&amp;TEXT(DAY([.B32]);&quot;00&quot;) &amp; &quot;_&quot; &amp; TEXT(HOUR([.I32]);&quot;00&quot;) &amp; TEXT(MINUTE([.I32]);&quot;00&quot;)&amp;&quot;_&quot;&amp;[.H32]" office:value-type="string" office:string-value="S01E19_20141121_0100_Stadt im Dunkeln" calcext:value-type="string">
            <text:p>S01E19_20141121_0100_Stadt im Dunkeln</text:p>
          </table:table-cell>
          <table:table-cell table:formula="of:=&quot;&quot;&amp;YEAR([.B32])&amp;TEXT( MONTH([.B32]);&quot;00&quot;)&amp; TEXT(DAY([.B32]);&quot;00&quot;) &amp; &quot;_&quot; &amp; TEXT(HOUR([.I32]);&quot;00&quot;)&amp;TEXT(MINUTE([.I32]);&quot;00&quot;)" office:value-type="string" office:string-value="20141121_0100" calcext:value-type="string">
            <text:p>20141121_0100</text:p>
          </table:table-cell>
          <table:table-cell table:style-name="ce10" table:formula="of:=VLOOKUP([.K32];[dateinamen.$A$1:.$B$94];2;0)" office:value-type="string" office:string-value="#N/A" calcext:value-type="error">
            <text:p>#N/A</text:p>
          </table:table-cell>
          <table:table-cell table:formula="of:=IF(LEFT([.J32];6)&lt;&gt;LEFT([.L32];6);LEFT([.J32];6) &amp; MID([.L32];7;LEN([.L3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21" calcext:value-type="date">
            <text:p>21.11.14</text:p>
          </table:table-cell>
          <table:table-cell table:style-name="ce5" office:value-type="string" calcext:value-type="string">
            <text:p>01:45–02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0" calcext:value-type="float">
            <text:p>20</text:p>
          </table:table-cell>
          <table:table-cell table:style-name="ce1" office:value-type="string" calcext:value-type="string">
            <text:p>Haus in Flammen</text:p>
          </table:table-cell>
          <table:table-cell table:style-name="ce9" table:formula="of:=TIMEVALUE(LEFT([.C33];5))" office:value-type="time" office:time-value="PT01H45M00S" calcext:value-type="time">
            <text:p>01:45</text:p>
          </table:table-cell>
          <table:table-cell table:formula="of:=&quot;S01&quot;&amp;&quot;E&quot;&amp;TEXT(INT([.G33]);&quot;00&quot;)&amp;&quot;_&quot;&amp;YEAR([.B33])&amp;TEXT(MONTH([.B33]);&quot;00&quot;)&amp;TEXT(DAY([.B33]);&quot;00&quot;) &amp; &quot;_&quot; &amp; TEXT(HOUR([.I33]);&quot;00&quot;) &amp; TEXT(MINUTE([.I33]);&quot;00&quot;)&amp;&quot;_&quot;&amp;[.H33]" office:value-type="string" office:string-value="S01E20_20141121_0145_Haus in Flammen" calcext:value-type="string">
            <text:p>S01E20_20141121_0145_Haus in Flammen</text:p>
          </table:table-cell>
          <table:table-cell table:formula="of:=&quot;&quot;&amp;YEAR([.B33])&amp;TEXT( MONTH([.B33]);&quot;00&quot;)&amp; TEXT(DAY([.B33]);&quot;00&quot;) &amp; &quot;_&quot; &amp; TEXT(HOUR([.I33]);&quot;00&quot;)&amp;TEXT(MINUTE([.I33]);&quot;00&quot;)" office:value-type="string" office:string-value="20141121_0145" calcext:value-type="string">
            <text:p>20141121_0145</text:p>
          </table:table-cell>
          <table:table-cell table:style-name="ce10" table:formula="of:=VLOOKUP([.K33];[dateinamen.$A$1:.$B$94];2;0)" office:value-type="string" office:string-value="#N/A" calcext:value-type="error">
            <text:p>#N/A</text:p>
          </table:table-cell>
          <table:table-cell table:formula="of:=IF(LEFT([.J33];6)&lt;&gt;LEFT([.L33];6);LEFT([.J33];6) &amp; MID([.L33];7;LEN([.L3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23" calcext:value-type="date">
            <text:p>23.11.14</text:p>
          </table:table-cell>
          <table:table-cell table:style-name="ce5" office:value-type="string" calcext:value-type="string">
            <text:p>00:20–0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9" calcext:value-type="float">
            <text:p>19</text:p>
          </table:table-cell>
          <table:table-cell table:style-name="ce1" office:value-type="string" calcext:value-type="string">
            <text:p>Stadt im Dunkeln</text:p>
          </table:table-cell>
          <table:table-cell table:style-name="ce9" table:formula="of:=TIMEVALUE(LEFT([.C34];5))" office:value-type="time" office:time-value="PT00H20M00S" calcext:value-type="time">
            <text:p>00:20</text:p>
          </table:table-cell>
          <table:table-cell table:formula="of:=&quot;S01&quot;&amp;&quot;E&quot;&amp;TEXT(INT([.G34]);&quot;00&quot;)&amp;&quot;_&quot;&amp;YEAR([.B34])&amp;TEXT(MONTH([.B34]);&quot;00&quot;)&amp;TEXT(DAY([.B34]);&quot;00&quot;) &amp; &quot;_&quot; &amp; TEXT(HOUR([.I34]);&quot;00&quot;) &amp; TEXT(MINUTE([.I34]);&quot;00&quot;)&amp;&quot;_&quot;&amp;[.H34]" office:value-type="string" office:string-value="S01E19_20141123_0020_Stadt im Dunkeln" calcext:value-type="string">
            <text:p>S01E19_20141123_0020_Stadt im Dunkeln</text:p>
          </table:table-cell>
          <table:table-cell table:formula="of:=&quot;&quot;&amp;YEAR([.B34])&amp;TEXT( MONTH([.B34]);&quot;00&quot;)&amp; TEXT(DAY([.B34]);&quot;00&quot;) &amp; &quot;_&quot; &amp; TEXT(HOUR([.I34]);&quot;00&quot;)&amp;TEXT(MINUTE([.I34]);&quot;00&quot;)" office:value-type="string" office:string-value="20141123_0020" calcext:value-type="string">
            <text:p>20141123_0020</text:p>
          </table:table-cell>
          <table:table-cell table:style-name="ce10" table:formula="of:=VLOOKUP([.K34];[dateinamen.$A$1:.$B$94];2;0)" office:value-type="string" office:string-value="#N/A" calcext:value-type="error">
            <text:p>#N/A</text:p>
          </table:table-cell>
          <table:table-cell table:formula="of:=IF(LEFT([.J34];6)&lt;&gt;LEFT([.L34];6);LEFT([.J34];6) &amp; MID([.L34];7;LEN([.L3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23" calcext:value-type="date">
            <text:p>23.11.14</text:p>
          </table:table-cell>
          <table:table-cell table:style-name="ce5" office:value-type="string" calcext:value-type="string">
            <text:p>01:00–01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0" calcext:value-type="float">
            <text:p>20</text:p>
          </table:table-cell>
          <table:table-cell table:style-name="ce1" office:value-type="string" calcext:value-type="string">
            <text:p>Haus in Flammen</text:p>
          </table:table-cell>
          <table:table-cell table:style-name="ce9" table:formula="of:=TIMEVALUE(LEFT([.C35];5))" office:value-type="time" office:time-value="PT01H00M00S" calcext:value-type="time">
            <text:p>01:00</text:p>
          </table:table-cell>
          <table:table-cell table:formula="of:=&quot;S01&quot;&amp;&quot;E&quot;&amp;TEXT(INT([.G35]);&quot;00&quot;)&amp;&quot;_&quot;&amp;YEAR([.B35])&amp;TEXT(MONTH([.B35]);&quot;00&quot;)&amp;TEXT(DAY([.B35]);&quot;00&quot;) &amp; &quot;_&quot; &amp; TEXT(HOUR([.I35]);&quot;00&quot;) &amp; TEXT(MINUTE([.I35]);&quot;00&quot;)&amp;&quot;_&quot;&amp;[.H35]" office:value-type="string" office:string-value="S01E20_20141123_0100_Haus in Flammen" calcext:value-type="string">
            <text:p>S01E20_20141123_0100_Haus in Flammen</text:p>
          </table:table-cell>
          <table:table-cell table:formula="of:=&quot;&quot;&amp;YEAR([.B35])&amp;TEXT( MONTH([.B35]);&quot;00&quot;)&amp; TEXT(DAY([.B35]);&quot;00&quot;) &amp; &quot;_&quot; &amp; TEXT(HOUR([.I35]);&quot;00&quot;)&amp;TEXT(MINUTE([.I35]);&quot;00&quot;)" office:value-type="string" office:string-value="20141123_0100" calcext:value-type="string">
            <text:p>20141123_0100</text:p>
          </table:table-cell>
          <table:table-cell table:style-name="ce10" table:formula="of:=VLOOKUP([.K35];[dateinamen.$A$1:.$B$94];2;0)" office:value-type="string" office:string-value="#N/A" calcext:value-type="error">
            <text:p>#N/A</text:p>
          </table:table-cell>
          <table:table-cell table:formula="of:=IF(LEFT([.J35];6)&lt;&gt;LEFT([.L35];6);LEFT([.J35];6) &amp; MID([.L35];7;LEN([.L3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1-25" calcext:value-type="date">
            <text:p>25.11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9" calcext:value-type="float">
            <text:p>19</text:p>
          </table:table-cell>
          <table:table-cell table:style-name="ce1" office:value-type="string" calcext:value-type="string">
            <text:p>Stadt im Dunkeln</text:p>
          </table:table-cell>
          <table:table-cell table:style-name="ce9" table:formula="of:=TIMEVALUE(LEFT([.C36];5))" office:value-type="time" office:time-value="PT23H50M00S" calcext:value-type="time">
            <text:p>23:50</text:p>
          </table:table-cell>
          <table:table-cell table:formula="of:=&quot;S01&quot;&amp;&quot;E&quot;&amp;TEXT(INT([.G36]);&quot;00&quot;)&amp;&quot;_&quot;&amp;YEAR([.B36])&amp;TEXT(MONTH([.B36]);&quot;00&quot;)&amp;TEXT(DAY([.B36]);&quot;00&quot;) &amp; &quot;_&quot; &amp; TEXT(HOUR([.I36]);&quot;00&quot;) &amp; TEXT(MINUTE([.I36]);&quot;00&quot;)&amp;&quot;_&quot;&amp;[.H36]" office:value-type="string" office:string-value="S01E19_20141125_2350_Stadt im Dunkeln" calcext:value-type="string">
            <text:p>S01E19_20141125_2350_Stadt im Dunkeln</text:p>
          </table:table-cell>
          <table:table-cell table:formula="of:=&quot;&quot;&amp;YEAR([.B36])&amp;TEXT( MONTH([.B36]);&quot;00&quot;)&amp; TEXT(DAY([.B36]);&quot;00&quot;) &amp; &quot;_&quot; &amp; TEXT(HOUR([.I36]);&quot;00&quot;)&amp;TEXT(MINUTE([.I36]);&quot;00&quot;)" office:value-type="string" office:string-value="20141125_2350" calcext:value-type="string">
            <text:p>20141125_2350</text:p>
          </table:table-cell>
          <table:table-cell table:style-name="ce10" table:formula="of:=VLOOKUP([.K36];[dateinamen.$A$1:.$B$94];2;0)" office:value-type="string" office:string-value="#N/A" calcext:value-type="error">
            <text:p>#N/A</text:p>
          </table:table-cell>
          <table:table-cell table:formula="of:=IF(LEFT([.J36];6)&lt;&gt;LEFT([.L36];6);LEFT([.J36];6) &amp; MID([.L36];7;LEN([.L3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26" calcext:value-type="date">
            <text:p>26.11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0" calcext:value-type="float">
            <text:p>20</text:p>
          </table:table-cell>
          <table:table-cell table:style-name="ce1" office:value-type="string" calcext:value-type="string">
            <text:p>Haus in Flammen</text:p>
          </table:table-cell>
          <table:table-cell table:style-name="ce9" table:formula="of:=TIMEVALUE(LEFT([.C37];5))" office:value-type="time" office:time-value="PT00H35M00S" calcext:value-type="time">
            <text:p>00:35</text:p>
          </table:table-cell>
          <table:table-cell table:formula="of:=&quot;S01&quot;&amp;&quot;E&quot;&amp;TEXT(INT([.G37]);&quot;00&quot;)&amp;&quot;_&quot;&amp;YEAR([.B37])&amp;TEXT(MONTH([.B37]);&quot;00&quot;)&amp;TEXT(DAY([.B37]);&quot;00&quot;) &amp; &quot;_&quot; &amp; TEXT(HOUR([.I37]);&quot;00&quot;) &amp; TEXT(MINUTE([.I37]);&quot;00&quot;)&amp;&quot;_&quot;&amp;[.H37]" office:value-type="string" office:string-value="S01E20_20141126_0035_Haus in Flammen" calcext:value-type="string">
            <text:p>S01E20_20141126_0035_Haus in Flammen</text:p>
          </table:table-cell>
          <table:table-cell table:formula="of:=&quot;&quot;&amp;YEAR([.B37])&amp;TEXT( MONTH([.B37]);&quot;00&quot;)&amp; TEXT(DAY([.B37]);&quot;00&quot;) &amp; &quot;_&quot; &amp; TEXT(HOUR([.I37]);&quot;00&quot;)&amp;TEXT(MINUTE([.I37]);&quot;00&quot;)" office:value-type="string" office:string-value="20141126_0035" calcext:value-type="string">
            <text:p>20141126_0035</text:p>
          </table:table-cell>
          <table:table-cell table:style-name="ce10" table:formula="of:=VLOOKUP([.K37];[dateinamen.$A$1:.$B$94];2;0)" office:value-type="string" office:string-value="#N/A" calcext:value-type="error">
            <text:p>#N/A</text:p>
          </table:table-cell>
          <table:table-cell table:formula="of:=IF(LEFT([.J37];6)&lt;&gt;LEFT([.L37];6);LEFT([.J37];6) &amp; MID([.L37];7;LEN([.L3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26" calcext:value-type="date">
            <text:p>26.11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string" calcext:value-type="string">
            <text:p>Ein Schritt näher</text:p>
          </table:table-cell>
          <table:table-cell table:style-name="ce9" table:formula="of:=TIMEVALUE(LEFT([.C38];5))" office:value-type="time" office:time-value="PT20H15M00S" calcext:value-type="time">
            <text:p>20:15</text:p>
          </table:table-cell>
          <table:table-cell table:formula="of:=&quot;S01&quot;&amp;&quot;E&quot;&amp;TEXT(INT([.G38]);&quot;00&quot;)&amp;&quot;_&quot;&amp;YEAR([.B38])&amp;TEXT(MONTH([.B38]);&quot;00&quot;)&amp;TEXT(DAY([.B38]);&quot;00&quot;) &amp; &quot;_&quot; &amp; TEXT(HOUR([.I38]);&quot;00&quot;) &amp; TEXT(MINUTE([.I38]);&quot;00&quot;)&amp;&quot;_&quot;&amp;[.H38]" office:value-type="string" office:string-value="S01E21_20141126_2015_Ein Schritt näher" calcext:value-type="string">
            <text:p>S01E21_20141126_2015_Ein Schritt näher</text:p>
          </table:table-cell>
          <table:table-cell table:formula="of:=&quot;&quot;&amp;YEAR([.B38])&amp;TEXT( MONTH([.B38]);&quot;00&quot;)&amp; TEXT(DAY([.B38]);&quot;00&quot;) &amp; &quot;_&quot; &amp; TEXT(HOUR([.I38]);&quot;00&quot;)&amp;TEXT(MINUTE([.I38]);&quot;00&quot;)" office:value-type="string" office:string-value="20141126_2015" calcext:value-type="string">
            <text:p>20141126_2015</text:p>
          </table:table-cell>
          <table:table-cell table:style-name="ce10" table:formula="of:=VLOOKUP([.K38];[dateinamen.$A$1:.$B$94];2;0)" office:value-type="string" office:string-value="#N/A" calcext:value-type="error">
            <text:p>#N/A</text:p>
          </table:table-cell>
          <table:table-cell table:formula="of:=IF(LEFT([.J38];6)&lt;&gt;LEFT([.L38];6);LEFT([.J38];6) &amp; MID([.L38];7;LEN([.L3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1-26" calcext:value-type="date">
            <text:p>26.11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2" calcext:value-type="float">
            <text:p>22</text:p>
          </table:table-cell>
          <table:table-cell table:style-name="ce1" office:value-type="string" calcext:value-type="string">
            <text:p>Fragen und Antworten</text:p>
          </table:table-cell>
          <table:table-cell table:style-name="ce9" table:formula="of:=TIMEVALUE(LEFT([.C39];5))" office:value-type="time" office:time-value="PT21H00M00S" calcext:value-type="time">
            <text:p>21:00</text:p>
          </table:table-cell>
          <table:table-cell table:formula="of:=&quot;S01&quot;&amp;&quot;E&quot;&amp;TEXT(INT([.G39]);&quot;00&quot;)&amp;&quot;_&quot;&amp;YEAR([.B39])&amp;TEXT(MONTH([.B39]);&quot;00&quot;)&amp;TEXT(DAY([.B39]);&quot;00&quot;) &amp; &quot;_&quot; &amp; TEXT(HOUR([.I39]);&quot;00&quot;) &amp; TEXT(MINUTE([.I39]);&quot;00&quot;)&amp;&quot;_&quot;&amp;[.H39]" office:value-type="string" office:string-value="S01E22_20141126_2100_Fragen und Antworten" calcext:value-type="string">
            <text:p>S01E22_20141126_2100_Fragen und Antworten</text:p>
          </table:table-cell>
          <table:table-cell table:formula="of:=&quot;&quot;&amp;YEAR([.B39])&amp;TEXT( MONTH([.B39]);&quot;00&quot;)&amp; TEXT(DAY([.B39]);&quot;00&quot;) &amp; &quot;_&quot; &amp; TEXT(HOUR([.I39]);&quot;00&quot;)&amp;TEXT(MINUTE([.I39]);&quot;00&quot;)" office:value-type="string" office:string-value="20141126_2100" calcext:value-type="string">
            <text:p>20141126_2100</text:p>
          </table:table-cell>
          <table:table-cell table:style-name="ce10" table:formula="of:=VLOOKUP([.K39];[dateinamen.$A$1:.$B$94];2;0)" office:value-type="string" office:string-value="#N/A" calcext:value-type="error">
            <text:p>#N/A</text:p>
          </table:table-cell>
          <table:table-cell table:formula="of:=IF(LEFT([.J39];6)&lt;&gt;LEFT([.L39];6);LEFT([.J39];6) &amp; MID([.L39];7;LEN([.L3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28" calcext:value-type="date">
            <text:p>28.11.14</text:p>
          </table:table-cell>
          <table:table-cell table:style-name="ce5" office:value-type="string" calcext:value-type="string">
            <text:p>00:45–01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string" calcext:value-type="string">
            <text:p>Ein Schritt näher</text:p>
          </table:table-cell>
          <table:table-cell table:style-name="ce9" table:formula="of:=TIMEVALUE(LEFT([.C40];5))" office:value-type="time" office:time-value="PT00H45M00S" calcext:value-type="time">
            <text:p>00:45</text:p>
          </table:table-cell>
          <table:table-cell table:formula="of:=&quot;S01&quot;&amp;&quot;E&quot;&amp;TEXT(INT([.G40]);&quot;00&quot;)&amp;&quot;_&quot;&amp;YEAR([.B40])&amp;TEXT(MONTH([.B40]);&quot;00&quot;)&amp;TEXT(DAY([.B40]);&quot;00&quot;) &amp; &quot;_&quot; &amp; TEXT(HOUR([.I40]);&quot;00&quot;) &amp; TEXT(MINUTE([.I40]);&quot;00&quot;)&amp;&quot;_&quot;&amp;[.H40]" office:value-type="string" office:string-value="S01E21_20141128_0045_Ein Schritt näher" calcext:value-type="string">
            <text:p>S01E21_20141128_0045_Ein Schritt näher</text:p>
          </table:table-cell>
          <table:table-cell table:formula="of:=&quot;&quot;&amp;YEAR([.B40])&amp;TEXT( MONTH([.B40]);&quot;00&quot;)&amp; TEXT(DAY([.B40]);&quot;00&quot;) &amp; &quot;_&quot; &amp; TEXT(HOUR([.I40]);&quot;00&quot;)&amp;TEXT(MINUTE([.I40]);&quot;00&quot;)" office:value-type="string" office:string-value="20141128_0045" calcext:value-type="string">
            <text:p>20141128_0045</text:p>
          </table:table-cell>
          <table:table-cell table:style-name="ce10" table:formula="of:=VLOOKUP([.K40];[dateinamen.$A$1:.$B$94];2;0)" office:value-type="string" office:string-value="#N/A" calcext:value-type="error">
            <text:p>#N/A</text:p>
          </table:table-cell>
          <table:table-cell table:formula="of:=IF(LEFT([.J40];6)&lt;&gt;LEFT([.L40];6);LEFT([.J40];6) &amp; MID([.L40];7;LEN([.L4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1-28" calcext:value-type="date">
            <text:p>28.11.14</text:p>
          </table:table-cell>
          <table:table-cell table:style-name="ce5" office:value-type="string" calcext:value-type="string">
            <text:p>01:30–02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2" calcext:value-type="float">
            <text:p>22</text:p>
          </table:table-cell>
          <table:table-cell table:style-name="ce1" office:value-type="string" calcext:value-type="string">
            <text:p>Fragen und Antworten</text:p>
          </table:table-cell>
          <table:table-cell table:style-name="ce9" table:formula="of:=TIMEVALUE(LEFT([.C41];5))" office:value-type="time" office:time-value="PT01H30M00S" calcext:value-type="time">
            <text:p>01:30</text:p>
          </table:table-cell>
          <table:table-cell table:formula="of:=&quot;S01&quot;&amp;&quot;E&quot;&amp;TEXT(INT([.G41]);&quot;00&quot;)&amp;&quot;_&quot;&amp;YEAR([.B41])&amp;TEXT(MONTH([.B41]);&quot;00&quot;)&amp;TEXT(DAY([.B41]);&quot;00&quot;) &amp; &quot;_&quot; &amp; TEXT(HOUR([.I41]);&quot;00&quot;) &amp; TEXT(MINUTE([.I41]);&quot;00&quot;)&amp;&quot;_&quot;&amp;[.H41]" office:value-type="string" office:string-value="S01E22_20141128_0130_Fragen und Antworten" calcext:value-type="string">
            <text:p>S01E22_20141128_0130_Fragen und Antworten</text:p>
          </table:table-cell>
          <table:table-cell table:formula="of:=&quot;&quot;&amp;YEAR([.B41])&amp;TEXT( MONTH([.B41]);&quot;00&quot;)&amp; TEXT(DAY([.B41]);&quot;00&quot;) &amp; &quot;_&quot; &amp; TEXT(HOUR([.I41]);&quot;00&quot;)&amp;TEXT(MINUTE([.I41]);&quot;00&quot;)" office:value-type="string" office:string-value="20141128_0130" calcext:value-type="string">
            <text:p>20141128_0130</text:p>
          </table:table-cell>
          <table:table-cell table:style-name="ce10" table:formula="of:=VLOOKUP([.K41];[dateinamen.$A$1:.$B$94];2;0)" office:value-type="string" office:string-value="#N/A" calcext:value-type="error">
            <text:p>#N/A</text:p>
          </table:table-cell>
          <table:table-cell table:formula="of:=IF(LEFT([.J41];6)&lt;&gt;LEFT([.L41];6);LEFT([.J41];6) &amp; MID([.L41];7;LEN([.L4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30" calcext:value-type="date">
            <text:p>30.11.14</text:p>
          </table:table-cell>
          <table:table-cell table:style-name="ce5" office:value-type="string" calcext:value-type="string">
            <text:p>00:55–01:4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string" calcext:value-type="string">
            <text:p>Ein Schritt näher</text:p>
          </table:table-cell>
          <table:table-cell table:style-name="ce9" table:formula="of:=TIMEVALUE(LEFT([.C42];5))" office:value-type="time" office:time-value="PT00H55M00S" calcext:value-type="time">
            <text:p>00:55</text:p>
          </table:table-cell>
          <table:table-cell table:formula="of:=&quot;S01&quot;&amp;&quot;E&quot;&amp;TEXT(INT([.G42]);&quot;00&quot;)&amp;&quot;_&quot;&amp;YEAR([.B42])&amp;TEXT(MONTH([.B42]);&quot;00&quot;)&amp;TEXT(DAY([.B42]);&quot;00&quot;) &amp; &quot;_&quot; &amp; TEXT(HOUR([.I42]);&quot;00&quot;) &amp; TEXT(MINUTE([.I42]);&quot;00&quot;)&amp;&quot;_&quot;&amp;[.H42]" office:value-type="string" office:string-value="S01E21_20141130_0055_Ein Schritt näher" calcext:value-type="string">
            <text:p>S01E21_20141130_0055_Ein Schritt näher</text:p>
          </table:table-cell>
          <table:table-cell table:formula="of:=&quot;&quot;&amp;YEAR([.B42])&amp;TEXT( MONTH([.B42]);&quot;00&quot;)&amp; TEXT(DAY([.B42]);&quot;00&quot;) &amp; &quot;_&quot; &amp; TEXT(HOUR([.I42]);&quot;00&quot;)&amp;TEXT(MINUTE([.I42]);&quot;00&quot;)" office:value-type="string" office:string-value="20141130_0055" calcext:value-type="string">
            <text:p>20141130_0055</text:p>
          </table:table-cell>
          <table:table-cell table:style-name="ce10" table:formula="of:=VLOOKUP([.K42];[dateinamen.$A$1:.$B$94];2;0)" office:value-type="string" office:string-value="#N/A" calcext:value-type="error">
            <text:p>#N/A</text:p>
          </table:table-cell>
          <table:table-cell table:formula="of:=IF(LEFT([.J42];6)&lt;&gt;LEFT([.L42];6);LEFT([.J42];6) &amp; MID([.L42];7;LEN([.L4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1-30" calcext:value-type="date">
            <text:p>30.11.14</text:p>
          </table:table-cell>
          <table:table-cell table:style-name="ce5" office:value-type="string" calcext:value-type="string">
            <text:p>01:40–02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2" calcext:value-type="float">
            <text:p>22</text:p>
          </table:table-cell>
          <table:table-cell table:style-name="ce1" office:value-type="string" calcext:value-type="string">
            <text:p>Fragen und Antworten</text:p>
          </table:table-cell>
          <table:table-cell table:style-name="ce9" table:formula="of:=TIMEVALUE(LEFT([.C43];5))" office:value-type="time" office:time-value="PT01H40M00S" calcext:value-type="time">
            <text:p>01:40</text:p>
          </table:table-cell>
          <table:table-cell table:formula="of:=&quot;S01&quot;&amp;&quot;E&quot;&amp;TEXT(INT([.G43]);&quot;00&quot;)&amp;&quot;_&quot;&amp;YEAR([.B43])&amp;TEXT(MONTH([.B43]);&quot;00&quot;)&amp;TEXT(DAY([.B43]);&quot;00&quot;) &amp; &quot;_&quot; &amp; TEXT(HOUR([.I43]);&quot;00&quot;) &amp; TEXT(MINUTE([.I43]);&quot;00&quot;)&amp;&quot;_&quot;&amp;[.H43]" office:value-type="string" office:string-value="S01E22_20141130_0140_Fragen und Antworten" calcext:value-type="string">
            <text:p>S01E22_20141130_0140_Fragen und Antworten</text:p>
          </table:table-cell>
          <table:table-cell table:formula="of:=&quot;&quot;&amp;YEAR([.B43])&amp;TEXT( MONTH([.B43]);&quot;00&quot;)&amp; TEXT(DAY([.B43]);&quot;00&quot;) &amp; &quot;_&quot; &amp; TEXT(HOUR([.I43]);&quot;00&quot;)&amp;TEXT(MINUTE([.I43]);&quot;00&quot;)" office:value-type="string" office:string-value="20141130_0140" calcext:value-type="string">
            <text:p>20141130_0140</text:p>
          </table:table-cell>
          <table:table-cell table:style-name="ce10" table:formula="of:=VLOOKUP([.K43];[dateinamen.$A$1:.$B$94];2;0)" office:value-type="string" office:string-value="#N/A" calcext:value-type="error">
            <text:p>#N/A</text:p>
          </table:table-cell>
          <table:table-cell table:formula="of:=IF(LEFT([.J43];6)&lt;&gt;LEFT([.L43];6);LEFT([.J43];6) &amp; MID([.L43];7;LEN([.L4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2-02" calcext:value-type="date">
            <text:p>02.12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1" calcext:value-type="float">
            <text:p>2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1" calcext:value-type="float">
            <text:p>21</text:p>
          </table:table-cell>
          <table:table-cell table:style-name="ce1" office:value-type="string" calcext:value-type="string">
            <text:p>Ein Schritt näher</text:p>
          </table:table-cell>
          <table:table-cell table:style-name="ce9" table:formula="of:=TIMEVALUE(LEFT([.C44];5))" office:value-type="time" office:time-value="PT23H50M00S" calcext:value-type="time">
            <text:p>23:50</text:p>
          </table:table-cell>
          <table:table-cell table:formula="of:=&quot;S01&quot;&amp;&quot;E&quot;&amp;TEXT(INT([.G44]);&quot;00&quot;)&amp;&quot;_&quot;&amp;YEAR([.B44])&amp;TEXT(MONTH([.B44]);&quot;00&quot;)&amp;TEXT(DAY([.B44]);&quot;00&quot;) &amp; &quot;_&quot; &amp; TEXT(HOUR([.I44]);&quot;00&quot;) &amp; TEXT(MINUTE([.I44]);&quot;00&quot;)&amp;&quot;_&quot;&amp;[.H44]" office:value-type="string" office:string-value="S01E21_20141202_2350_Ein Schritt näher" calcext:value-type="string">
            <text:p>S01E21_20141202_2350_Ein Schritt näher</text:p>
          </table:table-cell>
          <table:table-cell table:formula="of:=&quot;&quot;&amp;YEAR([.B44])&amp;TEXT( MONTH([.B44]);&quot;00&quot;)&amp; TEXT(DAY([.B44]);&quot;00&quot;) &amp; &quot;_&quot; &amp; TEXT(HOUR([.I44]);&quot;00&quot;)&amp;TEXT(MINUTE([.I44]);&quot;00&quot;)" office:value-type="string" office:string-value="20141202_2350" calcext:value-type="string">
            <text:p>20141202_2350</text:p>
          </table:table-cell>
          <table:table-cell table:style-name="ce10" table:formula="of:=VLOOKUP([.K44];[dateinamen.$A$1:.$B$94];2;0)" office:value-type="string" office:string-value="#N/A" calcext:value-type="error">
            <text:p>#N/A</text:p>
          </table:table-cell>
          <table:table-cell table:formula="of:=IF(LEFT([.J44];6)&lt;&gt;LEFT([.L44];6);LEFT([.J44];6) &amp; MID([.L44];7;LEN([.L4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03" calcext:value-type="date">
            <text:p>03.12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2" calcext:value-type="float">
            <text:p>2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2" calcext:value-type="float">
            <text:p>22</text:p>
          </table:table-cell>
          <table:table-cell table:style-name="ce1" office:value-type="string" calcext:value-type="string">
            <text:p>Fragen und Antworten</text:p>
          </table:table-cell>
          <table:table-cell table:style-name="ce9" table:formula="of:=TIMEVALUE(LEFT([.C45];5))" office:value-type="time" office:time-value="PT00H35M00S" calcext:value-type="time">
            <text:p>00:35</text:p>
          </table:table-cell>
          <table:table-cell table:formula="of:=&quot;S01&quot;&amp;&quot;E&quot;&amp;TEXT(INT([.G45]);&quot;00&quot;)&amp;&quot;_&quot;&amp;YEAR([.B45])&amp;TEXT(MONTH([.B45]);&quot;00&quot;)&amp;TEXT(DAY([.B45]);&quot;00&quot;) &amp; &quot;_&quot; &amp; TEXT(HOUR([.I45]);&quot;00&quot;) &amp; TEXT(MINUTE([.I45]);&quot;00&quot;)&amp;&quot;_&quot;&amp;[.H45]" office:value-type="string" office:string-value="S01E22_20141203_0035_Fragen und Antworten" calcext:value-type="string">
            <text:p>S01E22_20141203_0035_Fragen und Antworten</text:p>
          </table:table-cell>
          <table:table-cell table:formula="of:=&quot;&quot;&amp;YEAR([.B45])&amp;TEXT( MONTH([.B45]);&quot;00&quot;)&amp; TEXT(DAY([.B45]);&quot;00&quot;) &amp; &quot;_&quot; &amp; TEXT(HOUR([.I45]);&quot;00&quot;)&amp;TEXT(MINUTE([.I45]);&quot;00&quot;)" office:value-type="string" office:string-value="20141203_0035" calcext:value-type="string">
            <text:p>20141203_0035</text:p>
          </table:table-cell>
          <table:table-cell table:style-name="ce10" table:formula="of:=VLOOKUP([.K45];[dateinamen.$A$1:.$B$94];2;0)" office:value-type="string" office:string-value="#N/A" calcext:value-type="error">
            <text:p>#N/A</text:p>
          </table:table-cell>
          <table:table-cell table:formula="of:=IF(LEFT([.J45];6)&lt;&gt;LEFT([.L45];6);LEFT([.J45];6) &amp; MID([.L45];7;LEN([.L4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03" calcext:value-type="date">
            <text:p>03.12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3" calcext:value-type="float">
            <text:p>23</text:p>
          </table:table-cell>
          <table:table-cell table:style-name="ce1" office:value-type="string" calcext:value-type="string">
            <text:p>Irene</text:p>
          </table:table-cell>
          <table:table-cell table:style-name="ce9" table:formula="of:=TIMEVALUE(LEFT([.C46];5))" office:value-type="time" office:time-value="PT20H15M00S" calcext:value-type="time">
            <text:p>20:15</text:p>
          </table:table-cell>
          <table:table-cell table:formula="of:=&quot;S01&quot;&amp;&quot;E&quot;&amp;TEXT(INT([.G46]);&quot;00&quot;)&amp;&quot;_&quot;&amp;YEAR([.B46])&amp;TEXT(MONTH([.B46]);&quot;00&quot;)&amp;TEXT(DAY([.B46]);&quot;00&quot;) &amp; &quot;_&quot; &amp; TEXT(HOUR([.I46]);&quot;00&quot;) &amp; TEXT(MINUTE([.I46]);&quot;00&quot;)&amp;&quot;_&quot;&amp;[.H46]" office:value-type="string" office:string-value="S01E23_20141203_2015_Irene" calcext:value-type="string">
            <text:p>S01E23_20141203_2015_Irene</text:p>
          </table:table-cell>
          <table:table-cell table:formula="of:=&quot;&quot;&amp;YEAR([.B46])&amp;TEXT( MONTH([.B46]);&quot;00&quot;)&amp; TEXT(DAY([.B46]);&quot;00&quot;) &amp; &quot;_&quot; &amp; TEXT(HOUR([.I46]);&quot;00&quot;)&amp;TEXT(MINUTE([.I46]);&quot;00&quot;)" office:value-type="string" office:string-value="20141203_2015" calcext:value-type="string">
            <text:p>20141203_2015</text:p>
          </table:table-cell>
          <table:table-cell table:style-name="ce10" table:formula="of:=VLOOKUP([.K46];[dateinamen.$A$1:.$B$94];2;0)" office:value-type="string" office:string-value="#N/A" calcext:value-type="error">
            <text:p>#N/A</text:p>
          </table:table-cell>
          <table:table-cell table:formula="of:=IF(LEFT([.J46];6)&lt;&gt;LEFT([.L46];6);LEFT([.J46];6) &amp; MID([.L46];7;LEN([.L4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03" calcext:value-type="date">
            <text:p>03.12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4" calcext:value-type="float">
            <text:p>24</text:p>
          </table:table-cell>
          <table:table-cell table:style-name="ce1" office:value-type="string" calcext:value-type="string">
            <text:p>Moriarty</text:p>
          </table:table-cell>
          <table:table-cell table:style-name="ce9" table:formula="of:=TIMEVALUE(LEFT([.C47];5))" office:value-type="time" office:time-value="PT21H00M00S" calcext:value-type="time">
            <text:p>21:00</text:p>
          </table:table-cell>
          <table:table-cell table:formula="of:=&quot;S01&quot;&amp;&quot;E&quot;&amp;TEXT(INT([.G47]);&quot;00&quot;)&amp;&quot;_&quot;&amp;YEAR([.B47])&amp;TEXT(MONTH([.B47]);&quot;00&quot;)&amp;TEXT(DAY([.B47]);&quot;00&quot;) &amp; &quot;_&quot; &amp; TEXT(HOUR([.I47]);&quot;00&quot;) &amp; TEXT(MINUTE([.I47]);&quot;00&quot;)&amp;&quot;_&quot;&amp;[.H47]" office:value-type="string" office:string-value="S01E24_20141203_2100_Moriarty" calcext:value-type="string">
            <text:p>S01E24_20141203_2100_Moriarty</text:p>
          </table:table-cell>
          <table:table-cell table:formula="of:=&quot;&quot;&amp;YEAR([.B47])&amp;TEXT( MONTH([.B47]);&quot;00&quot;)&amp; TEXT(DAY([.B47]);&quot;00&quot;) &amp; &quot;_&quot; &amp; TEXT(HOUR([.I47]);&quot;00&quot;)&amp;TEXT(MINUTE([.I47]);&quot;00&quot;)" office:value-type="string" office:string-value="20141203_2100" calcext:value-type="string">
            <text:p>20141203_2100</text:p>
          </table:table-cell>
          <table:table-cell table:style-name="ce10" table:formula="of:=VLOOKUP([.K47];[dateinamen.$A$1:.$B$94];2;0)" office:value-type="string" office:string-value="#N/A" calcext:value-type="error">
            <text:p>#N/A</text:p>
          </table:table-cell>
          <table:table-cell table:formula="of:=IF(LEFT([.J47];6)&lt;&gt;LEFT([.L47];6);LEFT([.J47];6) &amp; MID([.L47];7;LEN([.L4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2-05" calcext:value-type="date">
            <text:p>05.12.14</text:p>
          </table:table-cell>
          <table:table-cell table:style-name="ce5" office:value-type="string" calcext:value-type="string">
            <text:p>01:10–01:5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3" calcext:value-type="float">
            <text:p>23</text:p>
          </table:table-cell>
          <table:table-cell table:style-name="ce1" office:value-type="string" calcext:value-type="string">
            <text:p>Irene</text:p>
          </table:table-cell>
          <table:table-cell table:style-name="ce9" table:formula="of:=TIMEVALUE(LEFT([.C48];5))" office:value-type="time" office:time-value="PT01H10M00S" calcext:value-type="time">
            <text:p>01:10</text:p>
          </table:table-cell>
          <table:table-cell table:formula="of:=&quot;S01&quot;&amp;&quot;E&quot;&amp;TEXT(INT([.G48]);&quot;00&quot;)&amp;&quot;_&quot;&amp;YEAR([.B48])&amp;TEXT(MONTH([.B48]);&quot;00&quot;)&amp;TEXT(DAY([.B48]);&quot;00&quot;) &amp; &quot;_&quot; &amp; TEXT(HOUR([.I48]);&quot;00&quot;) &amp; TEXT(MINUTE([.I48]);&quot;00&quot;)&amp;&quot;_&quot;&amp;[.H48]" office:value-type="string" office:string-value="S01E23_20141205_0110_Irene" calcext:value-type="string">
            <text:p>S01E23_20141205_0110_Irene</text:p>
          </table:table-cell>
          <table:table-cell table:formula="of:=&quot;&quot;&amp;YEAR([.B48])&amp;TEXT( MONTH([.B48]);&quot;00&quot;)&amp; TEXT(DAY([.B48]);&quot;00&quot;) &amp; &quot;_&quot; &amp; TEXT(HOUR([.I48]);&quot;00&quot;)&amp;TEXT(MINUTE([.I48]);&quot;00&quot;)" office:value-type="string" office:string-value="20141205_0110" calcext:value-type="string">
            <text:p>20141205_0110</text:p>
          </table:table-cell>
          <table:table-cell table:style-name="ce10" table:formula="of:=VLOOKUP([.K48];[dateinamen.$A$1:.$B$94];2;0)" office:value-type="string" office:string-value="#N/A" calcext:value-type="error">
            <text:p>#N/A</text:p>
          </table:table-cell>
          <table:table-cell table:formula="of:=IF(LEFT([.J48];6)&lt;&gt;LEFT([.L48];6);LEFT([.J48];6) &amp; MID([.L48];7;LEN([.L4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2-05" calcext:value-type="date">
            <text:p>05.12.14</text:p>
          </table:table-cell>
          <table:table-cell table:style-name="ce5" office:value-type="string" calcext:value-type="string">
            <text:p>01:55–02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4" calcext:value-type="float">
            <text:p>24</text:p>
          </table:table-cell>
          <table:table-cell table:style-name="ce1" office:value-type="string" calcext:value-type="string">
            <text:p>Moriarty</text:p>
          </table:table-cell>
          <table:table-cell table:style-name="ce9" table:formula="of:=TIMEVALUE(LEFT([.C49];5))" office:value-type="time" office:time-value="PT01H55M00S" calcext:value-type="time">
            <text:p>01:55</text:p>
          </table:table-cell>
          <table:table-cell table:formula="of:=&quot;S01&quot;&amp;&quot;E&quot;&amp;TEXT(INT([.G49]);&quot;00&quot;)&amp;&quot;_&quot;&amp;YEAR([.B49])&amp;TEXT(MONTH([.B49]);&quot;00&quot;)&amp;TEXT(DAY([.B49]);&quot;00&quot;) &amp; &quot;_&quot; &amp; TEXT(HOUR([.I49]);&quot;00&quot;) &amp; TEXT(MINUTE([.I49]);&quot;00&quot;)&amp;&quot;_&quot;&amp;[.H49]" office:value-type="string" office:string-value="S01E24_20141205_0155_Moriarty" calcext:value-type="string">
            <text:p>S01E24_20141205_0155_Moriarty</text:p>
          </table:table-cell>
          <table:table-cell table:formula="of:=&quot;&quot;&amp;YEAR([.B49])&amp;TEXT( MONTH([.B49]);&quot;00&quot;)&amp; TEXT(DAY([.B49]);&quot;00&quot;) &amp; &quot;_&quot; &amp; TEXT(HOUR([.I49]);&quot;00&quot;)&amp;TEXT(MINUTE([.I49]);&quot;00&quot;)" office:value-type="string" office:string-value="20141205_0155" calcext:value-type="string">
            <text:p>20141205_0155</text:p>
          </table:table-cell>
          <table:table-cell table:style-name="ce10" table:formula="of:=VLOOKUP([.K49];[dateinamen.$A$1:.$B$94];2;0)" office:value-type="string" office:string-value="#N/A" calcext:value-type="error">
            <text:p>#N/A</text:p>
          </table:table-cell>
          <table:table-cell table:formula="of:=IF(LEFT([.J49];6)&lt;&gt;LEFT([.L49];6);LEFT([.J49];6) &amp; MID([.L49];7;LEN([.L4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4-12-06" calcext:value-type="date">
            <text:p>06.12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3" calcext:value-type="float">
            <text:p>23</text:p>
          </table:table-cell>
          <table:table-cell table:style-name="ce1" office:value-type="string" calcext:value-type="string">
            <text:p>Irene</text:p>
          </table:table-cell>
          <table:table-cell table:style-name="ce9" table:formula="of:=TIMEVALUE(LEFT([.C50];5))" office:value-type="time" office:time-value="PT23H50M00S" calcext:value-type="time">
            <text:p>23:50</text:p>
          </table:table-cell>
          <table:table-cell table:formula="of:=&quot;S01&quot;&amp;&quot;E&quot;&amp;TEXT(INT([.G50]);&quot;00&quot;)&amp;&quot;_&quot;&amp;YEAR([.B50])&amp;TEXT(MONTH([.B50]);&quot;00&quot;)&amp;TEXT(DAY([.B50]);&quot;00&quot;) &amp; &quot;_&quot; &amp; TEXT(HOUR([.I50]);&quot;00&quot;) &amp; TEXT(MINUTE([.I50]);&quot;00&quot;)&amp;&quot;_&quot;&amp;[.H50]" office:value-type="string" office:string-value="S01E23_20141206_2350_Irene" calcext:value-type="string">
            <text:p>S01E23_20141206_2350_Irene</text:p>
          </table:table-cell>
          <table:table-cell table:formula="of:=&quot;&quot;&amp;YEAR([.B50])&amp;TEXT( MONTH([.B50]);&quot;00&quot;)&amp; TEXT(DAY([.B50]);&quot;00&quot;) &amp; &quot;_&quot; &amp; TEXT(HOUR([.I50]);&quot;00&quot;)&amp;TEXT(MINUTE([.I50]);&quot;00&quot;)" office:value-type="string" office:string-value="20141206_2350" calcext:value-type="string">
            <text:p>20141206_2350</text:p>
          </table:table-cell>
          <table:table-cell table:style-name="ce10" table:formula="of:=VLOOKUP([.K50];[dateinamen.$A$1:.$B$94];2;0)" office:value-type="string" office:string-value="#N/A" calcext:value-type="error">
            <text:p>#N/A</text:p>
          </table:table-cell>
          <table:table-cell table:formula="of:=IF(LEFT([.J50];6)&lt;&gt;LEFT([.L50];6);LEFT([.J50];6) &amp; MID([.L50];7;LEN([.L5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2-07" calcext:value-type="date">
            <text:p>07.12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4" calcext:value-type="float">
            <text:p>24</text:p>
          </table:table-cell>
          <table:table-cell table:style-name="ce1" office:value-type="string" calcext:value-type="string">
            <text:p>Moriarty</text:p>
          </table:table-cell>
          <table:table-cell table:style-name="ce9" table:formula="of:=TIMEVALUE(LEFT([.C51];5))" office:value-type="time" office:time-value="PT00H35M00S" calcext:value-type="time">
            <text:p>00:35</text:p>
          </table:table-cell>
          <table:table-cell table:formula="of:=&quot;S01&quot;&amp;&quot;E&quot;&amp;TEXT(INT([.G51]);&quot;00&quot;)&amp;&quot;_&quot;&amp;YEAR([.B51])&amp;TEXT(MONTH([.B51]);&quot;00&quot;)&amp;TEXT(DAY([.B51]);&quot;00&quot;) &amp; &quot;_&quot; &amp; TEXT(HOUR([.I51]);&quot;00&quot;) &amp; TEXT(MINUTE([.I51]);&quot;00&quot;)&amp;&quot;_&quot;&amp;[.H51]" office:value-type="string" office:string-value="S01E24_20141207_0035_Moriarty" calcext:value-type="string">
            <text:p>S01E24_20141207_0035_Moriarty</text:p>
          </table:table-cell>
          <table:table-cell table:formula="of:=&quot;&quot;&amp;YEAR([.B51])&amp;TEXT( MONTH([.B51]);&quot;00&quot;)&amp; TEXT(DAY([.B51]);&quot;00&quot;) &amp; &quot;_&quot; &amp; TEXT(HOUR([.I51]);&quot;00&quot;)&amp;TEXT(MINUTE([.I51]);&quot;00&quot;)" office:value-type="string" office:string-value="20141207_0035" calcext:value-type="string">
            <text:p>20141207_0035</text:p>
          </table:table-cell>
          <table:table-cell table:style-name="ce10" table:formula="of:=VLOOKUP([.K51];[dateinamen.$A$1:.$B$94];2;0)" office:value-type="string" office:string-value="#N/A" calcext:value-type="error">
            <text:p>#N/A</text:p>
          </table:table-cell>
          <table:table-cell table:formula="of:=IF(LEFT([.J51];6)&lt;&gt;LEFT([.L51];6);LEFT([.J51];6) &amp; MID([.L51];7;LEN([.L5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2-09" calcext:value-type="date">
            <text:p>09.12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3" calcext:value-type="float">
            <text:p>2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3" calcext:value-type="float">
            <text:p>23</text:p>
          </table:table-cell>
          <table:table-cell table:style-name="ce1" office:value-type="string" calcext:value-type="string">
            <text:p>Irene</text:p>
          </table:table-cell>
          <table:table-cell table:style-name="ce9" table:formula="of:=TIMEVALUE(LEFT([.C52];5))" office:value-type="time" office:time-value="PT23H50M00S" calcext:value-type="time">
            <text:p>23:50</text:p>
          </table:table-cell>
          <table:table-cell table:formula="of:=&quot;S01&quot;&amp;&quot;E&quot;&amp;TEXT(INT([.G52]);&quot;00&quot;)&amp;&quot;_&quot;&amp;YEAR([.B52])&amp;TEXT(MONTH([.B52]);&quot;00&quot;)&amp;TEXT(DAY([.B52]);&quot;00&quot;) &amp; &quot;_&quot; &amp; TEXT(HOUR([.I52]);&quot;00&quot;) &amp; TEXT(MINUTE([.I52]);&quot;00&quot;)&amp;&quot;_&quot;&amp;[.H52]" office:value-type="string" office:string-value="S01E23_20141209_2350_Irene" calcext:value-type="string">
            <text:p>S01E23_20141209_2350_Irene</text:p>
          </table:table-cell>
          <table:table-cell table:formula="of:=&quot;&quot;&amp;YEAR([.B52])&amp;TEXT( MONTH([.B52]);&quot;00&quot;)&amp; TEXT(DAY([.B52]);&quot;00&quot;) &amp; &quot;_&quot; &amp; TEXT(HOUR([.I52]);&quot;00&quot;)&amp;TEXT(MINUTE([.I52]);&quot;00&quot;)" office:value-type="string" office:string-value="20141209_2350" calcext:value-type="string">
            <text:p>20141209_2350</text:p>
          </table:table-cell>
          <table:table-cell table:style-name="ce10" table:formula="of:=VLOOKUP([.K52];[dateinamen.$A$1:.$B$94];2;0)" office:value-type="string" office:string-value="#N/A" calcext:value-type="error">
            <text:p>#N/A</text:p>
          </table:table-cell>
          <table:table-cell table:formula="of:=IF(LEFT([.J52];6)&lt;&gt;LEFT([.L52];6);LEFT([.J52];6) &amp; MID([.L52];7;LEN([.L5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10" calcext:value-type="date">
            <text:p>10.12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4" calcext:value-type="float">
            <text:p>24</text:p>
          </table:table-cell>
          <table:table-cell table:style-name="ce1" office:value-type="string" calcext:value-type="string">
            <text:p>Moriarty</text:p>
          </table:table-cell>
          <table:table-cell table:style-name="ce9" table:formula="of:=TIMEVALUE(LEFT([.C53];5))" office:value-type="time" office:time-value="PT00H35M00S" calcext:value-type="time">
            <text:p>00:35</text:p>
          </table:table-cell>
          <table:table-cell table:formula="of:=&quot;S01&quot;&amp;&quot;E&quot;&amp;TEXT(INT([.G53]);&quot;00&quot;)&amp;&quot;_&quot;&amp;YEAR([.B53])&amp;TEXT(MONTH([.B53]);&quot;00&quot;)&amp;TEXT(DAY([.B53]);&quot;00&quot;) &amp; &quot;_&quot; &amp; TEXT(HOUR([.I53]);&quot;00&quot;) &amp; TEXT(MINUTE([.I53]);&quot;00&quot;)&amp;&quot;_&quot;&amp;[.H53]" office:value-type="string" office:string-value="S01E24_20141210_0035_Moriarty" calcext:value-type="string">
            <text:p>S01E24_20141210_0035_Moriarty</text:p>
          </table:table-cell>
          <table:table-cell table:formula="of:=&quot;&quot;&amp;YEAR([.B53])&amp;TEXT( MONTH([.B53]);&quot;00&quot;)&amp; TEXT(DAY([.B53]);&quot;00&quot;) &amp; &quot;_&quot; &amp; TEXT(HOUR([.I53]);&quot;00&quot;)&amp;TEXT(MINUTE([.I53]);&quot;00&quot;)" office:value-type="string" office:string-value="20141210_0035" calcext:value-type="string">
            <text:p>20141210_0035</text:p>
          </table:table-cell>
          <table:table-cell table:style-name="ce10" table:formula="of:=VLOOKUP([.K53];[dateinamen.$A$1:.$B$94];2;0)" office:value-type="string" office:string-value="#N/A" calcext:value-type="error">
            <text:p>#N/A</text:p>
          </table:table-cell>
          <table:table-cell table:formula="of:=IF(LEFT([.J53];6)&lt;&gt;LEFT([.L53];6);LEFT([.J53];6) &amp; MID([.L53];7;LEN([.L5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10" calcext:value-type="date">
            <text:p>10.12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Ein aussichtsloser Fall</text:p>
          </table:table-cell>
          <table:table-cell table:style-name="ce9" table:formula="of:=TIMEVALUE(LEFT([.C54];5))" office:value-type="time" office:time-value="PT20H15M00S" calcext:value-type="time">
            <text:p>20:15</text:p>
          </table:table-cell>
          <table:table-cell table:formula="of:=&quot;S01&quot;&amp;&quot;E&quot;&amp;TEXT(INT([.G54]);&quot;00&quot;)&amp;&quot;_&quot;&amp;YEAR([.B54])&amp;TEXT(MONTH([.B54]);&quot;00&quot;)&amp;TEXT(DAY([.B54]);&quot;00&quot;) &amp; &quot;_&quot; &amp; TEXT(HOUR([.I54]);&quot;00&quot;) &amp; TEXT(MINUTE([.I54]);&quot;00&quot;)&amp;&quot;_&quot;&amp;[.H54]" office:value-type="string" office:string-value="S01E01_20141210_2015_Ein aussichtsloser Fall" calcext:value-type="string">
            <text:p>S01E01_20141210_2015_Ein aussichtsloser Fall</text:p>
          </table:table-cell>
          <table:table-cell table:formula="of:=&quot;&quot;&amp;YEAR([.B54])&amp;TEXT( MONTH([.B54]);&quot;00&quot;)&amp; TEXT(DAY([.B54]);&quot;00&quot;) &amp; &quot;_&quot; &amp; TEXT(HOUR([.I54]);&quot;00&quot;)&amp;TEXT(MINUTE([.I54]);&quot;00&quot;)" office:value-type="string" office:string-value="20141210_2015" calcext:value-type="string">
            <text:p>20141210_2015</text:p>
          </table:table-cell>
          <table:table-cell table:style-name="ce10" table:formula="of:=VLOOKUP([.K54];[dateinamen.$A$1:.$B$94];2;0)" office:value-type="string" office:string-value="#N/A" calcext:value-type="error">
            <text:p>#N/A</text:p>
          </table:table-cell>
          <table:table-cell table:formula="of:=IF(LEFT([.J54];6)&lt;&gt;LEFT([.L54];6);LEFT([.J54];6) &amp; MID([.L54];7;LEN([.L5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10" calcext:value-type="date">
            <text:p>10.12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Während du schliefst</text:p>
          </table:table-cell>
          <table:table-cell table:style-name="ce9" table:formula="of:=TIMEVALUE(LEFT([.C55];5))" office:value-type="time" office:time-value="PT21H00M00S" calcext:value-type="time">
            <text:p>21:00</text:p>
          </table:table-cell>
          <table:table-cell table:formula="of:=&quot;S01&quot;&amp;&quot;E&quot;&amp;TEXT(INT([.G55]);&quot;00&quot;)&amp;&quot;_&quot;&amp;YEAR([.B55])&amp;TEXT(MONTH([.B55]);&quot;00&quot;)&amp;TEXT(DAY([.B55]);&quot;00&quot;) &amp; &quot;_&quot; &amp; TEXT(HOUR([.I55]);&quot;00&quot;) &amp; TEXT(MINUTE([.I55]);&quot;00&quot;)&amp;&quot;_&quot;&amp;[.H55]" office:value-type="string" office:string-value="S01E02_20141210_2100_Während du schliefst" calcext:value-type="string">
            <text:p>S01E02_20141210_2100_Während du schliefst</text:p>
          </table:table-cell>
          <table:table-cell table:formula="of:=&quot;&quot;&amp;YEAR([.B55])&amp;TEXT( MONTH([.B55]);&quot;00&quot;)&amp; TEXT(DAY([.B55]);&quot;00&quot;) &amp; &quot;_&quot; &amp; TEXT(HOUR([.I55]);&quot;00&quot;)&amp;TEXT(MINUTE([.I55]);&quot;00&quot;)" office:value-type="string" office:string-value="20141210_2100" calcext:value-type="string">
            <text:p>20141210_2100</text:p>
          </table:table-cell>
          <table:table-cell table:style-name="ce10" table:formula="of:=VLOOKUP([.K55];[dateinamen.$A$1:.$B$94];2;0)" office:value-type="string" office:string-value="#N/A" calcext:value-type="error">
            <text:p>#N/A</text:p>
          </table:table-cell>
          <table:table-cell table:formula="of:=IF(LEFT([.J55];6)&lt;&gt;LEFT([.L55];6);LEFT([.J55];6) &amp; MID([.L55];7;LEN([.L5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2-12" calcext:value-type="date">
            <text:p>12.12.14</text:p>
          </table:table-cell>
          <table:table-cell table:style-name="ce5" office:value-type="string" calcext:value-type="string">
            <text:p>00:45–01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Ein aussichtsloser Fall</text:p>
          </table:table-cell>
          <table:table-cell table:style-name="ce9" table:formula="of:=TIMEVALUE(LEFT([.C56];5))" office:value-type="time" office:time-value="PT00H45M00S" calcext:value-type="time">
            <text:p>00:45</text:p>
          </table:table-cell>
          <table:table-cell table:formula="of:=&quot;S01&quot;&amp;&quot;E&quot;&amp;TEXT(INT([.G56]);&quot;00&quot;)&amp;&quot;_&quot;&amp;YEAR([.B56])&amp;TEXT(MONTH([.B56]);&quot;00&quot;)&amp;TEXT(DAY([.B56]);&quot;00&quot;) &amp; &quot;_&quot; &amp; TEXT(HOUR([.I56]);&quot;00&quot;) &amp; TEXT(MINUTE([.I56]);&quot;00&quot;)&amp;&quot;_&quot;&amp;[.H56]" office:value-type="string" office:string-value="S01E01_20141212_0045_Ein aussichtsloser Fall" calcext:value-type="string">
            <text:p>S01E01_20141212_0045_Ein aussichtsloser Fall</text:p>
          </table:table-cell>
          <table:table-cell table:formula="of:=&quot;&quot;&amp;YEAR([.B56])&amp;TEXT( MONTH([.B56]);&quot;00&quot;)&amp; TEXT(DAY([.B56]);&quot;00&quot;) &amp; &quot;_&quot; &amp; TEXT(HOUR([.I56]);&quot;00&quot;)&amp;TEXT(MINUTE([.I56]);&quot;00&quot;)" office:value-type="string" office:string-value="20141212_0045" calcext:value-type="string">
            <text:p>20141212_0045</text:p>
          </table:table-cell>
          <table:table-cell table:style-name="ce10" table:formula="of:=VLOOKUP([.K56];[dateinamen.$A$1:.$B$94];2;0)" office:value-type="string" office:string-value="#N/A" calcext:value-type="error">
            <text:p>#N/A</text:p>
          </table:table-cell>
          <table:table-cell table:formula="of:=IF(LEFT([.J56];6)&lt;&gt;LEFT([.L56];6);LEFT([.J56];6) &amp; MID([.L56];7;LEN([.L5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2-12" calcext:value-type="date">
            <text:p>12.12.14</text:p>
          </table:table-cell>
          <table:table-cell table:style-name="ce5" office:value-type="string" calcext:value-type="string">
            <text:p>01:35–02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Während du schliefst</text:p>
          </table:table-cell>
          <table:table-cell table:style-name="ce9" table:formula="of:=TIMEVALUE(LEFT([.C57];5))" office:value-type="time" office:time-value="PT01H35M00S" calcext:value-type="time">
            <text:p>01:35</text:p>
          </table:table-cell>
          <table:table-cell table:formula="of:=&quot;S01&quot;&amp;&quot;E&quot;&amp;TEXT(INT([.G57]);&quot;00&quot;)&amp;&quot;_&quot;&amp;YEAR([.B57])&amp;TEXT(MONTH([.B57]);&quot;00&quot;)&amp;TEXT(DAY([.B57]);&quot;00&quot;) &amp; &quot;_&quot; &amp; TEXT(HOUR([.I57]);&quot;00&quot;) &amp; TEXT(MINUTE([.I57]);&quot;00&quot;)&amp;&quot;_&quot;&amp;[.H57]" office:value-type="string" office:string-value="S01E02_20141212_0135_Während du schliefst" calcext:value-type="string">
            <text:p>S01E02_20141212_0135_Während du schliefst</text:p>
          </table:table-cell>
          <table:table-cell table:formula="of:=&quot;&quot;&amp;YEAR([.B57])&amp;TEXT( MONTH([.B57]);&quot;00&quot;)&amp; TEXT(DAY([.B57]);&quot;00&quot;) &amp; &quot;_&quot; &amp; TEXT(HOUR([.I57]);&quot;00&quot;)&amp;TEXT(MINUTE([.I57]);&quot;00&quot;)" office:value-type="string" office:string-value="20141212_0135" calcext:value-type="string">
            <text:p>20141212_0135</text:p>
          </table:table-cell>
          <table:table-cell table:style-name="ce10" table:formula="of:=VLOOKUP([.K57];[dateinamen.$A$1:.$B$94];2;0)" office:value-type="string" office:string-value="#N/A" calcext:value-type="error">
            <text:p>#N/A</text:p>
          </table:table-cell>
          <table:table-cell table:formula="of:=IF(LEFT([.J57];6)&lt;&gt;LEFT([.L57];6);LEFT([.J57];6) &amp; MID([.L57];7;LEN([.L5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2-14" calcext:value-type="date">
            <text:p>14.12.14</text:p>
          </table:table-cell>
          <table:table-cell table:style-name="ce5" office:value-type="string" calcext:value-type="string">
            <text:p>00:20–01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Ein aussichtsloser Fall</text:p>
          </table:table-cell>
          <table:table-cell table:style-name="ce9" table:formula="of:=TIMEVALUE(LEFT([.C58];5))" office:value-type="time" office:time-value="PT00H20M00S" calcext:value-type="time">
            <text:p>00:20</text:p>
          </table:table-cell>
          <table:table-cell table:formula="of:=&quot;S01&quot;&amp;&quot;E&quot;&amp;TEXT(INT([.G58]);&quot;00&quot;)&amp;&quot;_&quot;&amp;YEAR([.B58])&amp;TEXT(MONTH([.B58]);&quot;00&quot;)&amp;TEXT(DAY([.B58]);&quot;00&quot;) &amp; &quot;_&quot; &amp; TEXT(HOUR([.I58]);&quot;00&quot;) &amp; TEXT(MINUTE([.I58]);&quot;00&quot;)&amp;&quot;_&quot;&amp;[.H58]" office:value-type="string" office:string-value="S01E01_20141214_0020_Ein aussichtsloser Fall" calcext:value-type="string">
            <text:p>S01E01_20141214_0020_Ein aussichtsloser Fall</text:p>
          </table:table-cell>
          <table:table-cell table:formula="of:=&quot;&quot;&amp;YEAR([.B58])&amp;TEXT( MONTH([.B58]);&quot;00&quot;)&amp; TEXT(DAY([.B58]);&quot;00&quot;) &amp; &quot;_&quot; &amp; TEXT(HOUR([.I58]);&quot;00&quot;)&amp;TEXT(MINUTE([.I58]);&quot;00&quot;)" office:value-type="string" office:string-value="20141214_0020" calcext:value-type="string">
            <text:p>20141214_0020</text:p>
          </table:table-cell>
          <table:table-cell table:style-name="ce10" table:formula="of:=VLOOKUP([.K58];[dateinamen.$A$1:.$B$94];2;0)" office:value-type="string" office:string-value="#N/A" calcext:value-type="error">
            <text:p>#N/A</text:p>
          </table:table-cell>
          <table:table-cell table:formula="of:=IF(LEFT([.J58];6)&lt;&gt;LEFT([.L58];6);LEFT([.J58];6) &amp; MID([.L58];7;LEN([.L5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2-14" calcext:value-type="date">
            <text:p>14.12.14</text:p>
          </table:table-cell>
          <table:table-cell table:style-name="ce5" office:value-type="string" calcext:value-type="string">
            <text:p>01:05–01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Während du schliefst</text:p>
          </table:table-cell>
          <table:table-cell table:style-name="ce9" table:formula="of:=TIMEVALUE(LEFT([.C59];5))" office:value-type="time" office:time-value="PT01H05M00S" calcext:value-type="time">
            <text:p>01:05</text:p>
          </table:table-cell>
          <table:table-cell table:formula="of:=&quot;S01&quot;&amp;&quot;E&quot;&amp;TEXT(INT([.G59]);&quot;00&quot;)&amp;&quot;_&quot;&amp;YEAR([.B59])&amp;TEXT(MONTH([.B59]);&quot;00&quot;)&amp;TEXT(DAY([.B59]);&quot;00&quot;) &amp; &quot;_&quot; &amp; TEXT(HOUR([.I59]);&quot;00&quot;) &amp; TEXT(MINUTE([.I59]);&quot;00&quot;)&amp;&quot;_&quot;&amp;[.H59]" office:value-type="string" office:string-value="S01E02_20141214_0105_Während du schliefst" calcext:value-type="string">
            <text:p>S01E02_20141214_0105_Während du schliefst</text:p>
          </table:table-cell>
          <table:table-cell table:formula="of:=&quot;&quot;&amp;YEAR([.B59])&amp;TEXT( MONTH([.B59]);&quot;00&quot;)&amp; TEXT(DAY([.B59]);&quot;00&quot;) &amp; &quot;_&quot; &amp; TEXT(HOUR([.I59]);&quot;00&quot;)&amp;TEXT(MINUTE([.I59]);&quot;00&quot;)" office:value-type="string" office:string-value="20141214_0105" calcext:value-type="string">
            <text:p>20141214_0105</text:p>
          </table:table-cell>
          <table:table-cell table:style-name="ce10" table:formula="of:=VLOOKUP([.K59];[dateinamen.$A$1:.$B$94];2;0)" office:value-type="string" office:string-value="#N/A" calcext:value-type="error">
            <text:p>#N/A</text:p>
          </table:table-cell>
          <table:table-cell table:formula="of:=IF(LEFT([.J59];6)&lt;&gt;LEFT([.L59];6);LEFT([.J59];6) &amp; MID([.L59];7;LEN([.L5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2-16" calcext:value-type="date">
            <text:p>16.12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Ein aussichtsloser Fall</text:p>
          </table:table-cell>
          <table:table-cell table:style-name="ce9" table:formula="of:=TIMEVALUE(LEFT([.C60];5))" office:value-type="time" office:time-value="PT23H50M00S" calcext:value-type="time">
            <text:p>23:50</text:p>
          </table:table-cell>
          <table:table-cell table:formula="of:=&quot;S01&quot;&amp;&quot;E&quot;&amp;TEXT(INT([.G60]);&quot;00&quot;)&amp;&quot;_&quot;&amp;YEAR([.B60])&amp;TEXT(MONTH([.B60]);&quot;00&quot;)&amp;TEXT(DAY([.B60]);&quot;00&quot;) &amp; &quot;_&quot; &amp; TEXT(HOUR([.I60]);&quot;00&quot;) &amp; TEXT(MINUTE([.I60]);&quot;00&quot;)&amp;&quot;_&quot;&amp;[.H60]" office:value-type="string" office:string-value="S01E01_20141216_2350_Ein aussichtsloser Fall" calcext:value-type="string">
            <text:p>S01E01_20141216_2350_Ein aussichtsloser Fall</text:p>
          </table:table-cell>
          <table:table-cell table:formula="of:=&quot;&quot;&amp;YEAR([.B60])&amp;TEXT( MONTH([.B60]);&quot;00&quot;)&amp; TEXT(DAY([.B60]);&quot;00&quot;) &amp; &quot;_&quot; &amp; TEXT(HOUR([.I60]);&quot;00&quot;)&amp;TEXT(MINUTE([.I60]);&quot;00&quot;)" office:value-type="string" office:string-value="20141216_2350" calcext:value-type="string">
            <text:p>20141216_2350</text:p>
          </table:table-cell>
          <table:table-cell table:style-name="ce10" table:formula="of:=VLOOKUP([.K60];[dateinamen.$A$1:.$B$94];2;0)" office:value-type="string" office:string-value="#N/A" calcext:value-type="error">
            <text:p>#N/A</text:p>
          </table:table-cell>
          <table:table-cell table:formula="of:=IF(LEFT([.J60];6)&lt;&gt;LEFT([.L60];6);LEFT([.J60];6) &amp; MID([.L60];7;LEN([.L6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17" calcext:value-type="date">
            <text:p>17.12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string" calcext:value-type="string">
            <text:p>Während du schliefst</text:p>
          </table:table-cell>
          <table:table-cell table:style-name="ce9" table:formula="of:=TIMEVALUE(LEFT([.C61];5))" office:value-type="time" office:time-value="PT00H35M00S" calcext:value-type="time">
            <text:p>00:35</text:p>
          </table:table-cell>
          <table:table-cell table:formula="of:=&quot;S01&quot;&amp;&quot;E&quot;&amp;TEXT(INT([.G61]);&quot;00&quot;)&amp;&quot;_&quot;&amp;YEAR([.B61])&amp;TEXT(MONTH([.B61]);&quot;00&quot;)&amp;TEXT(DAY([.B61]);&quot;00&quot;) &amp; &quot;_&quot; &amp; TEXT(HOUR([.I61]);&quot;00&quot;) &amp; TEXT(MINUTE([.I61]);&quot;00&quot;)&amp;&quot;_&quot;&amp;[.H61]" office:value-type="string" office:string-value="S01E02_20141217_0035_Während du schliefst" calcext:value-type="string">
            <text:p>S01E02_20141217_0035_Während du schliefst</text:p>
          </table:table-cell>
          <table:table-cell table:formula="of:=&quot;&quot;&amp;YEAR([.B61])&amp;TEXT( MONTH([.B61]);&quot;00&quot;)&amp; TEXT(DAY([.B61]);&quot;00&quot;) &amp; &quot;_&quot; &amp; TEXT(HOUR([.I61]);&quot;00&quot;)&amp;TEXT(MINUTE([.I61]);&quot;00&quot;)" office:value-type="string" office:string-value="20141217_0035" calcext:value-type="string">
            <text:p>20141217_0035</text:p>
          </table:table-cell>
          <table:table-cell table:style-name="ce10" table:formula="of:=VLOOKUP([.K61];[dateinamen.$A$1:.$B$94];2;0)" office:value-type="string" office:string-value="#N/A" calcext:value-type="error">
            <text:p>#N/A</text:p>
          </table:table-cell>
          <table:table-cell table:formula="of:=IF(LEFT([.J61];6)&lt;&gt;LEFT([.L61];6);LEFT([.J61];6) &amp; MID([.L61];7;LEN([.L6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17" calcext:value-type="date">
            <text:p>17.12.14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string" calcext:value-type="string">
            <text:p>Der Ballonmann</text:p>
          </table:table-cell>
          <table:table-cell table:style-name="ce9" table:formula="of:=TIMEVALUE(LEFT([.C62];5))" office:value-type="time" office:time-value="PT20H15M00S" calcext:value-type="time">
            <text:p>20:15</text:p>
          </table:table-cell>
          <table:table-cell table:formula="of:=&quot;S01&quot;&amp;&quot;E&quot;&amp;TEXT(INT([.G62]);&quot;00&quot;)&amp;&quot;_&quot;&amp;YEAR([.B62])&amp;TEXT(MONTH([.B62]);&quot;00&quot;)&amp;TEXT(DAY([.B62]);&quot;00&quot;) &amp; &quot;_&quot; &amp; TEXT(HOUR([.I62]);&quot;00&quot;) &amp; TEXT(MINUTE([.I62]);&quot;00&quot;)&amp;&quot;_&quot;&amp;[.H62]" office:value-type="string" office:string-value="S01E03_20141217_2015_Der Ballonmann" calcext:value-type="string">
            <text:p>S01E03_20141217_2015_Der Ballonmann</text:p>
          </table:table-cell>
          <table:table-cell table:formula="of:=&quot;&quot;&amp;YEAR([.B62])&amp;TEXT( MONTH([.B62]);&quot;00&quot;)&amp; TEXT(DAY([.B62]);&quot;00&quot;) &amp; &quot;_&quot; &amp; TEXT(HOUR([.I62]);&quot;00&quot;)&amp;TEXT(MINUTE([.I62]);&quot;00&quot;)" office:value-type="string" office:string-value="20141217_2015" calcext:value-type="string">
            <text:p>20141217_2015</text:p>
          </table:table-cell>
          <table:table-cell table:style-name="ce10" table:formula="of:=VLOOKUP([.K62];[dateinamen.$A$1:.$B$94];2;0)" office:value-type="string" office:string-value="#N/A" calcext:value-type="error">
            <text:p>#N/A</text:p>
          </table:table-cell>
          <table:table-cell table:formula="of:=IF(LEFT([.J62];6)&lt;&gt;LEFT([.L62];6);LEFT([.J62];6) &amp; MID([.L62];7;LEN([.L6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17" calcext:value-type="date">
            <text:p>17.12.14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Konkurrenzkampf</text:p>
          </table:table-cell>
          <table:table-cell table:style-name="ce9" table:formula="of:=TIMEVALUE(LEFT([.C63];5))" office:value-type="time" office:time-value="PT21H00M00S" calcext:value-type="time">
            <text:p>21:00</text:p>
          </table:table-cell>
          <table:table-cell table:formula="of:=&quot;S01&quot;&amp;&quot;E&quot;&amp;TEXT(INT([.G63]);&quot;00&quot;)&amp;&quot;_&quot;&amp;YEAR([.B63])&amp;TEXT(MONTH([.B63]);&quot;00&quot;)&amp;TEXT(DAY([.B63]);&quot;00&quot;) &amp; &quot;_&quot; &amp; TEXT(HOUR([.I63]);&quot;00&quot;) &amp; TEXT(MINUTE([.I63]);&quot;00&quot;)&amp;&quot;_&quot;&amp;[.H63]" office:value-type="string" office:string-value="S01E04_20141217_2100_Konkurrenzkampf" calcext:value-type="string">
            <text:p>S01E04_20141217_2100_Konkurrenzkampf</text:p>
          </table:table-cell>
          <table:table-cell table:formula="of:=&quot;&quot;&amp;YEAR([.B63])&amp;TEXT( MONTH([.B63]);&quot;00&quot;)&amp; TEXT(DAY([.B63]);&quot;00&quot;) &amp; &quot;_&quot; &amp; TEXT(HOUR([.I63]);&quot;00&quot;)&amp;TEXT(MINUTE([.I63]);&quot;00&quot;)" office:value-type="string" office:string-value="20141217_2100" calcext:value-type="string">
            <text:p>20141217_2100</text:p>
          </table:table-cell>
          <table:table-cell table:style-name="ce10" table:formula="of:=VLOOKUP([.K63];[dateinamen.$A$1:.$B$94];2;0)" office:value-type="string" office:string-value="#N/A" calcext:value-type="error">
            <text:p>#N/A</text:p>
          </table:table-cell>
          <table:table-cell table:formula="of:=IF(LEFT([.J63];6)&lt;&gt;LEFT([.L63];6);LEFT([.J63];6) &amp; MID([.L63];7;LEN([.L6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2-19" calcext:value-type="date">
            <text:p>19.12.14</text:p>
          </table:table-cell>
          <table:table-cell table:style-name="ce5" office:value-type="string" calcext:value-type="string">
            <text:p>00:05–00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string" calcext:value-type="string">
            <text:p>Der Ballonmann</text:p>
          </table:table-cell>
          <table:table-cell table:style-name="ce9" table:formula="of:=TIMEVALUE(LEFT([.C64];5))" office:value-type="time" office:time-value="PT00H05M00S" calcext:value-type="time">
            <text:p>00:05</text:p>
          </table:table-cell>
          <table:table-cell table:formula="of:=&quot;S01&quot;&amp;&quot;E&quot;&amp;TEXT(INT([.G64]);&quot;00&quot;)&amp;&quot;_&quot;&amp;YEAR([.B64])&amp;TEXT(MONTH([.B64]);&quot;00&quot;)&amp;TEXT(DAY([.B64]);&quot;00&quot;) &amp; &quot;_&quot; &amp; TEXT(HOUR([.I64]);&quot;00&quot;) &amp; TEXT(MINUTE([.I64]);&quot;00&quot;)&amp;&quot;_&quot;&amp;[.H64]" office:value-type="string" office:string-value="S01E03_20141219_0005_Der Ballonmann" calcext:value-type="string">
            <text:p>S01E03_20141219_0005_Der Ballonmann</text:p>
          </table:table-cell>
          <table:table-cell table:formula="of:=&quot;&quot;&amp;YEAR([.B64])&amp;TEXT( MONTH([.B64]);&quot;00&quot;)&amp; TEXT(DAY([.B64]);&quot;00&quot;) &amp; &quot;_&quot; &amp; TEXT(HOUR([.I64]);&quot;00&quot;)&amp;TEXT(MINUTE([.I64]);&quot;00&quot;)" office:value-type="string" office:string-value="20141219_0005" calcext:value-type="string">
            <text:p>20141219_0005</text:p>
          </table:table-cell>
          <table:table-cell table:style-name="ce10" table:formula="of:=VLOOKUP([.K64];[dateinamen.$A$1:.$B$94];2;0)" office:value-type="string" office:string-value="#N/A" calcext:value-type="error">
            <text:p>#N/A</text:p>
          </table:table-cell>
          <table:table-cell table:formula="of:=IF(LEFT([.J64];6)&lt;&gt;LEFT([.L64];6);LEFT([.J64];6) &amp; MID([.L64];7;LEN([.L6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4-12-19" calcext:value-type="date">
            <text:p>19.12.14</text:p>
          </table:table-cell>
          <table:table-cell table:style-name="ce5" office:value-type="string" calcext:value-type="string">
            <text:p>00:45–01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Konkurrenzkampf</text:p>
          </table:table-cell>
          <table:table-cell table:style-name="ce9" table:formula="of:=TIMEVALUE(LEFT([.C65];5))" office:value-type="time" office:time-value="PT00H45M00S" calcext:value-type="time">
            <text:p>00:45</text:p>
          </table:table-cell>
          <table:table-cell table:formula="of:=&quot;S01&quot;&amp;&quot;E&quot;&amp;TEXT(INT([.G65]);&quot;00&quot;)&amp;&quot;_&quot;&amp;YEAR([.B65])&amp;TEXT(MONTH([.B65]);&quot;00&quot;)&amp;TEXT(DAY([.B65]);&quot;00&quot;) &amp; &quot;_&quot; &amp; TEXT(HOUR([.I65]);&quot;00&quot;) &amp; TEXT(MINUTE([.I65]);&quot;00&quot;)&amp;&quot;_&quot;&amp;[.H65]" office:value-type="string" office:string-value="S01E04_20141219_0045_Konkurrenzkampf" calcext:value-type="string">
            <text:p>S01E04_20141219_0045_Konkurrenzkampf</text:p>
          </table:table-cell>
          <table:table-cell table:formula="of:=&quot;&quot;&amp;YEAR([.B65])&amp;TEXT( MONTH([.B65]);&quot;00&quot;)&amp; TEXT(DAY([.B65]);&quot;00&quot;) &amp; &quot;_&quot; &amp; TEXT(HOUR([.I65]);&quot;00&quot;)&amp;TEXT(MINUTE([.I65]);&quot;00&quot;)" office:value-type="string" office:string-value="20141219_0045" calcext:value-type="string">
            <text:p>20141219_0045</text:p>
          </table:table-cell>
          <table:table-cell table:style-name="ce10" table:formula="of:=VLOOKUP([.K65];[dateinamen.$A$1:.$B$94];2;0)" office:value-type="string" office:string-value="#N/A" calcext:value-type="error">
            <text:p>#N/A</text:p>
          </table:table-cell>
          <table:table-cell table:formula="of:=IF(LEFT([.J65];6)&lt;&gt;LEFT([.L65];6);LEFT([.J65];6) &amp; MID([.L65];7;LEN([.L6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4-12-20" calcext:value-type="date">
            <text:p>20.12.14</text:p>
          </table:table-cell>
          <table:table-cell table:style-name="ce5" office:value-type="string" calcext:value-type="string">
            <text:p>23:55–00:4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string" calcext:value-type="string">
            <text:p>Der Ballonmann</text:p>
          </table:table-cell>
          <table:table-cell table:style-name="ce9" table:formula="of:=TIMEVALUE(LEFT([.C66];5))" office:value-type="time" office:time-value="PT23H55M00S" calcext:value-type="time">
            <text:p>23:55</text:p>
          </table:table-cell>
          <table:table-cell table:formula="of:=&quot;S01&quot;&amp;&quot;E&quot;&amp;TEXT(INT([.G66]);&quot;00&quot;)&amp;&quot;_&quot;&amp;YEAR([.B66])&amp;TEXT(MONTH([.B66]);&quot;00&quot;)&amp;TEXT(DAY([.B66]);&quot;00&quot;) &amp; &quot;_&quot; &amp; TEXT(HOUR([.I66]);&quot;00&quot;) &amp; TEXT(MINUTE([.I66]);&quot;00&quot;)&amp;&quot;_&quot;&amp;[.H66]" office:value-type="string" office:string-value="S01E03_20141220_2355_Der Ballonmann" calcext:value-type="string">
            <text:p>S01E03_20141220_2355_Der Ballonmann</text:p>
          </table:table-cell>
          <table:table-cell table:formula="of:=&quot;&quot;&amp;YEAR([.B66])&amp;TEXT( MONTH([.B66]);&quot;00&quot;)&amp; TEXT(DAY([.B66]);&quot;00&quot;) &amp; &quot;_&quot; &amp; TEXT(HOUR([.I66]);&quot;00&quot;)&amp;TEXT(MINUTE([.I66]);&quot;00&quot;)" office:value-type="string" office:string-value="20141220_2355" calcext:value-type="string">
            <text:p>20141220_2355</text:p>
          </table:table-cell>
          <table:table-cell table:style-name="ce10" table:formula="of:=VLOOKUP([.K66];[dateinamen.$A$1:.$B$94];2;0)" office:value-type="string" office:string-value="#N/A" calcext:value-type="error">
            <text:p>#N/A</text:p>
          </table:table-cell>
          <table:table-cell table:formula="of:=IF(LEFT([.J66];6)&lt;&gt;LEFT([.L66];6);LEFT([.J66];6) &amp; MID([.L66];7;LEN([.L6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4-12-21" calcext:value-type="date">
            <text:p>21.12.14</text:p>
          </table:table-cell>
          <table:table-cell table:style-name="ce5" office:value-type="string" calcext:value-type="string">
            <text:p>00:40–01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Konkurrenzkampf</text:p>
          </table:table-cell>
          <table:table-cell table:style-name="ce9" table:formula="of:=TIMEVALUE(LEFT([.C67];5))" office:value-type="time" office:time-value="PT00H40M00S" calcext:value-type="time">
            <text:p>00:40</text:p>
          </table:table-cell>
          <table:table-cell table:formula="of:=&quot;S01&quot;&amp;&quot;E&quot;&amp;TEXT(INT([.G67]);&quot;00&quot;)&amp;&quot;_&quot;&amp;YEAR([.B67])&amp;TEXT(MONTH([.B67]);&quot;00&quot;)&amp;TEXT(DAY([.B67]);&quot;00&quot;) &amp; &quot;_&quot; &amp; TEXT(HOUR([.I67]);&quot;00&quot;) &amp; TEXT(MINUTE([.I67]);&quot;00&quot;)&amp;&quot;_&quot;&amp;[.H67]" office:value-type="string" office:string-value="S01E04_20141221_0040_Konkurrenzkampf" calcext:value-type="string">
            <text:p>S01E04_20141221_0040_Konkurrenzkampf</text:p>
          </table:table-cell>
          <table:table-cell table:formula="of:=&quot;&quot;&amp;YEAR([.B67])&amp;TEXT( MONTH([.B67]);&quot;00&quot;)&amp; TEXT(DAY([.B67]);&quot;00&quot;) &amp; &quot;_&quot; &amp; TEXT(HOUR([.I67]);&quot;00&quot;)&amp;TEXT(MINUTE([.I67]);&quot;00&quot;)" office:value-type="string" office:string-value="20141221_0040" calcext:value-type="string">
            <text:p>20141221_0040</text:p>
          </table:table-cell>
          <table:table-cell table:style-name="ce10" table:formula="of:=VLOOKUP([.K67];[dateinamen.$A$1:.$B$94];2;0)" office:value-type="string" office:string-value="#N/A" calcext:value-type="error">
            <text:p>#N/A</text:p>
          </table:table-cell>
          <table:table-cell table:formula="of:=IF(LEFT([.J67];6)&lt;&gt;LEFT([.L67];6);LEFT([.J67];6) &amp; MID([.L67];7;LEN([.L6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4-12-23" calcext:value-type="date">
            <text:p>23.12.14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string" calcext:value-type="string">
            <text:p>Der Ballonmann</text:p>
          </table:table-cell>
          <table:table-cell table:style-name="ce9" table:formula="of:=TIMEVALUE(LEFT([.C68];5))" office:value-type="time" office:time-value="PT23H50M00S" calcext:value-type="time">
            <text:p>23:50</text:p>
          </table:table-cell>
          <table:table-cell table:formula="of:=&quot;S01&quot;&amp;&quot;E&quot;&amp;TEXT(INT([.G68]);&quot;00&quot;)&amp;&quot;_&quot;&amp;YEAR([.B68])&amp;TEXT(MONTH([.B68]);&quot;00&quot;)&amp;TEXT(DAY([.B68]);&quot;00&quot;) &amp; &quot;_&quot; &amp; TEXT(HOUR([.I68]);&quot;00&quot;) &amp; TEXT(MINUTE([.I68]);&quot;00&quot;)&amp;&quot;_&quot;&amp;[.H68]" office:value-type="string" office:string-value="S01E03_20141223_2350_Der Ballonmann" calcext:value-type="string">
            <text:p>S01E03_20141223_2350_Der Ballonmann</text:p>
          </table:table-cell>
          <table:table-cell table:formula="of:=&quot;&quot;&amp;YEAR([.B68])&amp;TEXT( MONTH([.B68]);&quot;00&quot;)&amp; TEXT(DAY([.B68]);&quot;00&quot;) &amp; &quot;_&quot; &amp; TEXT(HOUR([.I68]);&quot;00&quot;)&amp;TEXT(MINUTE([.I68]);&quot;00&quot;)" office:value-type="string" office:string-value="20141223_2350" calcext:value-type="string">
            <text:p>20141223_2350</text:p>
          </table:table-cell>
          <table:table-cell table:style-name="ce10" table:formula="of:=VLOOKUP([.K68];[dateinamen.$A$1:.$B$94];2;0)" office:value-type="string" office:string-value="#N/A" calcext:value-type="error">
            <text:p>#N/A</text:p>
          </table:table-cell>
          <table:table-cell table:formula="of:=IF(LEFT([.J68];6)&lt;&gt;LEFT([.L68];6);LEFT([.J68];6) &amp; MID([.L68];7;LEN([.L6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4-12-24" calcext:value-type="date">
            <text:p>24.12.14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Konkurrenzkampf</text:p>
          </table:table-cell>
          <table:table-cell table:style-name="ce9" table:formula="of:=TIMEVALUE(LEFT([.C69];5))" office:value-type="time" office:time-value="PT00H35M00S" calcext:value-type="time">
            <text:p>00:35</text:p>
          </table:table-cell>
          <table:table-cell table:formula="of:=&quot;S01&quot;&amp;&quot;E&quot;&amp;TEXT(INT([.G69]);&quot;00&quot;)&amp;&quot;_&quot;&amp;YEAR([.B69])&amp;TEXT(MONTH([.B69]);&quot;00&quot;)&amp;TEXT(DAY([.B69]);&quot;00&quot;) &amp; &quot;_&quot; &amp; TEXT(HOUR([.I69]);&quot;00&quot;) &amp; TEXT(MINUTE([.I69]);&quot;00&quot;)&amp;&quot;_&quot;&amp;[.H69]" office:value-type="string" office:string-value="S01E04_20141224_0035_Konkurrenzkampf" calcext:value-type="string">
            <text:p>S01E04_20141224_0035_Konkurrenzkampf</text:p>
          </table:table-cell>
          <table:table-cell table:formula="of:=&quot;&quot;&amp;YEAR([.B69])&amp;TEXT( MONTH([.B69]);&quot;00&quot;)&amp; TEXT(DAY([.B69]);&quot;00&quot;) &amp; &quot;_&quot; &amp; TEXT(HOUR([.I69]);&quot;00&quot;)&amp;TEXT(MINUTE([.I69]);&quot;00&quot;)" office:value-type="string" office:string-value="20141224_0035" calcext:value-type="string">
            <text:p>20141224_0035</text:p>
          </table:table-cell>
          <table:table-cell table:style-name="ce10" table:formula="of:=VLOOKUP([.K69];[dateinamen.$A$1:.$B$94];2;0)" office:value-type="string" office:string-value="#N/A" calcext:value-type="error">
            <text:p>#N/A</text:p>
          </table:table-cell>
          <table:table-cell table:formula="of:=IF(LEFT([.J69];6)&lt;&gt;LEFT([.L69];6);LEFT([.J69];6) &amp; MID([.L69];7;LEN([.L6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07" calcext:value-type="date">
            <text:p>07.01.15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Todesengel</text:p>
          </table:table-cell>
          <table:table-cell table:style-name="ce9" table:formula="of:=TIMEVALUE(LEFT([.C70];5))" office:value-type="time" office:time-value="PT20H15M00S" calcext:value-type="time">
            <text:p>20:15</text:p>
          </table:table-cell>
          <table:table-cell table:formula="of:=&quot;S01&quot;&amp;&quot;E&quot;&amp;TEXT(INT([.G70]);&quot;00&quot;)&amp;&quot;_&quot;&amp;YEAR([.B70])&amp;TEXT(MONTH([.B70]);&quot;00&quot;)&amp;TEXT(DAY([.B70]);&quot;00&quot;) &amp; &quot;_&quot; &amp; TEXT(HOUR([.I70]);&quot;00&quot;) &amp; TEXT(MINUTE([.I70]);&quot;00&quot;)&amp;&quot;_&quot;&amp;[.H70]" office:value-type="string" office:string-value="S01E05_20150107_2015_Todesengel" calcext:value-type="string">
            <text:p>S01E05_20150107_2015_Todesengel</text:p>
          </table:table-cell>
          <table:table-cell table:formula="of:=&quot;&quot;&amp;YEAR([.B70])&amp;TEXT( MONTH([.B70]);&quot;00&quot;)&amp; TEXT(DAY([.B70]);&quot;00&quot;) &amp; &quot;_&quot; &amp; TEXT(HOUR([.I70]);&quot;00&quot;)&amp;TEXT(MINUTE([.I70]);&quot;00&quot;)" office:value-type="string" office:string-value="20150107_2015" calcext:value-type="string">
            <text:p>20150107_2015</text:p>
          </table:table-cell>
          <table:table-cell table:style-name="ce10" table:formula="of:=VLOOKUP([.K70];[dateinamen.$A$1:.$B$94];2;0)" office:value-type="string" office:string-value="#N/A" calcext:value-type="error">
            <text:p>#N/A</text:p>
          </table:table-cell>
          <table:table-cell table:formula="of:=IF(LEFT([.J70];6)&lt;&gt;LEFT([.L70];6);LEFT([.J70];6) &amp; MID([.L70];7;LEN([.L7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07" calcext:value-type="date">
            <text:p>07.01.15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string" calcext:value-type="string">
            <text:p>Spuren im Sand</text:p>
          </table:table-cell>
          <table:table-cell table:style-name="ce9" table:formula="of:=TIMEVALUE(LEFT([.C71];5))" office:value-type="time" office:time-value="PT21H00M00S" calcext:value-type="time">
            <text:p>21:00</text:p>
          </table:table-cell>
          <table:table-cell table:formula="of:=&quot;S01&quot;&amp;&quot;E&quot;&amp;TEXT(INT([.G71]);&quot;00&quot;)&amp;&quot;_&quot;&amp;YEAR([.B71])&amp;TEXT(MONTH([.B71]);&quot;00&quot;)&amp;TEXT(DAY([.B71]);&quot;00&quot;) &amp; &quot;_&quot; &amp; TEXT(HOUR([.I71]);&quot;00&quot;) &amp; TEXT(MINUTE([.I71]);&quot;00&quot;)&amp;&quot;_&quot;&amp;[.H71]" office:value-type="string" office:string-value="S01E06_20150107_2100_Spuren im Sand" calcext:value-type="string">
            <text:p>S01E06_20150107_2100_Spuren im Sand</text:p>
          </table:table-cell>
          <table:table-cell table:formula="of:=&quot;&quot;&amp;YEAR([.B71])&amp;TEXT( MONTH([.B71]);&quot;00&quot;)&amp; TEXT(DAY([.B71]);&quot;00&quot;) &amp; &quot;_&quot; &amp; TEXT(HOUR([.I71]);&quot;00&quot;)&amp;TEXT(MINUTE([.I71]);&quot;00&quot;)" office:value-type="string" office:string-value="20150107_2100" calcext:value-type="string">
            <text:p>20150107_2100</text:p>
          </table:table-cell>
          <table:table-cell table:style-name="ce10" table:formula="of:=VLOOKUP([.K71];[dateinamen.$A$1:.$B$94];2;0)" office:value-type="string" office:string-value="#N/A" calcext:value-type="error">
            <text:p>#N/A</text:p>
          </table:table-cell>
          <table:table-cell table:formula="of:=IF(LEFT([.J71];6)&lt;&gt;LEFT([.L71];6);LEFT([.J71];6) &amp; MID([.L71];7;LEN([.L7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1-09" calcext:value-type="date">
            <text:p>09.01.15</text:p>
          </table:table-cell>
          <table:table-cell table:style-name="ce5" office:value-type="string" calcext:value-type="string">
            <text:p>00:45–01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Todesengel</text:p>
          </table:table-cell>
          <table:table-cell table:style-name="ce9" table:formula="of:=TIMEVALUE(LEFT([.C72];5))" office:value-type="time" office:time-value="PT00H45M00S" calcext:value-type="time">
            <text:p>00:45</text:p>
          </table:table-cell>
          <table:table-cell table:formula="of:=&quot;S01&quot;&amp;&quot;E&quot;&amp;TEXT(INT([.G72]);&quot;00&quot;)&amp;&quot;_&quot;&amp;YEAR([.B72])&amp;TEXT(MONTH([.B72]);&quot;00&quot;)&amp;TEXT(DAY([.B72]);&quot;00&quot;) &amp; &quot;_&quot; &amp; TEXT(HOUR([.I72]);&quot;00&quot;) &amp; TEXT(MINUTE([.I72]);&quot;00&quot;)&amp;&quot;_&quot;&amp;[.H72]" office:value-type="string" office:string-value="S01E05_20150109_0045_Todesengel" calcext:value-type="string">
            <text:p>S01E05_20150109_0045_Todesengel</text:p>
          </table:table-cell>
          <table:table-cell table:formula="of:=&quot;&quot;&amp;YEAR([.B72])&amp;TEXT( MONTH([.B72]);&quot;00&quot;)&amp; TEXT(DAY([.B72]);&quot;00&quot;) &amp; &quot;_&quot; &amp; TEXT(HOUR([.I72]);&quot;00&quot;)&amp;TEXT(MINUTE([.I72]);&quot;00&quot;)" office:value-type="string" office:string-value="20150109_0045" calcext:value-type="string">
            <text:p>20150109_0045</text:p>
          </table:table-cell>
          <table:table-cell table:style-name="ce10" table:formula="of:=VLOOKUP([.K72];[dateinamen.$A$1:.$B$94];2;0)" office:value-type="string" office:string-value="#N/A" calcext:value-type="error">
            <text:p>#N/A</text:p>
          </table:table-cell>
          <table:table-cell table:formula="of:=IF(LEFT([.J72];6)&lt;&gt;LEFT([.L72];6);LEFT([.J72];6) &amp; MID([.L72];7;LEN([.L7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1-09" calcext:value-type="date">
            <text:p>09.01.15</text:p>
          </table:table-cell>
          <table:table-cell table:style-name="ce5" office:value-type="string" calcext:value-type="string">
            <text:p>01:30–02:1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string" calcext:value-type="string">
            <text:p>Spuren im Sand</text:p>
          </table:table-cell>
          <table:table-cell table:style-name="ce9" table:formula="of:=TIMEVALUE(LEFT([.C73];5))" office:value-type="time" office:time-value="PT01H30M00S" calcext:value-type="time">
            <text:p>01:30</text:p>
          </table:table-cell>
          <table:table-cell table:formula="of:=&quot;S01&quot;&amp;&quot;E&quot;&amp;TEXT(INT([.G73]);&quot;00&quot;)&amp;&quot;_&quot;&amp;YEAR([.B73])&amp;TEXT(MONTH([.B73]);&quot;00&quot;)&amp;TEXT(DAY([.B73]);&quot;00&quot;) &amp; &quot;_&quot; &amp; TEXT(HOUR([.I73]);&quot;00&quot;) &amp; TEXT(MINUTE([.I73]);&quot;00&quot;)&amp;&quot;_&quot;&amp;[.H73]" office:value-type="string" office:string-value="S01E06_20150109_0130_Spuren im Sand" calcext:value-type="string">
            <text:p>S01E06_20150109_0130_Spuren im Sand</text:p>
          </table:table-cell>
          <table:table-cell table:formula="of:=&quot;&quot;&amp;YEAR([.B73])&amp;TEXT( MONTH([.B73]);&quot;00&quot;)&amp; TEXT(DAY([.B73]);&quot;00&quot;) &amp; &quot;_&quot; &amp; TEXT(HOUR([.I73]);&quot;00&quot;)&amp;TEXT(MINUTE([.I73]);&quot;00&quot;)" office:value-type="string" office:string-value="20150109_0130" calcext:value-type="string">
            <text:p>20150109_0130</text:p>
          </table:table-cell>
          <table:table-cell table:style-name="ce10" table:formula="of:=VLOOKUP([.K73];[dateinamen.$A$1:.$B$94];2;0)" office:value-type="string" office:string-value="#N/A" calcext:value-type="error">
            <text:p>#N/A</text:p>
          </table:table-cell>
          <table:table-cell table:formula="of:=IF(LEFT([.J73];6)&lt;&gt;LEFT([.L73];6);LEFT([.J73];6) &amp; MID([.L73];7;LEN([.L7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1-11" calcext:value-type="date">
            <text:p>11.01.15</text:p>
          </table:table-cell>
          <table:table-cell table:style-name="ce5" office:value-type="string" calcext:value-type="string">
            <text:p>00:25–01:1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Todesengel</text:p>
          </table:table-cell>
          <table:table-cell table:style-name="ce9" table:formula="of:=TIMEVALUE(LEFT([.C74];5))" office:value-type="time" office:time-value="PT00H25M00S" calcext:value-type="time">
            <text:p>00:25</text:p>
          </table:table-cell>
          <table:table-cell table:formula="of:=&quot;S01&quot;&amp;&quot;E&quot;&amp;TEXT(INT([.G74]);&quot;00&quot;)&amp;&quot;_&quot;&amp;YEAR([.B74])&amp;TEXT(MONTH([.B74]);&quot;00&quot;)&amp;TEXT(DAY([.B74]);&quot;00&quot;) &amp; &quot;_&quot; &amp; TEXT(HOUR([.I74]);&quot;00&quot;) &amp; TEXT(MINUTE([.I74]);&quot;00&quot;)&amp;&quot;_&quot;&amp;[.H74]" office:value-type="string" office:string-value="S01E05_20150111_0025_Todesengel" calcext:value-type="string">
            <text:p>S01E05_20150111_0025_Todesengel</text:p>
          </table:table-cell>
          <table:table-cell table:formula="of:=&quot;&quot;&amp;YEAR([.B74])&amp;TEXT( MONTH([.B74]);&quot;00&quot;)&amp; TEXT(DAY([.B74]);&quot;00&quot;) &amp; &quot;_&quot; &amp; TEXT(HOUR([.I74]);&quot;00&quot;)&amp;TEXT(MINUTE([.I74]);&quot;00&quot;)" office:value-type="string" office:string-value="20150111_0025" calcext:value-type="string">
            <text:p>20150111_0025</text:p>
          </table:table-cell>
          <table:table-cell table:style-name="ce10" table:formula="of:=VLOOKUP([.K74];[dateinamen.$A$1:.$B$94];2;0)" office:value-type="string" office:string-value="#N/A" calcext:value-type="error">
            <text:p>#N/A</text:p>
          </table:table-cell>
          <table:table-cell table:formula="of:=IF(LEFT([.J74];6)&lt;&gt;LEFT([.L74];6);LEFT([.J74];6) &amp; MID([.L74];7;LEN([.L7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1-11" calcext:value-type="date">
            <text:p>11.01.15</text:p>
          </table:table-cell>
          <table:table-cell table:style-name="ce5" office:value-type="string" calcext:value-type="string">
            <text:p>01:10–01:5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string" calcext:value-type="string">
            <text:p>Spuren im Sand</text:p>
          </table:table-cell>
          <table:table-cell table:style-name="ce9" table:formula="of:=TIMEVALUE(LEFT([.C75];5))" office:value-type="time" office:time-value="PT01H10M00S" calcext:value-type="time">
            <text:p>01:10</text:p>
          </table:table-cell>
          <table:table-cell table:formula="of:=&quot;S01&quot;&amp;&quot;E&quot;&amp;TEXT(INT([.G75]);&quot;00&quot;)&amp;&quot;_&quot;&amp;YEAR([.B75])&amp;TEXT(MONTH([.B75]);&quot;00&quot;)&amp;TEXT(DAY([.B75]);&quot;00&quot;) &amp; &quot;_&quot; &amp; TEXT(HOUR([.I75]);&quot;00&quot;) &amp; TEXT(MINUTE([.I75]);&quot;00&quot;)&amp;&quot;_&quot;&amp;[.H75]" office:value-type="string" office:string-value="S01E06_20150111_0110_Spuren im Sand" calcext:value-type="string">
            <text:p>S01E06_20150111_0110_Spuren im Sand</text:p>
          </table:table-cell>
          <table:table-cell table:formula="of:=&quot;&quot;&amp;YEAR([.B75])&amp;TEXT( MONTH([.B75]);&quot;00&quot;)&amp; TEXT(DAY([.B75]);&quot;00&quot;) &amp; &quot;_&quot; &amp; TEXT(HOUR([.I75]);&quot;00&quot;)&amp;TEXT(MINUTE([.I75]);&quot;00&quot;)" office:value-type="string" office:string-value="20150111_0110" calcext:value-type="string">
            <text:p>20150111_0110</text:p>
          </table:table-cell>
          <table:table-cell table:style-name="ce10" table:formula="of:=VLOOKUP([.K75];[dateinamen.$A$1:.$B$94];2;0)" office:value-type="string" office:string-value="#N/A" calcext:value-type="error">
            <text:p>#N/A</text:p>
          </table:table-cell>
          <table:table-cell table:formula="of:=IF(LEFT([.J75];6)&lt;&gt;LEFT([.L75];6);LEFT([.J75];6) &amp; MID([.L75];7;LEN([.L7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14" calcext:value-type="date">
            <text:p>14.01.15</text:p>
          </table:table-cell>
          <table:table-cell table:style-name="ce5" office:value-type="string" calcext:value-type="string">
            <text:p>02:20–03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Todesengel</text:p>
          </table:table-cell>
          <table:table-cell table:style-name="ce9" table:formula="of:=TIMEVALUE(LEFT([.C76];5))" office:value-type="time" office:time-value="PT02H20M00S" calcext:value-type="time">
            <text:p>02:20</text:p>
          </table:table-cell>
          <table:table-cell table:formula="of:=&quot;S01&quot;&amp;&quot;E&quot;&amp;TEXT(INT([.G76]);&quot;00&quot;)&amp;&quot;_&quot;&amp;YEAR([.B76])&amp;TEXT(MONTH([.B76]);&quot;00&quot;)&amp;TEXT(DAY([.B76]);&quot;00&quot;) &amp; &quot;_&quot; &amp; TEXT(HOUR([.I76]);&quot;00&quot;) &amp; TEXT(MINUTE([.I76]);&quot;00&quot;)&amp;&quot;_&quot;&amp;[.H76]" office:value-type="string" office:string-value="S01E05_20150114_0220_Todesengel" calcext:value-type="string">
            <text:p>S01E05_20150114_0220_Todesengel</text:p>
          </table:table-cell>
          <table:table-cell table:formula="of:=&quot;&quot;&amp;YEAR([.B76])&amp;TEXT( MONTH([.B76]);&quot;00&quot;)&amp; TEXT(DAY([.B76]);&quot;00&quot;) &amp; &quot;_&quot; &amp; TEXT(HOUR([.I76]);&quot;00&quot;)&amp;TEXT(MINUTE([.I76]);&quot;00&quot;)" office:value-type="string" office:string-value="20150114_0220" calcext:value-type="string">
            <text:p>20150114_0220</text:p>
          </table:table-cell>
          <table:table-cell table:style-name="ce10" table:formula="of:=VLOOKUP([.K76];[dateinamen.$A$1:.$B$94];2;0)" office:value-type="string" office:string-value="#N/A" calcext:value-type="error">
            <text:p>#N/A</text:p>
          </table:table-cell>
          <table:table-cell table:formula="of:=IF(LEFT([.J76];6)&lt;&gt;LEFT([.L76];6);LEFT([.J76];6) &amp; MID([.L76];7;LEN([.L7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14" calcext:value-type="date">
            <text:p>14.01.15</text:p>
          </table:table-cell>
          <table:table-cell table:style-name="ce5" office:value-type="string" calcext:value-type="string">
            <text:p>03:05–03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string" calcext:value-type="string">
            <text:p>Todesengel</text:p>
          </table:table-cell>
          <table:table-cell table:style-name="ce9" table:formula="of:=TIMEVALUE(LEFT([.C77];5))" office:value-type="time" office:time-value="PT03H05M00S" calcext:value-type="time">
            <text:p>03:05</text:p>
          </table:table-cell>
          <table:table-cell table:formula="of:=&quot;S01&quot;&amp;&quot;E&quot;&amp;TEXT(INT([.G77]);&quot;00&quot;)&amp;&quot;_&quot;&amp;YEAR([.B77])&amp;TEXT(MONTH([.B77]);&quot;00&quot;)&amp;TEXT(DAY([.B77]);&quot;00&quot;) &amp; &quot;_&quot; &amp; TEXT(HOUR([.I77]);&quot;00&quot;) &amp; TEXT(MINUTE([.I77]);&quot;00&quot;)&amp;&quot;_&quot;&amp;[.H77]" office:value-type="string" office:string-value="S01E05_20150114_0305_Todesengel" calcext:value-type="string">
            <text:p>S01E05_20150114_0305_Todesengel</text:p>
          </table:table-cell>
          <table:table-cell table:formula="of:=&quot;&quot;&amp;YEAR([.B77])&amp;TEXT( MONTH([.B77]);&quot;00&quot;)&amp; TEXT(DAY([.B77]);&quot;00&quot;) &amp; &quot;_&quot; &amp; TEXT(HOUR([.I77]);&quot;00&quot;)&amp;TEXT(MINUTE([.I77]);&quot;00&quot;)" office:value-type="string" office:string-value="20150114_0305" calcext:value-type="string">
            <text:p>20150114_0305</text:p>
          </table:table-cell>
          <table:table-cell table:style-name="ce10" table:formula="of:=VLOOKUP([.K77];[dateinamen.$A$1:.$B$94];2;0)" office:value-type="string" office:string-value="#N/A" calcext:value-type="error">
            <text:p>#N/A</text:p>
          </table:table-cell>
          <table:table-cell table:formula="of:=IF(LEFT([.J77];6)&lt;&gt;LEFT([.L77];6);LEFT([.J77];6) &amp; MID([.L77];7;LEN([.L7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14" calcext:value-type="date">
            <text:p>14.01.15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string" calcext:value-type="string">
            <text:p>Mittel und Wege</text:p>
          </table:table-cell>
          <table:table-cell table:style-name="ce9" table:formula="of:=TIMEVALUE(LEFT([.C78];5))" office:value-type="time" office:time-value="PT20H15M00S" calcext:value-type="time">
            <text:p>20:15</text:p>
          </table:table-cell>
          <table:table-cell table:formula="of:=&quot;S01&quot;&amp;&quot;E&quot;&amp;TEXT(INT([.G78]);&quot;00&quot;)&amp;&quot;_&quot;&amp;YEAR([.B78])&amp;TEXT(MONTH([.B78]);&quot;00&quot;)&amp;TEXT(DAY([.B78]);&quot;00&quot;) &amp; &quot;_&quot; &amp; TEXT(HOUR([.I78]);&quot;00&quot;) &amp; TEXT(MINUTE([.I78]);&quot;00&quot;)&amp;&quot;_&quot;&amp;[.H78]" office:value-type="string" office:string-value="S01E07_20150114_2015_Mittel und Wege" calcext:value-type="string">
            <text:p>S01E07_20150114_2015_Mittel und Wege</text:p>
          </table:table-cell>
          <table:table-cell table:formula="of:=&quot;&quot;&amp;YEAR([.B78])&amp;TEXT( MONTH([.B78]);&quot;00&quot;)&amp; TEXT(DAY([.B78]);&quot;00&quot;) &amp; &quot;_&quot; &amp; TEXT(HOUR([.I78]);&quot;00&quot;)&amp;TEXT(MINUTE([.I78]);&quot;00&quot;)" office:value-type="string" office:string-value="20150114_2015" calcext:value-type="string">
            <text:p>20150114_2015</text:p>
          </table:table-cell>
          <table:table-cell table:style-name="ce10" table:formula="of:=VLOOKUP([.K78];[dateinamen.$A$1:.$B$94];2;0)" office:value-type="string" office:string-value="#N/A" calcext:value-type="error">
            <text:p>#N/A</text:p>
          </table:table-cell>
          <table:table-cell table:formula="of:=IF(LEFT([.J78];6)&lt;&gt;LEFT([.L78];6);LEFT([.J78];6) &amp; MID([.L78];7;LEN([.L7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14" calcext:value-type="date">
            <text:p>14.01.15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8" calcext:value-type="float">
            <text:p>8</text:p>
          </table:table-cell>
          <table:table-cell table:style-name="ce1" office:value-type="string" calcext:value-type="string">
            <text:p>Rätselhafte Bombe</text:p>
          </table:table-cell>
          <table:table-cell table:style-name="ce9" table:formula="of:=TIMEVALUE(LEFT([.C79];5))" office:value-type="time" office:time-value="PT21H00M00S" calcext:value-type="time">
            <text:p>21:00</text:p>
          </table:table-cell>
          <table:table-cell table:formula="of:=&quot;S01&quot;&amp;&quot;E&quot;&amp;TEXT(INT([.G79]);&quot;00&quot;)&amp;&quot;_&quot;&amp;YEAR([.B79])&amp;TEXT(MONTH([.B79]);&quot;00&quot;)&amp;TEXT(DAY([.B79]);&quot;00&quot;) &amp; &quot;_&quot; &amp; TEXT(HOUR([.I79]);&quot;00&quot;) &amp; TEXT(MINUTE([.I79]);&quot;00&quot;)&amp;&quot;_&quot;&amp;[.H79]" office:value-type="string" office:string-value="S01E08_20150114_2100_Rätselhafte Bombe" calcext:value-type="string">
            <text:p>S01E08_20150114_2100_Rätselhafte Bombe</text:p>
          </table:table-cell>
          <table:table-cell table:formula="of:=&quot;&quot;&amp;YEAR([.B79])&amp;TEXT( MONTH([.B79]);&quot;00&quot;)&amp; TEXT(DAY([.B79]);&quot;00&quot;) &amp; &quot;_&quot; &amp; TEXT(HOUR([.I79]);&quot;00&quot;)&amp;TEXT(MINUTE([.I79]);&quot;00&quot;)" office:value-type="string" office:string-value="20150114_2100" calcext:value-type="string">
            <text:p>20150114_2100</text:p>
          </table:table-cell>
          <table:table-cell table:style-name="ce10" table:formula="of:=VLOOKUP([.K79];[dateinamen.$A$1:.$B$94];2;0)" office:value-type="string" office:string-value="#N/A" calcext:value-type="error">
            <text:p>#N/A</text:p>
          </table:table-cell>
          <table:table-cell table:formula="of:=IF(LEFT([.J79];6)&lt;&gt;LEFT([.L79];6);LEFT([.J79];6) &amp; MID([.L79];7;LEN([.L7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o</text:p>
          </table:table-cell>
          <table:table-cell table:style-name="ce3" office:value-type="date" office:date-value="2015-01-15" calcext:value-type="date">
            <text:p>15.01.15</text:p>
          </table:table-cell>
          <table:table-cell table:style-name="ce5" office:value-type="string" calcext:value-type="string">
            <text:p>23:05–23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string" calcext:value-type="string">
            <text:p>Mittel und Wege</text:p>
          </table:table-cell>
          <table:table-cell table:style-name="ce9" table:formula="of:=TIMEVALUE(LEFT([.C80];5))" office:value-type="time" office:time-value="PT23H05M00S" calcext:value-type="time">
            <text:p>23:05</text:p>
          </table:table-cell>
          <table:table-cell table:formula="of:=&quot;S01&quot;&amp;&quot;E&quot;&amp;TEXT(INT([.G80]);&quot;00&quot;)&amp;&quot;_&quot;&amp;YEAR([.B80])&amp;TEXT(MONTH([.B80]);&quot;00&quot;)&amp;TEXT(DAY([.B80]);&quot;00&quot;) &amp; &quot;_&quot; &amp; TEXT(HOUR([.I80]);&quot;00&quot;) &amp; TEXT(MINUTE([.I80]);&quot;00&quot;)&amp;&quot;_&quot;&amp;[.H80]" office:value-type="string" office:string-value="S01E07_20150115_2305_Mittel und Wege" calcext:value-type="string">
            <text:p>S01E07_20150115_2305_Mittel und Wege</text:p>
          </table:table-cell>
          <table:table-cell table:formula="of:=&quot;&quot;&amp;YEAR([.B80])&amp;TEXT( MONTH([.B80]);&quot;00&quot;)&amp; TEXT(DAY([.B80]);&quot;00&quot;) &amp; &quot;_&quot; &amp; TEXT(HOUR([.I80]);&quot;00&quot;)&amp;TEXT(MINUTE([.I80]);&quot;00&quot;)" office:value-type="string" office:string-value="20150115_2305" calcext:value-type="string">
            <text:p>20150115_2305</text:p>
          </table:table-cell>
          <table:table-cell table:style-name="ce10" table:formula="of:=VLOOKUP([.K80];[dateinamen.$A$1:.$B$94];2;0)" office:value-type="string" office:string-value="#N/A" calcext:value-type="error">
            <text:p>#N/A</text:p>
          </table:table-cell>
          <table:table-cell table:formula="of:=IF(LEFT([.J80];6)&lt;&gt;LEFT([.L80];6);LEFT([.J80];6) &amp; MID([.L80];7;LEN([.L8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o</text:p>
          </table:table-cell>
          <table:table-cell table:style-name="ce3" office:value-type="date" office:date-value="2015-01-15" calcext:value-type="date">
            <text:p>15.01.15</text:p>
          </table:table-cell>
          <table:table-cell table:style-name="ce5" office:value-type="string" calcext:value-type="string">
            <text:p>23:50–00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8" calcext:value-type="float">
            <text:p>8</text:p>
          </table:table-cell>
          <table:table-cell table:style-name="ce1" office:value-type="string" calcext:value-type="string">
            <text:p>Rätselhafte Bombe</text:p>
          </table:table-cell>
          <table:table-cell table:style-name="ce9" table:formula="of:=TIMEVALUE(LEFT([.C81];5))" office:value-type="time" office:time-value="PT23H50M00S" calcext:value-type="time">
            <text:p>23:50</text:p>
          </table:table-cell>
          <table:table-cell table:formula="of:=&quot;S01&quot;&amp;&quot;E&quot;&amp;TEXT(INT([.G81]);&quot;00&quot;)&amp;&quot;_&quot;&amp;YEAR([.B81])&amp;TEXT(MONTH([.B81]);&quot;00&quot;)&amp;TEXT(DAY([.B81]);&quot;00&quot;) &amp; &quot;_&quot; &amp; TEXT(HOUR([.I81]);&quot;00&quot;) &amp; TEXT(MINUTE([.I81]);&quot;00&quot;)&amp;&quot;_&quot;&amp;[.H81]" office:value-type="string" office:string-value="S01E08_20150115_2350_Rätselhafte Bombe" calcext:value-type="string">
            <text:p>S01E08_20150115_2350_Rätselhafte Bombe</text:p>
          </table:table-cell>
          <table:table-cell table:formula="of:=&quot;&quot;&amp;YEAR([.B81])&amp;TEXT( MONTH([.B81]);&quot;00&quot;)&amp; TEXT(DAY([.B81]);&quot;00&quot;) &amp; &quot;_&quot; &amp; TEXT(HOUR([.I81]);&quot;00&quot;)&amp;TEXT(MINUTE([.I81]);&quot;00&quot;)" office:value-type="string" office:string-value="20150115_2350" calcext:value-type="string">
            <text:p>20150115_2350</text:p>
          </table:table-cell>
          <table:table-cell table:style-name="ce10" table:formula="of:=VLOOKUP([.K81];[dateinamen.$A$1:.$B$94];2;0)" office:value-type="string" office:string-value="#N/A" calcext:value-type="error">
            <text:p>#N/A</text:p>
          </table:table-cell>
          <table:table-cell table:formula="of:=IF(LEFT([.J81];6)&lt;&gt;LEFT([.L81];6);LEFT([.J81];6) &amp; MID([.L81];7;LEN([.L8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1-18" calcext:value-type="date">
            <text:p>18.01.15</text:p>
          </table:table-cell>
          <table:table-cell table:style-name="ce5" office:value-type="string" calcext:value-type="string">
            <text:p>00:35–01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string" calcext:value-type="string">
            <text:p>Mittel und Wege</text:p>
          </table:table-cell>
          <table:table-cell table:style-name="ce9" table:formula="of:=TIMEVALUE(LEFT([.C82];5))" office:value-type="time" office:time-value="PT00H35M00S" calcext:value-type="time">
            <text:p>00:35</text:p>
          </table:table-cell>
          <table:table-cell table:formula="of:=&quot;S01&quot;&amp;&quot;E&quot;&amp;TEXT(INT([.G82]);&quot;00&quot;)&amp;&quot;_&quot;&amp;YEAR([.B82])&amp;TEXT(MONTH([.B82]);&quot;00&quot;)&amp;TEXT(DAY([.B82]);&quot;00&quot;) &amp; &quot;_&quot; &amp; TEXT(HOUR([.I82]);&quot;00&quot;) &amp; TEXT(MINUTE([.I82]);&quot;00&quot;)&amp;&quot;_&quot;&amp;[.H82]" office:value-type="string" office:string-value="S01E07_20150118_0035_Mittel und Wege" calcext:value-type="string">
            <text:p>S01E07_20150118_0035_Mittel und Wege</text:p>
          </table:table-cell>
          <table:table-cell table:formula="of:=&quot;&quot;&amp;YEAR([.B82])&amp;TEXT( MONTH([.B82]);&quot;00&quot;)&amp; TEXT(DAY([.B82]);&quot;00&quot;) &amp; &quot;_&quot; &amp; TEXT(HOUR([.I82]);&quot;00&quot;)&amp;TEXT(MINUTE([.I82]);&quot;00&quot;)" office:value-type="string" office:string-value="20150118_0035" calcext:value-type="string">
            <text:p>20150118_0035</text:p>
          </table:table-cell>
          <table:table-cell table:style-name="ce10" table:formula="of:=VLOOKUP([.K82];[dateinamen.$A$1:.$B$94];2;0)" office:value-type="string" office:string-value="#N/A" calcext:value-type="error">
            <text:p>#N/A</text:p>
          </table:table-cell>
          <table:table-cell table:formula="of:=IF(LEFT([.J82];6)&lt;&gt;LEFT([.L82];6);LEFT([.J82];6) &amp; MID([.L82];7;LEN([.L82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1-18" calcext:value-type="date">
            <text:p>18.01.15</text:p>
          </table:table-cell>
          <table:table-cell table:style-name="ce5" office:value-type="string" calcext:value-type="string">
            <text:p>01:20–02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8" calcext:value-type="float">
            <text:p>8</text:p>
          </table:table-cell>
          <table:table-cell table:style-name="ce1" office:value-type="string" calcext:value-type="string">
            <text:p>Rätselhafte Bombe</text:p>
          </table:table-cell>
          <table:table-cell table:style-name="ce9" table:formula="of:=TIMEVALUE(LEFT([.C83];5))" office:value-type="time" office:time-value="PT01H20M00S" calcext:value-type="time">
            <text:p>01:20</text:p>
          </table:table-cell>
          <table:table-cell table:formula="of:=&quot;S01&quot;&amp;&quot;E&quot;&amp;TEXT(INT([.G83]);&quot;00&quot;)&amp;&quot;_&quot;&amp;YEAR([.B83])&amp;TEXT(MONTH([.B83]);&quot;00&quot;)&amp;TEXT(DAY([.B83]);&quot;00&quot;) &amp; &quot;_&quot; &amp; TEXT(HOUR([.I83]);&quot;00&quot;) &amp; TEXT(MINUTE([.I83]);&quot;00&quot;)&amp;&quot;_&quot;&amp;[.H83]" office:value-type="string" office:string-value="S01E08_20150118_0120_Rätselhafte Bombe" calcext:value-type="string">
            <text:p>S01E08_20150118_0120_Rätselhafte Bombe</text:p>
          </table:table-cell>
          <table:table-cell table:formula="of:=&quot;&quot;&amp;YEAR([.B83])&amp;TEXT( MONTH([.B83]);&quot;00&quot;)&amp; TEXT(DAY([.B83]);&quot;00&quot;) &amp; &quot;_&quot; &amp; TEXT(HOUR([.I83]);&quot;00&quot;)&amp;TEXT(MINUTE([.I83]);&quot;00&quot;)" office:value-type="string" office:string-value="20150118_0120" calcext:value-type="string">
            <text:p>20150118_0120</text:p>
          </table:table-cell>
          <table:table-cell table:style-name="ce10" table:formula="of:=VLOOKUP([.K83];[dateinamen.$A$1:.$B$94];2;0)" office:value-type="string" office:string-value="#N/A" calcext:value-type="error">
            <text:p>#N/A</text:p>
          </table:table-cell>
          <table:table-cell table:formula="of:=IF(LEFT([.J83];6)&lt;&gt;LEFT([.L83];6);LEFT([.J83];6) &amp; MID([.L83];7;LEN([.L83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21" calcext:value-type="date">
            <text:p>21.01.15</text:p>
          </table:table-cell>
          <table:table-cell table:style-name="ce5" office:value-type="string" calcext:value-type="string">
            <text:p>02:20–03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string" calcext:value-type="string">
            <text:p>Mittel und Wege</text:p>
          </table:table-cell>
          <table:table-cell table:style-name="ce9" table:formula="of:=TIMEVALUE(LEFT([.C84];5))" office:value-type="time" office:time-value="PT02H20M00S" calcext:value-type="time">
            <text:p>02:20</text:p>
          </table:table-cell>
          <table:table-cell table:formula="of:=&quot;S01&quot;&amp;&quot;E&quot;&amp;TEXT(INT([.G84]);&quot;00&quot;)&amp;&quot;_&quot;&amp;YEAR([.B84])&amp;TEXT(MONTH([.B84]);&quot;00&quot;)&amp;TEXT(DAY([.B84]);&quot;00&quot;) &amp; &quot;_&quot; &amp; TEXT(HOUR([.I84]);&quot;00&quot;) &amp; TEXT(MINUTE([.I84]);&quot;00&quot;)&amp;&quot;_&quot;&amp;[.H84]" office:value-type="string" office:string-value="S01E07_20150121_0220_Mittel und Wege" calcext:value-type="string">
            <text:p>S01E07_20150121_0220_Mittel und Wege</text:p>
          </table:table-cell>
          <table:table-cell table:formula="of:=&quot;&quot;&amp;YEAR([.B84])&amp;TEXT( MONTH([.B84]);&quot;00&quot;)&amp; TEXT(DAY([.B84]);&quot;00&quot;) &amp; &quot;_&quot; &amp; TEXT(HOUR([.I84]);&quot;00&quot;)&amp;TEXT(MINUTE([.I84]);&quot;00&quot;)" office:value-type="string" office:string-value="20150121_0220" calcext:value-type="string">
            <text:p>20150121_0220</text:p>
          </table:table-cell>
          <table:table-cell table:style-name="ce10" table:formula="of:=VLOOKUP([.K84];[dateinamen.$A$1:.$B$94];2;0)" office:value-type="string" office:string-value="#N/A" calcext:value-type="error">
            <text:p>#N/A</text:p>
          </table:table-cell>
          <table:table-cell table:formula="of:=IF(LEFT([.J84];6)&lt;&gt;LEFT([.L84];6);LEFT([.J84];6) &amp; MID([.L84];7;LEN([.L84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21" calcext:value-type="date">
            <text:p>21.01.15</text:p>
          </table:table-cell>
          <table:table-cell table:style-name="ce5" office:value-type="string" calcext:value-type="string">
            <text:p>03:05–03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8" calcext:value-type="float">
            <text:p>8</text:p>
          </table:table-cell>
          <table:table-cell table:style-name="ce1" office:value-type="string" calcext:value-type="string">
            <text:p>Rätselhafte Bombe</text:p>
          </table:table-cell>
          <table:table-cell table:style-name="ce9" table:formula="of:=TIMEVALUE(LEFT([.C85];5))" office:value-type="time" office:time-value="PT03H05M00S" calcext:value-type="time">
            <text:p>03:05</text:p>
          </table:table-cell>
          <table:table-cell table:formula="of:=&quot;S01&quot;&amp;&quot;E&quot;&amp;TEXT(INT([.G85]);&quot;00&quot;)&amp;&quot;_&quot;&amp;YEAR([.B85])&amp;TEXT(MONTH([.B85]);&quot;00&quot;)&amp;TEXT(DAY([.B85]);&quot;00&quot;) &amp; &quot;_&quot; &amp; TEXT(HOUR([.I85]);&quot;00&quot;) &amp; TEXT(MINUTE([.I85]);&quot;00&quot;)&amp;&quot;_&quot;&amp;[.H85]" office:value-type="string" office:string-value="S01E08_20150121_0305_Rätselhafte Bombe" calcext:value-type="string">
            <text:p>S01E08_20150121_0305_Rätselhafte Bombe</text:p>
          </table:table-cell>
          <table:table-cell table:formula="of:=&quot;&quot;&amp;YEAR([.B85])&amp;TEXT( MONTH([.B85]);&quot;00&quot;)&amp; TEXT(DAY([.B85]);&quot;00&quot;) &amp; &quot;_&quot; &amp; TEXT(HOUR([.I85]);&quot;00&quot;)&amp;TEXT(MINUTE([.I85]);&quot;00&quot;)" office:value-type="string" office:string-value="20150121_0305" calcext:value-type="string">
            <text:p>20150121_0305</text:p>
          </table:table-cell>
          <table:table-cell table:style-name="ce10" table:formula="of:=VLOOKUP([.K85];[dateinamen.$A$1:.$B$94];2;0)" office:value-type="string" office:string-value="#N/A" calcext:value-type="error">
            <text:p>#N/A</text:p>
          </table:table-cell>
          <table:table-cell table:formula="of:=IF(LEFT([.J85];6)&lt;&gt;LEFT([.L85];6);LEFT([.J85];6) &amp; MID([.L85];7;LEN([.L85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21" calcext:value-type="date">
            <text:p>21.01.15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9" calcext:value-type="float">
            <text:p>9</text:p>
          </table:table-cell>
          <table:table-cell table:style-name="ce1" office:value-type="string" calcext:value-type="string">
            <text:p>Chinesische Medizin</text:p>
          </table:table-cell>
          <table:table-cell table:style-name="ce9" table:formula="of:=TIMEVALUE(LEFT([.C86];5))" office:value-type="time" office:time-value="PT20H15M00S" calcext:value-type="time">
            <text:p>20:15</text:p>
          </table:table-cell>
          <table:table-cell table:formula="of:=&quot;S01&quot;&amp;&quot;E&quot;&amp;TEXT(INT([.G86]);&quot;00&quot;)&amp;&quot;_&quot;&amp;YEAR([.B86])&amp;TEXT(MONTH([.B86]);&quot;00&quot;)&amp;TEXT(DAY([.B86]);&quot;00&quot;) &amp; &quot;_&quot; &amp; TEXT(HOUR([.I86]);&quot;00&quot;) &amp; TEXT(MINUTE([.I86]);&quot;00&quot;)&amp;&quot;_&quot;&amp;[.H86]" office:value-type="string" office:string-value="S01E09_20150121_2015_Chinesische Medizin" calcext:value-type="string">
            <text:p>S01E09_20150121_2015_Chinesische Medizin</text:p>
          </table:table-cell>
          <table:table-cell table:formula="of:=&quot;&quot;&amp;YEAR([.B86])&amp;TEXT( MONTH([.B86]);&quot;00&quot;)&amp; TEXT(DAY([.B86]);&quot;00&quot;) &amp; &quot;_&quot; &amp; TEXT(HOUR([.I86]);&quot;00&quot;)&amp;TEXT(MINUTE([.I86]);&quot;00&quot;)" office:value-type="string" office:string-value="20150121_2015" calcext:value-type="string">
            <text:p>20150121_2015</text:p>
          </table:table-cell>
          <table:table-cell table:style-name="ce10" table:formula="of:=VLOOKUP([.K86];[dateinamen.$A$1:.$B$94];2;0)" office:value-type="string" office:string-value="#N/A" calcext:value-type="error">
            <text:p>#N/A</text:p>
          </table:table-cell>
          <table:table-cell table:formula="of:=IF(LEFT([.J86];6)&lt;&gt;LEFT([.L86];6);LEFT([.J86];6) &amp; MID([.L86];7;LEN([.L86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1-21" calcext:value-type="date">
            <text:p>21.01.15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string" calcext:value-type="string">
            <text:p>Der Leviathan</text:p>
          </table:table-cell>
          <table:table-cell table:style-name="ce9" table:formula="of:=TIMEVALUE(LEFT([.C87];5))" office:value-type="time" office:time-value="PT21H00M00S" calcext:value-type="time">
            <text:p>21:00</text:p>
          </table:table-cell>
          <table:table-cell table:formula="of:=&quot;S01&quot;&amp;&quot;E&quot;&amp;TEXT(INT([.G87]);&quot;00&quot;)&amp;&quot;_&quot;&amp;YEAR([.B87])&amp;TEXT(MONTH([.B87]);&quot;00&quot;)&amp;TEXT(DAY([.B87]);&quot;00&quot;) &amp; &quot;_&quot; &amp; TEXT(HOUR([.I87]);&quot;00&quot;) &amp; TEXT(MINUTE([.I87]);&quot;00&quot;)&amp;&quot;_&quot;&amp;[.H87]" office:value-type="string" office:string-value="S01E10_20150121_2100_Der Leviathan" calcext:value-type="string">
            <text:p>S01E10_20150121_2100_Der Leviathan</text:p>
          </table:table-cell>
          <table:table-cell table:formula="of:=&quot;&quot;&amp;YEAR([.B87])&amp;TEXT( MONTH([.B87]);&quot;00&quot;)&amp; TEXT(DAY([.B87]);&quot;00&quot;) &amp; &quot;_&quot; &amp; TEXT(HOUR([.I87]);&quot;00&quot;)&amp;TEXT(MINUTE([.I87]);&quot;00&quot;)" office:value-type="string" office:string-value="20150121_2100" calcext:value-type="string">
            <text:p>20150121_2100</text:p>
          </table:table-cell>
          <table:table-cell table:style-name="ce10" table:formula="of:=VLOOKUP([.K87];[dateinamen.$A$1:.$B$94];2;0)" office:value-type="string" office:string-value="#N/A" calcext:value-type="error">
            <text:p>#N/A</text:p>
          </table:table-cell>
          <table:table-cell table:formula="of:=IF(LEFT([.J87];6)&lt;&gt;LEFT([.L87];6);LEFT([.J87];6) &amp; MID([.L87];7;LEN([.L87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1-23" calcext:value-type="date">
            <text:p>23.01.15</text:p>
          </table:table-cell>
          <table:table-cell table:style-name="ce5" office:value-type="string" calcext:value-type="string">
            <text:p>00:50–01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9" calcext:value-type="float">
            <text:p>9</text:p>
          </table:table-cell>
          <table:table-cell table:style-name="ce1" office:value-type="string" calcext:value-type="string">
            <text:p>Chinesische Medizin</text:p>
          </table:table-cell>
          <table:table-cell table:style-name="ce9" table:formula="of:=TIMEVALUE(LEFT([.C88];5))" office:value-type="time" office:time-value="PT00H50M00S" calcext:value-type="time">
            <text:p>00:50</text:p>
          </table:table-cell>
          <table:table-cell table:formula="of:=&quot;S01&quot;&amp;&quot;E&quot;&amp;TEXT(INT([.G88]);&quot;00&quot;)&amp;&quot;_&quot;&amp;YEAR([.B88])&amp;TEXT(MONTH([.B88]);&quot;00&quot;)&amp;TEXT(DAY([.B88]);&quot;00&quot;) &amp; &quot;_&quot; &amp; TEXT(HOUR([.I88]);&quot;00&quot;) &amp; TEXT(MINUTE([.I88]);&quot;00&quot;)&amp;&quot;_&quot;&amp;[.H88]" office:value-type="string" office:string-value="S01E09_20150123_0050_Chinesische Medizin" calcext:value-type="string">
            <text:p>S01E09_20150123_0050_Chinesische Medizin</text:p>
          </table:table-cell>
          <table:table-cell table:formula="of:=&quot;&quot;&amp;YEAR([.B88])&amp;TEXT( MONTH([.B88]);&quot;00&quot;)&amp; TEXT(DAY([.B88]);&quot;00&quot;) &amp; &quot;_&quot; &amp; TEXT(HOUR([.I88]);&quot;00&quot;)&amp;TEXT(MINUTE([.I88]);&quot;00&quot;)" office:value-type="string" office:string-value="20150123_0050" calcext:value-type="string">
            <text:p>20150123_0050</text:p>
          </table:table-cell>
          <table:table-cell table:style-name="ce10" table:formula="of:=VLOOKUP([.K88];[dateinamen.$A$1:.$B$94];2;0)" office:value-type="string" office:string-value="#N/A" calcext:value-type="error">
            <text:p>#N/A</text:p>
          </table:table-cell>
          <table:table-cell table:formula="of:=IF(LEFT([.J88];6)&lt;&gt;LEFT([.L88];6);LEFT([.J88];6) &amp; MID([.L88];7;LEN([.L88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1-23" calcext:value-type="date">
            <text:p>23.01.15</text:p>
          </table:table-cell>
          <table:table-cell table:style-name="ce5" office:value-type="string" calcext:value-type="string">
            <text:p>01:35–02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string" calcext:value-type="string">
            <text:p>Der Leviathan</text:p>
          </table:table-cell>
          <table:table-cell table:style-name="ce9" table:formula="of:=TIMEVALUE(LEFT([.C89];5))" office:value-type="time" office:time-value="PT01H35M00S" calcext:value-type="time">
            <text:p>01:35</text:p>
          </table:table-cell>
          <table:table-cell table:formula="of:=&quot;S01&quot;&amp;&quot;E&quot;&amp;TEXT(INT([.G89]);&quot;00&quot;)&amp;&quot;_&quot;&amp;YEAR([.B89])&amp;TEXT(MONTH([.B89]);&quot;00&quot;)&amp;TEXT(DAY([.B89]);&quot;00&quot;) &amp; &quot;_&quot; &amp; TEXT(HOUR([.I89]);&quot;00&quot;) &amp; TEXT(MINUTE([.I89]);&quot;00&quot;)&amp;&quot;_&quot;&amp;[.H89]" office:value-type="string" office:string-value="S01E10_20150123_0135_Der Leviathan" calcext:value-type="string">
            <text:p>S01E10_20150123_0135_Der Leviathan</text:p>
          </table:table-cell>
          <table:table-cell table:formula="of:=&quot;&quot;&amp;YEAR([.B89])&amp;TEXT( MONTH([.B89]);&quot;00&quot;)&amp; TEXT(DAY([.B89]);&quot;00&quot;) &amp; &quot;_&quot; &amp; TEXT(HOUR([.I89]);&quot;00&quot;)&amp;TEXT(MINUTE([.I89]);&quot;00&quot;)" office:value-type="string" office:string-value="20150123_0135" calcext:value-type="string">
            <text:p>20150123_0135</text:p>
          </table:table-cell>
          <table:table-cell table:style-name="ce10" table:formula="of:=VLOOKUP([.K89];[dateinamen.$A$1:.$B$94];2;0)" office:value-type="string" office:string-value="#N/A" calcext:value-type="error">
            <text:p>#N/A</text:p>
          </table:table-cell>
          <table:table-cell table:formula="of:=IF(LEFT([.J89];6)&lt;&gt;LEFT([.L89];6);LEFT([.J89];6) &amp; MID([.L89];7;LEN([.L89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5-01-24" calcext:value-type="date">
            <text:p>24.01.15</text:p>
          </table:table-cell>
          <table:table-cell table:style-name="ce5" office:value-type="string" calcext:value-type="string">
            <text:p>23:35–00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9" calcext:value-type="float">
            <text:p>9</text:p>
          </table:table-cell>
          <table:table-cell table:style-name="ce1" office:value-type="string" calcext:value-type="string">
            <text:p>Chinesische Medizin</text:p>
          </table:table-cell>
          <table:table-cell table:style-name="ce9" table:formula="of:=TIMEVALUE(LEFT([.C90];5))" office:value-type="time" office:time-value="PT23H35M00S" calcext:value-type="time">
            <text:p>23:35</text:p>
          </table:table-cell>
          <table:table-cell table:formula="of:=&quot;S01&quot;&amp;&quot;E&quot;&amp;TEXT(INT([.G90]);&quot;00&quot;)&amp;&quot;_&quot;&amp;YEAR([.B90])&amp;TEXT(MONTH([.B90]);&quot;00&quot;)&amp;TEXT(DAY([.B90]);&quot;00&quot;) &amp; &quot;_&quot; &amp; TEXT(HOUR([.I90]);&quot;00&quot;) &amp; TEXT(MINUTE([.I90]);&quot;00&quot;)&amp;&quot;_&quot;&amp;[.H90]" office:value-type="string" office:string-value="S01E09_20150124_2335_Chinesische Medizin" calcext:value-type="string">
            <text:p>S01E09_20150124_2335_Chinesische Medizin</text:p>
          </table:table-cell>
          <table:table-cell table:formula="of:=&quot;&quot;&amp;YEAR([.B90])&amp;TEXT( MONTH([.B90]);&quot;00&quot;)&amp; TEXT(DAY([.B90]);&quot;00&quot;) &amp; &quot;_&quot; &amp; TEXT(HOUR([.I90]);&quot;00&quot;)&amp;TEXT(MINUTE([.I90]);&quot;00&quot;)" office:value-type="string" office:string-value="20150124_2335" calcext:value-type="string">
            <text:p>20150124_2335</text:p>
          </table:table-cell>
          <table:table-cell table:style-name="ce10" table:formula="of:=VLOOKUP([.K90];[dateinamen.$A$1:.$B$94];2;0)" office:value-type="string" office:string-value="#N/A" calcext:value-type="error">
            <text:p>#N/A</text:p>
          </table:table-cell>
          <table:table-cell table:formula="of:=IF(LEFT([.J90];6)&lt;&gt;LEFT([.L90];6);LEFT([.J90];6) &amp; MID([.L90];7;LEN([.L90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1-25" calcext:value-type="date">
            <text:p>25.01.15</text:p>
          </table:table-cell>
          <table:table-cell table:style-name="ce5" office:value-type="string" calcext:value-type="string">
            <text:p>00:20–01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string" calcext:value-type="string">
            <text:p>Der Leviathan</text:p>
          </table:table-cell>
          <table:table-cell table:style-name="ce9" table:formula="of:=TIMEVALUE(LEFT([.C91];5))" office:value-type="time" office:time-value="PT00H20M00S" calcext:value-type="time">
            <text:p>00:20</text:p>
          </table:table-cell>
          <table:table-cell table:formula="of:=&quot;S01&quot;&amp;&quot;E&quot;&amp;TEXT(INT([.G91]);&quot;00&quot;)&amp;&quot;_&quot;&amp;YEAR([.B91])&amp;TEXT(MONTH([.B91]);&quot;00&quot;)&amp;TEXT(DAY([.B91]);&quot;00&quot;) &amp; &quot;_&quot; &amp; TEXT(HOUR([.I91]);&quot;00&quot;) &amp; TEXT(MINUTE([.I91]);&quot;00&quot;)&amp;&quot;_&quot;&amp;[.H91]" office:value-type="string" office:string-value="S01E10_20150125_0020_Der Leviathan" calcext:value-type="string">
            <text:p>S01E10_20150125_0020_Der Leviathan</text:p>
          </table:table-cell>
          <table:table-cell table:formula="of:=&quot;&quot;&amp;YEAR([.B91])&amp;TEXT( MONTH([.B91]);&quot;00&quot;)&amp; TEXT(DAY([.B91]);&quot;00&quot;) &amp; &quot;_&quot; &amp; TEXT(HOUR([.I91]);&quot;00&quot;)&amp;TEXT(MINUTE([.I91]);&quot;00&quot;)" office:value-type="string" office:string-value="20150125_0020" calcext:value-type="string">
            <text:p>20150125_0020</text:p>
          </table:table-cell>
          <table:table-cell table:style-name="ce10" table:formula="of:=VLOOKUP([.K91];[dateinamen.$A$1:.$B$94];2;0)" office:value-type="string" office:string-value="#N/A" calcext:value-type="error">
            <text:p>#N/A</text:p>
          </table:table-cell>
          <table:table-cell table:formula="of:=IF(LEFT([.J91];6)&lt;&gt;LEFT([.L91];6);LEFT([.J91];6) &amp; MID([.L91];7;LEN([.L91])-7)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i</text:p>
          </table:table-cell>
          <table:table-cell table:style-name="ce4" office:value-type="date" office:date-value="2015-01-28" calcext:value-type="date">
            <text:p>28.01.15</text:p>
          </table:table-cell>
          <table:table-cell table:style-name="ce2" office:value-type="string" calcext:value-type="string">
            <text:p>02:20–03:05 Uhr</text:p>
          </table:table-cell>
          <table:table-cell table:style-name="ce2" office:value-type="string" calcext:value-type="string">
            <text:p>AXN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1.</text:p>
          </table:table-cell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Chinesische Medizin</text:p>
          </table:table-cell>
          <table:table-cell table:style-name="ce9" table:formula="of:=TIMEVALUE(LEFT([.C92];5))" office:value-type="time" office:time-value="PT02H20M00S" calcext:value-type="time">
            <text:p>02:20</text:p>
          </table:table-cell>
          <table:table-cell table:formula="of:=&quot;S01&quot;&amp;&quot;E&quot;&amp;TEXT(INT([.G92]);&quot;00&quot;)&amp;&quot;_&quot;&amp;YEAR([.B92])&amp;TEXT(MONTH([.B92]);&quot;00&quot;)&amp;TEXT(DAY([.B92]);&quot;00&quot;) &amp; &quot;_&quot; &amp; TEXT(HOUR([.I92]);&quot;00&quot;) &amp; TEXT(MINUTE([.I92]);&quot;00&quot;)&amp;&quot;_&quot;&amp;[.H92]" office:value-type="string" office:string-value="S01E09_20150128_0220_Chinesische Medizin" calcext:value-type="string">
            <text:p>S01E09_20150128_0220_Chinesische Medizin</text:p>
          </table:table-cell>
          <table:table-cell table:style-name="ce10" table:formula="of:=&quot;&quot;&amp;YEAR([.B92])&amp;TEXT( MONTH([.B92]);&quot;00&quot;)&amp; TEXT(DAY([.B92]);&quot;00&quot;) &amp; &quot;_&quot; &amp; TEXT(HOUR([.I92]);&quot;00&quot;)&amp;TEXT(MINUTE([.I92]);&quot;00&quot;)" office:value-type="string" office:string-value="20150128_0220" calcext:value-type="string">
            <text:p>20150128_0220</text:p>
          </table:table-cell>
          <table:table-cell table:style-name="ce10" table:formula="of:=VLOOKUP([.K92];[dateinamen.$A$1:.$B$94];2;0)" office:value-type="string" office:string-value="S01E09_20150128_0220_-_AXN_Action_-_Elementary.eit" calcext:value-type="string">
            <text:p>S01E09_20150128_0220_-_AXN_Action_-_Elementary.eit</text:p>
          </table:table-cell>
          <table:table-cell table:formula="of:=IF(LEFT([.J92];6)&lt;&gt;LEFT([.L92];6);LEFT([.J92];6) &amp; MID([.L92];7;LEN([.L92])-7))" office:value-type="float" office:value="0" calcext:value-type="float">
            <text:p>0</text:p>
          </table:table-cell>
          <table:table-cell table:style-name="ce10" table:number-columns-repeated="1011"/>
        </table:table-row>
        <table:table-row table:style-name="ro2">
          <table:table-cell table:style-name="ce2" office:value-type="string" calcext:value-type="string">
            <text:p>Mi</text:p>
          </table:table-cell>
          <table:table-cell table:style-name="ce4" office:value-type="date" office:date-value="2015-01-28" calcext:value-type="date">
            <text:p>28.01.15</text:p>
          </table:table-cell>
          <table:table-cell table:style-name="ce2" office:value-type="string" calcext:value-type="string">
            <text:p>03:05–03:50 Uhr</text:p>
          </table:table-cell>
          <table:table-cell table:style-name="ce2" office:value-type="string" calcext:value-type="string">
            <text:p>AX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1.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Der Leviathan</text:p>
          </table:table-cell>
          <table:table-cell table:style-name="ce9" table:formula="of:=TIMEVALUE(LEFT([.C93];5))" office:value-type="time" office:time-value="PT03H05M00S" calcext:value-type="time">
            <text:p>03:05</text:p>
          </table:table-cell>
          <table:table-cell table:formula="of:=&quot;S01&quot;&amp;&quot;E&quot;&amp;TEXT(INT([.G93]);&quot;00&quot;)&amp;&quot;_&quot;&amp;YEAR([.B93])&amp;TEXT(MONTH([.B93]);&quot;00&quot;)&amp;TEXT(DAY([.B93]);&quot;00&quot;) &amp; &quot;_&quot; &amp; TEXT(HOUR([.I93]);&quot;00&quot;) &amp; TEXT(MINUTE([.I93]);&quot;00&quot;)&amp;&quot;_&quot;&amp;[.H93]" office:value-type="string" office:string-value="S01E10_20150128_0305_Der Leviathan" calcext:value-type="string">
            <text:p>S01E10_20150128_0305_Der Leviathan</text:p>
          </table:table-cell>
          <table:table-cell table:style-name="ce10" table:formula="of:=&quot;&quot;&amp;YEAR([.B93])&amp;TEXT( MONTH([.B93]);&quot;00&quot;)&amp; TEXT(DAY([.B93]);&quot;00&quot;) &amp; &quot;_&quot; &amp; TEXT(HOUR([.I93]);&quot;00&quot;)&amp;TEXT(MINUTE([.I93]);&quot;00&quot;)" office:value-type="string" office:string-value="20150128_0305" calcext:value-type="string">
            <text:p>20150128_0305</text:p>
          </table:table-cell>
          <table:table-cell table:style-name="ce10" table:formula="of:=VLOOKUP([.K93];[dateinamen.$A$1:.$B$94];2;0)" office:value-type="string" office:string-value="S01E10_20150128_0305_-_AXN_Action_-_Elementary.eit" calcext:value-type="string">
            <text:p>S01E10_20150128_0305_-_AXN_Action_-_Elementary.eit</text:p>
          </table:table-cell>
          <table:table-cell table:formula="of:=IF(LEFT([.J93];6)&lt;&gt;LEFT([.L93];6);LEFT([.J93];6) &amp; MID([.L93];7;LEN([.L93])-7))" office:value-type="float" office:value="0" calcext:value-type="float">
            <text:p>0</text:p>
          </table:table-cell>
          <table:table-cell table:style-name="ce10" table:number-columns-repeated="1011"/>
        </table:table-row>
        <table:table-row table:style-name="ro2">
          <table:table-cell table:style-name="ce2" office:value-type="string" calcext:value-type="string">
            <text:p>Mi</text:p>
          </table:table-cell>
          <table:table-cell table:style-name="ce4" office:value-type="date" office:date-value="2015-01-28" calcext:value-type="date">
            <text:p>28.01.15</text:p>
          </table:table-cell>
          <table:table-cell table:style-name="ce2" office:value-type="string" calcext:value-type="string">
            <text:p>20:15–21:00 Uhr</text:p>
          </table:table-cell>
          <table:table-cell table:style-name="ce2" office:value-type="string" calcext:value-type="string">
            <text:p>AXN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1.</text:p>
          </table:table-cell>
          <table:table-cell table:style-name="ce7" office:value-type="float" office:value="11" calcext:value-type="float">
            <text:p>11</text:p>
          </table:table-cell>
          <table:table-cell table:style-name="ce2" office:value-type="string" calcext:value-type="string">
            <text:p>Eine ganz normale Familie</text:p>
          </table:table-cell>
          <table:table-cell table:style-name="ce9" table:formula="of:=TIMEVALUE(LEFT([.C94];5))" office:value-type="time" office:time-value="PT20H15M00S" calcext:value-type="time">
            <text:p>20:15</text:p>
          </table:table-cell>
          <table:table-cell table:formula="of:=&quot;S01&quot;&amp;&quot;E&quot;&amp;TEXT(INT([.G94]);&quot;00&quot;)&amp;&quot;_&quot;&amp;YEAR([.B94])&amp;TEXT(MONTH([.B94]);&quot;00&quot;)&amp;TEXT(DAY([.B94]);&quot;00&quot;) &amp; &quot;_&quot; &amp; TEXT(HOUR([.I94]);&quot;00&quot;) &amp; TEXT(MINUTE([.I94]);&quot;00&quot;)&amp;&quot;_&quot;&amp;[.H94]" office:value-type="string" office:string-value="S01E11_20150128_2015_Eine ganz normale Familie" calcext:value-type="string">
            <text:p>S01E11_20150128_2015_Eine ganz normale Familie</text:p>
          </table:table-cell>
          <table:table-cell table:style-name="ce10" table:formula="of:=&quot;&quot;&amp;YEAR([.B94])&amp;TEXT( MONTH([.B94]);&quot;00&quot;)&amp; TEXT(DAY([.B94]);&quot;00&quot;) &amp; &quot;_&quot; &amp; TEXT(HOUR([.I94]);&quot;00&quot;)&amp;TEXT(MINUTE([.I94]);&quot;00&quot;)" office:value-type="string" office:string-value="20150128_2015" calcext:value-type="string">
            <text:p>20150128_2015</text:p>
          </table:table-cell>
          <table:table-cell table:style-name="ce10" table:formula="of:=VLOOKUP([.K94];[dateinamen.$A$1:.$B$94];2;0)" office:value-type="string" office:string-value="#N/A" calcext:value-type="error">
            <text:p>#N/A</text:p>
          </table:table-cell>
          <table:table-cell table:formula="of:=IF(LEFT([.J94];6)&lt;&gt;LEFT([.L94];6);LEFT([.J94];6) &amp; MID([.L94];7;LEN([.L94])-7);[.L94])" office:value-type="string" office:string-value="#N/A" calcext:value-type="error">
            <text:p>#N/A</text:p>
          </table:table-cell>
          <table:table-cell table:style-name="ce10" table:number-columns-repeated="1011"/>
        </table:table-row>
        <table:table-row table:style-name="ro2">
          <table:table-cell table:style-name="ce2" office:value-type="string" calcext:value-type="string">
            <text:p>Mi</text:p>
          </table:table-cell>
          <table:table-cell table:style-name="ce4" office:value-type="date" office:date-value="2015-01-28" calcext:value-type="date">
            <text:p>28.01.15</text:p>
          </table:table-cell>
          <table:table-cell table:style-name="ce2" office:value-type="string" calcext:value-type="string">
            <text:p>21:00–21:50 Uhr</text:p>
          </table:table-cell>
          <table:table-cell table:style-name="ce2" office:value-type="string" calcext:value-type="string">
            <text:p>AXN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1.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M.</text:p>
          </table:table-cell>
          <table:table-cell table:style-name="ce9" table:formula="of:=TIMEVALUE(LEFT([.C95];5))" office:value-type="time" office:time-value="PT21H00M00S" calcext:value-type="time">
            <text:p>21:00</text:p>
          </table:table-cell>
          <table:table-cell table:formula="of:=&quot;S01&quot;&amp;&quot;E&quot;&amp;TEXT(INT([.G95]);&quot;00&quot;)&amp;&quot;_&quot;&amp;YEAR([.B95])&amp;TEXT(MONTH([.B95]);&quot;00&quot;)&amp;TEXT(DAY([.B95]);&quot;00&quot;) &amp; &quot;_&quot; &amp; TEXT(HOUR([.I95]);&quot;00&quot;) &amp; TEXT(MINUTE([.I95]);&quot;00&quot;)&amp;&quot;_&quot;&amp;[.H95]" office:value-type="string" office:string-value="S01E12_20150128_2100_M." calcext:value-type="string">
            <text:p>S01E12_20150128_2100_M.</text:p>
          </table:table-cell>
          <table:table-cell table:style-name="ce10" table:formula="of:=&quot;&quot;&amp;YEAR([.B95])&amp;TEXT( MONTH([.B95]);&quot;00&quot;)&amp; TEXT(DAY([.B95]);&quot;00&quot;) &amp; &quot;_&quot; &amp; TEXT(HOUR([.I95]);&quot;00&quot;)&amp;TEXT(MINUTE([.I95]);&quot;00&quot;)" office:value-type="string" office:string-value="20150128_2100" calcext:value-type="string">
            <text:p>20150128_2100</text:p>
          </table:table-cell>
          <table:table-cell table:style-name="ce10" table:formula="of:=VLOOKUP([.K95];[dateinamen.$A$1:.$B$94];2;0)" office:value-type="string" office:string-value="#N/A" calcext:value-type="error">
            <text:p>#N/A</text:p>
          </table:table-cell>
          <table:table-cell table:formula="of:=IF(LEFT([.J95];6)&lt;&gt;LEFT([.L95];6);LEFT([.J95];6) &amp; MID([.L95];7;LEN([.L95])-7);[.L95])" office:value-type="string" office:string-value="#N/A" calcext:value-type="error">
            <text:p>#N/A</text:p>
          </table:table-cell>
          <table:table-cell table:style-name="ce10"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1-30" calcext:value-type="date">
            <text:p>30.01.15</text:p>
          </table:table-cell>
          <table:table-cell table:style-name="ce5" office:value-type="string" calcext:value-type="string">
            <text:p>00:50–01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Eine ganz normale Familie</text:p>
          </table:table-cell>
          <table:table-cell table:style-name="ce9" table:formula="of:=TIMEVALUE(LEFT([.C96];5))" office:value-type="time" office:time-value="PT00H50M00S" calcext:value-type="time">
            <text:p>00:50</text:p>
          </table:table-cell>
          <table:table-cell table:formula="of:=&quot;S01&quot;&amp;&quot;E&quot;&amp;TEXT(INT([.G96]);&quot;00&quot;)&amp;&quot;_&quot;&amp;YEAR([.B96])&amp;TEXT(MONTH([.B96]);&quot;00&quot;)&amp;TEXT(DAY([.B96]);&quot;00&quot;) &amp; &quot;_&quot; &amp; TEXT(HOUR([.I96]);&quot;00&quot;) &amp; TEXT(MINUTE([.I96]);&quot;00&quot;)&amp;&quot;_&quot;&amp;[.H96]" office:value-type="string" office:string-value="S01E11_20150130_0050_Eine ganz normale Familie" calcext:value-type="string">
            <text:p>S01E11_20150130_0050_Eine ganz normale Familie</text:p>
          </table:table-cell>
          <table:table-cell table:formula="of:=&quot;&quot;&amp;YEAR([.B96])&amp;TEXT( MONTH([.B96]);&quot;00&quot;)&amp; TEXT(DAY([.B96]);&quot;00&quot;) &amp; &quot;_&quot; &amp; TEXT(HOUR([.I96]);&quot;00&quot;)&amp;TEXT(MINUTE([.I96]);&quot;00&quot;)" office:value-type="string" office:string-value="20150130_0050" calcext:value-type="string">
            <text:p>20150130_0050</text:p>
          </table:table-cell>
          <table:table-cell table:style-name="ce10" table:formula="of:=VLOOKUP([.K96];[dateinamen.$A$1:.$B$94];2;0)" office:value-type="string" office:string-value="#N/A" calcext:value-type="error">
            <text:p>#N/A</text:p>
          </table:table-cell>
          <table:table-cell table:formula="of:=IF(LEFT([.J96];6)&lt;&gt;LEFT([.L96];6);LEFT([.J96];6) &amp; MID([.L96];7;LEN([.L96])-7);[.L96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1-30" calcext:value-type="date">
            <text:p>30.01.15</text:p>
          </table:table-cell>
          <table:table-cell table:style-name="ce5" office:value-type="string" calcext:value-type="string">
            <text:p>01:35–02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string" calcext:value-type="string">
            <text:p>M.</text:p>
          </table:table-cell>
          <table:table-cell table:style-name="ce9" table:formula="of:=TIMEVALUE(LEFT([.C97];5))" office:value-type="time" office:time-value="PT01H35M00S" calcext:value-type="time">
            <text:p>01:35</text:p>
          </table:table-cell>
          <table:table-cell table:formula="of:=&quot;S01&quot;&amp;&quot;E&quot;&amp;TEXT(INT([.G97]);&quot;00&quot;)&amp;&quot;_&quot;&amp;YEAR([.B97])&amp;TEXT(MONTH([.B97]);&quot;00&quot;)&amp;TEXT(DAY([.B97]);&quot;00&quot;) &amp; &quot;_&quot; &amp; TEXT(HOUR([.I97]);&quot;00&quot;) &amp; TEXT(MINUTE([.I97]);&quot;00&quot;)&amp;&quot;_&quot;&amp;[.H97]" office:value-type="string" office:string-value="S01E12_20150130_0135_M." calcext:value-type="string">
            <text:p>S01E12_20150130_0135_M.</text:p>
          </table:table-cell>
          <table:table-cell table:formula="of:=&quot;&quot;&amp;YEAR([.B97])&amp;TEXT( MONTH([.B97]);&quot;00&quot;)&amp; TEXT(DAY([.B97]);&quot;00&quot;) &amp; &quot;_&quot; &amp; TEXT(HOUR([.I97]);&quot;00&quot;)&amp;TEXT(MINUTE([.I97]);&quot;00&quot;)" office:value-type="string" office:string-value="20150130_0135" calcext:value-type="string">
            <text:p>20150130_0135</text:p>
          </table:table-cell>
          <table:table-cell table:style-name="ce10" table:formula="of:=VLOOKUP([.K97];[dateinamen.$A$1:.$B$94];2;0)" office:value-type="string" office:string-value="#N/A" calcext:value-type="error">
            <text:p>#N/A</text:p>
          </table:table-cell>
          <table:table-cell table:formula="of:=IF(LEFT([.J97];6)&lt;&gt;LEFT([.L97];6);LEFT([.J97];6) &amp; MID([.L97];7;LEN([.L97])-7);[.L97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a</text:p>
          </table:table-cell>
          <table:table-cell table:style-name="ce3" office:value-type="date" office:date-value="2015-01-31" calcext:value-type="date">
            <text:p>31.01.15</text:p>
          </table:table-cell>
          <table:table-cell table:style-name="ce5" office:value-type="string" calcext:value-type="string">
            <text:p>23:30–00:1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Eine ganz normale Familie</text:p>
          </table:table-cell>
          <table:table-cell table:style-name="ce9" table:formula="of:=TIMEVALUE(LEFT([.C98];5))" office:value-type="time" office:time-value="PT23H30M00S" calcext:value-type="time">
            <text:p>23:30</text:p>
          </table:table-cell>
          <table:table-cell table:formula="of:=&quot;S01&quot;&amp;&quot;E&quot;&amp;TEXT(INT([.G98]);&quot;00&quot;)&amp;&quot;_&quot;&amp;YEAR([.B98])&amp;TEXT(MONTH([.B98]);&quot;00&quot;)&amp;TEXT(DAY([.B98]);&quot;00&quot;) &amp; &quot;_&quot; &amp; TEXT(HOUR([.I98]);&quot;00&quot;) &amp; TEXT(MINUTE([.I98]);&quot;00&quot;)&amp;&quot;_&quot;&amp;[.H98]" office:value-type="string" office:string-value="S01E11_20150131_2330_Eine ganz normale Familie" calcext:value-type="string">
            <text:p>S01E11_20150131_2330_Eine ganz normale Familie</text:p>
          </table:table-cell>
          <table:table-cell table:formula="of:=&quot;&quot;&amp;YEAR([.B98])&amp;TEXT( MONTH([.B98]);&quot;00&quot;)&amp; TEXT(DAY([.B98]);&quot;00&quot;) &amp; &quot;_&quot; &amp; TEXT(HOUR([.I98]);&quot;00&quot;)&amp;TEXT(MINUTE([.I98]);&quot;00&quot;)" office:value-type="string" office:string-value="20150131_2330" calcext:value-type="string">
            <text:p>20150131_2330</text:p>
          </table:table-cell>
          <table:table-cell table:style-name="ce10" table:formula="of:=VLOOKUP([.K98];[dateinamen.$A$1:.$B$94];2;0)" office:value-type="string" office:string-value="#N/A" calcext:value-type="error">
            <text:p>#N/A</text:p>
          </table:table-cell>
          <table:table-cell table:formula="of:=IF(LEFT([.J98];6)&lt;&gt;LEFT([.L98];6);LEFT([.J98];6) &amp; MID([.L98];7;LEN([.L98])-7);[.L98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2-01" calcext:value-type="date">
            <text:p>01.02.15</text:p>
          </table:table-cell>
          <table:table-cell table:style-name="ce5" office:value-type="string" calcext:value-type="string">
            <text:p>00:10–00:5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string" calcext:value-type="string">
            <text:p>M.</text:p>
          </table:table-cell>
          <table:table-cell table:style-name="ce9" table:formula="of:=TIMEVALUE(LEFT([.C99];5))" office:value-type="time" office:time-value="PT00H10M00S" calcext:value-type="time">
            <text:p>00:10</text:p>
          </table:table-cell>
          <table:table-cell table:formula="of:=&quot;S01&quot;&amp;&quot;E&quot;&amp;TEXT(INT([.G99]);&quot;00&quot;)&amp;&quot;_&quot;&amp;YEAR([.B99])&amp;TEXT(MONTH([.B99]);&quot;00&quot;)&amp;TEXT(DAY([.B99]);&quot;00&quot;) &amp; &quot;_&quot; &amp; TEXT(HOUR([.I99]);&quot;00&quot;) &amp; TEXT(MINUTE([.I99]);&quot;00&quot;)&amp;&quot;_&quot;&amp;[.H99]" office:value-type="string" office:string-value="S01E12_20150201_0010_M." calcext:value-type="string">
            <text:p>S01E12_20150201_0010_M.</text:p>
          </table:table-cell>
          <table:table-cell table:formula="of:=&quot;&quot;&amp;YEAR([.B99])&amp;TEXT( MONTH([.B99]);&quot;00&quot;)&amp; TEXT(DAY([.B99]);&quot;00&quot;) &amp; &quot;_&quot; &amp; TEXT(HOUR([.I99]);&quot;00&quot;)&amp;TEXT(MINUTE([.I99]);&quot;00&quot;)" office:value-type="string" office:string-value="20150201_0010" calcext:value-type="string">
            <text:p>20150201_0010</text:p>
          </table:table-cell>
          <table:table-cell table:style-name="ce10" table:formula="of:=VLOOKUP([.K99];[dateinamen.$A$1:.$B$94];2;0)" office:value-type="string" office:string-value="#N/A" calcext:value-type="error">
            <text:p>#N/A</text:p>
          </table:table-cell>
          <table:table-cell table:formula="of:=IF(LEFT([.J99];6)&lt;&gt;LEFT([.L99];6);LEFT([.J99];6) &amp; MID([.L99];7;LEN([.L99])-7);[.L99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04" calcext:value-type="date">
            <text:p>04.02.15</text:p>
          </table:table-cell>
          <table:table-cell table:style-name="ce5" office:value-type="string" calcext:value-type="string">
            <text:p>02:20–03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1" calcext:value-type="float">
            <text:p>11</text:p>
          </table:table-cell>
          <table:table-cell table:style-name="ce1" office:value-type="string" calcext:value-type="string">
            <text:p>Eine ganz normale Familie</text:p>
          </table:table-cell>
          <table:table-cell table:style-name="ce9" table:formula="of:=TIMEVALUE(LEFT([.C100];5))" office:value-type="time" office:time-value="PT02H20M00S" calcext:value-type="time">
            <text:p>02:20</text:p>
          </table:table-cell>
          <table:table-cell table:formula="of:=&quot;S01&quot;&amp;&quot;E&quot;&amp;TEXT(INT([.G100]);&quot;00&quot;)&amp;&quot;_&quot;&amp;YEAR([.B100])&amp;TEXT(MONTH([.B100]);&quot;00&quot;)&amp;TEXT(DAY([.B100]);&quot;00&quot;) &amp; &quot;_&quot; &amp; TEXT(HOUR([.I100]);&quot;00&quot;) &amp; TEXT(MINUTE([.I100]);&quot;00&quot;)&amp;&quot;_&quot;&amp;[.H100]" office:value-type="string" office:string-value="S01E11_20150204_0220_Eine ganz normale Familie" calcext:value-type="string">
            <text:p>S01E11_20150204_0220_Eine ganz normale Familie</text:p>
          </table:table-cell>
          <table:table-cell table:formula="of:=&quot;&quot;&amp;YEAR([.B100])&amp;TEXT( MONTH([.B100]);&quot;00&quot;)&amp; TEXT(DAY([.B100]);&quot;00&quot;) &amp; &quot;_&quot; &amp; TEXT(HOUR([.I100]);&quot;00&quot;)&amp;TEXT(MINUTE([.I100]);&quot;00&quot;)" office:value-type="string" office:string-value="20150204_0220" calcext:value-type="string">
            <text:p>20150204_0220</text:p>
          </table:table-cell>
          <table:table-cell table:style-name="ce10" table:formula="of:=VLOOKUP([.K100];[dateinamen.$A$1:.$B$94];2;0)" office:value-type="string" office:string-value="#N/A" calcext:value-type="error">
            <text:p>#N/A</text:p>
          </table:table-cell>
          <table:table-cell table:formula="of:=IF(LEFT([.J100];6)&lt;&gt;LEFT([.L100];6);LEFT([.J100];6) &amp; MID([.L100];7;LEN([.L100])-7);[.L100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04" calcext:value-type="date">
            <text:p>04.02.15</text:p>
          </table:table-cell>
          <table:table-cell table:style-name="ce5" office:value-type="string" calcext:value-type="string">
            <text:p>03:05–03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2" calcext:value-type="float">
            <text:p>12</text:p>
          </table:table-cell>
          <table:table-cell table:style-name="ce1" office:value-type="string" calcext:value-type="string">
            <text:p>M.</text:p>
          </table:table-cell>
          <table:table-cell table:style-name="ce9" table:formula="of:=TIMEVALUE(LEFT([.C101];5))" office:value-type="time" office:time-value="PT03H05M00S" calcext:value-type="time">
            <text:p>03:05</text:p>
          </table:table-cell>
          <table:table-cell table:formula="of:=&quot;S01&quot;&amp;&quot;E&quot;&amp;TEXT(INT([.G101]);&quot;00&quot;)&amp;&quot;_&quot;&amp;YEAR([.B101])&amp;TEXT(MONTH([.B101]);&quot;00&quot;)&amp;TEXT(DAY([.B101]);&quot;00&quot;) &amp; &quot;_&quot; &amp; TEXT(HOUR([.I101]);&quot;00&quot;) &amp; TEXT(MINUTE([.I101]);&quot;00&quot;)&amp;&quot;_&quot;&amp;[.H101]" office:value-type="string" office:string-value="S01E12_20150204_0305_M." calcext:value-type="string">
            <text:p>S01E12_20150204_0305_M.</text:p>
          </table:table-cell>
          <table:table-cell table:formula="of:=&quot;&quot;&amp;YEAR([.B101])&amp;TEXT( MONTH([.B101]);&quot;00&quot;)&amp; TEXT(DAY([.B101]);&quot;00&quot;) &amp; &quot;_&quot; &amp; TEXT(HOUR([.I101]);&quot;00&quot;)&amp;TEXT(MINUTE([.I101]);&quot;00&quot;)" office:value-type="string" office:string-value="20150204_0305" calcext:value-type="string">
            <text:p>20150204_0305</text:p>
          </table:table-cell>
          <table:table-cell table:style-name="ce10" table:formula="of:=VLOOKUP([.K101];[dateinamen.$A$1:.$B$94];2;0)" office:value-type="string" office:string-value="#N/A" calcext:value-type="error">
            <text:p>#N/A</text:p>
          </table:table-cell>
          <table:table-cell table:formula="of:=IF(LEFT([.J101];6)&lt;&gt;LEFT([.L101];6);LEFT([.J101];6) &amp; MID([.L101];7;LEN([.L101])-7);[.L101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04" calcext:value-type="date">
            <text:p>04.02.15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102];5))" office:value-type="time" office:time-value="PT20H15M00S" calcext:value-type="time">
            <text:p>20:15</text:p>
          </table:table-cell>
          <table:table-cell table:formula="of:=&quot;S01&quot;&amp;&quot;E&quot;&amp;TEXT(INT([.G102]);&quot;00&quot;)&amp;&quot;_&quot;&amp;YEAR([.B102])&amp;TEXT(MONTH([.B102]);&quot;00&quot;)&amp;TEXT(DAY([.B102]);&quot;00&quot;) &amp; &quot;_&quot; &amp; TEXT(HOUR([.I102]);&quot;00&quot;) &amp; TEXT(MINUTE([.I102]);&quot;00&quot;)&amp;&quot;_&quot;&amp;[.H102]" office:value-type="string" office:string-value="S01E13_20150204_2015_Für das Allgemeinwohl" calcext:value-type="string">
            <text:p>S01E13_20150204_2015_Für das Allgemeinwohl</text:p>
          </table:table-cell>
          <table:table-cell table:formula="of:=&quot;&quot;&amp;YEAR([.B102])&amp;TEXT( MONTH([.B102]);&quot;00&quot;)&amp; TEXT(DAY([.B102]);&quot;00&quot;) &amp; &quot;_&quot; &amp; TEXT(HOUR([.I102]);&quot;00&quot;)&amp;TEXT(MINUTE([.I102]);&quot;00&quot;)" office:value-type="string" office:string-value="20150204_2015" calcext:value-type="string">
            <text:p>20150204_2015</text:p>
          </table:table-cell>
          <table:table-cell table:style-name="ce10" table:formula="of:=VLOOKUP([.K102];[dateinamen.$A$1:.$B$94];2;0)" office:value-type="string" office:string-value="#N/A" calcext:value-type="error">
            <text:p>#N/A</text:p>
          </table:table-cell>
          <table:table-cell table:formula="of:=IF(LEFT([.J102];6)&lt;&gt;LEFT([.L102];6);LEFT([.J102];6) &amp; MID([.L102];7;LEN([.L102])-7);[.L102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04" calcext:value-type="date">
            <text:p>04.02.15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103];5))" office:value-type="time" office:time-value="PT21H00M00S" calcext:value-type="time">
            <text:p>21:00</text:p>
          </table:table-cell>
          <table:table-cell table:formula="of:=&quot;S01&quot;&amp;&quot;E&quot;&amp;TEXT(INT([.G103]);&quot;00&quot;)&amp;&quot;_&quot;&amp;YEAR([.B103])&amp;TEXT(MONTH([.B103]);&quot;00&quot;)&amp;TEXT(DAY([.B103]);&quot;00&quot;) &amp; &quot;_&quot; &amp; TEXT(HOUR([.I103]);&quot;00&quot;) &amp; TEXT(MINUTE([.I103]);&quot;00&quot;)&amp;&quot;_&quot;&amp;[.H103]" office:value-type="string" office:string-value="S01E14_20150204_2100_Der Schlussfolgerer" calcext:value-type="string">
            <text:p>S01E14_20150204_2100_Der Schlussfolgerer</text:p>
          </table:table-cell>
          <table:table-cell table:formula="of:=&quot;&quot;&amp;YEAR([.B103])&amp;TEXT( MONTH([.B103]);&quot;00&quot;)&amp; TEXT(DAY([.B103]);&quot;00&quot;) &amp; &quot;_&quot; &amp; TEXT(HOUR([.I103]);&quot;00&quot;)&amp;TEXT(MINUTE([.I103]);&quot;00&quot;)" office:value-type="string" office:string-value="20150204_2100" calcext:value-type="string">
            <text:p>20150204_2100</text:p>
          </table:table-cell>
          <table:table-cell table:style-name="ce10" table:formula="of:=VLOOKUP([.K103];[dateinamen.$A$1:.$B$94];2;0)" office:value-type="string" office:string-value="#N/A" calcext:value-type="error">
            <text:p>#N/A</text:p>
          </table:table-cell>
          <table:table-cell table:formula="of:=IF(LEFT([.J103];6)&lt;&gt;LEFT([.L103];6);LEFT([.J103];6) &amp; MID([.L103];7;LEN([.L103])-7);[.L103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2-06" calcext:value-type="date">
            <text:p>06.02.15</text:p>
          </table:table-cell>
          <table:table-cell table:style-name="ce5" office:value-type="string" calcext:value-type="string">
            <text:p>00:50–01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104];5))" office:value-type="time" office:time-value="PT00H50M00S" calcext:value-type="time">
            <text:p>00:50</text:p>
          </table:table-cell>
          <table:table-cell table:formula="of:=&quot;S01&quot;&amp;&quot;E&quot;&amp;TEXT(INT([.G104]);&quot;00&quot;)&amp;&quot;_&quot;&amp;YEAR([.B104])&amp;TEXT(MONTH([.B104]);&quot;00&quot;)&amp;TEXT(DAY([.B104]);&quot;00&quot;) &amp; &quot;_&quot; &amp; TEXT(HOUR([.I104]);&quot;00&quot;) &amp; TEXT(MINUTE([.I104]);&quot;00&quot;)&amp;&quot;_&quot;&amp;[.H104]" office:value-type="string" office:string-value="S01E13_20150206_0050_Für das Allgemeinwohl" calcext:value-type="string">
            <text:p>S01E13_20150206_0050_Für das Allgemeinwohl</text:p>
          </table:table-cell>
          <table:table-cell table:formula="of:=&quot;&quot;&amp;YEAR([.B104])&amp;TEXT( MONTH([.B104]);&quot;00&quot;)&amp; TEXT(DAY([.B104]);&quot;00&quot;) &amp; &quot;_&quot; &amp; TEXT(HOUR([.I104]);&quot;00&quot;)&amp;TEXT(MINUTE([.I104]);&quot;00&quot;)" office:value-type="string" office:string-value="20150206_0050" calcext:value-type="string">
            <text:p>20150206_0050</text:p>
          </table:table-cell>
          <table:table-cell table:style-name="ce10" table:formula="of:=VLOOKUP([.K104];[dateinamen.$A$1:.$B$94];2;0)" office:value-type="string" office:string-value="#N/A" calcext:value-type="error">
            <text:p>#N/A</text:p>
          </table:table-cell>
          <table:table-cell table:formula="of:=IF(LEFT([.J104];6)&lt;&gt;LEFT([.L104];6);LEFT([.J104];6) &amp; MID([.L104];7;LEN([.L104])-7);[.L104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2-06" calcext:value-type="date">
            <text:p>06.02.15</text:p>
          </table:table-cell>
          <table:table-cell table:style-name="ce5" office:value-type="string" calcext:value-type="string">
            <text:p>01:35–02:2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105];5))" office:value-type="time" office:time-value="PT01H35M00S" calcext:value-type="time">
            <text:p>01:35</text:p>
          </table:table-cell>
          <table:table-cell table:formula="of:=&quot;S01&quot;&amp;&quot;E&quot;&amp;TEXT(INT([.G105]);&quot;00&quot;)&amp;&quot;_&quot;&amp;YEAR([.B105])&amp;TEXT(MONTH([.B105]);&quot;00&quot;)&amp;TEXT(DAY([.B105]);&quot;00&quot;) &amp; &quot;_&quot; &amp; TEXT(HOUR([.I105]);&quot;00&quot;) &amp; TEXT(MINUTE([.I105]);&quot;00&quot;)&amp;&quot;_&quot;&amp;[.H105]" office:value-type="string" office:string-value="S01E14_20150206_0135_Der Schlussfolgerer" calcext:value-type="string">
            <text:p>S01E14_20150206_0135_Der Schlussfolgerer</text:p>
          </table:table-cell>
          <table:table-cell table:formula="of:=&quot;&quot;&amp;YEAR([.B105])&amp;TEXT( MONTH([.B105]);&quot;00&quot;)&amp; TEXT(DAY([.B105]);&quot;00&quot;) &amp; &quot;_&quot; &amp; TEXT(HOUR([.I105]);&quot;00&quot;)&amp;TEXT(MINUTE([.I105]);&quot;00&quot;)" office:value-type="string" office:string-value="20150206_0135" calcext:value-type="string">
            <text:p>20150206_0135</text:p>
          </table:table-cell>
          <table:table-cell table:style-name="ce10" table:formula="of:=VLOOKUP([.K105];[dateinamen.$A$1:.$B$94];2;0)" office:value-type="string" office:string-value="#N/A" calcext:value-type="error">
            <text:p>#N/A</text:p>
          </table:table-cell>
          <table:table-cell table:formula="of:=IF(LEFT([.J105];6)&lt;&gt;LEFT([.L105];6);LEFT([.J105];6) &amp; MID([.L105];7;LEN([.L105])-7);[.L105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2-08" calcext:value-type="date">
            <text:p>08.02.15</text:p>
          </table:table-cell>
          <table:table-cell table:style-name="ce5" office:value-type="string" calcext:value-type="string">
            <text:p>00:05–00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106];5))" office:value-type="time" office:time-value="PT00H05M00S" calcext:value-type="time">
            <text:p>00:05</text:p>
          </table:table-cell>
          <table:table-cell table:formula="of:=&quot;S01&quot;&amp;&quot;E&quot;&amp;TEXT(INT([.G106]);&quot;00&quot;)&amp;&quot;_&quot;&amp;YEAR([.B106])&amp;TEXT(MONTH([.B106]);&quot;00&quot;)&amp;TEXT(DAY([.B106]);&quot;00&quot;) &amp; &quot;_&quot; &amp; TEXT(HOUR([.I106]);&quot;00&quot;) &amp; TEXT(MINUTE([.I106]);&quot;00&quot;)&amp;&quot;_&quot;&amp;[.H106]" office:value-type="string" office:string-value="S01E13_20150208_0005_Für das Allgemeinwohl" calcext:value-type="string">
            <text:p>S01E13_20150208_0005_Für das Allgemeinwohl</text:p>
          </table:table-cell>
          <table:table-cell table:formula="of:=&quot;&quot;&amp;YEAR([.B106])&amp;TEXT( MONTH([.B106]);&quot;00&quot;)&amp; TEXT(DAY([.B106]);&quot;00&quot;) &amp; &quot;_&quot; &amp; TEXT(HOUR([.I106]);&quot;00&quot;)&amp;TEXT(MINUTE([.I106]);&quot;00&quot;)" office:value-type="string" office:string-value="20150208_0005" calcext:value-type="string">
            <text:p>20150208_0005</text:p>
          </table:table-cell>
          <table:table-cell table:style-name="ce10" table:formula="of:=VLOOKUP([.K106];[dateinamen.$A$1:.$B$94];2;0)" office:value-type="string" office:string-value="#N/A" calcext:value-type="error">
            <text:p>#N/A</text:p>
          </table:table-cell>
          <table:table-cell table:formula="of:=IF(LEFT([.J106];6)&lt;&gt;LEFT([.L106];6);LEFT([.J106];6) &amp; MID([.L106];7;LEN([.L106])-7);[.L106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2-08" calcext:value-type="date">
            <text:p>08.02.15</text:p>
          </table:table-cell>
          <table:table-cell table:style-name="ce5" office:value-type="string" calcext:value-type="string">
            <text:p>00:50–01:3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107];5))" office:value-type="time" office:time-value="PT00H50M00S" calcext:value-type="time">
            <text:p>00:50</text:p>
          </table:table-cell>
          <table:table-cell table:formula="of:=&quot;S01&quot;&amp;&quot;E&quot;&amp;TEXT(INT([.G107]);&quot;00&quot;)&amp;&quot;_&quot;&amp;YEAR([.B107])&amp;TEXT(MONTH([.B107]);&quot;00&quot;)&amp;TEXT(DAY([.B107]);&quot;00&quot;) &amp; &quot;_&quot; &amp; TEXT(HOUR([.I107]);&quot;00&quot;) &amp; TEXT(MINUTE([.I107]);&quot;00&quot;)&amp;&quot;_&quot;&amp;[.H107]" office:value-type="string" office:string-value="S01E14_20150208_0050_Der Schlussfolgerer" calcext:value-type="string">
            <text:p>S01E14_20150208_0050_Der Schlussfolgerer</text:p>
          </table:table-cell>
          <table:table-cell table:formula="of:=&quot;&quot;&amp;YEAR([.B107])&amp;TEXT( MONTH([.B107]);&quot;00&quot;)&amp; TEXT(DAY([.B107]);&quot;00&quot;) &amp; &quot;_&quot; &amp; TEXT(HOUR([.I107]);&quot;00&quot;)&amp;TEXT(MINUTE([.I107]);&quot;00&quot;)" office:value-type="string" office:string-value="20150208_0050" calcext:value-type="string">
            <text:p>20150208_0050</text:p>
          </table:table-cell>
          <table:table-cell table:style-name="ce10" table:formula="of:=VLOOKUP([.K107];[dateinamen.$A$1:.$B$94];2;0)" office:value-type="string" office:string-value="#N/A" calcext:value-type="error">
            <text:p>#N/A</text:p>
          </table:table-cell>
          <table:table-cell table:formula="of:=IF(LEFT([.J107];6)&lt;&gt;LEFT([.L107];6);LEFT([.J107];6) &amp; MID([.L107];7;LEN([.L107])-7);[.L107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5-02-10" calcext:value-type="date">
            <text:p>10.02.15</text:p>
          </table:table-cell>
          <table:table-cell table:style-name="ce5" office:value-type="string" calcext:value-type="string">
            <text:p>01:00–01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string" calcext:value-type="string">
            <text:p>Für das Allgemeinwohl</text:p>
          </table:table-cell>
          <table:table-cell table:style-name="ce9" table:formula="of:=TIMEVALUE(LEFT([.C108];5))" office:value-type="time" office:time-value="PT01H00M00S" calcext:value-type="time">
            <text:p>01:00</text:p>
          </table:table-cell>
          <table:table-cell table:formula="of:=&quot;S01&quot;&amp;&quot;E&quot;&amp;TEXT(INT([.G108]);&quot;00&quot;)&amp;&quot;_&quot;&amp;YEAR([.B108])&amp;TEXT(MONTH([.B108]);&quot;00&quot;)&amp;TEXT(DAY([.B108]);&quot;00&quot;) &amp; &quot;_&quot; &amp; TEXT(HOUR([.I108]);&quot;00&quot;) &amp; TEXT(MINUTE([.I108]);&quot;00&quot;)&amp;&quot;_&quot;&amp;[.H108]" office:value-type="string" office:string-value="S01E13_20150210_0100_Für das Allgemeinwohl" calcext:value-type="string">
            <text:p>S01E13_20150210_0100_Für das Allgemeinwohl</text:p>
          </table:table-cell>
          <table:table-cell table:formula="of:=&quot;&quot;&amp;YEAR([.B108])&amp;TEXT( MONTH([.B108]);&quot;00&quot;)&amp; TEXT(DAY([.B108]);&quot;00&quot;) &amp; &quot;_&quot; &amp; TEXT(HOUR([.I108]);&quot;00&quot;)&amp;TEXT(MINUTE([.I108]);&quot;00&quot;)" office:value-type="string" office:string-value="20150210_0100" calcext:value-type="string">
            <text:p>20150210_0100</text:p>
          </table:table-cell>
          <table:table-cell table:style-name="ce10" table:formula="of:=VLOOKUP([.K108];[dateinamen.$A$1:.$B$94];2;0)" office:value-type="string" office:string-value="#N/A" calcext:value-type="error">
            <text:p>#N/A</text:p>
          </table:table-cell>
          <table:table-cell table:formula="of:=IF(LEFT([.J108];6)&lt;&gt;LEFT([.L108];6);LEFT([.J108];6) &amp; MID([.L108];7;LEN([.L108])-7);[.L108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5-02-10" calcext:value-type="date">
            <text:p>10.02.15</text:p>
          </table:table-cell>
          <table:table-cell table:style-name="ce5" office:value-type="string" calcext:value-type="string">
            <text:p>01:45–02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string" calcext:value-type="string">
            <text:p>Der Schlussfolgerer</text:p>
          </table:table-cell>
          <table:table-cell table:style-name="ce9" table:formula="of:=TIMEVALUE(LEFT([.C109];5))" office:value-type="time" office:time-value="PT01H45M00S" calcext:value-type="time">
            <text:p>01:45</text:p>
          </table:table-cell>
          <table:table-cell table:formula="of:=&quot;S01&quot;&amp;&quot;E&quot;&amp;TEXT(INT([.G109]);&quot;00&quot;)&amp;&quot;_&quot;&amp;YEAR([.B109])&amp;TEXT(MONTH([.B109]);&quot;00&quot;)&amp;TEXT(DAY([.B109]);&quot;00&quot;) &amp; &quot;_&quot; &amp; TEXT(HOUR([.I109]);&quot;00&quot;) &amp; TEXT(MINUTE([.I109]);&quot;00&quot;)&amp;&quot;_&quot;&amp;[.H109]" office:value-type="string" office:string-value="S01E14_20150210_0145_Der Schlussfolgerer" calcext:value-type="string">
            <text:p>S01E14_20150210_0145_Der Schlussfolgerer</text:p>
          </table:table-cell>
          <table:table-cell table:formula="of:=&quot;&quot;&amp;YEAR([.B109])&amp;TEXT( MONTH([.B109]);&quot;00&quot;)&amp; TEXT(DAY([.B109]);&quot;00&quot;) &amp; &quot;_&quot; &amp; TEXT(HOUR([.I109]);&quot;00&quot;)&amp;TEXT(MINUTE([.I109]);&quot;00&quot;)" office:value-type="string" office:string-value="20150210_0145" calcext:value-type="string">
            <text:p>20150210_0145</text:p>
          </table:table-cell>
          <table:table-cell table:style-name="ce10" table:formula="of:=VLOOKUP([.K109];[dateinamen.$A$1:.$B$94];2;0)" office:value-type="string" office:string-value="#N/A" calcext:value-type="error">
            <text:p>#N/A</text:p>
          </table:table-cell>
          <table:table-cell table:formula="of:=IF(LEFT([.J109];6)&lt;&gt;LEFT([.L109];6);LEFT([.J109];6) &amp; MID([.L109];7;LEN([.L109])-7);[.L109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11" calcext:value-type="date">
            <text:p>11.02.15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10];5))" office:value-type="time" office:time-value="PT20H15M00S" calcext:value-type="time">
            <text:p>20:15</text:p>
          </table:table-cell>
          <table:table-cell table:formula="of:=&quot;S01&quot;&amp;&quot;E&quot;&amp;TEXT(INT([.G110]);&quot;00&quot;)&amp;&quot;_&quot;&amp;YEAR([.B110])&amp;TEXT(MONTH([.B110]);&quot;00&quot;)&amp;TEXT(DAY([.B110]);&quot;00&quot;) &amp; &quot;_&quot; &amp; TEXT(HOUR([.I110]);&quot;00&quot;) &amp; TEXT(MINUTE([.I110]);&quot;00&quot;)&amp;&quot;_&quot;&amp;[.H110]" office:value-type="string" office:string-value="S01E15_20150211_2015_Die Prüfung" calcext:value-type="string">
            <text:p>S01E15_20150211_2015_Die Prüfung</text:p>
          </table:table-cell>
          <table:table-cell table:formula="of:=&quot;&quot;&amp;YEAR([.B110])&amp;TEXT( MONTH([.B110]);&quot;00&quot;)&amp; TEXT(DAY([.B110]);&quot;00&quot;) &amp; &quot;_&quot; &amp; TEXT(HOUR([.I110]);&quot;00&quot;)&amp;TEXT(MINUTE([.I110]);&quot;00&quot;)" office:value-type="string" office:string-value="20150211_2015" calcext:value-type="string">
            <text:p>20150211_2015</text:p>
          </table:table-cell>
          <table:table-cell table:style-name="ce10" table:formula="of:=VLOOKUP([.K110];[dateinamen.$A$1:.$B$94];2;0)" office:value-type="string" office:string-value="#N/A" calcext:value-type="error">
            <text:p>#N/A</text:p>
          </table:table-cell>
          <table:table-cell table:formula="of:=IF(LEFT([.J110];6)&lt;&gt;LEFT([.L110];6);LEFT([.J110];6) &amp; MID([.L110];7;LEN([.L110])-7);[.L110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11" calcext:value-type="date">
            <text:p>11.02.15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111];5))" office:value-type="time" office:time-value="PT21H00M00S" calcext:value-type="time">
            <text:p>21:00</text:p>
          </table:table-cell>
          <table:table-cell table:formula="of:=&quot;S01&quot;&amp;&quot;E&quot;&amp;TEXT(INT([.G111]);&quot;00&quot;)&amp;&quot;_&quot;&amp;YEAR([.B111])&amp;TEXT(MONTH([.B111]);&quot;00&quot;)&amp;TEXT(DAY([.B111]);&quot;00&quot;) &amp; &quot;_&quot; &amp; TEXT(HOUR([.I111]);&quot;00&quot;) &amp; TEXT(MINUTE([.I111]);&quot;00&quot;)&amp;&quot;_&quot;&amp;[.H111]" office:value-type="string" office:string-value="S01E16_20150211_2100_Die Falle" calcext:value-type="string">
            <text:p>S01E16_20150211_2100_Die Falle</text:p>
          </table:table-cell>
          <table:table-cell table:formula="of:=&quot;&quot;&amp;YEAR([.B111])&amp;TEXT( MONTH([.B111]);&quot;00&quot;)&amp; TEXT(DAY([.B111]);&quot;00&quot;) &amp; &quot;_&quot; &amp; TEXT(HOUR([.I111]);&quot;00&quot;)&amp;TEXT(MINUTE([.I111]);&quot;00&quot;)" office:value-type="string" office:string-value="20150211_2100" calcext:value-type="string">
            <text:p>20150211_2100</text:p>
          </table:table-cell>
          <table:table-cell table:style-name="ce10" table:formula="of:=VLOOKUP([.K111];[dateinamen.$A$1:.$B$94];2;0)" office:value-type="string" office:string-value="#N/A" calcext:value-type="error">
            <text:p>#N/A</text:p>
          </table:table-cell>
          <table:table-cell table:formula="of:=IF(LEFT([.J111];6)&lt;&gt;LEFT([.L111];6);LEFT([.J111];6) &amp; MID([.L111];7;LEN([.L111])-7);[.L111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2-13" calcext:value-type="date">
            <text:p>13.02.15</text:p>
          </table:table-cell>
          <table:table-cell table:style-name="ce5" office:value-type="string" calcext:value-type="string">
            <text:p>02:20–03:0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12];5))" office:value-type="time" office:time-value="PT02H20M00S" calcext:value-type="time">
            <text:p>02:20</text:p>
          </table:table-cell>
          <table:table-cell table:formula="of:=&quot;S01&quot;&amp;&quot;E&quot;&amp;TEXT(INT([.G112]);&quot;00&quot;)&amp;&quot;_&quot;&amp;YEAR([.B112])&amp;TEXT(MONTH([.B112]);&quot;00&quot;)&amp;TEXT(DAY([.B112]);&quot;00&quot;) &amp; &quot;_&quot; &amp; TEXT(HOUR([.I112]);&quot;00&quot;) &amp; TEXT(MINUTE([.I112]);&quot;00&quot;)&amp;&quot;_&quot;&amp;[.H112]" office:value-type="string" office:string-value="S01E15_20150213_0220_Die Prüfung" calcext:value-type="string">
            <text:p>S01E15_20150213_0220_Die Prüfung</text:p>
          </table:table-cell>
          <table:table-cell table:formula="of:=&quot;&quot;&amp;YEAR([.B112])&amp;TEXT( MONTH([.B112]);&quot;00&quot;)&amp; TEXT(DAY([.B112]);&quot;00&quot;) &amp; &quot;_&quot; &amp; TEXT(HOUR([.I112]);&quot;00&quot;)&amp;TEXT(MINUTE([.I112]);&quot;00&quot;)" office:value-type="string" office:string-value="20150213_0220" calcext:value-type="string">
            <text:p>20150213_0220</text:p>
          </table:table-cell>
          <table:table-cell table:style-name="ce10" table:formula="of:=VLOOKUP([.K112];[dateinamen.$A$1:.$B$94];2;0)" office:value-type="string" office:string-value="#N/A" calcext:value-type="error">
            <text:p>#N/A</text:p>
          </table:table-cell>
          <table:table-cell table:formula="of:=IF(LEFT([.J112];6)&lt;&gt;LEFT([.L112];6);LEFT([.J112];6) &amp; MID([.L112];7;LEN([.L112])-7);[.L112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2-13" calcext:value-type="date">
            <text:p>13.02.15</text:p>
          </table:table-cell>
          <table:table-cell table:style-name="ce5" office:value-type="string" calcext:value-type="string">
            <text:p>03:05–03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113];5))" office:value-type="time" office:time-value="PT03H05M00S" calcext:value-type="time">
            <text:p>03:05</text:p>
          </table:table-cell>
          <table:table-cell table:formula="of:=&quot;S01&quot;&amp;&quot;E&quot;&amp;TEXT(INT([.G113]);&quot;00&quot;)&amp;&quot;_&quot;&amp;YEAR([.B113])&amp;TEXT(MONTH([.B113]);&quot;00&quot;)&amp;TEXT(DAY([.B113]);&quot;00&quot;) &amp; &quot;_&quot; &amp; TEXT(HOUR([.I113]);&quot;00&quot;) &amp; TEXT(MINUTE([.I113]);&quot;00&quot;)&amp;&quot;_&quot;&amp;[.H113]" office:value-type="string" office:string-value="S01E16_20150213_0305_Die Falle" calcext:value-type="string">
            <text:p>S01E16_20150213_0305_Die Falle</text:p>
          </table:table-cell>
          <table:table-cell table:formula="of:=&quot;&quot;&amp;YEAR([.B113])&amp;TEXT( MONTH([.B113]);&quot;00&quot;)&amp; TEXT(DAY([.B113]);&quot;00&quot;) &amp; &quot;_&quot; &amp; TEXT(HOUR([.I113]);&quot;00&quot;)&amp;TEXT(MINUTE([.I113]);&quot;00&quot;)" office:value-type="string" office:string-value="20150213_0305" calcext:value-type="string">
            <text:p>20150213_0305</text:p>
          </table:table-cell>
          <table:table-cell table:style-name="ce10" table:formula="of:=VLOOKUP([.K113];[dateinamen.$A$1:.$B$94];2;0)" office:value-type="string" office:string-value="#N/A" calcext:value-type="error">
            <text:p>#N/A</text:p>
          </table:table-cell>
          <table:table-cell table:formula="of:=IF(LEFT([.J113];6)&lt;&gt;LEFT([.L113];6);LEFT([.J113];6) &amp; MID([.L113];7;LEN([.L113])-7);[.L113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2-15" calcext:value-type="date">
            <text:p>15.02.15</text:p>
          </table:table-cell>
          <table:table-cell table:style-name="ce5" office:value-type="string" calcext:value-type="string">
            <text:p>00:40–01:2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14];5))" office:value-type="time" office:time-value="PT00H40M00S" calcext:value-type="time">
            <text:p>00:40</text:p>
          </table:table-cell>
          <table:table-cell table:formula="of:=&quot;S01&quot;&amp;&quot;E&quot;&amp;TEXT(INT([.G114]);&quot;00&quot;)&amp;&quot;_&quot;&amp;YEAR([.B114])&amp;TEXT(MONTH([.B114]);&quot;00&quot;)&amp;TEXT(DAY([.B114]);&quot;00&quot;) &amp; &quot;_&quot; &amp; TEXT(HOUR([.I114]);&quot;00&quot;) &amp; TEXT(MINUTE([.I114]);&quot;00&quot;)&amp;&quot;_&quot;&amp;[.H114]" office:value-type="string" office:string-value="S01E15_20150215_0040_Die Prüfung" calcext:value-type="string">
            <text:p>S01E15_20150215_0040_Die Prüfung</text:p>
          </table:table-cell>
          <table:table-cell table:formula="of:=&quot;&quot;&amp;YEAR([.B114])&amp;TEXT( MONTH([.B114]);&quot;00&quot;)&amp; TEXT(DAY([.B114]);&quot;00&quot;) &amp; &quot;_&quot; &amp; TEXT(HOUR([.I114]);&quot;00&quot;)&amp;TEXT(MINUTE([.I114]);&quot;00&quot;)" office:value-type="string" office:string-value="20150215_0040" calcext:value-type="string">
            <text:p>20150215_0040</text:p>
          </table:table-cell>
          <table:table-cell table:style-name="ce10" table:formula="of:=VLOOKUP([.K114];[dateinamen.$A$1:.$B$94];2;0)" office:value-type="string" office:string-value="#N/A" calcext:value-type="error">
            <text:p>#N/A</text:p>
          </table:table-cell>
          <table:table-cell table:formula="of:=IF(LEFT([.J114];6)&lt;&gt;LEFT([.L114];6);LEFT([.J114];6) &amp; MID([.L114];7;LEN([.L114])-7);[.L114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So</text:p>
          </table:table-cell>
          <table:table-cell table:style-name="ce3" office:value-type="date" office:date-value="2015-02-15" calcext:value-type="date">
            <text:p>15.02.15</text:p>
          </table:table-cell>
          <table:table-cell table:style-name="ce5" office:value-type="string" calcext:value-type="string">
            <text:p>01:25–02:1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6" calcext:value-type="float">
            <text:p>16</text:p>
          </table:table-cell>
          <table:table-cell table:style-name="ce1" office:value-type="string" calcext:value-type="string">
            <text:p>Die Falle</text:p>
          </table:table-cell>
          <table:table-cell table:style-name="ce9" table:formula="of:=TIMEVALUE(LEFT([.C115];5))" office:value-type="time" office:time-value="PT01H25M00S" calcext:value-type="time">
            <text:p>01:25</text:p>
          </table:table-cell>
          <table:table-cell table:formula="of:=&quot;S01&quot;&amp;&quot;E&quot;&amp;TEXT(INT([.G115]);&quot;00&quot;)&amp;&quot;_&quot;&amp;YEAR([.B115])&amp;TEXT(MONTH([.B115]);&quot;00&quot;)&amp;TEXT(DAY([.B115]);&quot;00&quot;) &amp; &quot;_&quot; &amp; TEXT(HOUR([.I115]);&quot;00&quot;) &amp; TEXT(MINUTE([.I115]);&quot;00&quot;)&amp;&quot;_&quot;&amp;[.H115]" office:value-type="string" office:string-value="S01E16_20150215_0125_Die Falle" calcext:value-type="string">
            <text:p>S01E16_20150215_0125_Die Falle</text:p>
          </table:table-cell>
          <table:table-cell table:formula="of:=&quot;&quot;&amp;YEAR([.B115])&amp;TEXT( MONTH([.B115]);&quot;00&quot;)&amp; TEXT(DAY([.B115]);&quot;00&quot;) &amp; &quot;_&quot; &amp; TEXT(HOUR([.I115]);&quot;00&quot;)&amp;TEXT(MINUTE([.I115]);&quot;00&quot;)" office:value-type="string" office:string-value="20150215_0125" calcext:value-type="string">
            <text:p>20150215_0125</text:p>
          </table:table-cell>
          <table:table-cell table:style-name="ce10" table:formula="of:=VLOOKUP([.K115];[dateinamen.$A$1:.$B$94];2;0)" office:value-type="string" office:string-value="#N/A" calcext:value-type="error">
            <text:p>#N/A</text:p>
          </table:table-cell>
          <table:table-cell table:formula="of:=IF(LEFT([.J115];6)&lt;&gt;LEFT([.L115];6);LEFT([.J115];6) &amp; MID([.L115];7;LEN([.L115])-7);[.L115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5-02-17" calcext:value-type="date">
            <text:p>17.02.15</text:p>
          </table:table-cell>
          <table:table-cell table:style-name="ce5" office:value-type="string" calcext:value-type="string">
            <text:p>00:45–01:3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16];5))" office:value-type="time" office:time-value="PT00H45M00S" calcext:value-type="time">
            <text:p>00:45</text:p>
          </table:table-cell>
          <table:table-cell table:formula="of:=&quot;S01&quot;&amp;&quot;E&quot;&amp;TEXT(INT([.G116]);&quot;00&quot;)&amp;&quot;_&quot;&amp;YEAR([.B116])&amp;TEXT(MONTH([.B116]);&quot;00&quot;)&amp;TEXT(DAY([.B116]);&quot;00&quot;) &amp; &quot;_&quot; &amp; TEXT(HOUR([.I116]);&quot;00&quot;) &amp; TEXT(MINUTE([.I116]);&quot;00&quot;)&amp;&quot;_&quot;&amp;[.H116]" office:value-type="string" office:string-value="S01E15_20150217_0045_Die Prüfung" calcext:value-type="string">
            <text:p>S01E15_20150217_0045_Die Prüfung</text:p>
          </table:table-cell>
          <table:table-cell table:formula="of:=&quot;&quot;&amp;YEAR([.B116])&amp;TEXT( MONTH([.B116]);&quot;00&quot;)&amp; TEXT(DAY([.B116]);&quot;00&quot;) &amp; &quot;_&quot; &amp; TEXT(HOUR([.I116]);&quot;00&quot;)&amp;TEXT(MINUTE([.I116]);&quot;00&quot;)" office:value-type="string" office:string-value="20150217_0045" calcext:value-type="string">
            <text:p>20150217_0045</text:p>
          </table:table-cell>
          <table:table-cell table:style-name="ce10" table:formula="of:=VLOOKUP([.K116];[dateinamen.$A$1:.$B$94];2;0)" office:value-type="string" office:string-value="#N/A" calcext:value-type="error">
            <text:p>#N/A</text:p>
          </table:table-cell>
          <table:table-cell table:formula="of:=IF(LEFT([.J116];6)&lt;&gt;LEFT([.L116];6);LEFT([.J116];6) &amp; MID([.L116];7;LEN([.L116])-7);[.L116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Di</text:p>
          </table:table-cell>
          <table:table-cell table:style-name="ce3" office:value-type="date" office:date-value="2015-02-17" calcext:value-type="date">
            <text:p>17.02.15</text:p>
          </table:table-cell>
          <table:table-cell table:style-name="ce5" office:value-type="string" calcext:value-type="string">
            <text:p>01:30–02:1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5" calcext:value-type="float">
            <text:p>15</text:p>
          </table:table-cell>
          <table:table-cell table:style-name="ce1" office:value-type="string" calcext:value-type="string">
            <text:p>Die Prüfung</text:p>
          </table:table-cell>
          <table:table-cell table:style-name="ce9" table:formula="of:=TIMEVALUE(LEFT([.C117];5))" office:value-type="time" office:time-value="PT01H30M00S" calcext:value-type="time">
            <text:p>01:30</text:p>
          </table:table-cell>
          <table:table-cell table:formula="of:=&quot;S01&quot;&amp;&quot;E&quot;&amp;TEXT(INT([.G117]);&quot;00&quot;)&amp;&quot;_&quot;&amp;YEAR([.B117])&amp;TEXT(MONTH([.B117]);&quot;00&quot;)&amp;TEXT(DAY([.B117]);&quot;00&quot;) &amp; &quot;_&quot; &amp; TEXT(HOUR([.I117]);&quot;00&quot;) &amp; TEXT(MINUTE([.I117]);&quot;00&quot;)&amp;&quot;_&quot;&amp;[.H117]" office:value-type="string" office:string-value="S01E15_20150217_0130_Die Prüfung" calcext:value-type="string">
            <text:p>S01E15_20150217_0130_Die Prüfung</text:p>
          </table:table-cell>
          <table:table-cell table:formula="of:=&quot;&quot;&amp;YEAR([.B117])&amp;TEXT( MONTH([.B117]);&quot;00&quot;)&amp; TEXT(DAY([.B117]);&quot;00&quot;) &amp; &quot;_&quot; &amp; TEXT(HOUR([.I117]);&quot;00&quot;)&amp;TEXT(MINUTE([.I117]);&quot;00&quot;)" office:value-type="string" office:string-value="20150217_0130" calcext:value-type="string">
            <text:p>20150217_0130</text:p>
          </table:table-cell>
          <table:table-cell table:style-name="ce10" table:formula="of:=VLOOKUP([.K117];[dateinamen.$A$1:.$B$94];2;0)" office:value-type="string" office:string-value="#N/A" calcext:value-type="error">
            <text:p>#N/A</text:p>
          </table:table-cell>
          <table:table-cell table:formula="of:=IF(LEFT([.J117];6)&lt;&gt;LEFT([.L117];6);LEFT([.J117];6) &amp; MID([.L117];7;LEN([.L117])-7);[.L117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18" calcext:value-type="date">
            <text:p>18.02.15</text:p>
          </table:table-cell>
          <table:table-cell table:style-name="ce5" office:value-type="string" calcext:value-type="string">
            <text:p>20:15–21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string" calcext:value-type="string">
            <text:p>Möglichkeit Zwei</text:p>
          </table:table-cell>
          <table:table-cell table:style-name="ce9" table:formula="of:=TIMEVALUE(LEFT([.C118];5))" office:value-type="time" office:time-value="PT20H15M00S" calcext:value-type="time">
            <text:p>20:15</text:p>
          </table:table-cell>
          <table:table-cell table:formula="of:=&quot;S01&quot;&amp;&quot;E&quot;&amp;TEXT(INT([.G118]);&quot;00&quot;)&amp;&quot;_&quot;&amp;YEAR([.B118])&amp;TEXT(MONTH([.B118]);&quot;00&quot;)&amp;TEXT(DAY([.B118]);&quot;00&quot;) &amp; &quot;_&quot; &amp; TEXT(HOUR([.I118]);&quot;00&quot;) &amp; TEXT(MINUTE([.I118]);&quot;00&quot;)&amp;&quot;_&quot;&amp;[.H118]" office:value-type="string" office:string-value="S01E17_20150218_2015_Möglichkeit Zwei" calcext:value-type="string">
            <text:p>S01E17_20150218_2015_Möglichkeit Zwei</text:p>
          </table:table-cell>
          <table:table-cell table:formula="of:=&quot;&quot;&amp;YEAR([.B118])&amp;TEXT( MONTH([.B118]);&quot;00&quot;)&amp; TEXT(DAY([.B118]);&quot;00&quot;) &amp; &quot;_&quot; &amp; TEXT(HOUR([.I118]);&quot;00&quot;)&amp;TEXT(MINUTE([.I118]);&quot;00&quot;)" office:value-type="string" office:string-value="20150218_2015" calcext:value-type="string">
            <text:p>20150218_2015</text:p>
          </table:table-cell>
          <table:table-cell table:style-name="ce10" table:formula="of:=VLOOKUP([.K118];[dateinamen.$A$1:.$B$94];2;0)" office:value-type="string" office:string-value="#N/A" calcext:value-type="error">
            <text:p>#N/A</text:p>
          </table:table-cell>
          <table:table-cell table:formula="of:=IF(LEFT([.J118];6)&lt;&gt;LEFT([.L118];6);LEFT([.J118];6) &amp; MID([.L118];7;LEN([.L118])-7);[.L118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Mi</text:p>
          </table:table-cell>
          <table:table-cell table:style-name="ce3" office:value-type="date" office:date-value="2015-02-18" calcext:value-type="date">
            <text:p>18.02.15</text:p>
          </table:table-cell>
          <table:table-cell table:style-name="ce5" office:value-type="string" calcext:value-type="string">
            <text:p>21:00–21:5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8" calcext:value-type="float">
            <text:p>18</text:p>
          </table:table-cell>
          <table:table-cell table:style-name="ce1" office:value-type="string" calcext:value-type="string">
            <text:p>Die Frau mit den Blumen</text:p>
          </table:table-cell>
          <table:table-cell table:style-name="ce9" table:formula="of:=TIMEVALUE(LEFT([.C119];5))" office:value-type="time" office:time-value="PT21H00M00S" calcext:value-type="time">
            <text:p>21:00</text:p>
          </table:table-cell>
          <table:table-cell table:formula="of:=&quot;S01&quot;&amp;&quot;E&quot;&amp;TEXT(INT([.G119]);&quot;00&quot;)&amp;&quot;_&quot;&amp;YEAR([.B119])&amp;TEXT(MONTH([.B119]);&quot;00&quot;)&amp;TEXT(DAY([.B119]);&quot;00&quot;) &amp; &quot;_&quot; &amp; TEXT(HOUR([.I119]);&quot;00&quot;) &amp; TEXT(MINUTE([.I119]);&quot;00&quot;)&amp;&quot;_&quot;&amp;[.H119]" office:value-type="string" office:string-value="S01E18_20150218_2100_Die Frau mit den Blumen" calcext:value-type="string">
            <text:p>S01E18_20150218_2100_Die Frau mit den Blumen</text:p>
          </table:table-cell>
          <table:table-cell table:formula="of:=&quot;&quot;&amp;YEAR([.B119])&amp;TEXT( MONTH([.B119]);&quot;00&quot;)&amp; TEXT(DAY([.B119]);&quot;00&quot;) &amp; &quot;_&quot; &amp; TEXT(HOUR([.I119]);&quot;00&quot;)&amp;TEXT(MINUTE([.I119]);&quot;00&quot;)" office:value-type="string" office:string-value="20150218_2100" calcext:value-type="string">
            <text:p>20150218_2100</text:p>
          </table:table-cell>
          <table:table-cell table:style-name="ce10" table:formula="of:=VLOOKUP([.K119];[dateinamen.$A$1:.$B$94];2;0)" office:value-type="string" office:string-value="#N/A" calcext:value-type="error">
            <text:p>#N/A</text:p>
          </table:table-cell>
          <table:table-cell table:formula="of:=IF(LEFT([.J119];6)&lt;&gt;LEFT([.L119];6);LEFT([.J119];6) &amp; MID([.L119];7;LEN([.L119])-7);[.L119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2-20" calcext:value-type="date">
            <text:p>20.02.15</text:p>
          </table:table-cell>
          <table:table-cell table:style-name="ce5" office:value-type="string" calcext:value-type="string">
            <text:p>02:15–03:00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7" calcext:value-type="float">
            <text:p>17</text:p>
          </table:table-cell>
          <table:table-cell table:style-name="ce1" office:value-type="string" calcext:value-type="string">
            <text:p>Möglichkeit Zwei</text:p>
          </table:table-cell>
          <table:table-cell table:style-name="ce9" table:formula="of:=TIMEVALUE(LEFT([.C120];5))" office:value-type="time" office:time-value="PT02H15M00S" calcext:value-type="time">
            <text:p>02:15</text:p>
          </table:table-cell>
          <table:table-cell table:formula="of:=&quot;S01&quot;&amp;&quot;E&quot;&amp;TEXT(INT([.G120]);&quot;00&quot;)&amp;&quot;_&quot;&amp;YEAR([.B120])&amp;TEXT(MONTH([.B120]);&quot;00&quot;)&amp;TEXT(DAY([.B120]);&quot;00&quot;) &amp; &quot;_&quot; &amp; TEXT(HOUR([.I120]);&quot;00&quot;) &amp; TEXT(MINUTE([.I120]);&quot;00&quot;)&amp;&quot;_&quot;&amp;[.H120]" office:value-type="string" office:string-value="S01E17_20150220_0215_Möglichkeit Zwei" calcext:value-type="string">
            <text:p>S01E17_20150220_0215_Möglichkeit Zwei</text:p>
          </table:table-cell>
          <table:table-cell table:formula="of:=&quot;&quot;&amp;YEAR([.B120])&amp;TEXT( MONTH([.B120]);&quot;00&quot;)&amp; TEXT(DAY([.B120]);&quot;00&quot;) &amp; &quot;_&quot; &amp; TEXT(HOUR([.I120]);&quot;00&quot;)&amp;TEXT(MINUTE([.I120]);&quot;00&quot;)" office:value-type="string" office:string-value="20150220_0215" calcext:value-type="string">
            <text:p>20150220_0215</text:p>
          </table:table-cell>
          <table:table-cell table:style-name="ce10" table:formula="of:=VLOOKUP([.K120];[dateinamen.$A$1:.$B$94];2;0)" office:value-type="string" office:string-value="#N/A" calcext:value-type="error">
            <text:p>#N/A</text:p>
          </table:table-cell>
          <table:table-cell table:formula="of:=IF(LEFT([.J120];6)&lt;&gt;LEFT([.L120];6);LEFT([.J120];6) &amp; MID([.L120];7;LEN([.L120])-7);[.L120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r</text:p>
          </table:table-cell>
          <table:table-cell table:style-name="ce3" office:value-type="date" office:date-value="2015-02-20" calcext:value-type="date">
            <text:p>20.02.15</text:p>
          </table:table-cell>
          <table:table-cell table:style-name="ce5" office:value-type="string" calcext:value-type="string">
            <text:p>03:00–03:45 Uhr</text:p>
          </table:table-cell>
          <table:table-cell table:style-name="ce5" office:value-type="string" calcext:value-type="string">
            <text:p>AXN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string" calcext:value-type="string">
            <text:p>1.</text:p>
          </table:table-cell>
          <table:table-cell table:style-name="ce8" office:value-type="float" office:value="18" calcext:value-type="float">
            <text:p>18</text:p>
          </table:table-cell>
          <table:table-cell table:style-name="ce1" office:value-type="string" calcext:value-type="string">
            <text:p>Die Frau mit den Blumen</text:p>
          </table:table-cell>
          <table:table-cell table:style-name="ce9" table:formula="of:=TIMEVALUE(LEFT([.C121];5))" office:value-type="time" office:time-value="PT03H00M00S" calcext:value-type="time">
            <text:p>03:00</text:p>
          </table:table-cell>
          <table:table-cell table:formula="of:=&quot;S01&quot;&amp;&quot;E&quot;&amp;TEXT(INT([.G121]);&quot;00&quot;)&amp;&quot;_&quot;&amp;YEAR([.B121])&amp;TEXT(MONTH([.B121]);&quot;00&quot;)&amp;TEXT(DAY([.B121]);&quot;00&quot;) &amp; &quot;_&quot; &amp; TEXT(HOUR([.I121]);&quot;00&quot;) &amp; TEXT(MINUTE([.I121]);&quot;00&quot;)&amp;&quot;_&quot;&amp;[.H121]" office:value-type="string" office:string-value="S01E18_20150220_0300_Die Frau mit den Blumen" calcext:value-type="string">
            <text:p>S01E18_20150220_0300_Die Frau mit den Blumen</text:p>
          </table:table-cell>
          <table:table-cell table:formula="of:=&quot;&quot;&amp;YEAR([.B121])&amp;TEXT( MONTH([.B121]);&quot;00&quot;)&amp; TEXT(DAY([.B121]);&quot;00&quot;) &amp; &quot;_&quot; &amp; TEXT(HOUR([.I121]);&quot;00&quot;)&amp;TEXT(MINUTE([.I121]);&quot;00&quot;)" office:value-type="string" office:string-value="20150220_0300" calcext:value-type="string">
            <text:p>20150220_0300</text:p>
          </table:table-cell>
          <table:table-cell table:style-name="ce10" table:formula="of:=VLOOKUP([.K121];[dateinamen.$A$1:.$B$94];2;0)" office:value-type="string" office:string-value="#N/A" calcext:value-type="error">
            <text:p>#N/A</text:p>
          </table:table-cell>
          <table:table-cell table:formula="of:=IF(LEFT([.J121];6)&lt;&gt;LEFT([.L121];6);LEFT([.J121];6) &amp; MID([.L121];7;LEN([.L121])-7);[.L121])" office:value-type="string" office:string-value="#N/A" calcext:value-type="error">
            <text:p>#N/A</text:p>
          </table:table-cell>
          <table:table-cell table:number-columns-repeated="1011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deliste kabel" table:style-name="ta1">
        <office:forms form:automatic-focus="false" form:apply-design-mode="false"/>
        <table:table-column table:style-name="co13" table:default-cell-style-name="ce11"/>
        <table:table-column table:style-name="co14" table:default-cell-style-name="ce3"/>
        <table:table-column table:style-name="co15" table:default-cell-style-name="ce12"/>
        <table:table-column table:style-name="co4" table:default-cell-style-name="ce12"/>
        <table:table-column table:style-name="co16" table:default-cell-style-name="ce13"/>
        <table:table-column table:style-name="co17" table:number-columns-repeated="2" table:default-cell-style-name="ce14"/>
        <table:table-column table:style-name="co18" table:default-cell-style-name="ce11"/>
        <table:table-column table:style-name="co4" table:default-cell-style-name="ce9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ce10"/>
        <table:table-column table:style-name="co22" table:default-cell-style-name="Default"/>
        <table:table-row table:style-name="ro1">
          <table:table-cell table:style-name="ce1"/>
          <table:table-cell office:value-type="string" calcext:value-type="string">
            <text:p>date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channel</text:p>
          </table:table-cell>
          <table:table-cell table:style-name="ce6" office:value-type="string" calcext:value-type="string">
            <text:p>nr</text:p>
          </table:table-cell>
          <table:table-cell table:style-name="ce8" office:value-type="string" calcext:value-type="string">
            <text:p>set</text:p>
          </table:table-cell>
          <table:table-cell table:style-name="ce8" office:value-type="string" calcext:value-type="string">
            <text:p>nr</text:p>
          </table:table-cell>
          <table:table-cell table:style-name="ce1" office:value-type="string" calcext:value-type="string">
            <text:p>title</text:p>
          </table:table-cell>
          <table:table-cell table:style-name="Default"/>
          <table:table-cell office:value-type="string" calcext:value-type="string">
            <text:p>Name</text:p>
          </table:table-cell>
          <table:table-cell table:number-columns-repeated="2"/>
          <table:table-cell table:style-name="Default" office:value-type="string" calcext:value-type="string">
            <text:p>Dateiname alt</text:p>
          </table:table-cell>
          <table:table-cell office:value-type="string" calcext:value-type="string">
            <text:p>Dateiname neu</text:p>
          </table:table-cell>
        </table:table-row>
        <table:table-row table:style-name="ro4">
          <table:table-cell office:value-type="string" calcext:value-type="string">
            <text:p>So</text:p>
          </table:table-cell>
          <table:table-cell office:value-type="string" calcext:value-type="string">
            <text:p>03.01.2015</text:p>
          </table:table-cell>
          <table:table-cell office:value-type="string" calcext:value-type="string">
            <text:p>07:25–08:10 Uhr</text:p>
          </table:table-cell>
          <table:table-cell office:value-type="string" calcext:value-type="string">
            <text:p>kabel ein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e Falle</text:p>
          </table:table-cell>
          <table:table-cell table:formula="of:=TIMEVALUE(LEFT([.C2];5))" office:value-type="time" office:time-value="PT07H25M00S" calcext:value-type="time">
            <text:p>07:25</text:p>
          </table:table-cell>
          <table:table-cell table:formula="of:=&quot;S&quot;&amp;TEXT(INT([.F2]);&quot;00&quot;)&amp;&quot;E&quot;&amp;TEXT(INT([.G2]);&quot;00&quot;)&amp;&quot;_&quot;&amp;YEAR([.B2])&amp;TEXT(MONTH([.B2]);&quot;00&quot;)&amp;TEXT(DAY([.B2]);&quot;00&quot;)&amp;&quot;_&quot;&amp;TEXT(HOUR([.I2]);&quot;00&quot;)&amp;TEXT(MINUTE([.I2]);&quot;00&quot;)" office:value-type="string" office:string-value="S01E16_20150103_0725" calcext:value-type="string">
            <text:p>S01E16_20150103_0725</text:p>
          </table:table-cell>
          <table:table-cell table:formula="of:=[.H2]" office:value-type="string" office:string-value="Die Falle" calcext:value-type="string">
            <text:p>Die Falle</text:p>
          </table:table-cell>
          <table:table-cell table:formula="of:=&quot;&quot;&amp;YEAR([.B2])&amp;TEXT( MONTH([.B2]);&quot;00&quot;)&amp; TEXT(DAY([.B2]);&quot;00&quot;) &amp; &quot;_&quot; &amp; TEXT(HOUR([.I2]);&quot;00&quot;)&amp;TEXT(MINUTE([.I2]);&quot;00&quot;)" office:value-type="string" office:string-value="20150103_0725" calcext:value-type="string">
            <text:p>20150103_0725</text:p>
          </table:table-cell>
          <table:table-cell table:formula="of:=VLOOKUP([.L2];[dateinamen.$A$1:.$B$94];2;0)" office:value-type="string" office:string-value="#N/A" calcext:value-type="error">
            <text:p>#N/A</text:p>
          </table:table-cell>
          <table:table-cell table:formula="of:=IF(LEFT([.J2];6)&lt;&gt;LEFT([.M2];6);LEFT([.J2];6) &amp; MID([.M2];7;LEN([.M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7.02.2015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e Falle</text:p>
          </table:table-cell>
          <table:table-cell table:formula="of:=TIMEVALUE(LEFT([.C3];5))" office:value-type="time" office:time-value="PT21H15M00S" calcext:value-type="time">
            <text:p>21:15</text:p>
          </table:table-cell>
          <table:table-cell table:formula="of:=&quot;S&quot;&amp;TEXT(INT([.F3]);&quot;00&quot;)&amp;&quot;E&quot;&amp;TEXT(INT([.G3]);&quot;00&quot;)&amp;&quot;_&quot;&amp;YEAR([.B3])&amp;TEXT(MONTH([.B3]);&quot;00&quot;)&amp;TEXT(DAY([.B3]);&quot;00&quot;)&amp;&quot;_&quot;&amp;TEXT(HOUR([.I3]);&quot;00&quot;)&amp;TEXT(MINUTE([.I3]);&quot;00&quot;)" office:value-type="string" office:string-value="S01E16_20150227_2115" calcext:value-type="string">
            <text:p>S01E16_20150227_2115</text:p>
          </table:table-cell>
          <table:table-cell table:formula="of:=[.H3]" office:value-type="string" office:string-value="Die Falle" calcext:value-type="string">
            <text:p>Die Falle</text:p>
          </table:table-cell>
          <table:table-cell table:formula="of:=&quot;&quot;&amp;YEAR([.B3])&amp;TEXT( MONTH([.B3]);&quot;00&quot;)&amp; TEXT(DAY([.B3]);&quot;00&quot;) &amp; &quot;_&quot; &amp; TEXT(HOUR([.I3]);&quot;00&quot;)&amp;TEXT(MINUTE([.I3]);&quot;00&quot;)" office:value-type="string" office:string-value="20150227_2115" calcext:value-type="string">
            <text:p>20150227_2115</text:p>
          </table:table-cell>
          <table:table-cell table:formula="of:=VLOOKUP([.L3];[dateinamen.$A$1:.$B$94];2;0)" office:value-type="string" office:string-value="#N/A" calcext:value-type="error">
            <text:p>#N/A</text:p>
          </table:table-cell>
          <table:table-cell table:formula="of:=IF(LEFT([.J3];6)&lt;&gt;LEFT([.M3];6);LEFT([.J3];6) &amp; MID([.M3];7;LEN([.M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7.02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ichtende</text:p>
          </table:table-cell>
          <table:table-cell table:formula="of:=TIMEVALUE(LEFT([.C4];5))" office:value-type="time" office:time-value="PT20H15M00S" calcext:value-type="time">
            <text:p>20:15</text:p>
          </table:table-cell>
          <table:table-cell table:formula="of:=&quot;S&quot;&amp;TEXT(INT([.F4]);&quot;00&quot;)&amp;&quot;E&quot;&amp;TEXT(INT([.G4]);&quot;00&quot;)&amp;&quot;_&quot;&amp;YEAR([.B4])&amp;TEXT(MONTH([.B4]);&quot;00&quot;)&amp;TEXT(DAY([.B4]);&quot;00&quot;)&amp;&quot;_&quot;&amp;TEXT(HOUR([.I4]);&quot;00&quot;)&amp;TEXT(MINUTE([.I4]);&quot;00&quot;)" office:value-type="string" office:string-value="S03E08_20150227_2015" calcext:value-type="string">
            <text:p>S03E08_20150227_2015</text:p>
          </table:table-cell>
          <table:table-cell table:formula="of:=[.H4]" office:value-type="string" office:string-value="Schichtende" calcext:value-type="string">
            <text:p>Schichtende</text:p>
          </table:table-cell>
          <table:table-cell table:formula="of:=&quot;&quot;&amp;YEAR([.B4])&amp;TEXT( MONTH([.B4]);&quot;00&quot;)&amp; TEXT(DAY([.B4]);&quot;00&quot;) &amp; &quot;_&quot; &amp; TEXT(HOUR([.I4]);&quot;00&quot;)&amp;TEXT(MINUTE([.I4]);&quot;00&quot;)" office:value-type="string" office:string-value="20150227_2015" calcext:value-type="string">
            <text:p>20150227_2015</text:p>
          </table:table-cell>
          <table:table-cell table:formula="of:=VLOOKUP([.L4];[dateinamen.$A$1:.$B$94];2;0)" office:value-type="string" office:string-value="#N/A" calcext:value-type="error">
            <text:p>#N/A</text:p>
          </table:table-cell>
          <table:table-cell table:formula="of:=IF(LEFT([.J4];6)&lt;&gt;LEFT([.M4];6);LEFT([.J4];6) &amp; MID([.M4];7;LEN([.M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2.02.2015</text:p>
          </table:table-cell>
          <table:table-cell office:value-type="string" calcext:value-type="string">
            <text:p>07:25–08:20 Uhr</text:p>
          </table:table-cell>
          <table:table-cell office:value-type="string" calcext:value-type="string">
            <text:p>kabel eins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Muskatnuss-Verbindung</text:p>
          </table:table-cell>
          <table:table-cell table:formula="of:=TIMEVALUE(LEFT([.C5];5))" office:value-type="time" office:time-value="PT07H25M00S" calcext:value-type="time">
            <text:p>07:25</text:p>
          </table:table-cell>
          <table:table-cell table:formula="of:=&quot;S&quot;&amp;TEXT(INT([.F5]);&quot;00&quot;)&amp;&quot;E&quot;&amp;TEXT(INT([.G5]);&quot;00&quot;)&amp;&quot;_&quot;&amp;YEAR([.B5])&amp;TEXT(MONTH([.B5]);&quot;00&quot;)&amp;TEXT(DAY([.B5]);&quot;00&quot;)&amp;&quot;_&quot;&amp;TEXT(HOUR([.I5]);&quot;00&quot;)&amp;TEXT(MINUTE([.I5]);&quot;00&quot;)" office:value-type="string" office:string-value="S03E07_20150222_0725" calcext:value-type="string">
            <text:p>S03E07_20150222_0725</text:p>
          </table:table-cell>
          <table:table-cell table:formula="of:=[.H5]" office:value-type="string" office:string-value="Die Muskatnuss-Verbindung" calcext:value-type="string">
            <text:p>Die Muskatnuss-Verbindung</text:p>
          </table:table-cell>
          <table:table-cell table:formula="of:=&quot;&quot;&amp;YEAR([.B5])&amp;TEXT( MONTH([.B5]);&quot;00&quot;)&amp; TEXT(DAY([.B5]);&quot;00&quot;) &amp; &quot;_&quot; &amp; TEXT(HOUR([.I5]);&quot;00&quot;)&amp;TEXT(MINUTE([.I5]);&quot;00&quot;)" office:value-type="string" office:string-value="20150222_0725" calcext:value-type="string">
            <text:p>20150222_0725</text:p>
          </table:table-cell>
          <table:table-cell table:formula="of:=VLOOKUP([.L5];[dateinamen.$A$1:.$B$94];2;0)" office:value-type="string" office:string-value="#N/A" calcext:value-type="error">
            <text:p>#N/A</text:p>
          </table:table-cell>
          <table:table-cell table:formula="of:=IF(LEFT([.J5];6)&lt;&gt;LEFT([.M5];6);LEFT([.J5];6) &amp; MID([.M5];7;LEN([.M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2.02.2015</text:p>
          </table:table-cell>
          <table:table-cell office:value-type="string" calcext:value-type="string">
            <text:p>06:25–07:25 Uhr</text:p>
          </table:table-cell>
          <table:table-cell office:value-type="string" calcext:value-type="string">
            <text:p>kabel ei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e Prüfung</text:p>
          </table:table-cell>
          <table:table-cell table:formula="of:=TIMEVALUE(LEFT([.C6];5))" office:value-type="time" office:time-value="PT06H25M00S" calcext:value-type="time">
            <text:p>06:25</text:p>
          </table:table-cell>
          <table:table-cell table:formula="of:=&quot;S&quot;&amp;TEXT(INT([.F6]);&quot;00&quot;)&amp;&quot;E&quot;&amp;TEXT(INT([.G6]);&quot;00&quot;)&amp;&quot;_&quot;&amp;YEAR([.B6])&amp;TEXT(MONTH([.B6]);&quot;00&quot;)&amp;TEXT(DAY([.B6]);&quot;00&quot;)&amp;&quot;_&quot;&amp;TEXT(HOUR([.I6]);&quot;00&quot;)&amp;TEXT(MINUTE([.I6]);&quot;00&quot;)" office:value-type="string" office:string-value="S01E15_20150222_0625" calcext:value-type="string">
            <text:p>S01E15_20150222_0625</text:p>
          </table:table-cell>
          <table:table-cell table:formula="of:=[.H6]" office:value-type="string" office:string-value="Die Prüfung" calcext:value-type="string">
            <text:p>Die Prüfung</text:p>
          </table:table-cell>
          <table:table-cell table:formula="of:=&quot;&quot;&amp;YEAR([.B6])&amp;TEXT( MONTH([.B6]);&quot;00&quot;)&amp; TEXT(DAY([.B6]);&quot;00&quot;) &amp; &quot;_&quot; &amp; TEXT(HOUR([.I6]);&quot;00&quot;)&amp;TEXT(MINUTE([.I6]);&quot;00&quot;)" office:value-type="string" office:string-value="20150222_0625" calcext:value-type="string">
            <text:p>20150222_0625</text:p>
          </table:table-cell>
          <table:table-cell table:formula="of:=VLOOKUP([.L6];[dateinamen.$A$1:.$B$94];2;0)" office:value-type="string" office:string-value="#N/A" calcext:value-type="error">
            <text:p>#N/A</text:p>
          </table:table-cell>
          <table:table-cell table:formula="of:=IF(LEFT([.J6];6)&lt;&gt;LEFT([.M6];6);LEFT([.J6];6) &amp; MID([.M6];7;LEN([.M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0.02.2015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e Prüfung</text:p>
          </table:table-cell>
          <table:table-cell table:formula="of:=TIMEVALUE(LEFT([.C7];5))" office:value-type="time" office:time-value="PT21H15M00S" calcext:value-type="time">
            <text:p>21:15</text:p>
          </table:table-cell>
          <table:table-cell table:formula="of:=&quot;S&quot;&amp;TEXT(INT([.F7]);&quot;00&quot;)&amp;&quot;E&quot;&amp;TEXT(INT([.G7]);&quot;00&quot;)&amp;&quot;_&quot;&amp;YEAR([.B7])&amp;TEXT(MONTH([.B7]);&quot;00&quot;)&amp;TEXT(DAY([.B7]);&quot;00&quot;)&amp;&quot;_&quot;&amp;TEXT(HOUR([.I7]);&quot;00&quot;)&amp;TEXT(MINUTE([.I7]);&quot;00&quot;)" office:value-type="string" office:string-value="S01E15_20150220_2115" calcext:value-type="string">
            <text:p>S01E15_20150220_2115</text:p>
          </table:table-cell>
          <table:table-cell table:formula="of:=[.H7]" office:value-type="string" office:string-value="Die Prüfung" calcext:value-type="string">
            <text:p>Die Prüfung</text:p>
          </table:table-cell>
          <table:table-cell table:formula="of:=&quot;&quot;&amp;YEAR([.B7])&amp;TEXT( MONTH([.B7]);&quot;00&quot;)&amp; TEXT(DAY([.B7]);&quot;00&quot;) &amp; &quot;_&quot; &amp; TEXT(HOUR([.I7]);&quot;00&quot;)&amp;TEXT(MINUTE([.I7]);&quot;00&quot;)" office:value-type="string" office:string-value="20150220_2115" calcext:value-type="string">
            <text:p>20150220_2115</text:p>
          </table:table-cell>
          <table:table-cell table:formula="of:=VLOOKUP([.L7];[dateinamen.$A$1:.$B$94];2;0)" office:value-type="string" office:string-value="#N/A" calcext:value-type="error">
            <text:p>#N/A</text:p>
          </table:table-cell>
          <table:table-cell table:formula="of:=IF(LEFT([.J7];6)&lt;&gt;LEFT([.M7];6);LEFT([.J7];6) &amp; MID([.M7];7;LEN([.M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0.02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Muskatnuss-Verbindung</text:p>
          </table:table-cell>
          <table:table-cell table:formula="of:=TIMEVALUE(LEFT([.C8];5))" office:value-type="time" office:time-value="PT20H15M00S" calcext:value-type="time">
            <text:p>20:15</text:p>
          </table:table-cell>
          <table:table-cell table:formula="of:=&quot;S&quot;&amp;TEXT(INT([.F8]);&quot;00&quot;)&amp;&quot;E&quot;&amp;TEXT(INT([.G8]);&quot;00&quot;)&amp;&quot;_&quot;&amp;YEAR([.B8])&amp;TEXT(MONTH([.B8]);&quot;00&quot;)&amp;TEXT(DAY([.B8]);&quot;00&quot;)&amp;&quot;_&quot;&amp;TEXT(HOUR([.I8]);&quot;00&quot;)&amp;TEXT(MINUTE([.I8]);&quot;00&quot;)" office:value-type="string" office:string-value="S03E07_20150220_2015" calcext:value-type="string">
            <text:p>S03E07_20150220_2015</text:p>
          </table:table-cell>
          <table:table-cell table:formula="of:=[.H8]" office:value-type="string" office:string-value="Die Muskatnuss-Verbindung" calcext:value-type="string">
            <text:p>Die Muskatnuss-Verbindung</text:p>
          </table:table-cell>
          <table:table-cell table:formula="of:=&quot;&quot;&amp;YEAR([.B8])&amp;TEXT( MONTH([.B8]);&quot;00&quot;)&amp; TEXT(DAY([.B8]);&quot;00&quot;) &amp; &quot;_&quot; &amp; TEXT(HOUR([.I8]);&quot;00&quot;)&amp;TEXT(MINUTE([.I8]);&quot;00&quot;)" office:value-type="string" office:string-value="20150220_2015" calcext:value-type="string">
            <text:p>20150220_2015</text:p>
          </table:table-cell>
          <table:table-cell table:formula="of:=VLOOKUP([.L8];[dateinamen.$A$1:.$B$94];2;0)" office:value-type="string" office:string-value="#N/A" calcext:value-type="error">
            <text:p>#N/A</text:p>
          </table:table-cell>
          <table:table-cell table:formula="of:=IF(LEFT([.J8];6)&lt;&gt;LEFT([.M8];6);LEFT([.J8];6) &amp; MID([.M8];7;LEN([.M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5.02.2015</text:p>
          </table:table-cell>
          <table:table-cell office:value-type="string" calcext:value-type="string">
            <text:p>07:20–08:10 Uhr</text:p>
          </table:table-cell>
          <table:table-cell office:value-type="string" calcext:value-type="string">
            <text:p>kabel eins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ra Pericolosa</text:p>
          </table:table-cell>
          <table:table-cell table:formula="of:=TIMEVALUE(LEFT([.C9];5))" office:value-type="time" office:time-value="PT07H20M00S" calcext:value-type="time">
            <text:p>07:20</text:p>
          </table:table-cell>
          <table:table-cell table:formula="of:=&quot;S&quot;&amp;TEXT(INT([.F9]);&quot;00&quot;)&amp;&quot;E&quot;&amp;TEXT(INT([.G9]);&quot;00&quot;)&amp;&quot;_&quot;&amp;YEAR([.B9])&amp;TEXT(MONTH([.B9]);&quot;00&quot;)&amp;TEXT(DAY([.B9]);&quot;00&quot;)&amp;&quot;_&quot;&amp;TEXT(HOUR([.I9]);&quot;00&quot;)&amp;TEXT(MINUTE([.I9]);&quot;00&quot;)" office:value-type="string" office:string-value="S03E06_20150215_0720" calcext:value-type="string">
            <text:p>S03E06_20150215_0720</text:p>
          </table:table-cell>
          <table:table-cell table:formula="of:=[.H9]" office:value-type="string" office:string-value="Terra Pericolosa" calcext:value-type="string">
            <text:p>Terra Pericolosa</text:p>
          </table:table-cell>
          <table:table-cell table:formula="of:=&quot;&quot;&amp;YEAR([.B9])&amp;TEXT( MONTH([.B9]);&quot;00&quot;)&amp; TEXT(DAY([.B9]);&quot;00&quot;) &amp; &quot;_&quot; &amp; TEXT(HOUR([.I9]);&quot;00&quot;)&amp;TEXT(MINUTE([.I9]);&quot;00&quot;)" office:value-type="string" office:string-value="20150215_0720" calcext:value-type="string">
            <text:p>20150215_0720</text:p>
          </table:table-cell>
          <table:table-cell table:formula="of:=VLOOKUP([.L9];[dateinamen.$A$1:.$B$94];2;0)" office:value-type="string" office:string-value="#N/A" calcext:value-type="error">
            <text:p>#N/A</text:p>
          </table:table-cell>
          <table:table-cell table:formula="of:=IF(LEFT([.J9];6)&lt;&gt;LEFT([.M9];6);LEFT([.J9];6) &amp; MID([.M9];7;LEN([.M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5.02.2015</text:p>
          </table:table-cell>
          <table:table-cell office:value-type="string" calcext:value-type="string">
            <text:p>06:20–07:20 Uhr</text:p>
          </table:table-cell>
          <table:table-cell office:value-type="string" calcext:value-type="string">
            <text:p>kabel ein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Schlussfolgerer</text:p>
          </table:table-cell>
          <table:table-cell table:formula="of:=TIMEVALUE(LEFT([.C10];5))" office:value-type="time" office:time-value="PT06H20M00S" calcext:value-type="time">
            <text:p>06:20</text:p>
          </table:table-cell>
          <table:table-cell table:formula="of:=&quot;S&quot;&amp;TEXT(INT([.F10]);&quot;00&quot;)&amp;&quot;E&quot;&amp;TEXT(INT([.G10]);&quot;00&quot;)&amp;&quot;_&quot;&amp;YEAR([.B10])&amp;TEXT(MONTH([.B10]);&quot;00&quot;)&amp;TEXT(DAY([.B10]);&quot;00&quot;)&amp;&quot;_&quot;&amp;TEXT(HOUR([.I10]);&quot;00&quot;)&amp;TEXT(MINUTE([.I10]);&quot;00&quot;)" office:value-type="string" office:string-value="S01E14_20150215_0620" calcext:value-type="string">
            <text:p>S01E14_20150215_0620</text:p>
          </table:table-cell>
          <table:table-cell table:formula="of:=[.H10]" office:value-type="string" office:string-value="Der Schlussfolgerer" calcext:value-type="string">
            <text:p>Der Schlussfolgerer</text:p>
          </table:table-cell>
          <table:table-cell table:formula="of:=&quot;&quot;&amp;YEAR([.B10])&amp;TEXT( MONTH([.B10]);&quot;00&quot;)&amp; TEXT(DAY([.B10]);&quot;00&quot;) &amp; &quot;_&quot; &amp; TEXT(HOUR([.I10]);&quot;00&quot;)&amp;TEXT(MINUTE([.I10]);&quot;00&quot;)" office:value-type="string" office:string-value="20150215_0620" calcext:value-type="string">
            <text:p>20150215_0620</text:p>
          </table:table-cell>
          <table:table-cell table:formula="of:=VLOOKUP([.L10];[dateinamen.$A$1:.$B$94];2;0)" office:value-type="string" office:string-value="#N/A" calcext:value-type="error">
            <text:p>#N/A</text:p>
          </table:table-cell>
          <table:table-cell table:formula="of:=IF(LEFT([.J10];6)&lt;&gt;LEFT([.M10];6);LEFT([.J10];6) &amp; MID([.M10];7;LEN([.M1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3.02.2015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Schlussfolgerer</text:p>
          </table:table-cell>
          <table:table-cell table:formula="of:=TIMEVALUE(LEFT([.C11];5))" office:value-type="time" office:time-value="PT21H15M00S" calcext:value-type="time">
            <text:p>21:15</text:p>
          </table:table-cell>
          <table:table-cell table:formula="of:=&quot;S&quot;&amp;TEXT(INT([.F11]);&quot;00&quot;)&amp;&quot;E&quot;&amp;TEXT(INT([.G11]);&quot;00&quot;)&amp;&quot;_&quot;&amp;YEAR([.B11])&amp;TEXT(MONTH([.B11]);&quot;00&quot;)&amp;TEXT(DAY([.B11]);&quot;00&quot;)&amp;&quot;_&quot;&amp;TEXT(HOUR([.I11]);&quot;00&quot;)&amp;TEXT(MINUTE([.I11]);&quot;00&quot;)" office:value-type="string" office:string-value="S01E14_20150213_2115" calcext:value-type="string">
            <text:p>S01E14_20150213_2115</text:p>
          </table:table-cell>
          <table:table-cell table:formula="of:=[.H11]" office:value-type="string" office:string-value="Der Schlussfolgerer" calcext:value-type="string">
            <text:p>Der Schlussfolgerer</text:p>
          </table:table-cell>
          <table:table-cell table:formula="of:=&quot;&quot;&amp;YEAR([.B11])&amp;TEXT( MONTH([.B11]);&quot;00&quot;)&amp; TEXT(DAY([.B11]);&quot;00&quot;) &amp; &quot;_&quot; &amp; TEXT(HOUR([.I11]);&quot;00&quot;)&amp;TEXT(MINUTE([.I11]);&quot;00&quot;)" office:value-type="string" office:string-value="20150213_2115" calcext:value-type="string">
            <text:p>20150213_2115</text:p>
          </table:table-cell>
          <table:table-cell table:formula="of:=VLOOKUP([.L11];[dateinamen.$A$1:.$B$94];2;0)" office:value-type="string" office:string-value="#N/A" calcext:value-type="error">
            <text:p>#N/A</text:p>
          </table:table-cell>
          <table:table-cell table:formula="of:=IF(LEFT([.J11];6)&lt;&gt;LEFT([.M11];6);LEFT([.J11];6) &amp; MID([.M11];7;LEN([.M1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3.02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ra Pericolosa</text:p>
          </table:table-cell>
          <table:table-cell table:formula="of:=TIMEVALUE(LEFT([.C12];5))" office:value-type="time" office:time-value="PT20H15M00S" calcext:value-type="time">
            <text:p>20:15</text:p>
          </table:table-cell>
          <table:table-cell table:formula="of:=&quot;S&quot;&amp;TEXT(INT([.F12]);&quot;00&quot;)&amp;&quot;E&quot;&amp;TEXT(INT([.G12]);&quot;00&quot;)&amp;&quot;_&quot;&amp;YEAR([.B12])&amp;TEXT(MONTH([.B12]);&quot;00&quot;)&amp;TEXT(DAY([.B12]);&quot;00&quot;)&amp;&quot;_&quot;&amp;TEXT(HOUR([.I12]);&quot;00&quot;)&amp;TEXT(MINUTE([.I12]);&quot;00&quot;)" office:value-type="string" office:string-value="S03E06_20150213_2015" calcext:value-type="string">
            <text:p>S03E06_20150213_2015</text:p>
          </table:table-cell>
          <table:table-cell table:formula="of:=[.H12]" office:value-type="string" office:string-value="Terra Pericolosa" calcext:value-type="string">
            <text:p>Terra Pericolosa</text:p>
          </table:table-cell>
          <table:table-cell table:formula="of:=&quot;&quot;&amp;YEAR([.B12])&amp;TEXT( MONTH([.B12]);&quot;00&quot;)&amp; TEXT(DAY([.B12]);&quot;00&quot;) &amp; &quot;_&quot; &amp; TEXT(HOUR([.I12]);&quot;00&quot;)&amp;TEXT(MINUTE([.I12]);&quot;00&quot;)" office:value-type="string" office:string-value="20150213_2015" calcext:value-type="string">
            <text:p>20150213_2015</text:p>
          </table:table-cell>
          <table:table-cell table:formula="of:=VLOOKUP([.L12];[dateinamen.$A$1:.$B$94];2;0)" office:value-type="string" office:string-value="#N/A" calcext:value-type="error">
            <text:p>#N/A</text:p>
          </table:table-cell>
          <table:table-cell table:formula="of:=IF(LEFT([.J12];6)&lt;&gt;LEFT([.M12];6);LEFT([.J12];6) &amp; MID([.M12];7;LEN([.M1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8.02.2015</text:p>
          </table:table-cell>
          <table:table-cell office:value-type="string" calcext:value-type="string">
            <text:p>06:50–07:45 Uhr</text:p>
          </table:table-cell>
          <table:table-cell office:value-type="string" calcext:value-type="string">
            <text:p>kabel ein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ür das Allgemeinwohl</text:p>
          </table:table-cell>
          <table:table-cell table:formula="of:=TIMEVALUE(LEFT([.C13];5))" office:value-type="time" office:time-value="PT06H50M00S" calcext:value-type="time">
            <text:p>06:50</text:p>
          </table:table-cell>
          <table:table-cell table:formula="of:=&quot;S&quot;&amp;TEXT(INT([.F13]);&quot;00&quot;)&amp;&quot;E&quot;&amp;TEXT(INT([.G13]);&quot;00&quot;)&amp;&quot;_&quot;&amp;YEAR([.B13])&amp;TEXT(MONTH([.B13]);&quot;00&quot;)&amp;TEXT(DAY([.B13]);&quot;00&quot;)&amp;&quot;_&quot;&amp;TEXT(HOUR([.I13]);&quot;00&quot;)&amp;TEXT(MINUTE([.I13]);&quot;00&quot;)" office:value-type="string" office:string-value="S01E13_20150208_0650" calcext:value-type="string">
            <text:p>S01E13_20150208_0650</text:p>
          </table:table-cell>
          <table:table-cell table:formula="of:=[.H13]" office:value-type="string" office:string-value="Für das Allgemeinwohl" calcext:value-type="string">
            <text:p>Für das Allgemeinwohl</text:p>
          </table:table-cell>
          <table:table-cell table:formula="of:=&quot;&quot;&amp;YEAR([.B13])&amp;TEXT( MONTH([.B13]);&quot;00&quot;)&amp; TEXT(DAY([.B13]);&quot;00&quot;) &amp; &quot;_&quot; &amp; TEXT(HOUR([.I13]);&quot;00&quot;)&amp;TEXT(MINUTE([.I13]);&quot;00&quot;)" office:value-type="string" office:string-value="20150208_0650" calcext:value-type="string">
            <text:p>20150208_0650</text:p>
          </table:table-cell>
          <table:table-cell table:formula="of:=VLOOKUP([.L13];[dateinamen.$A$1:.$B$94];2;0)" office:value-type="string" office:string-value="#N/A" calcext:value-type="error">
            <text:p>#N/A</text:p>
          </table:table-cell>
          <table:table-cell table:formula="of:=IF(LEFT([.J13];6)&lt;&gt;LEFT([.M13];6);LEFT([.J13];6) &amp; MID([.M13];7;LEN([.M1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6.02.2015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ür das Allgemeinwohl</text:p>
          </table:table-cell>
          <table:table-cell table:formula="of:=TIMEVALUE(LEFT([.C14];5))" office:value-type="time" office:time-value="PT21H15M00S" calcext:value-type="time">
            <text:p>21:15</text:p>
          </table:table-cell>
          <table:table-cell table:formula="of:=&quot;S&quot;&amp;TEXT(INT([.F14]);&quot;00&quot;)&amp;&quot;E&quot;&amp;TEXT(INT([.G14]);&quot;00&quot;)&amp;&quot;_&quot;&amp;YEAR([.B14])&amp;TEXT(MONTH([.B14]);&quot;00&quot;)&amp;TEXT(DAY([.B14]);&quot;00&quot;)&amp;&quot;_&quot;&amp;TEXT(HOUR([.I14]);&quot;00&quot;)&amp;TEXT(MINUTE([.I14]);&quot;00&quot;)" office:value-type="string" office:string-value="S01E13_20150206_2115" calcext:value-type="string">
            <text:p>S01E13_20150206_2115</text:p>
          </table:table-cell>
          <table:table-cell table:formula="of:=[.H14]" office:value-type="string" office:string-value="Für das Allgemeinwohl" calcext:value-type="string">
            <text:p>Für das Allgemeinwohl</text:p>
          </table:table-cell>
          <table:table-cell table:formula="of:=&quot;&quot;&amp;YEAR([.B14])&amp;TEXT( MONTH([.B14]);&quot;00&quot;)&amp; TEXT(DAY([.B14]);&quot;00&quot;) &amp; &quot;_&quot; &amp; TEXT(HOUR([.I14]);&quot;00&quot;)&amp;TEXT(MINUTE([.I14]);&quot;00&quot;)" office:value-type="string" office:string-value="20150206_2115" calcext:value-type="string">
            <text:p>20150206_2115</text:p>
          </table:table-cell>
          <table:table-cell table:formula="of:=VLOOKUP([.L14];[dateinamen.$A$1:.$B$94];2;0)" office:value-type="string" office:string-value="#N/A" calcext:value-type="error">
            <text:p>#N/A</text:p>
          </table:table-cell>
          <table:table-cell table:formula="of:=IF(LEFT([.J14];6)&lt;&gt;LEFT([.M14];6);LEFT([.J14];6) &amp; MID([.M14];7;LEN([.M1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6.02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sons Buch</text:p>
          </table:table-cell>
          <table:table-cell table:formula="of:=TIMEVALUE(LEFT([.C15];5))" office:value-type="time" office:time-value="PT20H15M00S" calcext:value-type="time">
            <text:p>20:15</text:p>
          </table:table-cell>
          <table:table-cell table:formula="of:=&quot;S&quot;&amp;TEXT(INT([.F15]);&quot;00&quot;)&amp;&quot;E&quot;&amp;TEXT(INT([.G15]);&quot;00&quot;)&amp;&quot;_&quot;&amp;YEAR([.B15])&amp;TEXT(MONTH([.B15]);&quot;00&quot;)&amp;TEXT(DAY([.B15]);&quot;00&quot;)&amp;&quot;_&quot;&amp;TEXT(HOUR([.I15]);&quot;00&quot;)&amp;TEXT(MINUTE([.I15]);&quot;00&quot;)" office:value-type="string" office:string-value="S03E05_20150206_2015" calcext:value-type="string">
            <text:p>S03E05_20150206_2015</text:p>
          </table:table-cell>
          <table:table-cell table:formula="of:=[.H15]" office:value-type="string" office:string-value="Watsons Buch" calcext:value-type="string">
            <text:p>Watsons Buch</text:p>
          </table:table-cell>
          <table:table-cell table:formula="of:=&quot;&quot;&amp;YEAR([.B15])&amp;TEXT( MONTH([.B15]);&quot;00&quot;)&amp; TEXT(DAY([.B15]);&quot;00&quot;) &amp; &quot;_&quot; &amp; TEXT(HOUR([.I15]);&quot;00&quot;)&amp;TEXT(MINUTE([.I15]);&quot;00&quot;)" office:value-type="string" office:string-value="20150206_2015" calcext:value-type="string">
            <text:p>20150206_2015</text:p>
          </table:table-cell>
          <table:table-cell table:formula="of:=VLOOKUP([.L15];[dateinamen.$A$1:.$B$94];2;0)" office:value-type="string" office:string-value="#N/A" calcext:value-type="error">
            <text:p>#N/A</text:p>
          </table:table-cell>
          <table:table-cell table:formula="of:=IF(LEFT([.J15];6)&lt;&gt;LEFT([.M15];6);LEFT([.J15];6) &amp; MID([.M15];7;LEN([.M1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1.02.2015</text:p>
          </table:table-cell>
          <table:table-cell office:value-type="string" calcext:value-type="string">
            <text:p>07:15–08:10 Uhr</text:p>
          </table:table-cell>
          <table:table-cell office:value-type="string" calcext:value-type="string">
            <text:p>kabel ein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a</text:p>
          </table:table-cell>
          <table:table-cell table:formula="of:=TIMEVALUE(LEFT([.C16];5))" office:value-type="time" office:time-value="PT07H15M00S" calcext:value-type="time">
            <text:p>07:15</text:p>
          </table:table-cell>
          <table:table-cell table:formula="of:=&quot;S&quot;&amp;TEXT(INT([.F16]);&quot;00&quot;)&amp;&quot;E&quot;&amp;TEXT(INT([.G16]);&quot;00&quot;)&amp;&quot;_&quot;&amp;YEAR([.B16])&amp;TEXT(MONTH([.B16]);&quot;00&quot;)&amp;TEXT(DAY([.B16]);&quot;00&quot;)&amp;&quot;_&quot;&amp;TEXT(HOUR([.I16]);&quot;00&quot;)&amp;TEXT(MINUTE([.I16]);&quot;00&quot;)" office:value-type="string" office:string-value="S03E04_20150201_0715" calcext:value-type="string">
            <text:p>S03E04_20150201_0715</text:p>
          </table:table-cell>
          <table:table-cell table:formula="of:=[.H16]" office:value-type="string" office:string-value="Bella" calcext:value-type="string">
            <text:p>Bella</text:p>
          </table:table-cell>
          <table:table-cell table:formula="of:=&quot;&quot;&amp;YEAR([.B16])&amp;TEXT( MONTH([.B16]);&quot;00&quot;)&amp; TEXT(DAY([.B16]);&quot;00&quot;) &amp; &quot;_&quot; &amp; TEXT(HOUR([.I16]);&quot;00&quot;)&amp;TEXT(MINUTE([.I16]);&quot;00&quot;)" office:value-type="string" office:string-value="20150201_0715" calcext:value-type="string">
            <text:p>20150201_0715</text:p>
          </table:table-cell>
          <table:table-cell table:formula="of:=VLOOKUP([.L16];[dateinamen.$A$1:.$B$94];2;0)" office:value-type="string" office:string-value="#N/A" calcext:value-type="error">
            <text:p>#N/A</text:p>
          </table:table-cell>
          <table:table-cell table:formula="of:=IF(LEFT([.J16];6)&lt;&gt;LEFT([.M16];6);LEFT([.J16];6) &amp; MID([.M16];7;LEN([.M1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1.02.2015</text:p>
          </table:table-cell>
          <table:table-cell office:value-type="string" calcext:value-type="string">
            <text:p>06:25–07:15 Uhr</text:p>
          </table:table-cell>
          <table:table-cell office:value-type="string" calcext:value-type="string">
            <text:p>kabel ei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.</text:p>
          </table:table-cell>
          <table:table-cell table:formula="of:=TIMEVALUE(LEFT([.C17];5))" office:value-type="time" office:time-value="PT06H25M00S" calcext:value-type="time">
            <text:p>06:25</text:p>
          </table:table-cell>
          <table:table-cell table:formula="of:=&quot;S&quot;&amp;TEXT(INT([.F17]);&quot;00&quot;)&amp;&quot;E&quot;&amp;TEXT(INT([.G17]);&quot;00&quot;)&amp;&quot;_&quot;&amp;YEAR([.B17])&amp;TEXT(MONTH([.B17]);&quot;00&quot;)&amp;TEXT(DAY([.B17]);&quot;00&quot;)&amp;&quot;_&quot;&amp;TEXT(HOUR([.I17]);&quot;00&quot;)&amp;TEXT(MINUTE([.I17]);&quot;00&quot;)" office:value-type="string" office:string-value="S01E12_20150201_0625" calcext:value-type="string">
            <text:p>S01E12_20150201_0625</text:p>
          </table:table-cell>
          <table:table-cell table:formula="of:=[.H17]" office:value-type="string" office:string-value="M." calcext:value-type="string">
            <text:p>M.</text:p>
          </table:table-cell>
          <table:table-cell table:formula="of:=&quot;&quot;&amp;YEAR([.B17])&amp;TEXT( MONTH([.B17]);&quot;00&quot;)&amp; TEXT(DAY([.B17]);&quot;00&quot;) &amp; &quot;_&quot; &amp; TEXT(HOUR([.I17]);&quot;00&quot;)&amp;TEXT(MINUTE([.I17]);&quot;00&quot;)" office:value-type="string" office:string-value="20150201_0625" calcext:value-type="string">
            <text:p>20150201_0625</text:p>
          </table:table-cell>
          <table:table-cell table:formula="of:=VLOOKUP([.L17];[dateinamen.$A$1:.$B$94];2;0)" office:value-type="string" office:string-value="#N/A" calcext:value-type="error">
            <text:p>#N/A</text:p>
          </table:table-cell>
          <table:table-cell table:formula="of:=IF(LEFT([.J17];6)&lt;&gt;LEFT([.M17];6);LEFT([.J17];6) &amp; MID([.M17];7;LEN([.M1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30.01.2015</text:p>
          </table:table-cell>
          <table:table-cell office:value-type="string" calcext:value-type="string">
            <text:p>21:15–22:20 Uhr</text:p>
          </table:table-cell>
          <table:table-cell office:value-type="string" calcext:value-type="string">
            <text:p>kabel ei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.</text:p>
          </table:table-cell>
          <table:table-cell table:formula="of:=TIMEVALUE(LEFT([.C18];5))" office:value-type="time" office:time-value="PT21H15M00S" calcext:value-type="time">
            <text:p>21:15</text:p>
          </table:table-cell>
          <table:table-cell table:formula="of:=&quot;S&quot;&amp;TEXT(INT([.F18]);&quot;00&quot;)&amp;&quot;E&quot;&amp;TEXT(INT([.G18]);&quot;00&quot;)&amp;&quot;_&quot;&amp;YEAR([.B18])&amp;TEXT(MONTH([.B18]);&quot;00&quot;)&amp;TEXT(DAY([.B18]);&quot;00&quot;)&amp;&quot;_&quot;&amp;TEXT(HOUR([.I18]);&quot;00&quot;)&amp;TEXT(MINUTE([.I18]);&quot;00&quot;)" office:value-type="string" office:string-value="S01E12_20150130_2115" calcext:value-type="string">
            <text:p>S01E12_20150130_2115</text:p>
          </table:table-cell>
          <table:table-cell table:formula="of:=[.H18]" office:value-type="string" office:string-value="M." calcext:value-type="string">
            <text:p>M.</text:p>
          </table:table-cell>
          <table:table-cell table:formula="of:=&quot;&quot;&amp;YEAR([.B18])&amp;TEXT( MONTH([.B18]);&quot;00&quot;)&amp; TEXT(DAY([.B18]);&quot;00&quot;) &amp; &quot;_&quot; &amp; TEXT(HOUR([.I18]);&quot;00&quot;)&amp;TEXT(MINUTE([.I18]);&quot;00&quot;)" office:value-type="string" office:string-value="20150130_2115" calcext:value-type="string">
            <text:p>20150130_2115</text:p>
          </table:table-cell>
          <table:table-cell table:formula="of:=VLOOKUP([.L18];[dateinamen.$A$1:.$B$94];2;0)" office:value-type="string" office:string-value="#N/A" calcext:value-type="error">
            <text:p>#N/A</text:p>
          </table:table-cell>
          <table:table-cell table:formula="of:=IF(LEFT([.J18];6)&lt;&gt;LEFT([.M18];6);LEFT([.J18];6) &amp; MID([.M18];7;LEN([.M1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30.01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a</text:p>
          </table:table-cell>
          <table:table-cell table:formula="of:=TIMEVALUE(LEFT([.C19];5))" office:value-type="time" office:time-value="PT20H15M00S" calcext:value-type="time">
            <text:p>20:15</text:p>
          </table:table-cell>
          <table:table-cell table:formula="of:=&quot;S&quot;&amp;TEXT(INT([.F19]);&quot;00&quot;)&amp;&quot;E&quot;&amp;TEXT(INT([.G19]);&quot;00&quot;)&amp;&quot;_&quot;&amp;YEAR([.B19])&amp;TEXT(MONTH([.B19]);&quot;00&quot;)&amp;TEXT(DAY([.B19]);&quot;00&quot;)&amp;&quot;_&quot;&amp;TEXT(HOUR([.I19]);&quot;00&quot;)&amp;TEXT(MINUTE([.I19]);&quot;00&quot;)" office:value-type="string" office:string-value="S03E04_20150130_2015" calcext:value-type="string">
            <text:p>S03E04_20150130_2015</text:p>
          </table:table-cell>
          <table:table-cell table:formula="of:=[.H19]" office:value-type="string" office:string-value="Bella" calcext:value-type="string">
            <text:p>Bella</text:p>
          </table:table-cell>
          <table:table-cell table:formula="of:=&quot;&quot;&amp;YEAR([.B19])&amp;TEXT( MONTH([.B19]);&quot;00&quot;)&amp; TEXT(DAY([.B19]);&quot;00&quot;) &amp; &quot;_&quot; &amp; TEXT(HOUR([.I19]);&quot;00&quot;)&amp;TEXT(MINUTE([.I19]);&quot;00&quot;)" office:value-type="string" office:string-value="20150130_2015" calcext:value-type="string">
            <text:p>20150130_2015</text:p>
          </table:table-cell>
          <table:table-cell table:formula="of:=VLOOKUP([.L19];[dateinamen.$A$1:.$B$94];2;0)" office:value-type="string" office:string-value="#N/A" calcext:value-type="error">
            <text:p>#N/A</text:p>
          </table:table-cell>
          <table:table-cell table:formula="of:=IF(LEFT([.J19];6)&lt;&gt;LEFT([.M19];6);LEFT([.J19];6) &amp; MID([.M19];7;LEN([.M1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5.01.2015</text:p>
          </table:table-cell>
          <table:table-cell office:value-type="string" calcext:value-type="string">
            <text:p>07:10–08:10 Uhr</text:p>
          </table:table-cell>
          <table:table-cell office:value-type="string" calcext:value-type="string">
            <text:p>kabel eins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r gewinnt, stirbt</text:p>
          </table:table-cell>
          <table:table-cell table:formula="of:=TIMEVALUE(LEFT([.C20];5))" office:value-type="time" office:time-value="PT07H10M00S" calcext:value-type="time">
            <text:p>07:10</text:p>
          </table:table-cell>
          <table:table-cell table:formula="of:=&quot;S&quot;&amp;TEXT(INT([.F20]);&quot;00&quot;)&amp;&quot;E&quot;&amp;TEXT(INT([.G20]);&quot;00&quot;)&amp;&quot;_&quot;&amp;YEAR([.B20])&amp;TEXT(MONTH([.B20]);&quot;00&quot;)&amp;TEXT(DAY([.B20]);&quot;00&quot;)&amp;&quot;_&quot;&amp;TEXT(HOUR([.I20]);&quot;00&quot;)&amp;TEXT(MINUTE([.I20]);&quot;00&quot;)" office:value-type="string" office:string-value="S03E03_20150125_0710" calcext:value-type="string">
            <text:p>S03E03_20150125_0710</text:p>
          </table:table-cell>
          <table:table-cell table:formula="of:=[.H20]" office:value-type="string" office:string-value="Wer gewinnt, stirbt" calcext:value-type="string">
            <text:p>Wer gewinnt, stirbt</text:p>
          </table:table-cell>
          <table:table-cell table:formula="of:=&quot;&quot;&amp;YEAR([.B20])&amp;TEXT( MONTH([.B20]);&quot;00&quot;)&amp; TEXT(DAY([.B20]);&quot;00&quot;) &amp; &quot;_&quot; &amp; TEXT(HOUR([.I20]);&quot;00&quot;)&amp;TEXT(MINUTE([.I20]);&quot;00&quot;)" office:value-type="string" office:string-value="20150125_0710" calcext:value-type="string">
            <text:p>20150125_0710</text:p>
          </table:table-cell>
          <table:table-cell table:formula="of:=VLOOKUP([.L20];[dateinamen.$A$1:.$B$94];2;0)" office:value-type="string" office:string-value="#N/A" calcext:value-type="error">
            <text:p>#N/A</text:p>
          </table:table-cell>
          <table:table-cell table:formula="of:=IF(LEFT([.J20];6)&lt;&gt;LEFT([.M20];6);LEFT([.J20];6) &amp; MID([.M20];7;LEN([.M2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5.01.2015</text:p>
          </table:table-cell>
          <table:table-cell office:value-type="string" calcext:value-type="string">
            <text:p>06:15–07:10 Uhr</text:p>
          </table:table-cell>
          <table:table-cell office:value-type="string" calcext:value-type="string">
            <text:p>kabel ei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ne ganz normale Familie</text:p>
          </table:table-cell>
          <table:table-cell table:formula="of:=TIMEVALUE(LEFT([.C21];5))" office:value-type="time" office:time-value="PT06H15M00S" calcext:value-type="time">
            <text:p>06:15</text:p>
          </table:table-cell>
          <table:table-cell table:formula="of:=&quot;S&quot;&amp;TEXT(INT([.F21]);&quot;00&quot;)&amp;&quot;E&quot;&amp;TEXT(INT([.G21]);&quot;00&quot;)&amp;&quot;_&quot;&amp;YEAR([.B21])&amp;TEXT(MONTH([.B21]);&quot;00&quot;)&amp;TEXT(DAY([.B21]);&quot;00&quot;)&amp;&quot;_&quot;&amp;TEXT(HOUR([.I21]);&quot;00&quot;)&amp;TEXT(MINUTE([.I21]);&quot;00&quot;)" office:value-type="string" office:string-value="S01E11_20150125_0615" calcext:value-type="string">
            <text:p>S01E11_20150125_0615</text:p>
          </table:table-cell>
          <table:table-cell table:formula="of:=[.H21]" office:value-type="string" office:string-value="Eine ganz normale Familie" calcext:value-type="string">
            <text:p>Eine ganz normale Familie</text:p>
          </table:table-cell>
          <table:table-cell table:formula="of:=&quot;&quot;&amp;YEAR([.B21])&amp;TEXT( MONTH([.B21]);&quot;00&quot;)&amp; TEXT(DAY([.B21]);&quot;00&quot;) &amp; &quot;_&quot; &amp; TEXT(HOUR([.I21]);&quot;00&quot;)&amp;TEXT(MINUTE([.I21]);&quot;00&quot;)" office:value-type="string" office:string-value="20150125_0615" calcext:value-type="string">
            <text:p>20150125_0615</text:p>
          </table:table-cell>
          <table:table-cell table:formula="of:=VLOOKUP([.L21];[dateinamen.$A$1:.$B$94];2;0)" office:value-type="string" office:string-value="#N/A" calcext:value-type="error">
            <text:p>#N/A</text:p>
          </table:table-cell>
          <table:table-cell table:formula="of:=IF(LEFT([.J21];6)&lt;&gt;LEFT([.M21];6);LEFT([.J21];6) &amp; MID([.M21];7;LEN([.M2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3.01.2015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ne ganz normale Familie</text:p>
          </table:table-cell>
          <table:table-cell table:formula="of:=TIMEVALUE(LEFT([.C22];5))" office:value-type="time" office:time-value="PT21H15M00S" calcext:value-type="time">
            <text:p>21:15</text:p>
          </table:table-cell>
          <table:table-cell table:formula="of:=&quot;S&quot;&amp;TEXT(INT([.F22]);&quot;00&quot;)&amp;&quot;E&quot;&amp;TEXT(INT([.G22]);&quot;00&quot;)&amp;&quot;_&quot;&amp;YEAR([.B22])&amp;TEXT(MONTH([.B22]);&quot;00&quot;)&amp;TEXT(DAY([.B22]);&quot;00&quot;)&amp;&quot;_&quot;&amp;TEXT(HOUR([.I22]);&quot;00&quot;)&amp;TEXT(MINUTE([.I22]);&quot;00&quot;)" office:value-type="string" office:string-value="S01E11_20150123_2115" calcext:value-type="string">
            <text:p>S01E11_20150123_2115</text:p>
          </table:table-cell>
          <table:table-cell table:formula="of:=[.H22]" office:value-type="string" office:string-value="Eine ganz normale Familie" calcext:value-type="string">
            <text:p>Eine ganz normale Familie</text:p>
          </table:table-cell>
          <table:table-cell table:formula="of:=&quot;&quot;&amp;YEAR([.B22])&amp;TEXT( MONTH([.B22]);&quot;00&quot;)&amp; TEXT(DAY([.B22]);&quot;00&quot;) &amp; &quot;_&quot; &amp; TEXT(HOUR([.I22]);&quot;00&quot;)&amp;TEXT(MINUTE([.I22]);&quot;00&quot;)" office:value-type="string" office:string-value="20150123_2115" calcext:value-type="string">
            <text:p>20150123_2115</text:p>
          </table:table-cell>
          <table:table-cell table:formula="of:=VLOOKUP([.L22];[dateinamen.$A$1:.$B$94];2;0)" office:value-type="string" office:string-value="#N/A" calcext:value-type="error">
            <text:p>#N/A</text:p>
          </table:table-cell>
          <table:table-cell table:formula="of:=IF(LEFT([.J22];6)&lt;&gt;LEFT([.M22];6);LEFT([.J22];6) &amp; MID([.M22];7;LEN([.M2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3.01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er gewinnt, stirbt</text:p>
          </table:table-cell>
          <table:table-cell table:formula="of:=TIMEVALUE(LEFT([.C23];5))" office:value-type="time" office:time-value="PT20H15M00S" calcext:value-type="time">
            <text:p>20:15</text:p>
          </table:table-cell>
          <table:table-cell table:formula="of:=&quot;S&quot;&amp;TEXT(INT([.F23]);&quot;00&quot;)&amp;&quot;E&quot;&amp;TEXT(INT([.G23]);&quot;00&quot;)&amp;&quot;_&quot;&amp;YEAR([.B23])&amp;TEXT(MONTH([.B23]);&quot;00&quot;)&amp;TEXT(DAY([.B23]);&quot;00&quot;)&amp;&quot;_&quot;&amp;TEXT(HOUR([.I23]);&quot;00&quot;)&amp;TEXT(MINUTE([.I23]);&quot;00&quot;)" office:value-type="string" office:string-value="S03E03_20150123_2015" calcext:value-type="string">
            <text:p>S03E03_20150123_2015</text:p>
          </table:table-cell>
          <table:table-cell table:formula="of:=[.H23]" office:value-type="string" office:string-value="Wer gewinnt, stirbt" calcext:value-type="string">
            <text:p>Wer gewinnt, stirbt</text:p>
          </table:table-cell>
          <table:table-cell table:formula="of:=&quot;&quot;&amp;YEAR([.B23])&amp;TEXT( MONTH([.B23]);&quot;00&quot;)&amp; TEXT(DAY([.B23]);&quot;00&quot;) &amp; &quot;_&quot; &amp; TEXT(HOUR([.I23]);&quot;00&quot;)&amp;TEXT(MINUTE([.I23]);&quot;00&quot;)" office:value-type="string" office:string-value="20150123_2015" calcext:value-type="string">
            <text:p>20150123_2015</text:p>
          </table:table-cell>
          <table:table-cell table:formula="of:=VLOOKUP([.L23];[dateinamen.$A$1:.$B$94];2;0)" office:value-type="string" office:string-value="#N/A" calcext:value-type="error">
            <text:p>#N/A</text:p>
          </table:table-cell>
          <table:table-cell table:formula="of:=IF(LEFT([.J23];6)&lt;&gt;LEFT([.M23];6);LEFT([.J23];6) &amp; MID([.M23];7;LEN([.M2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8.01.2015</text:p>
          </table:table-cell>
          <table:table-cell office:value-type="string" calcext:value-type="string">
            <text:p>07:15–08:10 Uhr</text:p>
          </table:table-cell>
          <table:table-cell office:value-type="string" calcext:value-type="string">
            <text:p>kabel ein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 fünf orangenen Perlen</text:p>
          </table:table-cell>
          <table:table-cell table:formula="of:=TIMEVALUE(LEFT([.C24];5))" office:value-type="time" office:time-value="PT07H15M00S" calcext:value-type="time">
            <text:p>07:15</text:p>
          </table:table-cell>
          <table:table-cell table:formula="of:=&quot;S&quot;&amp;TEXT(INT([.F24]);&quot;00&quot;)&amp;&quot;E&quot;&amp;TEXT(INT([.G24]);&quot;00&quot;)&amp;&quot;_&quot;&amp;YEAR([.B24])&amp;TEXT(MONTH([.B24]);&quot;00&quot;)&amp;TEXT(DAY([.B24]);&quot;00&quot;)&amp;&quot;_&quot;&amp;TEXT(HOUR([.I24]);&quot;00&quot;)&amp;TEXT(MINUTE([.I24]);&quot;00&quot;)" office:value-type="string" office:string-value="S03E02_20150118_0715" calcext:value-type="string">
            <text:p>S03E02_20150118_0715</text:p>
          </table:table-cell>
          <table:table-cell table:formula="of:=[.H24]" office:value-type="string" office:string-value="Die fünf orangenen Perlen" calcext:value-type="string">
            <text:p>Die fünf orangenen Perlen</text:p>
          </table:table-cell>
          <table:table-cell table:formula="of:=&quot;&quot;&amp;YEAR([.B24])&amp;TEXT( MONTH([.B24]);&quot;00&quot;)&amp; TEXT(DAY([.B24]);&quot;00&quot;) &amp; &quot;_&quot; &amp; TEXT(HOUR([.I24]);&quot;00&quot;)&amp;TEXT(MINUTE([.I24]);&quot;00&quot;)" office:value-type="string" office:string-value="20150118_0715" calcext:value-type="string">
            <text:p>20150118_0715</text:p>
          </table:table-cell>
          <table:table-cell table:formula="of:=VLOOKUP([.L24];[dateinamen.$A$1:.$B$94];2;0)" office:value-type="string" office:string-value="#N/A" calcext:value-type="error">
            <text:p>#N/A</text:p>
          </table:table-cell>
          <table:table-cell table:formula="of:=IF(LEFT([.J24];6)&lt;&gt;LEFT([.M24];6);LEFT([.J24];6) &amp; MID([.M24];7;LEN([.M2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8.01.2015</text:p>
          </table:table-cell>
          <table:table-cell office:value-type="string" calcext:value-type="string">
            <text:p>06:20–07:15 Uhr</text:p>
          </table:table-cell>
          <table:table-cell office:value-type="string" calcext:value-type="string">
            <text:p>kabel ei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Leviathan</text:p>
          </table:table-cell>
          <table:table-cell table:formula="of:=TIMEVALUE(LEFT([.C25];5))" office:value-type="time" office:time-value="PT06H20M00S" calcext:value-type="time">
            <text:p>06:20</text:p>
          </table:table-cell>
          <table:table-cell table:formula="of:=&quot;S&quot;&amp;TEXT(INT([.F25]);&quot;00&quot;)&amp;&quot;E&quot;&amp;TEXT(INT([.G25]);&quot;00&quot;)&amp;&quot;_&quot;&amp;YEAR([.B25])&amp;TEXT(MONTH([.B25]);&quot;00&quot;)&amp;TEXT(DAY([.B25]);&quot;00&quot;)&amp;&quot;_&quot;&amp;TEXT(HOUR([.I25]);&quot;00&quot;)&amp;TEXT(MINUTE([.I25]);&quot;00&quot;)" office:value-type="string" office:string-value="S01E10_20150118_0620" calcext:value-type="string">
            <text:p>S01E10_20150118_0620</text:p>
          </table:table-cell>
          <table:table-cell table:formula="of:=[.H25]" office:value-type="string" office:string-value="Der Leviathan" calcext:value-type="string">
            <text:p>Der Leviathan</text:p>
          </table:table-cell>
          <table:table-cell table:formula="of:=&quot;&quot;&amp;YEAR([.B25])&amp;TEXT( MONTH([.B25]);&quot;00&quot;)&amp; TEXT(DAY([.B25]);&quot;00&quot;) &amp; &quot;_&quot; &amp; TEXT(HOUR([.I25]);&quot;00&quot;)&amp;TEXT(MINUTE([.I25]);&quot;00&quot;)" office:value-type="string" office:string-value="20150118_0620" calcext:value-type="string">
            <text:p>20150118_0620</text:p>
          </table:table-cell>
          <table:table-cell table:formula="of:=VLOOKUP([.L25];[dateinamen.$A$1:.$B$94];2;0)" office:value-type="string" office:string-value="#N/A" calcext:value-type="error">
            <text:p>#N/A</text:p>
          </table:table-cell>
          <table:table-cell table:formula="of:=IF(LEFT([.J25];6)&lt;&gt;LEFT([.M25];6);LEFT([.J25];6) &amp; MID([.M25];7;LEN([.M2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6.01.2015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Leviathan</text:p>
          </table:table-cell>
          <table:table-cell table:formula="of:=TIMEVALUE(LEFT([.C26];5))" office:value-type="time" office:time-value="PT21H15M00S" calcext:value-type="time">
            <text:p>21:15</text:p>
          </table:table-cell>
          <table:table-cell table:formula="of:=&quot;S&quot;&amp;TEXT(INT([.F26]);&quot;00&quot;)&amp;&quot;E&quot;&amp;TEXT(INT([.G26]);&quot;00&quot;)&amp;&quot;_&quot;&amp;YEAR([.B26])&amp;TEXT(MONTH([.B26]);&quot;00&quot;)&amp;TEXT(DAY([.B26]);&quot;00&quot;)&amp;&quot;_&quot;&amp;TEXT(HOUR([.I26]);&quot;00&quot;)&amp;TEXT(MINUTE([.I26]);&quot;00&quot;)" office:value-type="string" office:string-value="S01E10_20150116_2115" calcext:value-type="string">
            <text:p>S01E10_20150116_2115</text:p>
          </table:table-cell>
          <table:table-cell table:formula="of:=[.H26]" office:value-type="string" office:string-value="Der Leviathan" calcext:value-type="string">
            <text:p>Der Leviathan</text:p>
          </table:table-cell>
          <table:table-cell table:formula="of:=&quot;&quot;&amp;YEAR([.B26])&amp;TEXT( MONTH([.B26]);&quot;00&quot;)&amp; TEXT(DAY([.B26]);&quot;00&quot;) &amp; &quot;_&quot; &amp; TEXT(HOUR([.I26]);&quot;00&quot;)&amp;TEXT(MINUTE([.I26]);&quot;00&quot;)" office:value-type="string" office:string-value="20150116_2115" calcext:value-type="string">
            <text:p>20150116_2115</text:p>
          </table:table-cell>
          <table:table-cell table:formula="of:=VLOOKUP([.L26];[dateinamen.$A$1:.$B$94];2;0)" office:value-type="string" office:string-value="#N/A" calcext:value-type="error">
            <text:p>#N/A</text:p>
          </table:table-cell>
          <table:table-cell table:formula="of:=IF(LEFT([.J26];6)&lt;&gt;LEFT([.M26];6);LEFT([.J26];6) &amp; MID([.M26];7;LEN([.M2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6.01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 fünf orangenen Perlen</text:p>
          </table:table-cell>
          <table:table-cell table:formula="of:=TIMEVALUE(LEFT([.C27];5))" office:value-type="time" office:time-value="PT20H15M00S" calcext:value-type="time">
            <text:p>20:15</text:p>
          </table:table-cell>
          <table:table-cell table:formula="of:=&quot;S&quot;&amp;TEXT(INT([.F27]);&quot;00&quot;)&amp;&quot;E&quot;&amp;TEXT(INT([.G27]);&quot;00&quot;)&amp;&quot;_&quot;&amp;YEAR([.B27])&amp;TEXT(MONTH([.B27]);&quot;00&quot;)&amp;TEXT(DAY([.B27]);&quot;00&quot;)&amp;&quot;_&quot;&amp;TEXT(HOUR([.I27]);&quot;00&quot;)&amp;TEXT(MINUTE([.I27]);&quot;00&quot;)" office:value-type="string" office:string-value="S03E02_20150116_2015" calcext:value-type="string">
            <text:p>S03E02_20150116_2015</text:p>
          </table:table-cell>
          <table:table-cell table:formula="of:=[.H27]" office:value-type="string" office:string-value="Die fünf orangenen Perlen" calcext:value-type="string">
            <text:p>Die fünf orangenen Perlen</text:p>
          </table:table-cell>
          <table:table-cell table:formula="of:=&quot;&quot;&amp;YEAR([.B27])&amp;TEXT( MONTH([.B27]);&quot;00&quot;)&amp; TEXT(DAY([.B27]);&quot;00&quot;) &amp; &quot;_&quot; &amp; TEXT(HOUR([.I27]);&quot;00&quot;)&amp;TEXT(MINUTE([.I27]);&quot;00&quot;)" office:value-type="string" office:string-value="20150116_2015" calcext:value-type="string">
            <text:p>20150116_2015</text:p>
          </table:table-cell>
          <table:table-cell table:formula="of:=VLOOKUP([.L27];[dateinamen.$A$1:.$B$94];2;0)" office:value-type="string" office:string-value="#N/A" calcext:value-type="error">
            <text:p>#N/A</text:p>
          </table:table-cell>
          <table:table-cell table:formula="of:=IF(LEFT([.J27];6)&lt;&gt;LEFT([.M27];6);LEFT([.J27];6) &amp; MID([.M27];7;LEN([.M2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1.01.2015</text:p>
          </table:table-cell>
          <table:table-cell office:value-type="string" calcext:value-type="string">
            <text:p>07:20–08:20 Uhr</text:p>
          </table:table-cell>
          <table:table-cell office:value-type="string" calcext:value-type="string">
            <text:p>kabel eins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perfekte Verbrechen</text:p>
          </table:table-cell>
          <table:table-cell table:formula="of:=TIMEVALUE(LEFT([.C28];5))" office:value-type="time" office:time-value="PT07H20M00S" calcext:value-type="time">
            <text:p>07:20</text:p>
          </table:table-cell>
          <table:table-cell table:formula="of:=&quot;S&quot;&amp;TEXT(INT([.F28]);&quot;00&quot;)&amp;&quot;E&quot;&amp;TEXT(INT([.G28]);&quot;00&quot;)&amp;&quot;_&quot;&amp;YEAR([.B28])&amp;TEXT(MONTH([.B28]);&quot;00&quot;)&amp;TEXT(DAY([.B28]);&quot;00&quot;)&amp;&quot;_&quot;&amp;TEXT(HOUR([.I28]);&quot;00&quot;)&amp;TEXT(MINUTE([.I28]);&quot;00&quot;)" office:value-type="string" office:string-value="S03E01_20150111_0720" calcext:value-type="string">
            <text:p>S03E01_20150111_0720</text:p>
          </table:table-cell>
          <table:table-cell table:formula="of:=[.H28]" office:value-type="string" office:string-value="Das perfekte Verbrechen" calcext:value-type="string">
            <text:p>Das perfekte Verbrechen</text:p>
          </table:table-cell>
          <table:table-cell table:formula="of:=&quot;&quot;&amp;YEAR([.B28])&amp;TEXT( MONTH([.B28]);&quot;00&quot;)&amp; TEXT(DAY([.B28]);&quot;00&quot;) &amp; &quot;_&quot; &amp; TEXT(HOUR([.I28]);&quot;00&quot;)&amp;TEXT(MINUTE([.I28]);&quot;00&quot;)" office:value-type="string" office:string-value="20150111_0720" calcext:value-type="string">
            <text:p>20150111_0720</text:p>
          </table:table-cell>
          <table:table-cell table:formula="of:=VLOOKUP([.L28];[dateinamen.$A$1:.$B$94];2;0)" office:value-type="string" office:string-value="#N/A" calcext:value-type="error">
            <text:p>#N/A</text:p>
          </table:table-cell>
          <table:table-cell table:formula="of:=IF(LEFT([.J28];6)&lt;&gt;LEFT([.M28];6);LEFT([.J28];6) &amp; MID([.M28];7;LEN([.M2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1.01.2015</text:p>
          </table:table-cell>
          <table:table-cell office:value-type="string" calcext:value-type="string">
            <text:p>06:20–07:20 Uhr</text:p>
          </table:table-cell>
          <table:table-cell office:value-type="string" calcext:value-type="string">
            <text:p>kabel ei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nesische Medizin</text:p>
          </table:table-cell>
          <table:table-cell table:formula="of:=TIMEVALUE(LEFT([.C29];5))" office:value-type="time" office:time-value="PT06H20M00S" calcext:value-type="time">
            <text:p>06:20</text:p>
          </table:table-cell>
          <table:table-cell table:formula="of:=&quot;S&quot;&amp;TEXT(INT([.F29]);&quot;00&quot;)&amp;&quot;E&quot;&amp;TEXT(INT([.G29]);&quot;00&quot;)&amp;&quot;_&quot;&amp;YEAR([.B29])&amp;TEXT(MONTH([.B29]);&quot;00&quot;)&amp;TEXT(DAY([.B29]);&quot;00&quot;)&amp;&quot;_&quot;&amp;TEXT(HOUR([.I29]);&quot;00&quot;)&amp;TEXT(MINUTE([.I29]);&quot;00&quot;)" office:value-type="string" office:string-value="S01E09_20150111_0620" calcext:value-type="string">
            <text:p>S01E09_20150111_0620</text:p>
          </table:table-cell>
          <table:table-cell table:formula="of:=[.H29]" office:value-type="string" office:string-value="Chinesische Medizin" calcext:value-type="string">
            <text:p>Chinesische Medizin</text:p>
          </table:table-cell>
          <table:table-cell table:formula="of:=&quot;&quot;&amp;YEAR([.B29])&amp;TEXT( MONTH([.B29]);&quot;00&quot;)&amp; TEXT(DAY([.B29]);&quot;00&quot;) &amp; &quot;_&quot; &amp; TEXT(HOUR([.I29]);&quot;00&quot;)&amp;TEXT(MINUTE([.I29]);&quot;00&quot;)" office:value-type="string" office:string-value="20150111_0620" calcext:value-type="string">
            <text:p>20150111_0620</text:p>
          </table:table-cell>
          <table:table-cell table:formula="of:=VLOOKUP([.L29];[dateinamen.$A$1:.$B$94];2;0)" office:value-type="string" office:string-value="#N/A" calcext:value-type="error">
            <text:p>#N/A</text:p>
          </table:table-cell>
          <table:table-cell table:formula="of:=IF(LEFT([.J29];6)&lt;&gt;LEFT([.M29];6);LEFT([.J29];6) &amp; MID([.M29];7;LEN([.M2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9.01.2015</text:p>
          </table:table-cell>
          <table:table-cell office:value-type="string" calcext:value-type="string">
            <text:p>21:15–22:20 Uhr</text:p>
          </table:table-cell>
          <table:table-cell office:value-type="string" calcext:value-type="string">
            <text:p>kabel ei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nesische Medizin</text:p>
          </table:table-cell>
          <table:table-cell table:formula="of:=TIMEVALUE(LEFT([.C30];5))" office:value-type="time" office:time-value="PT21H15M00S" calcext:value-type="time">
            <text:p>21:15</text:p>
          </table:table-cell>
          <table:table-cell table:formula="of:=&quot;S&quot;&amp;TEXT(INT([.F30]);&quot;00&quot;)&amp;&quot;E&quot;&amp;TEXT(INT([.G30]);&quot;00&quot;)&amp;&quot;_&quot;&amp;YEAR([.B30])&amp;TEXT(MONTH([.B30]);&quot;00&quot;)&amp;TEXT(DAY([.B30]);&quot;00&quot;)&amp;&quot;_&quot;&amp;TEXT(HOUR([.I30]);&quot;00&quot;)&amp;TEXT(MINUTE([.I30]);&quot;00&quot;)" office:value-type="string" office:string-value="S01E09_20150109_2115" calcext:value-type="string">
            <text:p>S01E09_20150109_2115</text:p>
          </table:table-cell>
          <table:table-cell table:formula="of:=[.H30]" office:value-type="string" office:string-value="Chinesische Medizin" calcext:value-type="string">
            <text:p>Chinesische Medizin</text:p>
          </table:table-cell>
          <table:table-cell table:formula="of:=&quot;&quot;&amp;YEAR([.B30])&amp;TEXT( MONTH([.B30]);&quot;00&quot;)&amp; TEXT(DAY([.B30]);&quot;00&quot;) &amp; &quot;_&quot; &amp; TEXT(HOUR([.I30]);&quot;00&quot;)&amp;TEXT(MINUTE([.I30]);&quot;00&quot;)" office:value-type="string" office:string-value="20150109_2115" calcext:value-type="string">
            <text:p>20150109_2115</text:p>
          </table:table-cell>
          <table:table-cell table:formula="of:=VLOOKUP([.L30];[dateinamen.$A$1:.$B$94];2;0)" office:value-type="string" office:string-value="#N/A" calcext:value-type="error">
            <text:p>#N/A</text:p>
          </table:table-cell>
          <table:table-cell table:formula="of:=IF(LEFT([.J30];6)&lt;&gt;LEFT([.M30];6);LEFT([.J30];6) &amp; MID([.M30];7;LEN([.M3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9.01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perfekte Verbrechen</text:p>
          </table:table-cell>
          <table:table-cell table:formula="of:=TIMEVALUE(LEFT([.C31];5))" office:value-type="time" office:time-value="PT20H15M00S" calcext:value-type="time">
            <text:p>20:15</text:p>
          </table:table-cell>
          <table:table-cell table:formula="of:=&quot;S&quot;&amp;TEXT(INT([.F31]);&quot;00&quot;)&amp;&quot;E&quot;&amp;TEXT(INT([.G31]);&quot;00&quot;)&amp;&quot;_&quot;&amp;YEAR([.B31])&amp;TEXT(MONTH([.B31]);&quot;00&quot;)&amp;TEXT(DAY([.B31]);&quot;00&quot;)&amp;&quot;_&quot;&amp;TEXT(HOUR([.I31]);&quot;00&quot;)&amp;TEXT(MINUTE([.I31]);&quot;00&quot;)" office:value-type="string" office:string-value="S03E01_20150109_2015" calcext:value-type="string">
            <text:p>S03E01_20150109_2015</text:p>
          </table:table-cell>
          <table:table-cell table:formula="of:=[.H31]" office:value-type="string" office:string-value="Das perfekte Verbrechen" calcext:value-type="string">
            <text:p>Das perfekte Verbrechen</text:p>
          </table:table-cell>
          <table:table-cell table:formula="of:=&quot;&quot;&amp;YEAR([.B31])&amp;TEXT( MONTH([.B31]);&quot;00&quot;)&amp; TEXT(DAY([.B31]);&quot;00&quot;) &amp; &quot;_&quot; &amp; TEXT(HOUR([.I31]);&quot;00&quot;)&amp;TEXT(MINUTE([.I31]);&quot;00&quot;)" office:value-type="string" office:string-value="20150109_2015" calcext:value-type="string">
            <text:p>20150109_2015</text:p>
          </table:table-cell>
          <table:table-cell table:formula="of:=VLOOKUP([.L31];[dateinamen.$A$1:.$B$94];2;0)" office:value-type="string" office:string-value="#N/A" calcext:value-type="error">
            <text:p>#N/A</text:p>
          </table:table-cell>
          <table:table-cell table:formula="of:=IF(LEFT([.J31];6)&lt;&gt;LEFT([.M31];6);LEFT([.J31];6) &amp; MID([.M31];7;LEN([.M3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4.01.2015</text:p>
          </table:table-cell>
          <table:table-cell office:value-type="string" calcext:value-type="string">
            <text:p>07:00–07:55 Uhr</text:p>
          </table:table-cell>
          <table:table-cell office:value-type="string" calcext:value-type="string">
            <text:p>kabel ei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ätselhafte Bombe</text:p>
          </table:table-cell>
          <table:table-cell table:formula="of:=TIMEVALUE(LEFT([.C32];5))" office:value-type="time" office:time-value="PT07H00M00S" calcext:value-type="time">
            <text:p>07:00</text:p>
          </table:table-cell>
          <table:table-cell table:formula="of:=&quot;S&quot;&amp;TEXT(INT([.F32]);&quot;00&quot;)&amp;&quot;E&quot;&amp;TEXT(INT([.G32]);&quot;00&quot;)&amp;&quot;_&quot;&amp;YEAR([.B32])&amp;TEXT(MONTH([.B32]);&quot;00&quot;)&amp;TEXT(DAY([.B32]);&quot;00&quot;)&amp;&quot;_&quot;&amp;TEXT(HOUR([.I32]);&quot;00&quot;)&amp;TEXT(MINUTE([.I32]);&quot;00&quot;)" office:value-type="string" office:string-value="S01E08_20150104_0700" calcext:value-type="string">
            <text:p>S01E08_20150104_0700</text:p>
          </table:table-cell>
          <table:table-cell table:formula="of:=[.H32]" office:value-type="string" office:string-value="Rätselhafte Bombe" calcext:value-type="string">
            <text:p>Rätselhafte Bombe</text:p>
          </table:table-cell>
          <table:table-cell table:formula="of:=&quot;&quot;&amp;YEAR([.B32])&amp;TEXT( MONTH([.B32]);&quot;00&quot;)&amp; TEXT(DAY([.B32]);&quot;00&quot;) &amp; &quot;_&quot; &amp; TEXT(HOUR([.I32]);&quot;00&quot;)&amp;TEXT(MINUTE([.I32]);&quot;00&quot;)" office:value-type="string" office:string-value="20150104_0700" calcext:value-type="string">
            <text:p>20150104_0700</text:p>
          </table:table-cell>
          <table:table-cell table:formula="of:=VLOOKUP([.L32];[dateinamen.$A$1:.$B$94];2;0)" office:value-type="string" office:string-value="#N/A" calcext:value-type="error">
            <text:p>#N/A</text:p>
          </table:table-cell>
          <table:table-cell table:formula="of:=IF(LEFT([.J32];6)&lt;&gt;LEFT([.M32];6);LEFT([.J32];6) &amp; MID([.M32];7;LEN([.M3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4.01.2015</text:p>
          </table:table-cell>
          <table:table-cell office:value-type="string" calcext:value-type="string">
            <text:p>06:05–07:00 Uhr</text:p>
          </table:table-cell>
          <table:table-cell office:value-type="string" calcext:value-type="string">
            <text:p>kabel ei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 und Wege</text:p>
          </table:table-cell>
          <table:table-cell table:formula="of:=TIMEVALUE(LEFT([.C33];5))" office:value-type="time" office:time-value="PT06H05M00S" calcext:value-type="time">
            <text:p>06:05</text:p>
          </table:table-cell>
          <table:table-cell table:formula="of:=&quot;S&quot;&amp;TEXT(INT([.F33]);&quot;00&quot;)&amp;&quot;E&quot;&amp;TEXT(INT([.G33]);&quot;00&quot;)&amp;&quot;_&quot;&amp;YEAR([.B33])&amp;TEXT(MONTH([.B33]);&quot;00&quot;)&amp;TEXT(DAY([.B33]);&quot;00&quot;)&amp;&quot;_&quot;&amp;TEXT(HOUR([.I33]);&quot;00&quot;)&amp;TEXT(MINUTE([.I33]);&quot;00&quot;)" office:value-type="string" office:string-value="S01E07_20150104_0605" calcext:value-type="string">
            <text:p>S01E07_20150104_0605</text:p>
          </table:table-cell>
          <table:table-cell table:formula="of:=[.H33]" office:value-type="string" office:string-value="Mittel und Wege" calcext:value-type="string">
            <text:p>Mittel und Wege</text:p>
          </table:table-cell>
          <table:table-cell table:formula="of:=&quot;&quot;&amp;YEAR([.B33])&amp;TEXT( MONTH([.B33]);&quot;00&quot;)&amp; TEXT(DAY([.B33]);&quot;00&quot;) &amp; &quot;_&quot; &amp; TEXT(HOUR([.I33]);&quot;00&quot;)&amp;TEXT(MINUTE([.I33]);&quot;00&quot;)" office:value-type="string" office:string-value="20150104_0605" calcext:value-type="string">
            <text:p>20150104_0605</text:p>
          </table:table-cell>
          <table:table-cell table:formula="of:=VLOOKUP([.L33];[dateinamen.$A$1:.$B$94];2;0)" office:value-type="string" office:string-value="#N/A" calcext:value-type="error">
            <text:p>#N/A</text:p>
          </table:table-cell>
          <table:table-cell table:formula="of:=IF(LEFT([.J33];6)&lt;&gt;LEFT([.M33];6);LEFT([.J33];6) &amp; MID([.M33];7;LEN([.M3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2.01.2015</text:p>
          </table:table-cell>
          <table:table-cell office:value-type="string" calcext:value-type="string">
            <text:p>21:15–22:20 Uhr</text:p>
          </table:table-cell>
          <table:table-cell office:value-type="string" calcext:value-type="string">
            <text:p>kabel ein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ätselhafte Bombe</text:p>
          </table:table-cell>
          <table:table-cell table:formula="of:=TIMEVALUE(LEFT([.C34];5))" office:value-type="time" office:time-value="PT21H15M00S" calcext:value-type="time">
            <text:p>21:15</text:p>
          </table:table-cell>
          <table:table-cell table:formula="of:=&quot;S&quot;&amp;TEXT(INT([.F34]);&quot;00&quot;)&amp;&quot;E&quot;&amp;TEXT(INT([.G34]);&quot;00&quot;)&amp;&quot;_&quot;&amp;YEAR([.B34])&amp;TEXT(MONTH([.B34]);&quot;00&quot;)&amp;TEXT(DAY([.B34]);&quot;00&quot;)&amp;&quot;_&quot;&amp;TEXT(HOUR([.I34]);&quot;00&quot;)&amp;TEXT(MINUTE([.I34]);&quot;00&quot;)" office:value-type="string" office:string-value="S01E08_20150102_2115" calcext:value-type="string">
            <text:p>S01E08_20150102_2115</text:p>
          </table:table-cell>
          <table:table-cell table:formula="of:=[.H34]" office:value-type="string" office:string-value="Rätselhafte Bombe" calcext:value-type="string">
            <text:p>Rätselhafte Bombe</text:p>
          </table:table-cell>
          <table:table-cell table:formula="of:=&quot;&quot;&amp;YEAR([.B34])&amp;TEXT( MONTH([.B34]);&quot;00&quot;)&amp; TEXT(DAY([.B34]);&quot;00&quot;) &amp; &quot;_&quot; &amp; TEXT(HOUR([.I34]);&quot;00&quot;)&amp;TEXT(MINUTE([.I34]);&quot;00&quot;)" office:value-type="string" office:string-value="20150102_2115" calcext:value-type="string">
            <text:p>20150102_2115</text:p>
          </table:table-cell>
          <table:table-cell table:formula="of:=VLOOKUP([.L34];[dateinamen.$A$1:.$B$94];2;0)" office:value-type="string" office:string-value="#N/A" calcext:value-type="error">
            <text:p>#N/A</text:p>
          </table:table-cell>
          <table:table-cell table:formula="of:=IF(LEFT([.J34];6)&lt;&gt;LEFT([.M34];6);LEFT([.J34];6) &amp; MID([.M34];7;LEN([.M3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2.01.2015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 und Wege</text:p>
          </table:table-cell>
          <table:table-cell table:formula="of:=TIMEVALUE(LEFT([.C35];5))" office:value-type="time" office:time-value="PT20H15M00S" calcext:value-type="time">
            <text:p>20:15</text:p>
          </table:table-cell>
          <table:table-cell table:formula="of:=&quot;S&quot;&amp;TEXT(INT([.F35]);&quot;00&quot;)&amp;&quot;E&quot;&amp;TEXT(INT([.G35]);&quot;00&quot;)&amp;&quot;_&quot;&amp;YEAR([.B35])&amp;TEXT(MONTH([.B35]);&quot;00&quot;)&amp;TEXT(DAY([.B35]);&quot;00&quot;)&amp;&quot;_&quot;&amp;TEXT(HOUR([.I35]);&quot;00&quot;)&amp;TEXT(MINUTE([.I35]);&quot;00&quot;)" office:value-type="string" office:string-value="S01E07_20150102_2015" calcext:value-type="string">
            <text:p>S01E07_20150102_2015</text:p>
          </table:table-cell>
          <table:table-cell table:formula="of:=[.H35]" office:value-type="string" office:string-value="Mittel und Wege" calcext:value-type="string">
            <text:p>Mittel und Wege</text:p>
          </table:table-cell>
          <table:table-cell table:formula="of:=&quot;&quot;&amp;YEAR([.B35])&amp;TEXT( MONTH([.B35]);&quot;00&quot;)&amp; TEXT(DAY([.B35]);&quot;00&quot;) &amp; &quot;_&quot; &amp; TEXT(HOUR([.I35]);&quot;00&quot;)&amp;TEXT(MINUTE([.I35]);&quot;00&quot;)" office:value-type="string" office:string-value="20150102_2015" calcext:value-type="string">
            <text:p>20150102_2015</text:p>
          </table:table-cell>
          <table:table-cell table:formula="of:=VLOOKUP([.L35];[dateinamen.$A$1:.$B$94];2;0)" office:value-type="string" office:string-value="#N/A" calcext:value-type="error">
            <text:p>#N/A</text:p>
          </table:table-cell>
          <table:table-cell table:formula="of:=IF(LEFT([.J35];6)&lt;&gt;LEFT([.M35];6);LEFT([.J35];6) &amp; MID([.M35];7;LEN([.M3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1.12.2014</text:p>
          </table:table-cell>
          <table:table-cell office:value-type="string" calcext:value-type="string">
            <text:p>11:15–12:15 Uhr</text:p>
          </table:table-cell>
          <table:table-cell office:value-type="string" calcext:value-type="string">
            <text:p>kabel ei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uren im Sand</text:p>
          </table:table-cell>
          <table:table-cell table:formula="of:=TIMEVALUE(LEFT([.C36];5))" office:value-type="time" office:time-value="PT11H15M00S" calcext:value-type="time">
            <text:p>11:15</text:p>
          </table:table-cell>
          <table:table-cell table:formula="of:=&quot;S&quot;&amp;TEXT(INT([.F36]);&quot;00&quot;)&amp;&quot;E&quot;&amp;TEXT(INT([.G36]);&quot;00&quot;)&amp;&quot;_&quot;&amp;YEAR([.B36])&amp;TEXT(MONTH([.B36]);&quot;00&quot;)&amp;TEXT(DAY([.B36]);&quot;00&quot;)&amp;&quot;_&quot;&amp;TEXT(HOUR([.I36]);&quot;00&quot;)&amp;TEXT(MINUTE([.I36]);&quot;00&quot;)" office:value-type="string" office:string-value="S01E06_20141221_1115" calcext:value-type="string">
            <text:p>S01E06_20141221_1115</text:p>
          </table:table-cell>
          <table:table-cell table:formula="of:=[.H36]" office:value-type="string" office:string-value="Spuren im Sand" calcext:value-type="string">
            <text:p>Spuren im Sand</text:p>
          </table:table-cell>
          <table:table-cell table:formula="of:=&quot;&quot;&amp;YEAR([.B36])&amp;TEXT( MONTH([.B36]);&quot;00&quot;)&amp; TEXT(DAY([.B36]);&quot;00&quot;) &amp; &quot;_&quot; &amp; TEXT(HOUR([.I36]);&quot;00&quot;)&amp;TEXT(MINUTE([.I36]);&quot;00&quot;)" office:value-type="string" office:string-value="20141221_1115" calcext:value-type="string">
            <text:p>20141221_1115</text:p>
          </table:table-cell>
          <table:table-cell table:formula="of:=VLOOKUP([.L36];[dateinamen.$A$1:.$B$94];2;0)" office:value-type="string" office:string-value="#N/A" calcext:value-type="error">
            <text:p>#N/A</text:p>
          </table:table-cell>
          <table:table-cell table:formula="of:=IF(LEFT([.J36];6)&lt;&gt;LEFT([.M36];6);LEFT([.J36];6) &amp; MID([.M36];7;LEN([.M3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1.12.2014</text:p>
          </table:table-cell>
          <table:table-cell office:value-type="string" calcext:value-type="string">
            <text:p>10:15–11:15 Uhr</text:p>
          </table:table-cell>
          <table:table-cell office:value-type="string" calcext:value-type="string">
            <text:p>kabel ein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s große Experiment</text:p>
          </table:table-cell>
          <table:table-cell table:formula="of:=TIMEVALUE(LEFT([.C37];5))" office:value-type="time" office:time-value="PT10H15M00S" calcext:value-type="time">
            <text:p>10:15</text:p>
          </table:table-cell>
          <table:table-cell table:formula="of:=&quot;S&quot;&amp;TEXT(INT([.F37]);&quot;00&quot;)&amp;&quot;E&quot;&amp;TEXT(INT([.G37]);&quot;00&quot;)&amp;&quot;_&quot;&amp;YEAR([.B37])&amp;TEXT(MONTH([.B37]);&quot;00&quot;)&amp;TEXT(DAY([.B37]);&quot;00&quot;)&amp;&quot;_&quot;&amp;TEXT(HOUR([.I37]);&quot;00&quot;)&amp;TEXT(MINUTE([.I37]);&quot;00&quot;)" office:value-type="string" office:string-value="S02E24_20141221_1015" calcext:value-type="string">
            <text:p>S02E24_20141221_1015</text:p>
          </table:table-cell>
          <table:table-cell table:formula="of:=[.H37]" office:value-type="string" office:string-value="Das große Experiment" calcext:value-type="string">
            <text:p>Das große Experiment</text:p>
          </table:table-cell>
          <table:table-cell table:formula="of:=&quot;&quot;&amp;YEAR([.B37])&amp;TEXT( MONTH([.B37]);&quot;00&quot;)&amp; TEXT(DAY([.B37]);&quot;00&quot;) &amp; &quot;_&quot; &amp; TEXT(HOUR([.I37]);&quot;00&quot;)&amp;TEXT(MINUTE([.I37]);&quot;00&quot;)" office:value-type="string" office:string-value="20141221_1015" calcext:value-type="string">
            <text:p>20141221_1015</text:p>
          </table:table-cell>
          <table:table-cell table:formula="of:=VLOOKUP([.L37];[dateinamen.$A$1:.$B$94];2;0)" office:value-type="string" office:string-value="#N/A" calcext:value-type="error">
            <text:p>#N/A</text:p>
          </table:table-cell>
          <table:table-cell table:formula="of:=IF(LEFT([.J37];6)&lt;&gt;LEFT([.M37];6);LEFT([.J37];6) &amp; MID([.M37];7;LEN([.M3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9.12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uren im Sand</text:p>
          </table:table-cell>
          <table:table-cell table:formula="of:=TIMEVALUE(LEFT([.C38];5))" office:value-type="time" office:time-value="PT21H15M00S" calcext:value-type="time">
            <text:p>21:15</text:p>
          </table:table-cell>
          <table:table-cell table:formula="of:=&quot;S&quot;&amp;TEXT(INT([.F38]);&quot;00&quot;)&amp;&quot;E&quot;&amp;TEXT(INT([.G38]);&quot;00&quot;)&amp;&quot;_&quot;&amp;YEAR([.B38])&amp;TEXT(MONTH([.B38]);&quot;00&quot;)&amp;TEXT(DAY([.B38]);&quot;00&quot;)&amp;&quot;_&quot;&amp;TEXT(HOUR([.I38]);&quot;00&quot;)&amp;TEXT(MINUTE([.I38]);&quot;00&quot;)" office:value-type="string" office:string-value="S01E06_20141219_2115" calcext:value-type="string">
            <text:p>S01E06_20141219_2115</text:p>
          </table:table-cell>
          <table:table-cell table:formula="of:=[.H38]" office:value-type="string" office:string-value="Spuren im Sand" calcext:value-type="string">
            <text:p>Spuren im Sand</text:p>
          </table:table-cell>
          <table:table-cell table:formula="of:=&quot;&quot;&amp;YEAR([.B38])&amp;TEXT( MONTH([.B38]);&quot;00&quot;)&amp; TEXT(DAY([.B38]);&quot;00&quot;) &amp; &quot;_&quot; &amp; TEXT(HOUR([.I38]);&quot;00&quot;)&amp;TEXT(MINUTE([.I38]);&quot;00&quot;)" office:value-type="string" office:string-value="20141219_2115" calcext:value-type="string">
            <text:p>20141219_2115</text:p>
          </table:table-cell>
          <table:table-cell table:formula="of:=VLOOKUP([.L38];[dateinamen.$A$1:.$B$94];2;0)" office:value-type="string" office:string-value="#N/A" calcext:value-type="error">
            <text:p>#N/A</text:p>
          </table:table-cell>
          <table:table-cell table:formula="of:=IF(LEFT([.J38];6)&lt;&gt;LEFT([.M38];6);LEFT([.J38];6) &amp; MID([.M38];7;LEN([.M3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9.12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s große Experiment</text:p>
          </table:table-cell>
          <table:table-cell table:formula="of:=TIMEVALUE(LEFT([.C39];5))" office:value-type="time" office:time-value="PT20H15M00S" calcext:value-type="time">
            <text:p>20:15</text:p>
          </table:table-cell>
          <table:table-cell table:formula="of:=&quot;S&quot;&amp;TEXT(INT([.F39]);&quot;00&quot;)&amp;&quot;E&quot;&amp;TEXT(INT([.G39]);&quot;00&quot;)&amp;&quot;_&quot;&amp;YEAR([.B39])&amp;TEXT(MONTH([.B39]);&quot;00&quot;)&amp;TEXT(DAY([.B39]);&quot;00&quot;)&amp;&quot;_&quot;&amp;TEXT(HOUR([.I39]);&quot;00&quot;)&amp;TEXT(MINUTE([.I39]);&quot;00&quot;)" office:value-type="string" office:string-value="S02E24_20141219_2015" calcext:value-type="string">
            <text:p>S02E24_20141219_2015</text:p>
          </table:table-cell>
          <table:table-cell table:formula="of:=[.H39]" office:value-type="string" office:string-value="Das große Experiment" calcext:value-type="string">
            <text:p>Das große Experiment</text:p>
          </table:table-cell>
          <table:table-cell table:formula="of:=&quot;&quot;&amp;YEAR([.B39])&amp;TEXT( MONTH([.B39]);&quot;00&quot;)&amp; TEXT(DAY([.B39]);&quot;00&quot;) &amp; &quot;_&quot; &amp; TEXT(HOUR([.I39]);&quot;00&quot;)&amp;TEXT(MINUTE([.I39]);&quot;00&quot;)" office:value-type="string" office:string-value="20141219_2015" calcext:value-type="string">
            <text:p>20141219_2015</text:p>
          </table:table-cell>
          <table:table-cell table:formula="of:=VLOOKUP([.L39];[dateinamen.$A$1:.$B$94];2;0)" office:value-type="string" office:string-value="#N/A" calcext:value-type="error">
            <text:p>#N/A</text:p>
          </table:table-cell>
          <table:table-cell table:formula="of:=IF(LEFT([.J39];6)&lt;&gt;LEFT([.M39];6);LEFT([.J39];6) &amp; MID([.M39];7;LEN([.M3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4.12.2014</text:p>
          </table:table-cell>
          <table:table-cell office:value-type="string" calcext:value-type="string">
            <text:p>11:15–12:15 Uhr</text:p>
          </table:table-cell>
          <table:table-cell office:value-type="string" calcext:value-type="string">
            <text:p>kabel eins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ione</text:p>
          </table:table-cell>
          <table:table-cell table:formula="of:=TIMEVALUE(LEFT([.C40];5))" office:value-type="time" office:time-value="PT11H15M00S" calcext:value-type="time">
            <text:p>11:15</text:p>
          </table:table-cell>
          <table:table-cell table:formula="of:=&quot;S&quot;&amp;TEXT(INT([.F40]);&quot;00&quot;)&amp;&quot;E&quot;&amp;TEXT(INT([.G40]);&quot;00&quot;)&amp;&quot;_&quot;&amp;YEAR([.B40])&amp;TEXT(MONTH([.B40]);&quot;00&quot;)&amp;TEXT(DAY([.B40]);&quot;00&quot;)&amp;&quot;_&quot;&amp;TEXT(HOUR([.I40]);&quot;00&quot;)&amp;TEXT(MINUTE([.I40]);&quot;00&quot;)" office:value-type="string" office:string-value="S02E23_20141214_1115" calcext:value-type="string">
            <text:p>S02E23_20141214_1115</text:p>
          </table:table-cell>
          <table:table-cell table:formula="of:=[.H40]" office:value-type="string" office:string-value="Spione" calcext:value-type="string">
            <text:p>Spione</text:p>
          </table:table-cell>
          <table:table-cell table:formula="of:=&quot;&quot;&amp;YEAR([.B40])&amp;TEXT( MONTH([.B40]);&quot;00&quot;)&amp; TEXT(DAY([.B40]);&quot;00&quot;) &amp; &quot;_&quot; &amp; TEXT(HOUR([.I40]);&quot;00&quot;)&amp;TEXT(MINUTE([.I40]);&quot;00&quot;)" office:value-type="string" office:string-value="20141214_1115" calcext:value-type="string">
            <text:p>20141214_1115</text:p>
          </table:table-cell>
          <table:table-cell table:formula="of:=VLOOKUP([.L40];[dateinamen.$A$1:.$B$94];2;0)" office:value-type="string" office:string-value="#N/A" calcext:value-type="error">
            <text:p>#N/A</text:p>
          </table:table-cell>
          <table:table-cell table:formula="of:=IF(LEFT([.J40];6)&lt;&gt;LEFT([.M40];6);LEFT([.J40];6) &amp; MID([.M40];7;LEN([.M4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4.12.2014</text:p>
          </table:table-cell>
          <table:table-cell office:value-type="string" calcext:value-type="string">
            <text:p>10:20–11:15 Uhr</text:p>
          </table:table-cell>
          <table:table-cell office:value-type="string" calcext:value-type="string">
            <text:p>kabel ei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desengel</text:p>
          </table:table-cell>
          <table:table-cell table:formula="of:=TIMEVALUE(LEFT([.C41];5))" office:value-type="time" office:time-value="PT10H20M00S" calcext:value-type="time">
            <text:p>10:20</text:p>
          </table:table-cell>
          <table:table-cell table:formula="of:=&quot;S&quot;&amp;TEXT(INT([.F41]);&quot;00&quot;)&amp;&quot;E&quot;&amp;TEXT(INT([.G41]);&quot;00&quot;)&amp;&quot;_&quot;&amp;YEAR([.B41])&amp;TEXT(MONTH([.B41]);&quot;00&quot;)&amp;TEXT(DAY([.B41]);&quot;00&quot;)&amp;&quot;_&quot;&amp;TEXT(HOUR([.I41]);&quot;00&quot;)&amp;TEXT(MINUTE([.I41]);&quot;00&quot;)" office:value-type="string" office:string-value="S01E05_20141214_1020" calcext:value-type="string">
            <text:p>S01E05_20141214_1020</text:p>
          </table:table-cell>
          <table:table-cell table:formula="of:=[.H41]" office:value-type="string" office:string-value="Todesengel" calcext:value-type="string">
            <text:p>Todesengel</text:p>
          </table:table-cell>
          <table:table-cell table:formula="of:=&quot;&quot;&amp;YEAR([.B41])&amp;TEXT( MONTH([.B41]);&quot;00&quot;)&amp; TEXT(DAY([.B41]);&quot;00&quot;) &amp; &quot;_&quot; &amp; TEXT(HOUR([.I41]);&quot;00&quot;)&amp;TEXT(MINUTE([.I41]);&quot;00&quot;)" office:value-type="string" office:string-value="20141214_1020" calcext:value-type="string">
            <text:p>20141214_1020</text:p>
          </table:table-cell>
          <table:table-cell table:formula="of:=VLOOKUP([.L41];[dateinamen.$A$1:.$B$94];2;0)" office:value-type="string" office:string-value="#N/A" calcext:value-type="error">
            <text:p>#N/A</text:p>
          </table:table-cell>
          <table:table-cell table:formula="of:=IF(LEFT([.J41];6)&lt;&gt;LEFT([.M41];6);LEFT([.J41];6) &amp; MID([.M41];7;LEN([.M4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2.12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desengel</text:p>
          </table:table-cell>
          <table:table-cell table:formula="of:=TIMEVALUE(LEFT([.C42];5))" office:value-type="time" office:time-value="PT21H15M00S" calcext:value-type="time">
            <text:p>21:15</text:p>
          </table:table-cell>
          <table:table-cell table:formula="of:=&quot;S&quot;&amp;TEXT(INT([.F42]);&quot;00&quot;)&amp;&quot;E&quot;&amp;TEXT(INT([.G42]);&quot;00&quot;)&amp;&quot;_&quot;&amp;YEAR([.B42])&amp;TEXT(MONTH([.B42]);&quot;00&quot;)&amp;TEXT(DAY([.B42]);&quot;00&quot;)&amp;&quot;_&quot;&amp;TEXT(HOUR([.I42]);&quot;00&quot;)&amp;TEXT(MINUTE([.I42]);&quot;00&quot;)" office:value-type="string" office:string-value="S01E05_20141212_2115" calcext:value-type="string">
            <text:p>S01E05_20141212_2115</text:p>
          </table:table-cell>
          <table:table-cell table:formula="of:=[.H42]" office:value-type="string" office:string-value="Todesengel" calcext:value-type="string">
            <text:p>Todesengel</text:p>
          </table:table-cell>
          <table:table-cell table:formula="of:=&quot;&quot;&amp;YEAR([.B42])&amp;TEXT( MONTH([.B42]);&quot;00&quot;)&amp; TEXT(DAY([.B42]);&quot;00&quot;) &amp; &quot;_&quot; &amp; TEXT(HOUR([.I42]);&quot;00&quot;)&amp;TEXT(MINUTE([.I42]);&quot;00&quot;)" office:value-type="string" office:string-value="20141212_2115" calcext:value-type="string">
            <text:p>20141212_2115</text:p>
          </table:table-cell>
          <table:table-cell table:formula="of:=VLOOKUP([.L42];[dateinamen.$A$1:.$B$94];2;0)" office:value-type="string" office:string-value="#N/A" calcext:value-type="error">
            <text:p>#N/A</text:p>
          </table:table-cell>
          <table:table-cell table:formula="of:=IF(LEFT([.J42];6)&lt;&gt;LEFT([.M42];6);LEFT([.J42];6) &amp; MID([.M42];7;LEN([.M4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2.12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ione</text:p>
          </table:table-cell>
          <table:table-cell table:formula="of:=TIMEVALUE(LEFT([.C43];5))" office:value-type="time" office:time-value="PT20H15M00S" calcext:value-type="time">
            <text:p>20:15</text:p>
          </table:table-cell>
          <table:table-cell table:formula="of:=&quot;S&quot;&amp;TEXT(INT([.F43]);&quot;00&quot;)&amp;&quot;E&quot;&amp;TEXT(INT([.G43]);&quot;00&quot;)&amp;&quot;_&quot;&amp;YEAR([.B43])&amp;TEXT(MONTH([.B43]);&quot;00&quot;)&amp;TEXT(DAY([.B43]);&quot;00&quot;)&amp;&quot;_&quot;&amp;TEXT(HOUR([.I43]);&quot;00&quot;)&amp;TEXT(MINUTE([.I43]);&quot;00&quot;)" office:value-type="string" office:string-value="S02E23_20141212_2015" calcext:value-type="string">
            <text:p>S02E23_20141212_2015</text:p>
          </table:table-cell>
          <table:table-cell table:formula="of:=[.H43]" office:value-type="string" office:string-value="Spione" calcext:value-type="string">
            <text:p>Spione</text:p>
          </table:table-cell>
          <table:table-cell table:formula="of:=&quot;&quot;&amp;YEAR([.B43])&amp;TEXT( MONTH([.B43]);&quot;00&quot;)&amp; TEXT(DAY([.B43]);&quot;00&quot;) &amp; &quot;_&quot; &amp; TEXT(HOUR([.I43]);&quot;00&quot;)&amp;TEXT(MINUTE([.I43]);&quot;00&quot;)" office:value-type="string" office:string-value="20141212_2015" calcext:value-type="string">
            <text:p>20141212_2015</text:p>
          </table:table-cell>
          <table:table-cell table:formula="of:=VLOOKUP([.L43];[dateinamen.$A$1:.$B$94];2;0)" office:value-type="string" office:string-value="#N/A" calcext:value-type="error">
            <text:p>#N/A</text:p>
          </table:table-cell>
          <table:table-cell table:formula="of:=IF(LEFT([.J43];6)&lt;&gt;LEFT([.M43];6);LEFT([.J43];6) &amp; MID([.M43];7;LEN([.M4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7.12.2014</text:p>
          </table:table-cell>
          <table:table-cell office:value-type="string" calcext:value-type="string">
            <text:p>11:20–12:15 Uhr</text:p>
          </table:table-cell>
          <table:table-cell office:value-type="string" calcext:value-type="string">
            <text:p>kabel eins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e Liste</text:p>
          </table:table-cell>
          <table:table-cell table:formula="of:=TIMEVALUE(LEFT([.C44];5))" office:value-type="time" office:time-value="PT11H20M00S" calcext:value-type="time">
            <text:p>11:20</text:p>
          </table:table-cell>
          <table:table-cell table:formula="of:=&quot;S&quot;&amp;TEXT(INT([.F44]);&quot;00&quot;)&amp;&quot;E&quot;&amp;TEXT(INT([.G44]);&quot;00&quot;)&amp;&quot;_&quot;&amp;YEAR([.B44])&amp;TEXT(MONTH([.B44]);&quot;00&quot;)&amp;TEXT(DAY([.B44]);&quot;00&quot;)&amp;&quot;_&quot;&amp;TEXT(HOUR([.I44]);&quot;00&quot;)&amp;TEXT(MINUTE([.I44]);&quot;00&quot;)" office:value-type="string" office:string-value="S02E22_20141207_1120" calcext:value-type="string">
            <text:p>S02E22_20141207_1120</text:p>
          </table:table-cell>
          <table:table-cell table:formula="of:=[.H44]" office:value-type="string" office:string-value="Die Liste" calcext:value-type="string">
            <text:p>Die Liste</text:p>
          </table:table-cell>
          <table:table-cell table:formula="of:=&quot;&quot;&amp;YEAR([.B44])&amp;TEXT( MONTH([.B44]);&quot;00&quot;)&amp; TEXT(DAY([.B44]);&quot;00&quot;) &amp; &quot;_&quot; &amp; TEXT(HOUR([.I44]);&quot;00&quot;)&amp;TEXT(MINUTE([.I44]);&quot;00&quot;)" office:value-type="string" office:string-value="20141207_1120" calcext:value-type="string">
            <text:p>20141207_1120</text:p>
          </table:table-cell>
          <table:table-cell table:formula="of:=VLOOKUP([.L44];[dateinamen.$A$1:.$B$94];2;0)" office:value-type="string" office:string-value="#N/A" calcext:value-type="error">
            <text:p>#N/A</text:p>
          </table:table-cell>
          <table:table-cell table:formula="of:=IF(LEFT([.J44];6)&lt;&gt;LEFT([.M44];6);LEFT([.J44];6) &amp; MID([.M44];7;LEN([.M4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7.12.2014</text:p>
          </table:table-cell>
          <table:table-cell office:value-type="string" calcext:value-type="string">
            <text:p>10:20–11:20 Uhr</text:p>
          </table:table-cell>
          <table:table-cell office:value-type="string" calcext:value-type="string">
            <text:p>kabel ei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formula="of:=TIMEVALUE(LEFT([.C45];5))" office:value-type="time" office:time-value="PT10H20M00S" calcext:value-type="time">
            <text:p>10:20</text:p>
          </table:table-cell>
          <table:table-cell table:formula="of:=&quot;S&quot;&amp;TEXT(INT([.F45]);&quot;00&quot;)&amp;&quot;E&quot;&amp;TEXT(INT([.G45]);&quot;00&quot;)&amp;&quot;_&quot;&amp;YEAR([.B45])&amp;TEXT(MONTH([.B45]);&quot;00&quot;)&amp;TEXT(DAY([.B45]);&quot;00&quot;)&amp;&quot;_&quot;&amp;TEXT(HOUR([.I45]);&quot;00&quot;)&amp;TEXT(MINUTE([.I45]);&quot;00&quot;)" office:value-type="string" office:string-value="S01E04_20141207_1020" calcext:value-type="string">
            <text:p>S01E04_20141207_1020</text:p>
          </table:table-cell>
          <table:table-cell table:formula="of:=[.H45]" office:value-type="string" office:string-value="Konkurrenzkampf" calcext:value-type="string">
            <text:p>Konkurrenzkampf</text:p>
          </table:table-cell>
          <table:table-cell table:formula="of:=&quot;&quot;&amp;YEAR([.B45])&amp;TEXT( MONTH([.B45]);&quot;00&quot;)&amp; TEXT(DAY([.B45]);&quot;00&quot;) &amp; &quot;_&quot; &amp; TEXT(HOUR([.I45]);&quot;00&quot;)&amp;TEXT(MINUTE([.I45]);&quot;00&quot;)" office:value-type="string" office:string-value="20141207_1020" calcext:value-type="string">
            <text:p>20141207_1020</text:p>
          </table:table-cell>
          <table:table-cell table:formula="of:=VLOOKUP([.L45];[dateinamen.$A$1:.$B$94];2;0)" office:value-type="string" office:string-value="#N/A" calcext:value-type="error">
            <text:p>#N/A</text:p>
          </table:table-cell>
          <table:table-cell table:formula="of:=IF(LEFT([.J45];6)&lt;&gt;LEFT([.M45];6);LEFT([.J45];6) &amp; MID([.M45];7;LEN([.M4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5.12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formula="of:=TIMEVALUE(LEFT([.C46];5))" office:value-type="time" office:time-value="PT21H15M00S" calcext:value-type="time">
            <text:p>21:15</text:p>
          </table:table-cell>
          <table:table-cell table:formula="of:=&quot;S&quot;&amp;TEXT(INT([.F46]);&quot;00&quot;)&amp;&quot;E&quot;&amp;TEXT(INT([.G46]);&quot;00&quot;)&amp;&quot;_&quot;&amp;YEAR([.B46])&amp;TEXT(MONTH([.B46]);&quot;00&quot;)&amp;TEXT(DAY([.B46]);&quot;00&quot;)&amp;&quot;_&quot;&amp;TEXT(HOUR([.I46]);&quot;00&quot;)&amp;TEXT(MINUTE([.I46]);&quot;00&quot;)" office:value-type="string" office:string-value="S01E04_20141205_2115" calcext:value-type="string">
            <text:p>S01E04_20141205_2115</text:p>
          </table:table-cell>
          <table:table-cell table:formula="of:=[.H46]" office:value-type="string" office:string-value="Konkurrenzkampf" calcext:value-type="string">
            <text:p>Konkurrenzkampf</text:p>
          </table:table-cell>
          <table:table-cell table:formula="of:=&quot;&quot;&amp;YEAR([.B46])&amp;TEXT( MONTH([.B46]);&quot;00&quot;)&amp; TEXT(DAY([.B46]);&quot;00&quot;) &amp; &quot;_&quot; &amp; TEXT(HOUR([.I46]);&quot;00&quot;)&amp;TEXT(MINUTE([.I46]);&quot;00&quot;)" office:value-type="string" office:string-value="20141205_2115" calcext:value-type="string">
            <text:p>20141205_2115</text:p>
          </table:table-cell>
          <table:table-cell table:formula="of:=VLOOKUP([.L46];[dateinamen.$A$1:.$B$94];2;0)" office:value-type="string" office:string-value="#N/A" calcext:value-type="error">
            <text:p>#N/A</text:p>
          </table:table-cell>
          <table:table-cell table:formula="of:=IF(LEFT([.J46];6)&lt;&gt;LEFT([.M46];6);LEFT([.J46];6) &amp; MID([.M46];7;LEN([.M4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5.12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e Liste</text:p>
          </table:table-cell>
          <table:table-cell table:formula="of:=TIMEVALUE(LEFT([.C47];5))" office:value-type="time" office:time-value="PT20H15M00S" calcext:value-type="time">
            <text:p>20:15</text:p>
          </table:table-cell>
          <table:table-cell table:formula="of:=&quot;S&quot;&amp;TEXT(INT([.F47]);&quot;00&quot;)&amp;&quot;E&quot;&amp;TEXT(INT([.G47]);&quot;00&quot;)&amp;&quot;_&quot;&amp;YEAR([.B47])&amp;TEXT(MONTH([.B47]);&quot;00&quot;)&amp;TEXT(DAY([.B47]);&quot;00&quot;)&amp;&quot;_&quot;&amp;TEXT(HOUR([.I47]);&quot;00&quot;)&amp;TEXT(MINUTE([.I47]);&quot;00&quot;)" office:value-type="string" office:string-value="S02E22_20141205_2015" calcext:value-type="string">
            <text:p>S02E22_20141205_2015</text:p>
          </table:table-cell>
          <table:table-cell table:formula="of:=[.H47]" office:value-type="string" office:string-value="Die Liste" calcext:value-type="string">
            <text:p>Die Liste</text:p>
          </table:table-cell>
          <table:table-cell table:formula="of:=&quot;&quot;&amp;YEAR([.B47])&amp;TEXT( MONTH([.B47]);&quot;00&quot;)&amp; TEXT(DAY([.B47]);&quot;00&quot;) &amp; &quot;_&quot; &amp; TEXT(HOUR([.I47]);&quot;00&quot;)&amp;TEXT(MINUTE([.I47]);&quot;00&quot;)" office:value-type="string" office:string-value="20141205_2015" calcext:value-type="string">
            <text:p>20141205_2015</text:p>
          </table:table-cell>
          <table:table-cell table:formula="of:=VLOOKUP([.L47];[dateinamen.$A$1:.$B$94];2;0)" office:value-type="string" office:string-value="#N/A" calcext:value-type="error">
            <text:p>#N/A</text:p>
          </table:table-cell>
          <table:table-cell table:formula="of:=IF(LEFT([.J47];6)&lt;&gt;LEFT([.M47];6);LEFT([.J47];6) &amp; MID([.M47];7;LEN([.M4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30.11.2014</text:p>
          </table:table-cell>
          <table:table-cell office:value-type="string" calcext:value-type="string">
            <text:p>11:10–12:10 Uhr</text:p>
          </table:table-cell>
          <table:table-cell office:value-type="string" calcext:value-type="string">
            <text:p>kabel eins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fahr aus der Luft</text:p>
          </table:table-cell>
          <table:table-cell table:formula="of:=TIMEVALUE(LEFT([.C48];5))" office:value-type="time" office:time-value="PT11H10M00S" calcext:value-type="time">
            <text:p>11:10</text:p>
          </table:table-cell>
          <table:table-cell table:formula="of:=&quot;S&quot;&amp;TEXT(INT([.F48]);&quot;00&quot;)&amp;&quot;E&quot;&amp;TEXT(INT([.G48]);&quot;00&quot;)&amp;&quot;_&quot;&amp;YEAR([.B48])&amp;TEXT(MONTH([.B48]);&quot;00&quot;)&amp;TEXT(DAY([.B48]);&quot;00&quot;)&amp;&quot;_&quot;&amp;TEXT(HOUR([.I48]);&quot;00&quot;)&amp;TEXT(MINUTE([.I48]);&quot;00&quot;)" office:value-type="string" office:string-value="S02E21_20141130_1110" calcext:value-type="string">
            <text:p>S02E21_20141130_1110</text:p>
          </table:table-cell>
          <table:table-cell table:formula="of:=[.H48]" office:value-type="string" office:string-value="Gefahr aus der Luft" calcext:value-type="string">
            <text:p>Gefahr aus der Luft</text:p>
          </table:table-cell>
          <table:table-cell table:formula="of:=&quot;&quot;&amp;YEAR([.B48])&amp;TEXT( MONTH([.B48]);&quot;00&quot;)&amp; TEXT(DAY([.B48]);&quot;00&quot;) &amp; &quot;_&quot; &amp; TEXT(HOUR([.I48]);&quot;00&quot;)&amp;TEXT(MINUTE([.I48]);&quot;00&quot;)" office:value-type="string" office:string-value="20141130_1110" calcext:value-type="string">
            <text:p>20141130_1110</text:p>
          </table:table-cell>
          <table:table-cell table:formula="of:=VLOOKUP([.L48];[dateinamen.$A$1:.$B$94];2;0)" office:value-type="string" office:string-value="#N/A" calcext:value-type="error">
            <text:p>#N/A</text:p>
          </table:table-cell>
          <table:table-cell table:formula="of:=IF(LEFT([.J48];6)&lt;&gt;LEFT([.M48];6);LEFT([.J48];6) &amp; MID([.M48];7;LEN([.M4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30.11.2014</text:p>
          </table:table-cell>
          <table:table-cell office:value-type="string" calcext:value-type="string">
            <text:p>10:15–11:10 Uhr</text:p>
          </table:table-cell>
          <table:table-cell office:value-type="string" calcext:value-type="string">
            <text:p>kabel e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formula="of:=TIMEVALUE(LEFT([.C49];5))" office:value-type="time" office:time-value="PT10H15M00S" calcext:value-type="time">
            <text:p>10:15</text:p>
          </table:table-cell>
          <table:table-cell table:formula="of:=&quot;S&quot;&amp;TEXT(INT([.F49]);&quot;00&quot;)&amp;&quot;E&quot;&amp;TEXT(INT([.G49]);&quot;00&quot;)&amp;&quot;_&quot;&amp;YEAR([.B49])&amp;TEXT(MONTH([.B49]);&quot;00&quot;)&amp;TEXT(DAY([.B49]);&quot;00&quot;)&amp;&quot;_&quot;&amp;TEXT(HOUR([.I49]);&quot;00&quot;)&amp;TEXT(MINUTE([.I49]);&quot;00&quot;)" office:value-type="string" office:string-value="S01E03_20141130_1015" calcext:value-type="string">
            <text:p>S01E03_20141130_1015</text:p>
          </table:table-cell>
          <table:table-cell table:formula="of:=[.H49]" office:value-type="string" office:string-value="Der Ballonmann" calcext:value-type="string">
            <text:p>Der Ballonmann</text:p>
          </table:table-cell>
          <table:table-cell table:formula="of:=&quot;&quot;&amp;YEAR([.B49])&amp;TEXT( MONTH([.B49]);&quot;00&quot;)&amp; TEXT(DAY([.B49]);&quot;00&quot;) &amp; &quot;_&quot; &amp; TEXT(HOUR([.I49]);&quot;00&quot;)&amp;TEXT(MINUTE([.I49]);&quot;00&quot;)" office:value-type="string" office:string-value="20141130_1015" calcext:value-type="string">
            <text:p>20141130_1015</text:p>
          </table:table-cell>
          <table:table-cell table:formula="of:=VLOOKUP([.L49];[dateinamen.$A$1:.$B$94];2;0)" office:value-type="string" office:string-value="#N/A" calcext:value-type="error">
            <text:p>#N/A</text:p>
          </table:table-cell>
          <table:table-cell table:formula="of:=IF(LEFT([.J49];6)&lt;&gt;LEFT([.M49];6);LEFT([.J49];6) &amp; MID([.M49];7;LEN([.M4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8.11.2014</text:p>
          </table:table-cell>
          <table:table-cell office:value-type="string" calcext:value-type="string">
            <text:p>21:15–22:20 Uhr</text:p>
          </table:table-cell>
          <table:table-cell office:value-type="string" calcext:value-type="string">
            <text:p>kabel e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formula="of:=TIMEVALUE(LEFT([.C50];5))" office:value-type="time" office:time-value="PT21H15M00S" calcext:value-type="time">
            <text:p>21:15</text:p>
          </table:table-cell>
          <table:table-cell table:formula="of:=&quot;S&quot;&amp;TEXT(INT([.F50]);&quot;00&quot;)&amp;&quot;E&quot;&amp;TEXT(INT([.G50]);&quot;00&quot;)&amp;&quot;_&quot;&amp;YEAR([.B50])&amp;TEXT(MONTH([.B50]);&quot;00&quot;)&amp;TEXT(DAY([.B50]);&quot;00&quot;)&amp;&quot;_&quot;&amp;TEXT(HOUR([.I50]);&quot;00&quot;)&amp;TEXT(MINUTE([.I50]);&quot;00&quot;)" office:value-type="string" office:string-value="S01E03_20141128_2115" calcext:value-type="string">
            <text:p>S01E03_20141128_2115</text:p>
          </table:table-cell>
          <table:table-cell table:formula="of:=[.H50]" office:value-type="string" office:string-value="Der Ballonmann" calcext:value-type="string">
            <text:p>Der Ballonmann</text:p>
          </table:table-cell>
          <table:table-cell table:formula="of:=&quot;&quot;&amp;YEAR([.B50])&amp;TEXT( MONTH([.B50]);&quot;00&quot;)&amp; TEXT(DAY([.B50]);&quot;00&quot;) &amp; &quot;_&quot; &amp; TEXT(HOUR([.I50]);&quot;00&quot;)&amp;TEXT(MINUTE([.I50]);&quot;00&quot;)" office:value-type="string" office:string-value="20141128_2115" calcext:value-type="string">
            <text:p>20141128_2115</text:p>
          </table:table-cell>
          <table:table-cell table:formula="of:=VLOOKUP([.L50];[dateinamen.$A$1:.$B$94];2;0)" office:value-type="string" office:string-value="#N/A" calcext:value-type="error">
            <text:p>#N/A</text:p>
          </table:table-cell>
          <table:table-cell table:formula="of:=IF(LEFT([.J50];6)&lt;&gt;LEFT([.M50];6);LEFT([.J50];6) &amp; MID([.M50];7;LEN([.M5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8.11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fahr aus der Luft</text:p>
          </table:table-cell>
          <table:table-cell table:formula="of:=TIMEVALUE(LEFT([.C51];5))" office:value-type="time" office:time-value="PT20H15M00S" calcext:value-type="time">
            <text:p>20:15</text:p>
          </table:table-cell>
          <table:table-cell table:formula="of:=&quot;S&quot;&amp;TEXT(INT([.F51]);&quot;00&quot;)&amp;&quot;E&quot;&amp;TEXT(INT([.G51]);&quot;00&quot;)&amp;&quot;_&quot;&amp;YEAR([.B51])&amp;TEXT(MONTH([.B51]);&quot;00&quot;)&amp;TEXT(DAY([.B51]);&quot;00&quot;)&amp;&quot;_&quot;&amp;TEXT(HOUR([.I51]);&quot;00&quot;)&amp;TEXT(MINUTE([.I51]);&quot;00&quot;)" office:value-type="string" office:string-value="S02E21_20141128_2015" calcext:value-type="string">
            <text:p>S02E21_20141128_2015</text:p>
          </table:table-cell>
          <table:table-cell table:formula="of:=[.H51]" office:value-type="string" office:string-value="Gefahr aus der Luft" calcext:value-type="string">
            <text:p>Gefahr aus der Luft</text:p>
          </table:table-cell>
          <table:table-cell table:formula="of:=&quot;&quot;&amp;YEAR([.B51])&amp;TEXT( MONTH([.B51]);&quot;00&quot;)&amp; TEXT(DAY([.B51]);&quot;00&quot;) &amp; &quot;_&quot; &amp; TEXT(HOUR([.I51]);&quot;00&quot;)&amp;TEXT(MINUTE([.I51]);&quot;00&quot;)" office:value-type="string" office:string-value="20141128_2015" calcext:value-type="string">
            <text:p>20141128_2015</text:p>
          </table:table-cell>
          <table:table-cell table:formula="of:=VLOOKUP([.L51];[dateinamen.$A$1:.$B$94];2;0)" office:value-type="string" office:string-value="#N/A" calcext:value-type="error">
            <text:p>#N/A</text:p>
          </table:table-cell>
          <table:table-cell table:formula="of:=IF(LEFT([.J51];6)&lt;&gt;LEFT([.M51];6);LEFT([.J51];6) &amp; MID([.M51];7;LEN([.M5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3.11.2014</text:p>
          </table:table-cell>
          <table:table-cell office:value-type="string" calcext:value-type="string">
            <text:p>11:15–12:10 Uhr</text:p>
          </table:table-cell>
          <table:table-cell office:value-type="string" calcext:value-type="string">
            <text:p>kabel eins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ödliches Pulver</text:p>
          </table:table-cell>
          <table:table-cell table:formula="of:=TIMEVALUE(LEFT([.C52];5))" office:value-type="time" office:time-value="PT11H15M00S" calcext:value-type="time">
            <text:p>11:15</text:p>
          </table:table-cell>
          <table:table-cell table:formula="of:=&quot;S&quot;&amp;TEXT(INT([.F52]);&quot;00&quot;)&amp;&quot;E&quot;&amp;TEXT(INT([.G52]);&quot;00&quot;)&amp;&quot;_&quot;&amp;YEAR([.B52])&amp;TEXT(MONTH([.B52]);&quot;00&quot;)&amp;TEXT(DAY([.B52]);&quot;00&quot;)&amp;&quot;_&quot;&amp;TEXT(HOUR([.I52]);&quot;00&quot;)&amp;TEXT(MINUTE([.I52]);&quot;00&quot;)" office:value-type="string" office:string-value="S02E20_20141123_1115" calcext:value-type="string">
            <text:p>S02E20_20141123_1115</text:p>
          </table:table-cell>
          <table:table-cell table:formula="of:=[.H52]" office:value-type="string" office:string-value="Tödliches Pulver" calcext:value-type="string">
            <text:p>Tödliches Pulver</text:p>
          </table:table-cell>
          <table:table-cell table:formula="of:=&quot;&quot;&amp;YEAR([.B52])&amp;TEXT( MONTH([.B52]);&quot;00&quot;)&amp; TEXT(DAY([.B52]);&quot;00&quot;) &amp; &quot;_&quot; &amp; TEXT(HOUR([.I52]);&quot;00&quot;)&amp;TEXT(MINUTE([.I52]);&quot;00&quot;)" office:value-type="string" office:string-value="20141123_1115" calcext:value-type="string">
            <text:p>20141123_1115</text:p>
          </table:table-cell>
          <table:table-cell table:formula="of:=VLOOKUP([.L52];[dateinamen.$A$1:.$B$94];2;0)" office:value-type="string" office:string-value="#N/A" calcext:value-type="error">
            <text:p>#N/A</text:p>
          </table:table-cell>
          <table:table-cell table:formula="of:=IF(LEFT([.J52];6)&lt;&gt;LEFT([.M52];6);LEFT([.J52];6) &amp; MID([.M52];7;LEN([.M5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3.11.2014</text:p>
          </table:table-cell>
          <table:table-cell office:value-type="string" calcext:value-type="string">
            <text:p>10:15–11:15 Uhr</text:p>
          </table:table-cell>
          <table:table-cell office:value-type="string" calcext:value-type="string">
            <text:p>kabel e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rend du schliefst</text:p>
          </table:table-cell>
          <table:table-cell table:formula="of:=TIMEVALUE(LEFT([.C53];5))" office:value-type="time" office:time-value="PT10H15M00S" calcext:value-type="time">
            <text:p>10:15</text:p>
          </table:table-cell>
          <table:table-cell table:formula="of:=&quot;S&quot;&amp;TEXT(INT([.F53]);&quot;00&quot;)&amp;&quot;E&quot;&amp;TEXT(INT([.G53]);&quot;00&quot;)&amp;&quot;_&quot;&amp;YEAR([.B53])&amp;TEXT(MONTH([.B53]);&quot;00&quot;)&amp;TEXT(DAY([.B53]);&quot;00&quot;)&amp;&quot;_&quot;&amp;TEXT(HOUR([.I53]);&quot;00&quot;)&amp;TEXT(MINUTE([.I53]);&quot;00&quot;)" office:value-type="string" office:string-value="S01E02_20141123_1015" calcext:value-type="string">
            <text:p>S01E02_20141123_1015</text:p>
          </table:table-cell>
          <table:table-cell table:formula="of:=[.H53]" office:value-type="string" office:string-value="Während du schliefst" calcext:value-type="string">
            <text:p>Während du schliefst</text:p>
          </table:table-cell>
          <table:table-cell table:formula="of:=&quot;&quot;&amp;YEAR([.B53])&amp;TEXT( MONTH([.B53]);&quot;00&quot;)&amp; TEXT(DAY([.B53]);&quot;00&quot;) &amp; &quot;_&quot; &amp; TEXT(HOUR([.I53]);&quot;00&quot;)&amp;TEXT(MINUTE([.I53]);&quot;00&quot;)" office:value-type="string" office:string-value="20141123_1015" calcext:value-type="string">
            <text:p>20141123_1015</text:p>
          </table:table-cell>
          <table:table-cell table:formula="of:=VLOOKUP([.L53];[dateinamen.$A$1:.$B$94];2;0)" office:value-type="string" office:string-value="#N/A" calcext:value-type="error">
            <text:p>#N/A</text:p>
          </table:table-cell>
          <table:table-cell table:formula="of:=IF(LEFT([.J53];6)&lt;&gt;LEFT([.M53];6);LEFT([.J53];6) &amp; MID([.M53];7;LEN([.M5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1.11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rend du schliefst</text:p>
          </table:table-cell>
          <table:table-cell table:formula="of:=TIMEVALUE(LEFT([.C54];5))" office:value-type="time" office:time-value="PT21H15M00S" calcext:value-type="time">
            <text:p>21:15</text:p>
          </table:table-cell>
          <table:table-cell table:formula="of:=&quot;S&quot;&amp;TEXT(INT([.F54]);&quot;00&quot;)&amp;&quot;E&quot;&amp;TEXT(INT([.G54]);&quot;00&quot;)&amp;&quot;_&quot;&amp;YEAR([.B54])&amp;TEXT(MONTH([.B54]);&quot;00&quot;)&amp;TEXT(DAY([.B54]);&quot;00&quot;)&amp;&quot;_&quot;&amp;TEXT(HOUR([.I54]);&quot;00&quot;)&amp;TEXT(MINUTE([.I54]);&quot;00&quot;)" office:value-type="string" office:string-value="S01E02_20141121_2115" calcext:value-type="string">
            <text:p>S01E02_20141121_2115</text:p>
          </table:table-cell>
          <table:table-cell table:formula="of:=[.H54]" office:value-type="string" office:string-value="Während du schliefst" calcext:value-type="string">
            <text:p>Während du schliefst</text:p>
          </table:table-cell>
          <table:table-cell table:formula="of:=&quot;&quot;&amp;YEAR([.B54])&amp;TEXT( MONTH([.B54]);&quot;00&quot;)&amp; TEXT(DAY([.B54]);&quot;00&quot;) &amp; &quot;_&quot; &amp; TEXT(HOUR([.I54]);&quot;00&quot;)&amp;TEXT(MINUTE([.I54]);&quot;00&quot;)" office:value-type="string" office:string-value="20141121_2115" calcext:value-type="string">
            <text:p>20141121_2115</text:p>
          </table:table-cell>
          <table:table-cell table:formula="of:=VLOOKUP([.L54];[dateinamen.$A$1:.$B$94];2;0)" office:value-type="string" office:string-value="#N/A" calcext:value-type="error">
            <text:p>#N/A</text:p>
          </table:table-cell>
          <table:table-cell table:formula="of:=IF(LEFT([.J54];6)&lt;&gt;LEFT([.M54];6);LEFT([.J54];6) &amp; MID([.M54];7;LEN([.M5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1.11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ödliches Pulver</text:p>
          </table:table-cell>
          <table:table-cell table:formula="of:=TIMEVALUE(LEFT([.C55];5))" office:value-type="time" office:time-value="PT20H15M00S" calcext:value-type="time">
            <text:p>20:15</text:p>
          </table:table-cell>
          <table:table-cell table:formula="of:=&quot;S&quot;&amp;TEXT(INT([.F55]);&quot;00&quot;)&amp;&quot;E&quot;&amp;TEXT(INT([.G55]);&quot;00&quot;)&amp;&quot;_&quot;&amp;YEAR([.B55])&amp;TEXT(MONTH([.B55]);&quot;00&quot;)&amp;TEXT(DAY([.B55]);&quot;00&quot;)&amp;&quot;_&quot;&amp;TEXT(HOUR([.I55]);&quot;00&quot;)&amp;TEXT(MINUTE([.I55]);&quot;00&quot;)" office:value-type="string" office:string-value="S02E20_20141121_2015" calcext:value-type="string">
            <text:p>S02E20_20141121_2015</text:p>
          </table:table-cell>
          <table:table-cell table:formula="of:=[.H55]" office:value-type="string" office:string-value="Tödliches Pulver" calcext:value-type="string">
            <text:p>Tödliches Pulver</text:p>
          </table:table-cell>
          <table:table-cell table:formula="of:=&quot;&quot;&amp;YEAR([.B55])&amp;TEXT( MONTH([.B55]);&quot;00&quot;)&amp; TEXT(DAY([.B55]);&quot;00&quot;) &amp; &quot;_&quot; &amp; TEXT(HOUR([.I55]);&quot;00&quot;)&amp;TEXT(MINUTE([.I55]);&quot;00&quot;)" office:value-type="string" office:string-value="20141121_2015" calcext:value-type="string">
            <text:p>20141121_2015</text:p>
          </table:table-cell>
          <table:table-cell table:formula="of:=VLOOKUP([.L55];[dateinamen.$A$1:.$B$94];2;0)" office:value-type="string" office:string-value="#N/A" calcext:value-type="error">
            <text:p>#N/A</text:p>
          </table:table-cell>
          <table:table-cell table:formula="of:=IF(LEFT([.J55];6)&lt;&gt;LEFT([.M55];6);LEFT([.J55];6) &amp; MID([.M55];7;LEN([.M5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6.11.2014</text:p>
          </table:table-cell>
          <table:table-cell office:value-type="string" calcext:value-type="string">
            <text:p>11:55–12:50 Uhr</text:p>
          </table:table-cell>
          <table:table-cell office:value-type="string" calcext:value-type="string">
            <text:p>kabel eins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ssspuren</text:p>
          </table:table-cell>
          <table:table-cell table:formula="of:=TIMEVALUE(LEFT([.C56];5))" office:value-type="time" office:time-value="PT11H55M00S" calcext:value-type="time">
            <text:p>11:55</text:p>
          </table:table-cell>
          <table:table-cell table:formula="of:=&quot;S&quot;&amp;TEXT(INT([.F56]);&quot;00&quot;)&amp;&quot;E&quot;&amp;TEXT(INT([.G56]);&quot;00&quot;)&amp;&quot;_&quot;&amp;YEAR([.B56])&amp;TEXT(MONTH([.B56]);&quot;00&quot;)&amp;TEXT(DAY([.B56]);&quot;00&quot;)&amp;&quot;_&quot;&amp;TEXT(HOUR([.I56]);&quot;00&quot;)&amp;TEXT(MINUTE([.I56]);&quot;00&quot;)" office:value-type="string" office:string-value="S02E19_20141116_1155" calcext:value-type="string">
            <text:p>S02E19_20141116_1155</text:p>
          </table:table-cell>
          <table:table-cell table:formula="of:=[.H56]" office:value-type="string" office:string-value="Bissspuren" calcext:value-type="string">
            <text:p>Bissspuren</text:p>
          </table:table-cell>
          <table:table-cell table:formula="of:=&quot;&quot;&amp;YEAR([.B56])&amp;TEXT( MONTH([.B56]);&quot;00&quot;)&amp; TEXT(DAY([.B56]);&quot;00&quot;) &amp; &quot;_&quot; &amp; TEXT(HOUR([.I56]);&quot;00&quot;)&amp;TEXT(MINUTE([.I56]);&quot;00&quot;)" office:value-type="string" office:string-value="20141116_1155" calcext:value-type="string">
            <text:p>20141116_1155</text:p>
          </table:table-cell>
          <table:table-cell table:formula="of:=VLOOKUP([.L56];[dateinamen.$A$1:.$B$94];2;0)" office:value-type="string" office:string-value="#N/A" calcext:value-type="error">
            <text:p>#N/A</text:p>
          </table:table-cell>
          <table:table-cell table:formula="of:=IF(LEFT([.J56];6)&lt;&gt;LEFT([.M56];6);LEFT([.J56];6) &amp; MID([.M56];7;LEN([.M5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6.11.2014</text:p>
          </table:table-cell>
          <table:table-cell office:value-type="string" calcext:value-type="string">
            <text:p>10:55–11:55 Uhr</text:p>
          </table:table-cell>
          <table:table-cell office:value-type="string" calcext:value-type="string">
            <text:p>kabel ein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in aussichtsloser Fall</text:p>
          </table:table-cell>
          <table:table-cell table:formula="of:=TIMEVALUE(LEFT([.C57];5))" office:value-type="time" office:time-value="PT10H55M00S" calcext:value-type="time">
            <text:p>10:55</text:p>
          </table:table-cell>
          <table:table-cell table:formula="of:=&quot;S&quot;&amp;TEXT(INT([.F57]);&quot;00&quot;)&amp;&quot;E&quot;&amp;TEXT(INT([.G57]);&quot;00&quot;)&amp;&quot;_&quot;&amp;YEAR([.B57])&amp;TEXT(MONTH([.B57]);&quot;00&quot;)&amp;TEXT(DAY([.B57]);&quot;00&quot;)&amp;&quot;_&quot;&amp;TEXT(HOUR([.I57]);&quot;00&quot;)&amp;TEXT(MINUTE([.I57]);&quot;00&quot;)" office:value-type="string" office:string-value="S01E01_20141116_1055" calcext:value-type="string">
            <text:p>S01E01_20141116_1055</text:p>
          </table:table-cell>
          <table:table-cell table:formula="of:=[.H57]" office:value-type="string" office:string-value="Ein aussichtsloser Fall" calcext:value-type="string">
            <text:p>Ein aussichtsloser Fall</text:p>
          </table:table-cell>
          <table:table-cell table:formula="of:=&quot;&quot;&amp;YEAR([.B57])&amp;TEXT( MONTH([.B57]);&quot;00&quot;)&amp; TEXT(DAY([.B57]);&quot;00&quot;) &amp; &quot;_&quot; &amp; TEXT(HOUR([.I57]);&quot;00&quot;)&amp;TEXT(MINUTE([.I57]);&quot;00&quot;)" office:value-type="string" office:string-value="20141116_1055" calcext:value-type="string">
            <text:p>20141116_1055</text:p>
          </table:table-cell>
          <table:table-cell table:formula="of:=VLOOKUP([.L57];[dateinamen.$A$1:.$B$94];2;0)" office:value-type="string" office:string-value="#N/A" calcext:value-type="error">
            <text:p>#N/A</text:p>
          </table:table-cell>
          <table:table-cell table:formula="of:=IF(LEFT([.J57];6)&lt;&gt;LEFT([.M57];6);LEFT([.J57];6) &amp; MID([.M57];7;LEN([.M5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4.11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in aussichtsloser Fall</text:p>
          </table:table-cell>
          <table:table-cell table:formula="of:=TIMEVALUE(LEFT([.C58];5))" office:value-type="time" office:time-value="PT21H15M00S" calcext:value-type="time">
            <text:p>21:15</text:p>
          </table:table-cell>
          <table:table-cell table:formula="of:=&quot;S&quot;&amp;TEXT(INT([.F58]);&quot;00&quot;)&amp;&quot;E&quot;&amp;TEXT(INT([.G58]);&quot;00&quot;)&amp;&quot;_&quot;&amp;YEAR([.B58])&amp;TEXT(MONTH([.B58]);&quot;00&quot;)&amp;TEXT(DAY([.B58]);&quot;00&quot;)&amp;&quot;_&quot;&amp;TEXT(HOUR([.I58]);&quot;00&quot;)&amp;TEXT(MINUTE([.I58]);&quot;00&quot;)" office:value-type="string" office:string-value="S01E01_20141114_2115" calcext:value-type="string">
            <text:p>S01E01_20141114_2115</text:p>
          </table:table-cell>
          <table:table-cell table:formula="of:=[.H58]" office:value-type="string" office:string-value="Ein aussichtsloser Fall" calcext:value-type="string">
            <text:p>Ein aussichtsloser Fall</text:p>
          </table:table-cell>
          <table:table-cell table:formula="of:=&quot;&quot;&amp;YEAR([.B58])&amp;TEXT( MONTH([.B58]);&quot;00&quot;)&amp; TEXT(DAY([.B58]);&quot;00&quot;) &amp; &quot;_&quot; &amp; TEXT(HOUR([.I58]);&quot;00&quot;)&amp;TEXT(MINUTE([.I58]);&quot;00&quot;)" office:value-type="string" office:string-value="20141114_2115" calcext:value-type="string">
            <text:p>20141114_2115</text:p>
          </table:table-cell>
          <table:table-cell table:formula="of:=VLOOKUP([.L58];[dateinamen.$A$1:.$B$94];2;0)" office:value-type="string" office:string-value="#N/A" calcext:value-type="error">
            <text:p>#N/A</text:p>
          </table:table-cell>
          <table:table-cell table:formula="of:=IF(LEFT([.J58];6)&lt;&gt;LEFT([.M58];6);LEFT([.J58];6) &amp; MID([.M58];7;LEN([.M5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4.11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ssspuren</text:p>
          </table:table-cell>
          <table:table-cell table:formula="of:=TIMEVALUE(LEFT([.C59];5))" office:value-type="time" office:time-value="PT20H15M00S" calcext:value-type="time">
            <text:p>20:15</text:p>
          </table:table-cell>
          <table:table-cell table:formula="of:=&quot;S&quot;&amp;TEXT(INT([.F59]);&quot;00&quot;)&amp;&quot;E&quot;&amp;TEXT(INT([.G59]);&quot;00&quot;)&amp;&quot;_&quot;&amp;YEAR([.B59])&amp;TEXT(MONTH([.B59]);&quot;00&quot;)&amp;TEXT(DAY([.B59]);&quot;00&quot;)&amp;&quot;_&quot;&amp;TEXT(HOUR([.I59]);&quot;00&quot;)&amp;TEXT(MINUTE([.I59]);&quot;00&quot;)" office:value-type="string" office:string-value="S02E19_20141114_2015" calcext:value-type="string">
            <text:p>S02E19_20141114_2015</text:p>
          </table:table-cell>
          <table:table-cell table:formula="of:=[.H59]" office:value-type="string" office:string-value="Bissspuren" calcext:value-type="string">
            <text:p>Bissspuren</text:p>
          </table:table-cell>
          <table:table-cell table:formula="of:=&quot;&quot;&amp;YEAR([.B59])&amp;TEXT( MONTH([.B59]);&quot;00&quot;)&amp; TEXT(DAY([.B59]);&quot;00&quot;) &amp; &quot;_&quot; &amp; TEXT(HOUR([.I59]);&quot;00&quot;)&amp;TEXT(MINUTE([.I59]);&quot;00&quot;)" office:value-type="string" office:string-value="20141114_2015" calcext:value-type="string">
            <text:p>20141114_2015</text:p>
          </table:table-cell>
          <table:table-cell table:formula="of:=VLOOKUP([.L59];[dateinamen.$A$1:.$B$94];2;0)" office:value-type="string" office:string-value="#N/A" calcext:value-type="error">
            <text:p>#N/A</text:p>
          </table:table-cell>
          <table:table-cell table:formula="of:=IF(LEFT([.J59];6)&lt;&gt;LEFT([.M59];6);LEFT([.J59];6) &amp; MID([.M59];7;LEN([.M5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9.11.2014</text:p>
          </table:table-cell>
          <table:table-cell office:value-type="string" calcext:value-type="string">
            <text:p>11:10–12:05 Uhr</text:p>
          </table:table-cell>
          <table:table-cell office:value-type="string" calcext:value-type="string">
            <text:p>kabel eins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r Hund</text:p>
          </table:table-cell>
          <table:table-cell table:formula="of:=TIMEVALUE(LEFT([.C60];5))" office:value-type="time" office:time-value="PT11H10M00S" calcext:value-type="time">
            <text:p>11:10</text:p>
          </table:table-cell>
          <table:table-cell table:formula="of:=&quot;S&quot;&amp;TEXT(INT([.F60]);&quot;00&quot;)&amp;&quot;E&quot;&amp;TEXT(INT([.G60]);&quot;00&quot;)&amp;&quot;_&quot;&amp;YEAR([.B60])&amp;TEXT(MONTH([.B60]);&quot;00&quot;)&amp;TEXT(DAY([.B60]);&quot;00&quot;)&amp;&quot;_&quot;&amp;TEXT(HOUR([.I60]);&quot;00&quot;)&amp;TEXT(MINUTE([.I60]);&quot;00&quot;)" office:value-type="string" office:string-value="S02E18_20141109_1110" calcext:value-type="string">
            <text:p>S02E18_20141109_1110</text:p>
          </table:table-cell>
          <table:table-cell table:formula="of:=[.H60]" office:value-type="string" office:string-value="Der Hund" calcext:value-type="string">
            <text:p>Der Hund</text:p>
          </table:table-cell>
          <table:table-cell table:formula="of:=&quot;&quot;&amp;YEAR([.B60])&amp;TEXT( MONTH([.B60]);&quot;00&quot;)&amp; TEXT(DAY([.B60]);&quot;00&quot;) &amp; &quot;_&quot; &amp; TEXT(HOUR([.I60]);&quot;00&quot;)&amp;TEXT(MINUTE([.I60]);&quot;00&quot;)" office:value-type="string" office:string-value="20141109_1110" calcext:value-type="string">
            <text:p>20141109_1110</text:p>
          </table:table-cell>
          <table:table-cell table:formula="of:=VLOOKUP([.L60];[dateinamen.$A$1:.$B$94];2;0)" office:value-type="string" office:string-value="#N/A" calcext:value-type="error">
            <text:p>#N/A</text:p>
          </table:table-cell>
          <table:table-cell table:formula="of:=IF(LEFT([.J60];6)&lt;&gt;LEFT([.M60];6);LEFT([.J60];6) &amp; MID([.M60];7;LEN([.M6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9.11.2014</text:p>
          </table:table-cell>
          <table:table-cell office:value-type="string" calcext:value-type="string">
            <text:p>10:10–11:10 Uhr</text:p>
          </table:table-cell>
          <table:table-cell office:value-type="string" calcext:value-type="string">
            <text:p>kabel eins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wei Ohren zu viel</text:p>
          </table:table-cell>
          <table:table-cell table:formula="of:=TIMEVALUE(LEFT([.C61];5))" office:value-type="time" office:time-value="PT10H10M00S" calcext:value-type="time">
            <text:p>10:10</text:p>
          </table:table-cell>
          <table:table-cell table:formula="of:=&quot;S&quot;&amp;TEXT(INT([.F61]);&quot;00&quot;)&amp;&quot;E&quot;&amp;TEXT(INT([.G61]);&quot;00&quot;)&amp;&quot;_&quot;&amp;YEAR([.B61])&amp;TEXT(MONTH([.B61]);&quot;00&quot;)&amp;TEXT(DAY([.B61]);&quot;00&quot;)&amp;&quot;_&quot;&amp;TEXT(HOUR([.I61]);&quot;00&quot;)&amp;TEXT(MINUTE([.I61]);&quot;00&quot;)" office:value-type="string" office:string-value="S02E17_20141109_1010" calcext:value-type="string">
            <text:p>S02E17_20141109_1010</text:p>
          </table:table-cell>
          <table:table-cell table:formula="of:=[.H61]" office:value-type="string" office:string-value="Zwei Ohren zu viel" calcext:value-type="string">
            <text:p>Zwei Ohren zu viel</text:p>
          </table:table-cell>
          <table:table-cell table:formula="of:=&quot;&quot;&amp;YEAR([.B61])&amp;TEXT( MONTH([.B61]);&quot;00&quot;)&amp; TEXT(DAY([.B61]);&quot;00&quot;) &amp; &quot;_&quot; &amp; TEXT(HOUR([.I61]);&quot;00&quot;)&amp;TEXT(MINUTE([.I61]);&quot;00&quot;)" office:value-type="string" office:string-value="20141109_1010" calcext:value-type="string">
            <text:p>20141109_1010</text:p>
          </table:table-cell>
          <table:table-cell table:formula="of:=VLOOKUP([.L61];[dateinamen.$A$1:.$B$94];2;0)" office:value-type="string" office:string-value="#N/A" calcext:value-type="error">
            <text:p>#N/A</text:p>
          </table:table-cell>
          <table:table-cell table:formula="of:=IF(LEFT([.J61];6)&lt;&gt;LEFT([.M61];6);LEFT([.J61];6) &amp; MID([.M61];7;LEN([.M6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7.11.2014</text:p>
          </table:table-cell>
          <table:table-cell office:value-type="string" calcext:value-type="string">
            <text:p>21:15–22:20 Uhr</text:p>
          </table:table-cell>
          <table:table-cell office:value-type="string" calcext:value-type="string">
            <text:p>kabel eins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r Hund</text:p>
          </table:table-cell>
          <table:table-cell table:formula="of:=TIMEVALUE(LEFT([.C62];5))" office:value-type="time" office:time-value="PT21H15M00S" calcext:value-type="time">
            <text:p>21:15</text:p>
          </table:table-cell>
          <table:table-cell table:formula="of:=&quot;S&quot;&amp;TEXT(INT([.F62]);&quot;00&quot;)&amp;&quot;E&quot;&amp;TEXT(INT([.G62]);&quot;00&quot;)&amp;&quot;_&quot;&amp;YEAR([.B62])&amp;TEXT(MONTH([.B62]);&quot;00&quot;)&amp;TEXT(DAY([.B62]);&quot;00&quot;)&amp;&quot;_&quot;&amp;TEXT(HOUR([.I62]);&quot;00&quot;)&amp;TEXT(MINUTE([.I62]);&quot;00&quot;)" office:value-type="string" office:string-value="S02E18_20141107_2115" calcext:value-type="string">
            <text:p>S02E18_20141107_2115</text:p>
          </table:table-cell>
          <table:table-cell table:formula="of:=[.H62]" office:value-type="string" office:string-value="Der Hund" calcext:value-type="string">
            <text:p>Der Hund</text:p>
          </table:table-cell>
          <table:table-cell table:formula="of:=&quot;&quot;&amp;YEAR([.B62])&amp;TEXT( MONTH([.B62]);&quot;00&quot;)&amp; TEXT(DAY([.B62]);&quot;00&quot;) &amp; &quot;_&quot; &amp; TEXT(HOUR([.I62]);&quot;00&quot;)&amp;TEXT(MINUTE([.I62]);&quot;00&quot;)" office:value-type="string" office:string-value="20141107_2115" calcext:value-type="string">
            <text:p>20141107_2115</text:p>
          </table:table-cell>
          <table:table-cell table:formula="of:=VLOOKUP([.L62];[dateinamen.$A$1:.$B$94];2;0)" office:value-type="string" office:string-value="#N/A" calcext:value-type="error">
            <text:p>#N/A</text:p>
          </table:table-cell>
          <table:table-cell table:formula="of:=IF(LEFT([.J62];6)&lt;&gt;LEFT([.M62];6);LEFT([.J62];6) &amp; MID([.M62];7;LEN([.M6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7.11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wei Ohren zu viel</text:p>
          </table:table-cell>
          <table:table-cell table:formula="of:=TIMEVALUE(LEFT([.C63];5))" office:value-type="time" office:time-value="PT20H15M00S" calcext:value-type="time">
            <text:p>20:15</text:p>
          </table:table-cell>
          <table:table-cell table:formula="of:=&quot;S&quot;&amp;TEXT(INT([.F63]);&quot;00&quot;)&amp;&quot;E&quot;&amp;TEXT(INT([.G63]);&quot;00&quot;)&amp;&quot;_&quot;&amp;YEAR([.B63])&amp;TEXT(MONTH([.B63]);&quot;00&quot;)&amp;TEXT(DAY([.B63]);&quot;00&quot;)&amp;&quot;_&quot;&amp;TEXT(HOUR([.I63]);&quot;00&quot;)&amp;TEXT(MINUTE([.I63]);&quot;00&quot;)" office:value-type="string" office:string-value="S02E17_20141107_2015" calcext:value-type="string">
            <text:p>S02E17_20141107_2015</text:p>
          </table:table-cell>
          <table:table-cell table:formula="of:=[.H63]" office:value-type="string" office:string-value="Zwei Ohren zu viel" calcext:value-type="string">
            <text:p>Zwei Ohren zu viel</text:p>
          </table:table-cell>
          <table:table-cell table:formula="of:=&quot;&quot;&amp;YEAR([.B63])&amp;TEXT( MONTH([.B63]);&quot;00&quot;)&amp; TEXT(DAY([.B63]);&quot;00&quot;) &amp; &quot;_&quot; &amp; TEXT(HOUR([.I63]);&quot;00&quot;)&amp;TEXT(MINUTE([.I63]);&quot;00&quot;)" office:value-type="string" office:string-value="20141107_2015" calcext:value-type="string">
            <text:p>20141107_2015</text:p>
          </table:table-cell>
          <table:table-cell table:formula="of:=VLOOKUP([.L63];[dateinamen.$A$1:.$B$94];2;0)" office:value-type="string" office:string-value="#N/A" calcext:value-type="error">
            <text:p>#N/A</text:p>
          </table:table-cell>
          <table:table-cell table:formula="of:=IF(LEFT([.J63];6)&lt;&gt;LEFT([.M63];6);LEFT([.J63];6) &amp; MID([.M63];7;LEN([.M6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2.11.2014</text:p>
          </table:table-cell>
          <table:table-cell office:value-type="string" calcext:value-type="string">
            <text:p>11:15–12:10 Uhr</text:p>
          </table:table-cell>
          <table:table-cell office:value-type="string" calcext:value-type="string">
            <text:p>kabel eins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 Rampenlicht</text:p>
          </table:table-cell>
          <table:table-cell table:formula="of:=TIMEVALUE(LEFT([.C64];5))" office:value-type="time" office:time-value="PT11H15M00S" calcext:value-type="time">
            <text:p>11:15</text:p>
          </table:table-cell>
          <table:table-cell table:formula="of:=&quot;S&quot;&amp;TEXT(INT([.F64]);&quot;00&quot;)&amp;&quot;E&quot;&amp;TEXT(INT([.G64]);&quot;00&quot;)&amp;&quot;_&quot;&amp;YEAR([.B64])&amp;TEXT(MONTH([.B64]);&quot;00&quot;)&amp;TEXT(DAY([.B64]);&quot;00&quot;)&amp;&quot;_&quot;&amp;TEXT(HOUR([.I64]);&quot;00&quot;)&amp;TEXT(MINUTE([.I64]);&quot;00&quot;)" office:value-type="string" office:string-value="S02E15_20141102_1115" calcext:value-type="string">
            <text:p>S02E15_20141102_1115</text:p>
          </table:table-cell>
          <table:table-cell table:formula="of:=[.H64]" office:value-type="string" office:string-value="Im Rampenlicht" calcext:value-type="string">
            <text:p>Im Rampenlicht</text:p>
          </table:table-cell>
          <table:table-cell table:formula="of:=&quot;&quot;&amp;YEAR([.B64])&amp;TEXT( MONTH([.B64]);&quot;00&quot;)&amp; TEXT(DAY([.B64]);&quot;00&quot;) &amp; &quot;_&quot; &amp; TEXT(HOUR([.I64]);&quot;00&quot;)&amp;TEXT(MINUTE([.I64]);&quot;00&quot;)" office:value-type="string" office:string-value="20141102_1115" calcext:value-type="string">
            <text:p>20141102_1115</text:p>
          </table:table-cell>
          <table:table-cell table:formula="of:=VLOOKUP([.L64];[dateinamen.$A$1:.$B$94];2;0)" office:value-type="string" office:string-value="#N/A" calcext:value-type="error">
            <text:p>#N/A</text:p>
          </table:table-cell>
          <table:table-cell table:formula="of:=IF(LEFT([.J64];6)&lt;&gt;LEFT([.M64];6);LEFT([.J64];6) &amp; MID([.M64];7;LEN([.M6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2.11.2014</text:p>
          </table:table-cell>
          <table:table-cell office:value-type="string" calcext:value-type="string">
            <text:p>10:20–11:15 Uhr</text:p>
          </table:table-cell>
          <table:table-cell office:value-type="string" calcext:value-type="string">
            <text:p>kabel ein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mpfhähne</text:p>
          </table:table-cell>
          <table:table-cell table:formula="of:=TIMEVALUE(LEFT([.C65];5))" office:value-type="time" office:time-value="PT10H20M00S" calcext:value-type="time">
            <text:p>10:20</text:p>
          </table:table-cell>
          <table:table-cell table:formula="of:=&quot;S&quot;&amp;TEXT(INT([.F65]);&quot;00&quot;)&amp;&quot;E&quot;&amp;TEXT(INT([.G65]);&quot;00&quot;)&amp;&quot;_&quot;&amp;YEAR([.B65])&amp;TEXT(MONTH([.B65]);&quot;00&quot;)&amp;TEXT(DAY([.B65]);&quot;00&quot;)&amp;&quot;_&quot;&amp;TEXT(HOUR([.I65]);&quot;00&quot;)&amp;TEXT(MINUTE([.I65]);&quot;00&quot;)" office:value-type="string" office:string-value="S02E16_20141102_1020" calcext:value-type="string">
            <text:p>S02E16_20141102_1020</text:p>
          </table:table-cell>
          <table:table-cell table:formula="of:=[.H65]" office:value-type="string" office:string-value="Kampfhähne" calcext:value-type="string">
            <text:p>Kampfhähne</text:p>
          </table:table-cell>
          <table:table-cell table:formula="of:=&quot;&quot;&amp;YEAR([.B65])&amp;TEXT( MONTH([.B65]);&quot;00&quot;)&amp; TEXT(DAY([.B65]);&quot;00&quot;) &amp; &quot;_&quot; &amp; TEXT(HOUR([.I65]);&quot;00&quot;)&amp;TEXT(MINUTE([.I65]);&quot;00&quot;)" office:value-type="string" office:string-value="20141102_1020" calcext:value-type="string">
            <text:p>20141102_1020</text:p>
          </table:table-cell>
          <table:table-cell table:formula="of:=VLOOKUP([.L65];[dateinamen.$A$1:.$B$94];2;0)" office:value-type="string" office:string-value="#N/A" calcext:value-type="error">
            <text:p>#N/A</text:p>
          </table:table-cell>
          <table:table-cell table:formula="of:=IF(LEFT([.J65];6)&lt;&gt;LEFT([.M65];6);LEFT([.J65];6) &amp; MID([.M65];7;LEN([.M6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31.10.2014</text:p>
          </table:table-cell>
          <table:table-cell office:value-type="string" calcext:value-type="string">
            <text:p>21:20–22:20 Uhr</text:p>
          </table:table-cell>
          <table:table-cell office:value-type="string" calcext:value-type="string">
            <text:p>kabel ein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ampfhähne</text:p>
          </table:table-cell>
          <table:table-cell table:formula="of:=TIMEVALUE(LEFT([.C66];5))" office:value-type="time" office:time-value="PT21H20M00S" calcext:value-type="time">
            <text:p>21:20</text:p>
          </table:table-cell>
          <table:table-cell table:formula="of:=&quot;S&quot;&amp;TEXT(INT([.F66]);&quot;00&quot;)&amp;&quot;E&quot;&amp;TEXT(INT([.G66]);&quot;00&quot;)&amp;&quot;_&quot;&amp;YEAR([.B66])&amp;TEXT(MONTH([.B66]);&quot;00&quot;)&amp;TEXT(DAY([.B66]);&quot;00&quot;)&amp;&quot;_&quot;&amp;TEXT(HOUR([.I66]);&quot;00&quot;)&amp;TEXT(MINUTE([.I66]);&quot;00&quot;)" office:value-type="string" office:string-value="S02E16_20141031_2120" calcext:value-type="string">
            <text:p>S02E16_20141031_2120</text:p>
          </table:table-cell>
          <table:table-cell table:formula="of:=[.H66]" office:value-type="string" office:string-value="Kampfhähne" calcext:value-type="string">
            <text:p>Kampfhähne</text:p>
          </table:table-cell>
          <table:table-cell table:formula="of:=&quot;&quot;&amp;YEAR([.B66])&amp;TEXT( MONTH([.B66]);&quot;00&quot;)&amp; TEXT(DAY([.B66]);&quot;00&quot;) &amp; &quot;_&quot; &amp; TEXT(HOUR([.I66]);&quot;00&quot;)&amp;TEXT(MINUTE([.I66]);&quot;00&quot;)" office:value-type="string" office:string-value="20141031_2120" calcext:value-type="string">
            <text:p>20141031_2120</text:p>
          </table:table-cell>
          <table:table-cell table:formula="of:=VLOOKUP([.L66];[dateinamen.$A$1:.$B$94];2;0)" office:value-type="string" office:string-value="#N/A" calcext:value-type="error">
            <text:p>#N/A</text:p>
          </table:table-cell>
          <table:table-cell table:formula="of:=IF(LEFT([.J66];6)&lt;&gt;LEFT([.M66];6);LEFT([.J66];6) &amp; MID([.M66];7;LEN([.M6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31.10.2014</text:p>
          </table:table-cell>
          <table:table-cell office:value-type="string" calcext:value-type="string">
            <text:p>20:15–21:20 Uhr</text:p>
          </table:table-cell>
          <table:table-cell office:value-type="string" calcext:value-type="string">
            <text:p>kabel eins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 Rampenlicht</text:p>
          </table:table-cell>
          <table:table-cell table:formula="of:=TIMEVALUE(LEFT([.C67];5))" office:value-type="time" office:time-value="PT20H15M00S" calcext:value-type="time">
            <text:p>20:15</text:p>
          </table:table-cell>
          <table:table-cell table:formula="of:=&quot;S&quot;&amp;TEXT(INT([.F67]);&quot;00&quot;)&amp;&quot;E&quot;&amp;TEXT(INT([.G67]);&quot;00&quot;)&amp;&quot;_&quot;&amp;YEAR([.B67])&amp;TEXT(MONTH([.B67]);&quot;00&quot;)&amp;TEXT(DAY([.B67]);&quot;00&quot;)&amp;&quot;_&quot;&amp;TEXT(HOUR([.I67]);&quot;00&quot;)&amp;TEXT(MINUTE([.I67]);&quot;00&quot;)" office:value-type="string" office:string-value="S02E15_20141031_2015" calcext:value-type="string">
            <text:p>S02E15_20141031_2015</text:p>
          </table:table-cell>
          <table:table-cell table:formula="of:=[.H67]" office:value-type="string" office:string-value="Im Rampenlicht" calcext:value-type="string">
            <text:p>Im Rampenlicht</text:p>
          </table:table-cell>
          <table:table-cell table:formula="of:=&quot;&quot;&amp;YEAR([.B67])&amp;TEXT( MONTH([.B67]);&quot;00&quot;)&amp; TEXT(DAY([.B67]);&quot;00&quot;) &amp; &quot;_&quot; &amp; TEXT(HOUR([.I67]);&quot;00&quot;)&amp;TEXT(MINUTE([.I67]);&quot;00&quot;)" office:value-type="string" office:string-value="20141031_2015" calcext:value-type="string">
            <text:p>20141031_2015</text:p>
          </table:table-cell>
          <table:table-cell table:formula="of:=VLOOKUP([.L67];[dateinamen.$A$1:.$B$94];2;0)" office:value-type="string" office:string-value="#N/A" calcext:value-type="error">
            <text:p>#N/A</text:p>
          </table:table-cell>
          <table:table-cell table:formula="of:=IF(LEFT([.J67];6)&lt;&gt;LEFT([.M67];6);LEFT([.J67];6) &amp; MID([.M67];7;LEN([.M6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6.10.2014</text:p>
          </table:table-cell>
          <table:table-cell office:value-type="string" calcext:value-type="string">
            <text:p>08:45–09:45 Uhr</text:p>
          </table:table-cell>
          <table:table-cell office:value-type="string" calcext:value-type="string">
            <text:p>kabel eins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Nanotyrannus</text:p>
          </table:table-cell>
          <table:table-cell table:formula="of:=TIMEVALUE(LEFT([.C68];5))" office:value-type="time" office:time-value="PT08H45M00S" calcext:value-type="time">
            <text:p>08:45</text:p>
          </table:table-cell>
          <table:table-cell table:formula="of:=&quot;S&quot;&amp;TEXT(INT([.F68]);&quot;00&quot;)&amp;&quot;E&quot;&amp;TEXT(INT([.G68]);&quot;00&quot;)&amp;&quot;_&quot;&amp;YEAR([.B68])&amp;TEXT(MONTH([.B68]);&quot;00&quot;)&amp;TEXT(DAY([.B68]);&quot;00&quot;)&amp;&quot;_&quot;&amp;TEXT(HOUR([.I68]);&quot;00&quot;)&amp;TEXT(MINUTE([.I68]);&quot;00&quot;)" office:value-type="string" office:string-value="S02E14_20141026_0845" calcext:value-type="string">
            <text:p>S02E14_20141026_0845</text:p>
          </table:table-cell>
          <table:table-cell table:formula="of:=[.H68]" office:value-type="string" office:string-value="Der Nanotyrannus" calcext:value-type="string">
            <text:p>Der Nanotyrannus</text:p>
          </table:table-cell>
          <table:table-cell table:formula="of:=&quot;&quot;&amp;YEAR([.B68])&amp;TEXT( MONTH([.B68]);&quot;00&quot;)&amp; TEXT(DAY([.B68]);&quot;00&quot;) &amp; &quot;_&quot; &amp; TEXT(HOUR([.I68]);&quot;00&quot;)&amp;TEXT(MINUTE([.I68]);&quot;00&quot;)" office:value-type="string" office:string-value="20141026_0845" calcext:value-type="string">
            <text:p>20141026_0845</text:p>
          </table:table-cell>
          <table:table-cell table:formula="of:=VLOOKUP([.L68];[dateinamen.$A$1:.$B$94];2;0)" office:value-type="string" office:string-value="#N/A" calcext:value-type="error">
            <text:p>#N/A</text:p>
          </table:table-cell>
          <table:table-cell table:formula="of:=IF(LEFT([.J68];6)&lt;&gt;LEFT([.M68];6);LEFT([.J68];6) &amp; MID([.M68];7;LEN([.M6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6.10.2014</text:p>
          </table:table-cell>
          <table:table-cell office:value-type="string" calcext:value-type="string">
            <text:p>07:50–08:45 Uhr</text:p>
          </table:table-cell>
          <table:table-cell office:value-type="string" calcext:value-type="string">
            <text:p>kabel eins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pflos</text:p>
          </table:table-cell>
          <table:table-cell table:formula="of:=TIMEVALUE(LEFT([.C69];5))" office:value-type="time" office:time-value="PT07H50M00S" calcext:value-type="time">
            <text:p>07:50</text:p>
          </table:table-cell>
          <table:table-cell table:formula="of:=&quot;S&quot;&amp;TEXT(INT([.F69]);&quot;00&quot;)&amp;&quot;E&quot;&amp;TEXT(INT([.G69]);&quot;00&quot;)&amp;&quot;_&quot;&amp;YEAR([.B69])&amp;TEXT(MONTH([.B69]);&quot;00&quot;)&amp;TEXT(DAY([.B69]);&quot;00&quot;)&amp;&quot;_&quot;&amp;TEXT(HOUR([.I69]);&quot;00&quot;)&amp;TEXT(MINUTE([.I69]);&quot;00&quot;)" office:value-type="string" office:string-value="S02E13_20141026_0750" calcext:value-type="string">
            <text:p>S02E13_20141026_0750</text:p>
          </table:table-cell>
          <table:table-cell table:formula="of:=[.H69]" office:value-type="string" office:string-value="Kopflos" calcext:value-type="string">
            <text:p>Kopflos</text:p>
          </table:table-cell>
          <table:table-cell table:formula="of:=&quot;&quot;&amp;YEAR([.B69])&amp;TEXT( MONTH([.B69]);&quot;00&quot;)&amp; TEXT(DAY([.B69]);&quot;00&quot;) &amp; &quot;_&quot; &amp; TEXT(HOUR([.I69]);&quot;00&quot;)&amp;TEXT(MINUTE([.I69]);&quot;00&quot;)" office:value-type="string" office:string-value="20141026_0750" calcext:value-type="string">
            <text:p>20141026_0750</text:p>
          </table:table-cell>
          <table:table-cell table:formula="of:=VLOOKUP([.L69];[dateinamen.$A$1:.$B$94];2;0)" office:value-type="string" office:string-value="#N/A" calcext:value-type="error">
            <text:p>#N/A</text:p>
          </table:table-cell>
          <table:table-cell table:formula="of:=IF(LEFT([.J69];6)&lt;&gt;LEFT([.M69];6);LEFT([.J69];6) &amp; MID([.M69];7;LEN([.M6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4.10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Nanotyrannus</text:p>
          </table:table-cell>
          <table:table-cell table:formula="of:=TIMEVALUE(LEFT([.C70];5))" office:value-type="time" office:time-value="PT21H15M00S" calcext:value-type="time">
            <text:p>21:15</text:p>
          </table:table-cell>
          <table:table-cell table:formula="of:=&quot;S&quot;&amp;TEXT(INT([.F70]);&quot;00&quot;)&amp;&quot;E&quot;&amp;TEXT(INT([.G70]);&quot;00&quot;)&amp;&quot;_&quot;&amp;YEAR([.B70])&amp;TEXT(MONTH([.B70]);&quot;00&quot;)&amp;TEXT(DAY([.B70]);&quot;00&quot;)&amp;&quot;_&quot;&amp;TEXT(HOUR([.I70]);&quot;00&quot;)&amp;TEXT(MINUTE([.I70]);&quot;00&quot;)" office:value-type="string" office:string-value="S02E14_20141024_2115" calcext:value-type="string">
            <text:p>S02E14_20141024_2115</text:p>
          </table:table-cell>
          <table:table-cell table:formula="of:=[.H70]" office:value-type="string" office:string-value="Der Nanotyrannus" calcext:value-type="string">
            <text:p>Der Nanotyrannus</text:p>
          </table:table-cell>
          <table:table-cell table:formula="of:=&quot;&quot;&amp;YEAR([.B70])&amp;TEXT( MONTH([.B70]);&quot;00&quot;)&amp; TEXT(DAY([.B70]);&quot;00&quot;) &amp; &quot;_&quot; &amp; TEXT(HOUR([.I70]);&quot;00&quot;)&amp;TEXT(MINUTE([.I70]);&quot;00&quot;)" office:value-type="string" office:string-value="20141024_2115" calcext:value-type="string">
            <text:p>20141024_2115</text:p>
          </table:table-cell>
          <table:table-cell table:formula="of:=VLOOKUP([.L70];[dateinamen.$A$1:.$B$94];2;0)" office:value-type="string" office:string-value="#N/A" calcext:value-type="error">
            <text:p>#N/A</text:p>
          </table:table-cell>
          <table:table-cell table:formula="of:=IF(LEFT([.J70];6)&lt;&gt;LEFT([.M70];6);LEFT([.J70];6) &amp; MID([.M70];7;LEN([.M7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4.10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pflos</text:p>
          </table:table-cell>
          <table:table-cell table:formula="of:=TIMEVALUE(LEFT([.C71];5))" office:value-type="time" office:time-value="PT20H15M00S" calcext:value-type="time">
            <text:p>20:15</text:p>
          </table:table-cell>
          <table:table-cell table:formula="of:=&quot;S&quot;&amp;TEXT(INT([.F71]);&quot;00&quot;)&amp;&quot;E&quot;&amp;TEXT(INT([.G71]);&quot;00&quot;)&amp;&quot;_&quot;&amp;YEAR([.B71])&amp;TEXT(MONTH([.B71]);&quot;00&quot;)&amp;TEXT(DAY([.B71]);&quot;00&quot;)&amp;&quot;_&quot;&amp;TEXT(HOUR([.I71]);&quot;00&quot;)&amp;TEXT(MINUTE([.I71]);&quot;00&quot;)" office:value-type="string" office:string-value="S02E13_20141024_2015" calcext:value-type="string">
            <text:p>S02E13_20141024_2015</text:p>
          </table:table-cell>
          <table:table-cell table:formula="of:=[.H71]" office:value-type="string" office:string-value="Kopflos" calcext:value-type="string">
            <text:p>Kopflos</text:p>
          </table:table-cell>
          <table:table-cell table:formula="of:=&quot;&quot;&amp;YEAR([.B71])&amp;TEXT( MONTH([.B71]);&quot;00&quot;)&amp; TEXT(DAY([.B71]);&quot;00&quot;) &amp; &quot;_&quot; &amp; TEXT(HOUR([.I71]);&quot;00&quot;)&amp;TEXT(MINUTE([.I71]);&quot;00&quot;)" office:value-type="string" office:string-value="20141024_2015" calcext:value-type="string">
            <text:p>20141024_2015</text:p>
          </table:table-cell>
          <table:table-cell table:formula="of:=VLOOKUP([.L71];[dateinamen.$A$1:.$B$94];2;0)" office:value-type="string" office:string-value="#N/A" calcext:value-type="error">
            <text:p>#N/A</text:p>
          </table:table-cell>
          <table:table-cell table:formula="of:=IF(LEFT([.J71];6)&lt;&gt;LEFT([.M71];6);LEFT([.J71];6) &amp; MID([.M71];7;LEN([.M7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9.10.2014</text:p>
          </table:table-cell>
          <table:table-cell office:value-type="string" calcext:value-type="string">
            <text:p>09:00–09:55 Uhr</text:p>
          </table:table-cell>
          <table:table-cell office:value-type="string" calcext:value-type="string">
            <text:p>kabel eins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iebte Feindin</text:p>
          </table:table-cell>
          <table:table-cell table:formula="of:=TIMEVALUE(LEFT([.C72];5))" office:value-type="time" office:time-value="PT09H00M00S" calcext:value-type="time">
            <text:p>09:00</text:p>
          </table:table-cell>
          <table:table-cell table:formula="of:=&quot;S&quot;&amp;TEXT(INT([.F72]);&quot;00&quot;)&amp;&quot;E&quot;&amp;TEXT(INT([.G72]);&quot;00&quot;)&amp;&quot;_&quot;&amp;YEAR([.B72])&amp;TEXT(MONTH([.B72]);&quot;00&quot;)&amp;TEXT(DAY([.B72]);&quot;00&quot;)&amp;&quot;_&quot;&amp;TEXT(HOUR([.I72]);&quot;00&quot;)&amp;TEXT(MINUTE([.I72]);&quot;00&quot;)" office:value-type="string" office:string-value="S02E12_20141019_0900" calcext:value-type="string">
            <text:p>S02E12_20141019_0900</text:p>
          </table:table-cell>
          <table:table-cell table:formula="of:=[.H72]" office:value-type="string" office:string-value="Geliebte Feindin" calcext:value-type="string">
            <text:p>Geliebte Feindin</text:p>
          </table:table-cell>
          <table:table-cell table:formula="of:=&quot;&quot;&amp;YEAR([.B72])&amp;TEXT( MONTH([.B72]);&quot;00&quot;)&amp; TEXT(DAY([.B72]);&quot;00&quot;) &amp; &quot;_&quot; &amp; TEXT(HOUR([.I72]);&quot;00&quot;)&amp;TEXT(MINUTE([.I72]);&quot;00&quot;)" office:value-type="string" office:string-value="20141019_0900" calcext:value-type="string">
            <text:p>20141019_0900</text:p>
          </table:table-cell>
          <table:table-cell table:formula="of:=VLOOKUP([.L72];[dateinamen.$A$1:.$B$94];2;0)" office:value-type="string" office:string-value="#N/A" calcext:value-type="error">
            <text:p>#N/A</text:p>
          </table:table-cell>
          <table:table-cell table:formula="of:=IF(LEFT([.J72];6)&lt;&gt;LEFT([.M72];6);LEFT([.J72];6) &amp; MID([.M72];7;LEN([.M7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9.10.2014</text:p>
          </table:table-cell>
          <table:table-cell office:value-type="string" calcext:value-type="string">
            <text:p>08:05–09:00 Uhr</text:p>
          </table:table-cell>
          <table:table-cell office:value-type="string" calcext:value-type="string">
            <text:p>kabel ein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 Namen der Opfer</text:p>
          </table:table-cell>
          <table:table-cell table:formula="of:=TIMEVALUE(LEFT([.C73];5))" office:value-type="time" office:time-value="PT08H05M00S" calcext:value-type="time">
            <text:p>08:05</text:p>
          </table:table-cell>
          <table:table-cell table:formula="of:=&quot;S&quot;&amp;TEXT(INT([.F73]);&quot;00&quot;)&amp;&quot;E&quot;&amp;TEXT(INT([.G73]);&quot;00&quot;)&amp;&quot;_&quot;&amp;YEAR([.B73])&amp;TEXT(MONTH([.B73]);&quot;00&quot;)&amp;TEXT(DAY([.B73]);&quot;00&quot;)&amp;&quot;_&quot;&amp;TEXT(HOUR([.I73]);&quot;00&quot;)&amp;TEXT(MINUTE([.I73]);&quot;00&quot;)" office:value-type="string" office:string-value="S02E11_20141019_0805" calcext:value-type="string">
            <text:p>S02E11_20141019_0805</text:p>
          </table:table-cell>
          <table:table-cell table:formula="of:=[.H73]" office:value-type="string" office:string-value="Im Namen der Opfer" calcext:value-type="string">
            <text:p>Im Namen der Opfer</text:p>
          </table:table-cell>
          <table:table-cell table:formula="of:=&quot;&quot;&amp;YEAR([.B73])&amp;TEXT( MONTH([.B73]);&quot;00&quot;)&amp; TEXT(DAY([.B73]);&quot;00&quot;) &amp; &quot;_&quot; &amp; TEXT(HOUR([.I73]);&quot;00&quot;)&amp;TEXT(MINUTE([.I73]);&quot;00&quot;)" office:value-type="string" office:string-value="20141019_0805" calcext:value-type="string">
            <text:p>20141019_0805</text:p>
          </table:table-cell>
          <table:table-cell table:formula="of:=VLOOKUP([.L73];[dateinamen.$A$1:.$B$94];2;0)" office:value-type="string" office:string-value="#N/A" calcext:value-type="error">
            <text:p>#N/A</text:p>
          </table:table-cell>
          <table:table-cell table:formula="of:=IF(LEFT([.J73];6)&lt;&gt;LEFT([.M73];6);LEFT([.J73];6) &amp; MID([.M73];7;LEN([.M7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7.10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iebte Feindin</text:p>
          </table:table-cell>
          <table:table-cell table:formula="of:=TIMEVALUE(LEFT([.C74];5))" office:value-type="time" office:time-value="PT21H15M00S" calcext:value-type="time">
            <text:p>21:15</text:p>
          </table:table-cell>
          <table:table-cell table:formula="of:=&quot;S&quot;&amp;TEXT(INT([.F74]);&quot;00&quot;)&amp;&quot;E&quot;&amp;TEXT(INT([.G74]);&quot;00&quot;)&amp;&quot;_&quot;&amp;YEAR([.B74])&amp;TEXT(MONTH([.B74]);&quot;00&quot;)&amp;TEXT(DAY([.B74]);&quot;00&quot;)&amp;&quot;_&quot;&amp;TEXT(HOUR([.I74]);&quot;00&quot;)&amp;TEXT(MINUTE([.I74]);&quot;00&quot;)" office:value-type="string" office:string-value="S02E12_20141017_2115" calcext:value-type="string">
            <text:p>S02E12_20141017_2115</text:p>
          </table:table-cell>
          <table:table-cell table:formula="of:=[.H74]" office:value-type="string" office:string-value="Geliebte Feindin" calcext:value-type="string">
            <text:p>Geliebte Feindin</text:p>
          </table:table-cell>
          <table:table-cell table:formula="of:=&quot;&quot;&amp;YEAR([.B74])&amp;TEXT( MONTH([.B74]);&quot;00&quot;)&amp; TEXT(DAY([.B74]);&quot;00&quot;) &amp; &quot;_&quot; &amp; TEXT(HOUR([.I74]);&quot;00&quot;)&amp;TEXT(MINUTE([.I74]);&quot;00&quot;)" office:value-type="string" office:string-value="20141017_2115" calcext:value-type="string">
            <text:p>20141017_2115</text:p>
          </table:table-cell>
          <table:table-cell table:formula="of:=VLOOKUP([.L74];[dateinamen.$A$1:.$B$94];2;0)" office:value-type="string" office:string-value="#N/A" calcext:value-type="error">
            <text:p>#N/A</text:p>
          </table:table-cell>
          <table:table-cell table:formula="of:=IF(LEFT([.J74];6)&lt;&gt;LEFT([.M74];6);LEFT([.J74];6) &amp; MID([.M74];7;LEN([.M7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7.10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 Namen der Opfer</text:p>
          </table:table-cell>
          <table:table-cell table:formula="of:=TIMEVALUE(LEFT([.C75];5))" office:value-type="time" office:time-value="PT20H15M00S" calcext:value-type="time">
            <text:p>20:15</text:p>
          </table:table-cell>
          <table:table-cell table:formula="of:=&quot;S&quot;&amp;TEXT(INT([.F75]);&quot;00&quot;)&amp;&quot;E&quot;&amp;TEXT(INT([.G75]);&quot;00&quot;)&amp;&quot;_&quot;&amp;YEAR([.B75])&amp;TEXT(MONTH([.B75]);&quot;00&quot;)&amp;TEXT(DAY([.B75]);&quot;00&quot;)&amp;&quot;_&quot;&amp;TEXT(HOUR([.I75]);&quot;00&quot;)&amp;TEXT(MINUTE([.I75]);&quot;00&quot;)" office:value-type="string" office:string-value="S02E11_20141017_2015" calcext:value-type="string">
            <text:p>S02E11_20141017_2015</text:p>
          </table:table-cell>
          <table:table-cell table:formula="of:=[.H75]" office:value-type="string" office:string-value="Im Namen der Opfer" calcext:value-type="string">
            <text:p>Im Namen der Opfer</text:p>
          </table:table-cell>
          <table:table-cell table:formula="of:=&quot;&quot;&amp;YEAR([.B75])&amp;TEXT( MONTH([.B75]);&quot;00&quot;)&amp; TEXT(DAY([.B75]);&quot;00&quot;) &amp; &quot;_&quot; &amp; TEXT(HOUR([.I75]);&quot;00&quot;)&amp;TEXT(MINUTE([.I75]);&quot;00&quot;)" office:value-type="string" office:string-value="20141017_2015" calcext:value-type="string">
            <text:p>20141017_2015</text:p>
          </table:table-cell>
          <table:table-cell table:formula="of:=VLOOKUP([.L75];[dateinamen.$A$1:.$B$94];2;0)" office:value-type="string" office:string-value="#N/A" calcext:value-type="error">
            <text:p>#N/A</text:p>
          </table:table-cell>
          <table:table-cell table:formula="of:=IF(LEFT([.J75];6)&lt;&gt;LEFT([.M75];6);LEFT([.J75];6) &amp; MID([.M75];7;LEN([.M7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2.10.2014</text:p>
          </table:table-cell>
          <table:table-cell office:value-type="string" calcext:value-type="string">
            <text:p>09:00–09:55 Uhr</text:p>
          </table:table-cell>
          <table:table-cell office:value-type="string" calcext:value-type="string">
            <text:p>kabel ein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lverfass</text:p>
          </table:table-cell>
          <table:table-cell table:formula="of:=TIMEVALUE(LEFT([.C76];5))" office:value-type="time" office:time-value="PT09H00M00S" calcext:value-type="time">
            <text:p>09:00</text:p>
          </table:table-cell>
          <table:table-cell table:formula="of:=&quot;S&quot;&amp;TEXT(INT([.F76]);&quot;00&quot;)&amp;&quot;E&quot;&amp;TEXT(INT([.G76]);&quot;00&quot;)&amp;&quot;_&quot;&amp;YEAR([.B76])&amp;TEXT(MONTH([.B76]);&quot;00&quot;)&amp;TEXT(DAY([.B76]);&quot;00&quot;)&amp;&quot;_&quot;&amp;TEXT(HOUR([.I76]);&quot;00&quot;)&amp;TEXT(MINUTE([.I76]);&quot;00&quot;)" office:value-type="string" office:string-value="S02E10_20141012_0900" calcext:value-type="string">
            <text:p>S02E10_20141012_0900</text:p>
          </table:table-cell>
          <table:table-cell table:formula="of:=[.H76]" office:value-type="string" office:string-value="Pulverfass" calcext:value-type="string">
            <text:p>Pulverfass</text:p>
          </table:table-cell>
          <table:table-cell table:formula="of:=&quot;&quot;&amp;YEAR([.B76])&amp;TEXT( MONTH([.B76]);&quot;00&quot;)&amp; TEXT(DAY([.B76]);&quot;00&quot;) &amp; &quot;_&quot; &amp; TEXT(HOUR([.I76]);&quot;00&quot;)&amp;TEXT(MINUTE([.I76]);&quot;00&quot;)" office:value-type="string" office:string-value="20141012_0900" calcext:value-type="string">
            <text:p>20141012_0900</text:p>
          </table:table-cell>
          <table:table-cell table:formula="of:=VLOOKUP([.L76];[dateinamen.$A$1:.$B$94];2;0)" office:value-type="string" office:string-value="#N/A" calcext:value-type="error">
            <text:p>#N/A</text:p>
          </table:table-cell>
          <table:table-cell table:formula="of:=IF(LEFT([.J76];6)&lt;&gt;LEFT([.M76];6);LEFT([.J76];6) &amp; MID([.M76];7;LEN([.M7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2.10.2014</text:p>
          </table:table-cell>
          <table:table-cell office:value-type="string" calcext:value-type="string">
            <text:p>08:00–09:00 Uhr</text:p>
          </table:table-cell>
          <table:table-cell office:value-type="string" calcext:value-type="string">
            <text:p>kabel eins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s Lüge?</text:p>
          </table:table-cell>
          <table:table-cell table:formula="of:=TIMEVALUE(LEFT([.C77];5))" office:value-type="time" office:time-value="PT08H00M00S" calcext:value-type="time">
            <text:p>08:00</text:p>
          </table:table-cell>
          <table:table-cell table:formula="of:=&quot;S&quot;&amp;TEXT(INT([.F77]);&quot;00&quot;)&amp;&quot;E&quot;&amp;TEXT(INT([.G77]);&quot;00&quot;)&amp;&quot;_&quot;&amp;YEAR([.B77])&amp;TEXT(MONTH([.B77]);&quot;00&quot;)&amp;TEXT(DAY([.B77]);&quot;00&quot;)&amp;&quot;_&quot;&amp;TEXT(HOUR([.I77]);&quot;00&quot;)&amp;TEXT(MINUTE([.I77]);&quot;00&quot;)" office:value-type="string" office:string-value="S02E09_20141012_0800" calcext:value-type="string">
            <text:p>S02E09_20141012_0800</text:p>
          </table:table-cell>
          <table:table-cell table:formula="of:=[.H77]" office:value-type="string" office:string-value="Alles Lüge?" calcext:value-type="string">
            <text:p>Alles Lüge?</text:p>
          </table:table-cell>
          <table:table-cell table:formula="of:=&quot;&quot;&amp;YEAR([.B77])&amp;TEXT( MONTH([.B77]);&quot;00&quot;)&amp; TEXT(DAY([.B77]);&quot;00&quot;) &amp; &quot;_&quot; &amp; TEXT(HOUR([.I77]);&quot;00&quot;)&amp;TEXT(MINUTE([.I77]);&quot;00&quot;)" office:value-type="string" office:string-value="20141012_0800" calcext:value-type="string">
            <text:p>20141012_0800</text:p>
          </table:table-cell>
          <table:table-cell table:formula="of:=VLOOKUP([.L77];[dateinamen.$A$1:.$B$94];2;0)" office:value-type="string" office:string-value="#N/A" calcext:value-type="error">
            <text:p>#N/A</text:p>
          </table:table-cell>
          <table:table-cell table:formula="of:=IF(LEFT([.J77];6)&lt;&gt;LEFT([.M77];6);LEFT([.J77];6) &amp; MID([.M77];7;LEN([.M7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0.10.2014</text:p>
          </table:table-cell>
          <table:table-cell office:value-type="string" calcext:value-type="string">
            <text:p>21:20–22:15 Uhr</text:p>
          </table:table-cell>
          <table:table-cell office:value-type="string" calcext:value-type="string">
            <text:p>kabel eins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lverfass</text:p>
          </table:table-cell>
          <table:table-cell table:formula="of:=TIMEVALUE(LEFT([.C78];5))" office:value-type="time" office:time-value="PT21H20M00S" calcext:value-type="time">
            <text:p>21:20</text:p>
          </table:table-cell>
          <table:table-cell table:formula="of:=&quot;S&quot;&amp;TEXT(INT([.F78]);&quot;00&quot;)&amp;&quot;E&quot;&amp;TEXT(INT([.G78]);&quot;00&quot;)&amp;&quot;_&quot;&amp;YEAR([.B78])&amp;TEXT(MONTH([.B78]);&quot;00&quot;)&amp;TEXT(DAY([.B78]);&quot;00&quot;)&amp;&quot;_&quot;&amp;TEXT(HOUR([.I78]);&quot;00&quot;)&amp;TEXT(MINUTE([.I78]);&quot;00&quot;)" office:value-type="string" office:string-value="S02E10_20141010_2120" calcext:value-type="string">
            <text:p>S02E10_20141010_2120</text:p>
          </table:table-cell>
          <table:table-cell table:formula="of:=[.H78]" office:value-type="string" office:string-value="Pulverfass" calcext:value-type="string">
            <text:p>Pulverfass</text:p>
          </table:table-cell>
          <table:table-cell table:formula="of:=&quot;&quot;&amp;YEAR([.B78])&amp;TEXT( MONTH([.B78]);&quot;00&quot;)&amp; TEXT(DAY([.B78]);&quot;00&quot;) &amp; &quot;_&quot; &amp; TEXT(HOUR([.I78]);&quot;00&quot;)&amp;TEXT(MINUTE([.I78]);&quot;00&quot;)" office:value-type="string" office:string-value="20141010_2120" calcext:value-type="string">
            <text:p>20141010_2120</text:p>
          </table:table-cell>
          <table:table-cell table:formula="of:=VLOOKUP([.L78];[dateinamen.$A$1:.$B$94];2;0)" office:value-type="string" office:string-value="#N/A" calcext:value-type="error">
            <text:p>#N/A</text:p>
          </table:table-cell>
          <table:table-cell table:formula="of:=IF(LEFT([.J78];6)&lt;&gt;LEFT([.M78];6);LEFT([.J78];6) &amp; MID([.M78];7;LEN([.M7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0.10.2014</text:p>
          </table:table-cell>
          <table:table-cell office:value-type="string" calcext:value-type="string">
            <text:p>20:15–21:20 Uhr</text:p>
          </table:table-cell>
          <table:table-cell office:value-type="string" calcext:value-type="string">
            <text:p>kabel eins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s Lüge?</text:p>
          </table:table-cell>
          <table:table-cell table:formula="of:=TIMEVALUE(LEFT([.C79];5))" office:value-type="time" office:time-value="PT20H15M00S" calcext:value-type="time">
            <text:p>20:15</text:p>
          </table:table-cell>
          <table:table-cell table:formula="of:=&quot;S&quot;&amp;TEXT(INT([.F79]);&quot;00&quot;)&amp;&quot;E&quot;&amp;TEXT(INT([.G79]);&quot;00&quot;)&amp;&quot;_&quot;&amp;YEAR([.B79])&amp;TEXT(MONTH([.B79]);&quot;00&quot;)&amp;TEXT(DAY([.B79]);&quot;00&quot;)&amp;&quot;_&quot;&amp;TEXT(HOUR([.I79]);&quot;00&quot;)&amp;TEXT(MINUTE([.I79]);&quot;00&quot;)" office:value-type="string" office:string-value="S02E09_20141010_2015" calcext:value-type="string">
            <text:p>S02E09_20141010_2015</text:p>
          </table:table-cell>
          <table:table-cell table:formula="of:=[.H79]" office:value-type="string" office:string-value="Alles Lüge?" calcext:value-type="string">
            <text:p>Alles Lüge?</text:p>
          </table:table-cell>
          <table:table-cell table:formula="of:=&quot;&quot;&amp;YEAR([.B79])&amp;TEXT( MONTH([.B79]);&quot;00&quot;)&amp; TEXT(DAY([.B79]);&quot;00&quot;) &amp; &quot;_&quot; &amp; TEXT(HOUR([.I79]);&quot;00&quot;)&amp;TEXT(MINUTE([.I79]);&quot;00&quot;)" office:value-type="string" office:string-value="20141010_2015" calcext:value-type="string">
            <text:p>20141010_2015</text:p>
          </table:table-cell>
          <table:table-cell table:formula="of:=VLOOKUP([.L79];[dateinamen.$A$1:.$B$94];2;0)" office:value-type="string" office:string-value="#N/A" calcext:value-type="error">
            <text:p>#N/A</text:p>
          </table:table-cell>
          <table:table-cell table:formula="of:=IF(LEFT([.J79];6)&lt;&gt;LEFT([.M79];6);LEFT([.J79];6) &amp; MID([.M79];7;LEN([.M7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8.09.2014</text:p>
          </table:table-cell>
          <table:table-cell office:value-type="string" calcext:value-type="string">
            <text:p>08:55–09:50 Uhr</text:p>
          </table:table-cell>
          <table:table-cell office:value-type="string" calcext:value-type="string">
            <text:p>kabel ein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t ist dicker</text:p>
          </table:table-cell>
          <table:table-cell table:formula="of:=TIMEVALUE(LEFT([.C80];5))" office:value-type="time" office:time-value="PT08H55M00S" calcext:value-type="time">
            <text:p>08:55</text:p>
          </table:table-cell>
          <table:table-cell table:formula="of:=&quot;S&quot;&amp;TEXT(INT([.F80]);&quot;00&quot;)&amp;&quot;E&quot;&amp;TEXT(INT([.G80]);&quot;00&quot;)&amp;&quot;_&quot;&amp;YEAR([.B80])&amp;TEXT(MONTH([.B80]);&quot;00&quot;)&amp;TEXT(DAY([.B80]);&quot;00&quot;)&amp;&quot;_&quot;&amp;TEXT(HOUR([.I80]);&quot;00&quot;)&amp;TEXT(MINUTE([.I80]);&quot;00&quot;)" office:value-type="string" office:string-value="S02E08_20140928_0855" calcext:value-type="string">
            <text:p>S02E08_20140928_0855</text:p>
          </table:table-cell>
          <table:table-cell table:formula="of:=[.H80]" office:value-type="string" office:string-value="Blut ist dicker" calcext:value-type="string">
            <text:p>Blut ist dicker</text:p>
          </table:table-cell>
          <table:table-cell table:formula="of:=&quot;&quot;&amp;YEAR([.B80])&amp;TEXT( MONTH([.B80]);&quot;00&quot;)&amp; TEXT(DAY([.B80]);&quot;00&quot;) &amp; &quot;_&quot; &amp; TEXT(HOUR([.I80]);&quot;00&quot;)&amp;TEXT(MINUTE([.I80]);&quot;00&quot;)" office:value-type="string" office:string-value="20140928_0855" calcext:value-type="string">
            <text:p>20140928_0855</text:p>
          </table:table-cell>
          <table:table-cell table:formula="of:=VLOOKUP([.L80];[dateinamen.$A$1:.$B$94];2;0)" office:value-type="string" office:string-value="#N/A" calcext:value-type="error">
            <text:p>#N/A</text:p>
          </table:table-cell>
          <table:table-cell table:formula="of:=IF(LEFT([.J80];6)&lt;&gt;LEFT([.M80];6);LEFT([.J80];6) &amp; MID([.M80];7;LEN([.M8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8.09.2014</text:p>
          </table:table-cell>
          <table:table-cell office:value-type="string" calcext:value-type="string">
            <text:p>08:00–08:55 Uhr</text:p>
          </table:table-cell>
          <table:table-cell office:value-type="string" calcext:value-type="string">
            <text:p>kabel ein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berechenbar</text:p>
          </table:table-cell>
          <table:table-cell table:formula="of:=TIMEVALUE(LEFT([.C81];5))" office:value-type="time" office:time-value="PT08H00M00S" calcext:value-type="time">
            <text:p>08:00</text:p>
          </table:table-cell>
          <table:table-cell table:formula="of:=&quot;S&quot;&amp;TEXT(INT([.F81]);&quot;00&quot;)&amp;&quot;E&quot;&amp;TEXT(INT([.G81]);&quot;00&quot;)&amp;&quot;_&quot;&amp;YEAR([.B81])&amp;TEXT(MONTH([.B81]);&quot;00&quot;)&amp;TEXT(DAY([.B81]);&quot;00&quot;)&amp;&quot;_&quot;&amp;TEXT(HOUR([.I81]);&quot;00&quot;)&amp;TEXT(MINUTE([.I81]);&quot;00&quot;)" office:value-type="string" office:string-value="S02E07_20140928_0800" calcext:value-type="string">
            <text:p>S02E07_20140928_0800</text:p>
          </table:table-cell>
          <table:table-cell table:formula="of:=[.H81]" office:value-type="string" office:string-value="Unberechenbar" calcext:value-type="string">
            <text:p>Unberechenbar</text:p>
          </table:table-cell>
          <table:table-cell table:formula="of:=&quot;&quot;&amp;YEAR([.B81])&amp;TEXT( MONTH([.B81]);&quot;00&quot;)&amp; TEXT(DAY([.B81]);&quot;00&quot;) &amp; &quot;_&quot; &amp; TEXT(HOUR([.I81]);&quot;00&quot;)&amp;TEXT(MINUTE([.I81]);&quot;00&quot;)" office:value-type="string" office:string-value="20140928_0800" calcext:value-type="string">
            <text:p>20140928_0800</text:p>
          </table:table-cell>
          <table:table-cell table:formula="of:=VLOOKUP([.L81];[dateinamen.$A$1:.$B$94];2;0)" office:value-type="string" office:string-value="#N/A" calcext:value-type="error">
            <text:p>#N/A</text:p>
          </table:table-cell>
          <table:table-cell table:formula="of:=IF(LEFT([.J81];6)&lt;&gt;LEFT([.M81];6);LEFT([.J81];6) &amp; MID([.M81];7;LEN([.M8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6.09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t ist dicker</text:p>
          </table:table-cell>
          <table:table-cell table:formula="of:=TIMEVALUE(LEFT([.C82];5))" office:value-type="time" office:time-value="PT21H15M00S" calcext:value-type="time">
            <text:p>21:15</text:p>
          </table:table-cell>
          <table:table-cell table:formula="of:=&quot;S&quot;&amp;TEXT(INT([.F82]);&quot;00&quot;)&amp;&quot;E&quot;&amp;TEXT(INT([.G82]);&quot;00&quot;)&amp;&quot;_&quot;&amp;YEAR([.B82])&amp;TEXT(MONTH([.B82]);&quot;00&quot;)&amp;TEXT(DAY([.B82]);&quot;00&quot;)&amp;&quot;_&quot;&amp;TEXT(HOUR([.I82]);&quot;00&quot;)&amp;TEXT(MINUTE([.I82]);&quot;00&quot;)" office:value-type="string" office:string-value="S02E08_20140926_2115" calcext:value-type="string">
            <text:p>S02E08_20140926_2115</text:p>
          </table:table-cell>
          <table:table-cell table:formula="of:=[.H82]" office:value-type="string" office:string-value="Blut ist dicker" calcext:value-type="string">
            <text:p>Blut ist dicker</text:p>
          </table:table-cell>
          <table:table-cell table:formula="of:=&quot;&quot;&amp;YEAR([.B82])&amp;TEXT( MONTH([.B82]);&quot;00&quot;)&amp; TEXT(DAY([.B82]);&quot;00&quot;) &amp; &quot;_&quot; &amp; TEXT(HOUR([.I82]);&quot;00&quot;)&amp;TEXT(MINUTE([.I82]);&quot;00&quot;)" office:value-type="string" office:string-value="20140926_2115" calcext:value-type="string">
            <text:p>20140926_2115</text:p>
          </table:table-cell>
          <table:table-cell table:formula="of:=VLOOKUP([.L82];[dateinamen.$A$1:.$B$94];2;0)" office:value-type="string" office:string-value="#N/A" calcext:value-type="error">
            <text:p>#N/A</text:p>
          </table:table-cell>
          <table:table-cell table:formula="of:=IF(LEFT([.J82];6)&lt;&gt;LEFT([.M82];6);LEFT([.J82];6) &amp; MID([.M82];7;LEN([.M8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6.09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berechenbar</text:p>
          </table:table-cell>
          <table:table-cell table:formula="of:=TIMEVALUE(LEFT([.C83];5))" office:value-type="time" office:time-value="PT20H15M00S" calcext:value-type="time">
            <text:p>20:15</text:p>
          </table:table-cell>
          <table:table-cell table:formula="of:=&quot;S&quot;&amp;TEXT(INT([.F83]);&quot;00&quot;)&amp;&quot;E&quot;&amp;TEXT(INT([.G83]);&quot;00&quot;)&amp;&quot;_&quot;&amp;YEAR([.B83])&amp;TEXT(MONTH([.B83]);&quot;00&quot;)&amp;TEXT(DAY([.B83]);&quot;00&quot;)&amp;&quot;_&quot;&amp;TEXT(HOUR([.I83]);&quot;00&quot;)&amp;TEXT(MINUTE([.I83]);&quot;00&quot;)" office:value-type="string" office:string-value="S02E07_20140926_2015" calcext:value-type="string">
            <text:p>S02E07_20140926_2015</text:p>
          </table:table-cell>
          <table:table-cell table:formula="of:=[.H83]" office:value-type="string" office:string-value="Unberechenbar" calcext:value-type="string">
            <text:p>Unberechenbar</text:p>
          </table:table-cell>
          <table:table-cell table:formula="of:=&quot;&quot;&amp;YEAR([.B83])&amp;TEXT( MONTH([.B83]);&quot;00&quot;)&amp; TEXT(DAY([.B83]);&quot;00&quot;) &amp; &quot;_&quot; &amp; TEXT(HOUR([.I83]);&quot;00&quot;)&amp;TEXT(MINUTE([.I83]);&quot;00&quot;)" office:value-type="string" office:string-value="20140926_2015" calcext:value-type="string">
            <text:p>20140926_2015</text:p>
          </table:table-cell>
          <table:table-cell table:formula="of:=VLOOKUP([.L83];[dateinamen.$A$1:.$B$94];2;0)" office:value-type="string" office:string-value="#N/A" calcext:value-type="error">
            <text:p>#N/A</text:p>
          </table:table-cell>
          <table:table-cell table:formula="of:=IF(LEFT([.J83];6)&lt;&gt;LEFT([.M83];6);LEFT([.J83];6) &amp; MID([.M83];7;LEN([.M8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1.09.2014</text:p>
          </table:table-cell>
          <table:table-cell office:value-type="string" calcext:value-type="string">
            <text:p>08:25–09:25 Uhr</text:p>
          </table:table-cell>
          <table:table-cell office:value-type="string" calcext:value-type="string">
            <text:p>kabel ein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n unnatürliches Arrangement</text:p>
          </table:table-cell>
          <table:table-cell table:formula="of:=TIMEVALUE(LEFT([.C84];5))" office:value-type="time" office:time-value="PT08H25M00S" calcext:value-type="time">
            <text:p>08:25</text:p>
          </table:table-cell>
          <table:table-cell table:formula="of:=&quot;S&quot;&amp;TEXT(INT([.F84]);&quot;00&quot;)&amp;&quot;E&quot;&amp;TEXT(INT([.G84]);&quot;00&quot;)&amp;&quot;_&quot;&amp;YEAR([.B84])&amp;TEXT(MONTH([.B84]);&quot;00&quot;)&amp;TEXT(DAY([.B84]);&quot;00&quot;)&amp;&quot;_&quot;&amp;TEXT(HOUR([.I84]);&quot;00&quot;)&amp;TEXT(MINUTE([.I84]);&quot;00&quot;)" office:value-type="string" office:string-value="S02E06_20140921_0825" calcext:value-type="string">
            <text:p>S02E06_20140921_0825</text:p>
          </table:table-cell>
          <table:table-cell table:formula="of:=[.H84]" office:value-type="string" office:string-value="Ein unnatürliches Arrangement" calcext:value-type="string">
            <text:p>Ein unnatürliches Arrangement</text:p>
          </table:table-cell>
          <table:table-cell table:formula="of:=&quot;&quot;&amp;YEAR([.B84])&amp;TEXT( MONTH([.B84]);&quot;00&quot;)&amp; TEXT(DAY([.B84]);&quot;00&quot;) &amp; &quot;_&quot; &amp; TEXT(HOUR([.I84]);&quot;00&quot;)&amp;TEXT(MINUTE([.I84]);&quot;00&quot;)" office:value-type="string" office:string-value="20140921_0825" calcext:value-type="string">
            <text:p>20140921_0825</text:p>
          </table:table-cell>
          <table:table-cell table:formula="of:=VLOOKUP([.L84];[dateinamen.$A$1:.$B$94];2;0)" office:value-type="string" office:string-value="#N/A" calcext:value-type="error">
            <text:p>#N/A</text:p>
          </table:table-cell>
          <table:table-cell table:formula="of:=IF(LEFT([.J84];6)&lt;&gt;LEFT([.M84];6);LEFT([.J84];6) &amp; MID([.M84];7;LEN([.M8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1.09.2014</text:p>
          </table:table-cell>
          <table:table-cell office:value-type="string" calcext:value-type="string">
            <text:p>07:30–08:25 Uhr</text:p>
          </table:table-cell>
          <table:table-cell office:value-type="string" calcext:value-type="string">
            <text:p>kabel ein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es Herz</text:p>
          </table:table-cell>
          <table:table-cell table:formula="of:=TIMEVALUE(LEFT([.C85];5))" office:value-type="time" office:time-value="PT07H30M00S" calcext:value-type="time">
            <text:p>07:30</text:p>
          </table:table-cell>
          <table:table-cell table:formula="of:=&quot;S&quot;&amp;TEXT(INT([.F85]);&quot;00&quot;)&amp;&quot;E&quot;&amp;TEXT(INT([.G85]);&quot;00&quot;)&amp;&quot;_&quot;&amp;YEAR([.B85])&amp;TEXT(MONTH([.B85]);&quot;00&quot;)&amp;TEXT(DAY([.B85]);&quot;00&quot;)&amp;&quot;_&quot;&amp;TEXT(HOUR([.I85]);&quot;00&quot;)&amp;TEXT(MINUTE([.I85]);&quot;00&quot;)" office:value-type="string" office:string-value="S02E05_20140921_0730" calcext:value-type="string">
            <text:p>S02E05_20140921_0730</text:p>
          </table:table-cell>
          <table:table-cell table:formula="of:=[.H85]" office:value-type="string" office:string-value="Schwarzes Herz" calcext:value-type="string">
            <text:p>Schwarzes Herz</text:p>
          </table:table-cell>
          <table:table-cell table:formula="of:=&quot;&quot;&amp;YEAR([.B85])&amp;TEXT( MONTH([.B85]);&quot;00&quot;)&amp; TEXT(DAY([.B85]);&quot;00&quot;) &amp; &quot;_&quot; &amp; TEXT(HOUR([.I85]);&quot;00&quot;)&amp;TEXT(MINUTE([.I85]);&quot;00&quot;)" office:value-type="string" office:string-value="20140921_0730" calcext:value-type="string">
            <text:p>20140921_0730</text:p>
          </table:table-cell>
          <table:table-cell table:formula="of:=VLOOKUP([.L85];[dateinamen.$A$1:.$B$94];2;0)" office:value-type="string" office:string-value="#N/A" calcext:value-type="error">
            <text:p>#N/A</text:p>
          </table:table-cell>
          <table:table-cell table:formula="of:=IF(LEFT([.J85];6)&lt;&gt;LEFT([.M85];6);LEFT([.J85];6) &amp; MID([.M85];7;LEN([.M8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9.09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n unnatürliches Arrangement</text:p>
          </table:table-cell>
          <table:table-cell table:formula="of:=TIMEVALUE(LEFT([.C86];5))" office:value-type="time" office:time-value="PT21H15M00S" calcext:value-type="time">
            <text:p>21:15</text:p>
          </table:table-cell>
          <table:table-cell table:formula="of:=&quot;S&quot;&amp;TEXT(INT([.F86]);&quot;00&quot;)&amp;&quot;E&quot;&amp;TEXT(INT([.G86]);&quot;00&quot;)&amp;&quot;_&quot;&amp;YEAR([.B86])&amp;TEXT(MONTH([.B86]);&quot;00&quot;)&amp;TEXT(DAY([.B86]);&quot;00&quot;)&amp;&quot;_&quot;&amp;TEXT(HOUR([.I86]);&quot;00&quot;)&amp;TEXT(MINUTE([.I86]);&quot;00&quot;)" office:value-type="string" office:string-value="S02E06_20140919_2115" calcext:value-type="string">
            <text:p>S02E06_20140919_2115</text:p>
          </table:table-cell>
          <table:table-cell table:formula="of:=[.H86]" office:value-type="string" office:string-value="Ein unnatürliches Arrangement" calcext:value-type="string">
            <text:p>Ein unnatürliches Arrangement</text:p>
          </table:table-cell>
          <table:table-cell table:formula="of:=&quot;&quot;&amp;YEAR([.B86])&amp;TEXT( MONTH([.B86]);&quot;00&quot;)&amp; TEXT(DAY([.B86]);&quot;00&quot;) &amp; &quot;_&quot; &amp; TEXT(HOUR([.I86]);&quot;00&quot;)&amp;TEXT(MINUTE([.I86]);&quot;00&quot;)" office:value-type="string" office:string-value="20140919_2115" calcext:value-type="string">
            <text:p>20140919_2115</text:p>
          </table:table-cell>
          <table:table-cell table:formula="of:=VLOOKUP([.L86];[dateinamen.$A$1:.$B$94];2;0)" office:value-type="string" office:string-value="#N/A" calcext:value-type="error">
            <text:p>#N/A</text:p>
          </table:table-cell>
          <table:table-cell table:formula="of:=IF(LEFT([.J86];6)&lt;&gt;LEFT([.M86];6);LEFT([.J86];6) &amp; MID([.M86];7;LEN([.M8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9.09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es Herz</text:p>
          </table:table-cell>
          <table:table-cell table:formula="of:=TIMEVALUE(LEFT([.C87];5))" office:value-type="time" office:time-value="PT20H15M00S" calcext:value-type="time">
            <text:p>20:15</text:p>
          </table:table-cell>
          <table:table-cell table:formula="of:=&quot;S&quot;&amp;TEXT(INT([.F87]);&quot;00&quot;)&amp;&quot;E&quot;&amp;TEXT(INT([.G87]);&quot;00&quot;)&amp;&quot;_&quot;&amp;YEAR([.B87])&amp;TEXT(MONTH([.B87]);&quot;00&quot;)&amp;TEXT(DAY([.B87]);&quot;00&quot;)&amp;&quot;_&quot;&amp;TEXT(HOUR([.I87]);&quot;00&quot;)&amp;TEXT(MINUTE([.I87]);&quot;00&quot;)" office:value-type="string" office:string-value="S02E05_20140919_2015" calcext:value-type="string">
            <text:p>S02E05_20140919_2015</text:p>
          </table:table-cell>
          <table:table-cell table:formula="of:=[.H87]" office:value-type="string" office:string-value="Schwarzes Herz" calcext:value-type="string">
            <text:p>Schwarzes Herz</text:p>
          </table:table-cell>
          <table:table-cell table:formula="of:=&quot;&quot;&amp;YEAR([.B87])&amp;TEXT( MONTH([.B87]);&quot;00&quot;)&amp; TEXT(DAY([.B87]);&quot;00&quot;) &amp; &quot;_&quot; &amp; TEXT(HOUR([.I87]);&quot;00&quot;)&amp;TEXT(MINUTE([.I87]);&quot;00&quot;)" office:value-type="string" office:string-value="20140919_2015" calcext:value-type="string">
            <text:p>20140919_2015</text:p>
          </table:table-cell>
          <table:table-cell table:formula="of:=VLOOKUP([.L87];[dateinamen.$A$1:.$B$94];2;0)" office:value-type="string" office:string-value="#N/A" calcext:value-type="error">
            <text:p>#N/A</text:p>
          </table:table-cell>
          <table:table-cell table:formula="of:=IF(LEFT([.J87];6)&lt;&gt;LEFT([.M87];6);LEFT([.J87];6) &amp; MID([.M87];7;LEN([.M8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4.09.2014</text:p>
          </table:table-cell>
          <table:table-cell office:value-type="string" calcext:value-type="string">
            <text:p>09:00–10:00 Uhr</text:p>
          </table:table-cell>
          <table:table-cell office:value-type="string" calcext:value-type="string">
            <text:p>kabel ein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 sind Everyone</text:p>
          </table:table-cell>
          <table:table-cell table:formula="of:=TIMEVALUE(LEFT([.C88];5))" office:value-type="time" office:time-value="PT09H00M00S" calcext:value-type="time">
            <text:p>09:00</text:p>
          </table:table-cell>
          <table:table-cell table:formula="of:=&quot;S&quot;&amp;TEXT(INT([.F88]);&quot;00&quot;)&amp;&quot;E&quot;&amp;TEXT(INT([.G88]);&quot;00&quot;)&amp;&quot;_&quot;&amp;YEAR([.B88])&amp;TEXT(MONTH([.B88]);&quot;00&quot;)&amp;TEXT(DAY([.B88]);&quot;00&quot;)&amp;&quot;_&quot;&amp;TEXT(HOUR([.I88]);&quot;00&quot;)&amp;TEXT(MINUTE([.I88]);&quot;00&quot;)" office:value-type="string" office:string-value="S02E03_20140914_0900" calcext:value-type="string">
            <text:p>S02E03_20140914_0900</text:p>
          </table:table-cell>
          <table:table-cell table:formula="of:=[.H88]" office:value-type="string" office:string-value="Wir sind Everyone" calcext:value-type="string">
            <text:p>Wir sind Everyone</text:p>
          </table:table-cell>
          <table:table-cell table:formula="of:=&quot;&quot;&amp;YEAR([.B88])&amp;TEXT( MONTH([.B88]);&quot;00&quot;)&amp; TEXT(DAY([.B88]);&quot;00&quot;) &amp; &quot;_&quot; &amp; TEXT(HOUR([.I88]);&quot;00&quot;)&amp;TEXT(MINUTE([.I88]);&quot;00&quot;)" office:value-type="string" office:string-value="20140914_0900" calcext:value-type="string">
            <text:p>20140914_0900</text:p>
          </table:table-cell>
          <table:table-cell table:formula="of:=VLOOKUP([.L88];[dateinamen.$A$1:.$B$94];2;0)" office:value-type="string" office:string-value="#N/A" calcext:value-type="error">
            <text:p>#N/A</text:p>
          </table:table-cell>
          <table:table-cell table:formula="of:=IF(LEFT([.J88];6)&lt;&gt;LEFT([.M88];6);LEFT([.J88];6) &amp; MID([.M88];7;LEN([.M8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2.09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äte Bestrafung</text:p>
          </table:table-cell>
          <table:table-cell table:formula="of:=TIMEVALUE(LEFT([.C89];5))" office:value-type="time" office:time-value="PT21H15M00S" calcext:value-type="time">
            <text:p>21:15</text:p>
          </table:table-cell>
          <table:table-cell table:formula="of:=&quot;S&quot;&amp;TEXT(INT([.F89]);&quot;00&quot;)&amp;&quot;E&quot;&amp;TEXT(INT([.G89]);&quot;00&quot;)&amp;&quot;_&quot;&amp;YEAR([.B89])&amp;TEXT(MONTH([.B89]);&quot;00&quot;)&amp;TEXT(DAY([.B89]);&quot;00&quot;)&amp;&quot;_&quot;&amp;TEXT(HOUR([.I89]);&quot;00&quot;)&amp;TEXT(MINUTE([.I89]);&quot;00&quot;)" office:value-type="string" office:string-value="S02E04_20140912_2115" calcext:value-type="string">
            <text:p>S02E04_20140912_2115</text:p>
          </table:table-cell>
          <table:table-cell table:formula="of:=[.H89]" office:value-type="string" office:string-value="Späte Bestrafung" calcext:value-type="string">
            <text:p>Späte Bestrafung</text:p>
          </table:table-cell>
          <table:table-cell table:formula="of:=&quot;&quot;&amp;YEAR([.B89])&amp;TEXT( MONTH([.B89]);&quot;00&quot;)&amp; TEXT(DAY([.B89]);&quot;00&quot;) &amp; &quot;_&quot; &amp; TEXT(HOUR([.I89]);&quot;00&quot;)&amp;TEXT(MINUTE([.I89]);&quot;00&quot;)" office:value-type="string" office:string-value="20140912_2115" calcext:value-type="string">
            <text:p>20140912_2115</text:p>
          </table:table-cell>
          <table:table-cell table:formula="of:=VLOOKUP([.L89];[dateinamen.$A$1:.$B$94];2;0)" office:value-type="string" office:string-value="#N/A" calcext:value-type="error">
            <text:p>#N/A</text:p>
          </table:table-cell>
          <table:table-cell table:formula="of:=IF(LEFT([.J89];6)&lt;&gt;LEFT([.M89];6);LEFT([.J89];6) &amp; MID([.M89];7;LEN([.M8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2.09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 sind Everyone</text:p>
          </table:table-cell>
          <table:table-cell table:formula="of:=TIMEVALUE(LEFT([.C90];5))" office:value-type="time" office:time-value="PT20H15M00S" calcext:value-type="time">
            <text:p>20:15</text:p>
          </table:table-cell>
          <table:table-cell table:formula="of:=&quot;S&quot;&amp;TEXT(INT([.F90]);&quot;00&quot;)&amp;&quot;E&quot;&amp;TEXT(INT([.G90]);&quot;00&quot;)&amp;&quot;_&quot;&amp;YEAR([.B90])&amp;TEXT(MONTH([.B90]);&quot;00&quot;)&amp;TEXT(DAY([.B90]);&quot;00&quot;)&amp;&quot;_&quot;&amp;TEXT(HOUR([.I90]);&quot;00&quot;)&amp;TEXT(MINUTE([.I90]);&quot;00&quot;)" office:value-type="string" office:string-value="S02E03_20140912_2015" calcext:value-type="string">
            <text:p>S02E03_20140912_2015</text:p>
          </table:table-cell>
          <table:table-cell table:formula="of:=[.H90]" office:value-type="string" office:string-value="Wir sind Everyone" calcext:value-type="string">
            <text:p>Wir sind Everyone</text:p>
          </table:table-cell>
          <table:table-cell table:formula="of:=&quot;&quot;&amp;YEAR([.B90])&amp;TEXT( MONTH([.B90]);&quot;00&quot;)&amp; TEXT(DAY([.B90]);&quot;00&quot;) &amp; &quot;_&quot; &amp; TEXT(HOUR([.I90]);&quot;00&quot;)&amp;TEXT(MINUTE([.I90]);&quot;00&quot;)" office:value-type="string" office:string-value="20140912_2015" calcext:value-type="string">
            <text:p>20140912_2015</text:p>
          </table:table-cell>
          <table:table-cell table:formula="of:=VLOOKUP([.L90];[dateinamen.$A$1:.$B$94];2;0)" office:value-type="string" office:string-value="#N/A" calcext:value-type="error">
            <text:p>#N/A</text:p>
          </table:table-cell>
          <table:table-cell table:formula="of:=IF(LEFT([.J90];6)&lt;&gt;LEFT([.M90];6);LEFT([.J90];6) &amp; MID([.M90];7;LEN([.M9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7.09.2014</text:p>
          </table:table-cell>
          <table:table-cell office:value-type="string" calcext:value-type="string">
            <text:p>08:55–09:50 Uhr</text:p>
          </table:table-cell>
          <table:table-cell office:value-type="string" calcext:value-type="string">
            <text:p>kabel ein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ch X auflösen</text:p>
          </table:table-cell>
          <table:table-cell table:formula="of:=TIMEVALUE(LEFT([.C91];5))" office:value-type="time" office:time-value="PT08H55M00S" calcext:value-type="time">
            <text:p>08:55</text:p>
          </table:table-cell>
          <table:table-cell table:formula="of:=&quot;S&quot;&amp;TEXT(INT([.F91]);&quot;00&quot;)&amp;&quot;E&quot;&amp;TEXT(INT([.G91]);&quot;00&quot;)&amp;&quot;_&quot;&amp;YEAR([.B91])&amp;TEXT(MONTH([.B91]);&quot;00&quot;)&amp;TEXT(DAY([.B91]);&quot;00&quot;)&amp;&quot;_&quot;&amp;TEXT(HOUR([.I91]);&quot;00&quot;)&amp;TEXT(MINUTE([.I91]);&quot;00&quot;)" office:value-type="string" office:string-value="S02E02_20140907_0855" calcext:value-type="string">
            <text:p>S02E02_20140907_0855</text:p>
          </table:table-cell>
          <table:table-cell table:formula="of:=[.H91]" office:value-type="string" office:string-value="Nach X auflösen" calcext:value-type="string">
            <text:p>Nach X auflösen</text:p>
          </table:table-cell>
          <table:table-cell table:formula="of:=&quot;&quot;&amp;YEAR([.B91])&amp;TEXT( MONTH([.B91]);&quot;00&quot;)&amp; TEXT(DAY([.B91]);&quot;00&quot;) &amp; &quot;_&quot; &amp; TEXT(HOUR([.I91]);&quot;00&quot;)&amp;TEXT(MINUTE([.I91]);&quot;00&quot;)" office:value-type="string" office:string-value="20140907_0855" calcext:value-type="string">
            <text:p>20140907_0855</text:p>
          </table:table-cell>
          <table:table-cell table:formula="of:=VLOOKUP([.L91];[dateinamen.$A$1:.$B$94];2;0)" office:value-type="string" office:string-value="#N/A" calcext:value-type="error">
            <text:p>#N/A</text:p>
          </table:table-cell>
          <table:table-cell table:formula="of:=IF(LEFT([.J91];6)&lt;&gt;LEFT([.M91];6);LEFT([.J91];6) &amp; MID([.M91];7;LEN([.M9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table:style-name="ce4" office:value-type="string" calcext:value-type="string">
            <text:p>07.09.2014</text:p>
          </table:table-cell>
          <table:table-cell office:value-type="string" calcext:value-type="string">
            <text:p>07:55–08:55 Uhr</text:p>
          </table:table-cell>
          <table:table-cell office:value-type="string" calcext:value-type="string">
            <text:p>kabel ein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table:formula="of:=TIMEVALUE(LEFT([.C92];5))" office:value-type="time" office:time-value="PT07H55M00S" calcext:value-type="time">
            <text:p>07:55</text:p>
          </table:table-cell>
          <table:table-cell table:formula="of:=&quot;S&quot;&amp;TEXT(INT([.F92]);&quot;00&quot;)&amp;&quot;E&quot;&amp;TEXT(INT([.G92]);&quot;00&quot;)&amp;&quot;_&quot;&amp;YEAR([.B92])&amp;TEXT(MONTH([.B92]);&quot;00&quot;)&amp;TEXT(DAY([.B92]);&quot;00&quot;)&amp;&quot;_&quot;&amp;TEXT(HOUR([.I92]);&quot;00&quot;)&amp;TEXT(MINUTE([.I92]);&quot;00&quot;)" office:value-type="string" office:string-value="S02E01_20140907_0755" calcext:value-type="string">
            <text:p>S02E01_20140907_0755</text:p>
          </table:table-cell>
          <table:table-cell table:formula="of:=[.H92]" office:value-type="string" office:string-value="London" calcext:value-type="string">
            <text:p>London</text:p>
          </table:table-cell>
          <table:table-cell table:formula="of:=&quot;&quot;&amp;YEAR([.B92])&amp;TEXT( MONTH([.B92]);&quot;00&quot;)&amp; TEXT(DAY([.B92]);&quot;00&quot;) &amp; &quot;_&quot; &amp; TEXT(HOUR([.I92]);&quot;00&quot;)&amp;TEXT(MINUTE([.I92]);&quot;00&quot;)" office:value-type="string" office:string-value="20140907_0755" calcext:value-type="string">
            <text:p>20140907_0755</text:p>
          </table:table-cell>
          <table:table-cell table:formula="of:=VLOOKUP([.L92];[dateinamen.$A$1:.$B$94];2;0)" office:value-type="string" office:string-value="#N/A" calcext:value-type="error">
            <text:p>#N/A</text:p>
          </table:table-cell>
          <table:table-cell table:formula="of:=IF(LEFT([.J92];6)&lt;&gt;LEFT([.M92];6);LEFT([.J92];6) &amp; MID([.M92];7;LEN([.M9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table:style-name="ce4" office:value-type="string" calcext:value-type="string">
            <text:p>05.09.2014</text:p>
          </table:table-cell>
          <table:table-cell office:value-type="string" calcext:value-type="string">
            <text:p>21:15–22:15 Uhr</text:p>
          </table:table-cell>
          <table:table-cell office:value-type="string" calcext:value-type="string">
            <text:p>kabel ein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ch X auflösen</text:p>
          </table:table-cell>
          <table:table-cell table:formula="of:=TIMEVALUE(LEFT([.C93];5))" office:value-type="time" office:time-value="PT21H15M00S" calcext:value-type="time">
            <text:p>21:15</text:p>
          </table:table-cell>
          <table:table-cell table:formula="of:=&quot;S&quot;&amp;TEXT(INT([.F93]);&quot;00&quot;)&amp;&quot;E&quot;&amp;TEXT(INT([.G93]);&quot;00&quot;)&amp;&quot;_&quot;&amp;YEAR([.B93])&amp;TEXT(MONTH([.B93]);&quot;00&quot;)&amp;TEXT(DAY([.B93]);&quot;00&quot;)&amp;&quot;_&quot;&amp;TEXT(HOUR([.I93]);&quot;00&quot;)&amp;TEXT(MINUTE([.I93]);&quot;00&quot;)" office:value-type="string" office:string-value="S02E02_20140905_2115" calcext:value-type="string">
            <text:p>S02E02_20140905_2115</text:p>
          </table:table-cell>
          <table:table-cell table:formula="of:=[.H93]" office:value-type="string" office:string-value="Nach X auflösen" calcext:value-type="string">
            <text:p>Nach X auflösen</text:p>
          </table:table-cell>
          <table:table-cell table:formula="of:=&quot;&quot;&amp;YEAR([.B93])&amp;TEXT( MONTH([.B93]);&quot;00&quot;)&amp; TEXT(DAY([.B93]);&quot;00&quot;) &amp; &quot;_&quot; &amp; TEXT(HOUR([.I93]);&quot;00&quot;)&amp;TEXT(MINUTE([.I93]);&quot;00&quot;)" office:value-type="string" office:string-value="20140905_2115" calcext:value-type="string">
            <text:p>20140905_2115</text:p>
          </table:table-cell>
          <table:table-cell table:formula="of:=VLOOKUP([.L93];[dateinamen.$A$1:.$B$94];2;0)" office:value-type="string" office:string-value="#N/A" calcext:value-type="error">
            <text:p>#N/A</text:p>
          </table:table-cell>
          <table:table-cell table:formula="of:=IF(LEFT([.J93];6)&lt;&gt;LEFT([.M93];6);LEFT([.J93];6) &amp; MID([.M93];7;LEN([.M9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table:style-name="ce4" office:value-type="string" calcext:value-type="string">
            <text:p>05.09.2014</text:p>
          </table:table-cell>
          <table:table-cell office:value-type="string" calcext:value-type="string">
            <text:p>20:15–21:15 Uhr</text:p>
          </table:table-cell>
          <table:table-cell office:value-type="string" calcext:value-type="string">
            <text:p>kabel ein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table:formula="of:=TIMEVALUE(LEFT([.C94];5))" office:value-type="time" office:time-value="PT20H15M00S" calcext:value-type="time">
            <text:p>20:15</text:p>
          </table:table-cell>
          <table:table-cell table:formula="of:=&quot;S&quot;&amp;TEXT(INT([.F94]);&quot;00&quot;)&amp;&quot;E&quot;&amp;TEXT(INT([.G94]);&quot;00&quot;)&amp;&quot;_&quot;&amp;YEAR([.B94])&amp;TEXT(MONTH([.B94]);&quot;00&quot;)&amp;TEXT(DAY([.B94]);&quot;00&quot;)&amp;&quot;_&quot;&amp;TEXT(HOUR([.I94]);&quot;00&quot;)&amp;TEXT(MINUTE([.I94]);&quot;00&quot;)" office:value-type="string" office:string-value="S02E01_20140905_2015" calcext:value-type="string">
            <text:p>S02E01_20140905_2015</text:p>
          </table:table-cell>
          <table:table-cell table:formula="of:=[.H94]" office:value-type="string" office:string-value="London" calcext:value-type="string">
            <text:p>London</text:p>
          </table:table-cell>
          <table:table-cell table:formula="of:=&quot;&quot;&amp;YEAR([.B94])&amp;TEXT( MONTH([.B94]);&quot;00&quot;)&amp; TEXT(DAY([.B94]);&quot;00&quot;) &amp; &quot;_&quot; &amp; TEXT(HOUR([.I94]);&quot;00&quot;)&amp;TEXT(MINUTE([.I94]);&quot;00&quot;)" office:value-type="string" office:string-value="20140905_2015" calcext:value-type="string">
            <text:p>20140905_2015</text:p>
          </table:table-cell>
          <table:table-cell table:formula="of:=VLOOKUP([.L94];[dateinamen.$A$1:.$B$94];2;0)" office:value-type="string" office:string-value="#N/A" calcext:value-type="error">
            <text:p>#N/A</text:p>
          </table:table-cell>
          <table:table-cell table:formula="of:=IF(LEFT([.J94];6)&lt;&gt;LEFT([.M94];6);LEFT([.J94];6) &amp; MID([.M94];7;LEN([.M9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table:style-name="ce4" office:value-type="string" calcext:value-type="string">
            <text:p>31.08.2014</text:p>
          </table:table-cell>
          <table:table-cell office:value-type="string" calcext:value-type="string">
            <text:p>06:50–07:45 Uhr</text:p>
          </table:table-cell>
          <table:table-cell office:value-type="string" calcext:value-type="string">
            <text:p>kabel ein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ne</text:p>
          </table:table-cell>
          <table:table-cell table:formula="of:=TIMEVALUE(LEFT([.C95];5))" office:value-type="time" office:time-value="PT06H50M00S" calcext:value-type="time">
            <text:p>06:50</text:p>
          </table:table-cell>
          <table:table-cell table:formula="of:=&quot;S&quot;&amp;TEXT(INT([.F95]);&quot;00&quot;)&amp;&quot;E&quot;&amp;TEXT(INT([.G95]);&quot;00&quot;)&amp;&quot;_&quot;&amp;YEAR([.B95])&amp;TEXT(MONTH([.B95]);&quot;00&quot;)&amp;TEXT(DAY([.B95]);&quot;00&quot;)&amp;&quot;_&quot;&amp;TEXT(HOUR([.I95]);&quot;00&quot;)&amp;TEXT(MINUTE([.I95]);&quot;00&quot;)" office:value-type="string" office:string-value="S01E23_20140831_0650" calcext:value-type="string">
            <text:p>S01E23_20140831_0650</text:p>
          </table:table-cell>
          <table:table-cell table:formula="of:=[.H95]" office:value-type="string" office:string-value="Irene" calcext:value-type="string">
            <text:p>Irene</text:p>
          </table:table-cell>
          <table:table-cell table:formula="of:=&quot;&quot;&amp;YEAR([.B95])&amp;TEXT( MONTH([.B95]);&quot;00&quot;)&amp; TEXT(DAY([.B95]);&quot;00&quot;) &amp; &quot;_&quot; &amp; TEXT(HOUR([.I95]);&quot;00&quot;)&amp;TEXT(MINUTE([.I95]);&quot;00&quot;)" office:value-type="string" office:string-value="20140831_0650" calcext:value-type="string">
            <text:p>20140831_0650</text:p>
          </table:table-cell>
          <table:table-cell table:formula="of:=VLOOKUP([.L95];[dateinamen.$A$1:.$B$94];2;0)" office:value-type="string" office:string-value="#N/A" calcext:value-type="error">
            <text:p>#N/A</text:p>
          </table:table-cell>
          <table:table-cell table:formula="of:=IF(LEFT([.J95];6)&lt;&gt;LEFT([.M95];6);LEFT([.J95];6) &amp; MID([.M95];7;LEN([.M9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a</text:p>
          </table:table-cell>
          <table:table-cell office:value-type="string" calcext:value-type="string">
            <text:p>30.08.2014</text:p>
          </table:table-cell>
          <table:table-cell office:value-type="string" calcext:value-type="string">
            <text:p>02:55–03:40 Uhr</text:p>
          </table:table-cell>
          <table:table-cell office:value-type="string" calcext:value-type="string">
            <text:p>kabel ein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iarty</text:p>
          </table:table-cell>
          <table:table-cell table:formula="of:=TIMEVALUE(LEFT([.C96];5))" office:value-type="time" office:time-value="PT02H55M00S" calcext:value-type="time">
            <text:p>02:55</text:p>
          </table:table-cell>
          <table:table-cell table:formula="of:=&quot;S&quot;&amp;TEXT(INT([.F96]);&quot;00&quot;)&amp;&quot;E&quot;&amp;TEXT(INT([.G96]);&quot;00&quot;)&amp;&quot;_&quot;&amp;YEAR([.B96])&amp;TEXT(MONTH([.B96]);&quot;00&quot;)&amp;TEXT(DAY([.B96]);&quot;00&quot;)&amp;&quot;_&quot;&amp;TEXT(HOUR([.I96]);&quot;00&quot;)&amp;TEXT(MINUTE([.I96]);&quot;00&quot;)" office:value-type="string" office:string-value="S01E24_20140830_0255" calcext:value-type="string">
            <text:p>S01E24_20140830_0255</text:p>
          </table:table-cell>
          <table:table-cell table:formula="of:=[.H96]" office:value-type="string" office:string-value="Moriarty" calcext:value-type="string">
            <text:p>Moriarty</text:p>
          </table:table-cell>
          <table:table-cell table:formula="of:=&quot;&quot;&amp;YEAR([.B96])&amp;TEXT( MONTH([.B96]);&quot;00&quot;)&amp; TEXT(DAY([.B96]);&quot;00&quot;) &amp; &quot;_&quot; &amp; TEXT(HOUR([.I96]);&quot;00&quot;)&amp;TEXT(MINUTE([.I96]);&quot;00&quot;)" office:value-type="string" office:string-value="20140830_0255" calcext:value-type="string">
            <text:p>20140830_0255</text:p>
          </table:table-cell>
          <table:table-cell table:formula="of:=VLOOKUP([.L96];[dateinamen.$A$1:.$B$94];2;0)" office:value-type="string" office:string-value="#N/A" calcext:value-type="error">
            <text:p>#N/A</text:p>
          </table:table-cell>
          <table:table-cell table:formula="of:=IF(LEFT([.J96];6)&lt;&gt;LEFT([.M96];6);LEFT([.J96];6) &amp; MID([.M96];7;LEN([.M9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9.08.2014</text:p>
          </table:table-cell>
          <table:table-cell office:value-type="string" calcext:value-type="string">
            <text:p>23:20–00:15 Uhr</text:p>
          </table:table-cell>
          <table:table-cell office:value-type="string" calcext:value-type="string">
            <text:p>kabel eins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iarty</text:p>
          </table:table-cell>
          <table:table-cell table:formula="of:=TIMEVALUE(LEFT([.C97];5))" office:value-type="time" office:time-value="PT23H20M00S" calcext:value-type="time">
            <text:p>23:20</text:p>
          </table:table-cell>
          <table:table-cell table:formula="of:=&quot;S&quot;&amp;TEXT(INT([.F97]);&quot;00&quot;)&amp;&quot;E&quot;&amp;TEXT(INT([.G97]);&quot;00&quot;)&amp;&quot;_&quot;&amp;YEAR([.B97])&amp;TEXT(MONTH([.B97]);&quot;00&quot;)&amp;TEXT(DAY([.B97]);&quot;00&quot;)&amp;&quot;_&quot;&amp;TEXT(HOUR([.I97]);&quot;00&quot;)&amp;TEXT(MINUTE([.I97]);&quot;00&quot;)" office:value-type="string" office:string-value="S01E24_20140829_2320" calcext:value-type="string">
            <text:p>S01E24_20140829_2320</text:p>
          </table:table-cell>
          <table:table-cell table:formula="of:=[.H97]" office:value-type="string" office:string-value="Moriarty" calcext:value-type="string">
            <text:p>Moriarty</text:p>
          </table:table-cell>
          <table:table-cell table:formula="of:=&quot;&quot;&amp;YEAR([.B97])&amp;TEXT( MONTH([.B97]);&quot;00&quot;)&amp; TEXT(DAY([.B97]);&quot;00&quot;) &amp; &quot;_&quot; &amp; TEXT(HOUR([.I97]);&quot;00&quot;)&amp;TEXT(MINUTE([.I97]);&quot;00&quot;)" office:value-type="string" office:string-value="20140829_2320" calcext:value-type="string">
            <text:p>20140829_2320</text:p>
          </table:table-cell>
          <table:table-cell table:formula="of:=VLOOKUP([.L97];[dateinamen.$A$1:.$B$94];2;0)" office:value-type="string" office:string-value="#N/A" calcext:value-type="error">
            <text:p>#N/A</text:p>
          </table:table-cell>
          <table:table-cell table:formula="of:=IF(LEFT([.J97];6)&lt;&gt;LEFT([.M97];6);LEFT([.J97];6) &amp; MID([.M97];7;LEN([.M9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9.08.2014</text:p>
          </table:table-cell>
          <table:table-cell office:value-type="string" calcext:value-type="string">
            <text:p>22:15–23:20 Uhr</text:p>
          </table:table-cell>
          <table:table-cell office:value-type="string" calcext:value-type="string">
            <text:p>kabel ein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ne</text:p>
          </table:table-cell>
          <table:table-cell table:formula="of:=TIMEVALUE(LEFT([.C98];5))" office:value-type="time" office:time-value="PT22H15M00S" calcext:value-type="time">
            <text:p>22:15</text:p>
          </table:table-cell>
          <table:table-cell table:formula="of:=&quot;S&quot;&amp;TEXT(INT([.F98]);&quot;00&quot;)&amp;&quot;E&quot;&amp;TEXT(INT([.G98]);&quot;00&quot;)&amp;&quot;_&quot;&amp;YEAR([.B98])&amp;TEXT(MONTH([.B98]);&quot;00&quot;)&amp;TEXT(DAY([.B98]);&quot;00&quot;)&amp;&quot;_&quot;&amp;TEXT(HOUR([.I98]);&quot;00&quot;)&amp;TEXT(MINUTE([.I98]);&quot;00&quot;)" office:value-type="string" office:string-value="S01E23_20140829_2215" calcext:value-type="string">
            <text:p>S01E23_20140829_2215</text:p>
          </table:table-cell>
          <table:table-cell table:formula="of:=[.H98]" office:value-type="string" office:string-value="Irene" calcext:value-type="string">
            <text:p>Irene</text:p>
          </table:table-cell>
          <table:table-cell table:formula="of:=&quot;&quot;&amp;YEAR([.B98])&amp;TEXT( MONTH([.B98]);&quot;00&quot;)&amp; TEXT(DAY([.B98]);&quot;00&quot;) &amp; &quot;_&quot; &amp; TEXT(HOUR([.I98]);&quot;00&quot;)&amp;TEXT(MINUTE([.I98]);&quot;00&quot;)" office:value-type="string" office:string-value="20140829_2215" calcext:value-type="string">
            <text:p>20140829_2215</text:p>
          </table:table-cell>
          <table:table-cell table:formula="of:=VLOOKUP([.L98];[dateinamen.$A$1:.$B$94];2;0)" office:value-type="string" office:string-value="#N/A" calcext:value-type="error">
            <text:p>#N/A</text:p>
          </table:table-cell>
          <table:table-cell table:formula="of:=IF(LEFT([.J98];6)&lt;&gt;LEFT([.M98];6);LEFT([.J98];6) &amp; MID([.M98];7;LEN([.M9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4.08.2014</text:p>
          </table:table-cell>
          <table:table-cell office:value-type="string" calcext:value-type="string">
            <text:p>07:45–08:45 Uhr</text:p>
          </table:table-cell>
          <table:table-cell office:value-type="string" calcext:value-type="string">
            <text:p>kabel ein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gen und Antworten</text:p>
          </table:table-cell>
          <table:table-cell table:formula="of:=TIMEVALUE(LEFT([.C99];5))" office:value-type="time" office:time-value="PT07H45M00S" calcext:value-type="time">
            <text:p>07:45</text:p>
          </table:table-cell>
          <table:table-cell table:formula="of:=&quot;S&quot;&amp;TEXT(INT([.F99]);&quot;00&quot;)&amp;&quot;E&quot;&amp;TEXT(INT([.G99]);&quot;00&quot;)&amp;&quot;_&quot;&amp;YEAR([.B99])&amp;TEXT(MONTH([.B99]);&quot;00&quot;)&amp;TEXT(DAY([.B99]);&quot;00&quot;)&amp;&quot;_&quot;&amp;TEXT(HOUR([.I99]);&quot;00&quot;)&amp;TEXT(MINUTE([.I99]);&quot;00&quot;)" office:value-type="string" office:string-value="S01E22_20140824_0745" calcext:value-type="string">
            <text:p>S01E22_20140824_0745</text:p>
          </table:table-cell>
          <table:table-cell table:formula="of:=[.H99]" office:value-type="string" office:string-value="Fragen und Antworten" calcext:value-type="string">
            <text:p>Fragen und Antworten</text:p>
          </table:table-cell>
          <table:table-cell table:formula="of:=&quot;&quot;&amp;YEAR([.B99])&amp;TEXT( MONTH([.B99]);&quot;00&quot;)&amp; TEXT(DAY([.B99]);&quot;00&quot;) &amp; &quot;_&quot; &amp; TEXT(HOUR([.I99]);&quot;00&quot;)&amp;TEXT(MINUTE([.I99]);&quot;00&quot;)" office:value-type="string" office:string-value="20140824_0745" calcext:value-type="string">
            <text:p>20140824_0745</text:p>
          </table:table-cell>
          <table:table-cell table:formula="of:=VLOOKUP([.L99];[dateinamen.$A$1:.$B$94];2;0)" office:value-type="string" office:string-value="#N/A" calcext:value-type="error">
            <text:p>#N/A</text:p>
          </table:table-cell>
          <table:table-cell table:formula="of:=IF(LEFT([.J99];6)&lt;&gt;LEFT([.M99];6);LEFT([.J99];6) &amp; MID([.M99];7;LEN([.M9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a</text:p>
          </table:table-cell>
          <table:table-cell office:value-type="string" calcext:value-type="string">
            <text:p>23.08.2014</text:p>
          </table:table-cell>
          <table:table-cell office:value-type="string" calcext:value-type="string">
            <text:p>02:55–03:35 Uhr</text:p>
          </table:table-cell>
          <table:table-cell office:value-type="string" calcext:value-type="string">
            <text:p>kabel ein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in Schritt näher</text:p>
          </table:table-cell>
          <table:table-cell table:formula="of:=TIMEVALUE(LEFT([.C100];5))" office:value-type="time" office:time-value="PT02H55M00S" calcext:value-type="time">
            <text:p>02:55</text:p>
          </table:table-cell>
          <table:table-cell table:formula="of:=&quot;S&quot;&amp;TEXT(INT([.F100]);&quot;00&quot;)&amp;&quot;E&quot;&amp;TEXT(INT([.G100]);&quot;00&quot;)&amp;&quot;_&quot;&amp;YEAR([.B100])&amp;TEXT(MONTH([.B100]);&quot;00&quot;)&amp;TEXT(DAY([.B100]);&quot;00&quot;)&amp;&quot;_&quot;&amp;TEXT(HOUR([.I100]);&quot;00&quot;)&amp;TEXT(MINUTE([.I100]);&quot;00&quot;)" office:value-type="string" office:string-value="S01E21_20140823_0255" calcext:value-type="string">
            <text:p>S01E21_20140823_0255</text:p>
          </table:table-cell>
          <table:table-cell table:formula="of:=[.H100]" office:value-type="string" office:string-value="Ein Schritt näher" calcext:value-type="string">
            <text:p>Ein Schritt näher</text:p>
          </table:table-cell>
          <table:table-cell table:formula="of:=&quot;&quot;&amp;YEAR([.B100])&amp;TEXT( MONTH([.B100]);&quot;00&quot;)&amp; TEXT(DAY([.B100]);&quot;00&quot;) &amp; &quot;_&quot; &amp; TEXT(HOUR([.I100]);&quot;00&quot;)&amp;TEXT(MINUTE([.I100]);&quot;00&quot;)" office:value-type="string" office:string-value="20140823_0255" calcext:value-type="string">
            <text:p>20140823_0255</text:p>
          </table:table-cell>
          <table:table-cell table:formula="of:=VLOOKUP([.L100];[dateinamen.$A$1:.$B$94];2;0)" office:value-type="string" office:string-value="#N/A" calcext:value-type="error">
            <text:p>#N/A</text:p>
          </table:table-cell>
          <table:table-cell table:formula="of:=IF(LEFT([.J100];6)&lt;&gt;LEFT([.M100];6);LEFT([.J100];6) &amp; MID([.M100];7;LEN([.M10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2.08.2014</text:p>
          </table:table-cell>
          <table:table-cell office:value-type="string" calcext:value-type="string">
            <text:p>23:15–00:15 Uhr</text:p>
          </table:table-cell>
          <table:table-cell office:value-type="string" calcext:value-type="string">
            <text:p>kabel ein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gen und Antworten</text:p>
          </table:table-cell>
          <table:table-cell table:formula="of:=TIMEVALUE(LEFT([.C101];5))" office:value-type="time" office:time-value="PT23H15M00S" calcext:value-type="time">
            <text:p>23:15</text:p>
          </table:table-cell>
          <table:table-cell table:formula="of:=&quot;S&quot;&amp;TEXT(INT([.F101]);&quot;00&quot;)&amp;&quot;E&quot;&amp;TEXT(INT([.G101]);&quot;00&quot;)&amp;&quot;_&quot;&amp;YEAR([.B101])&amp;TEXT(MONTH([.B101]);&quot;00&quot;)&amp;TEXT(DAY([.B101]);&quot;00&quot;)&amp;&quot;_&quot;&amp;TEXT(HOUR([.I101]);&quot;00&quot;)&amp;TEXT(MINUTE([.I101]);&quot;00&quot;)" office:value-type="string" office:string-value="S01E22_20140822_2315" calcext:value-type="string">
            <text:p>S01E22_20140822_2315</text:p>
          </table:table-cell>
          <table:table-cell table:formula="of:=[.H101]" office:value-type="string" office:string-value="Fragen und Antworten" calcext:value-type="string">
            <text:p>Fragen und Antworten</text:p>
          </table:table-cell>
          <table:table-cell table:formula="of:=&quot;&quot;&amp;YEAR([.B101])&amp;TEXT( MONTH([.B101]);&quot;00&quot;)&amp; TEXT(DAY([.B101]);&quot;00&quot;) &amp; &quot;_&quot; &amp; TEXT(HOUR([.I101]);&quot;00&quot;)&amp;TEXT(MINUTE([.I101]);&quot;00&quot;)" office:value-type="string" office:string-value="20140822_2315" calcext:value-type="string">
            <text:p>20140822_2315</text:p>
          </table:table-cell>
          <table:table-cell table:formula="of:=VLOOKUP([.L101];[dateinamen.$A$1:.$B$94];2;0)" office:value-type="string" office:string-value="#N/A" calcext:value-type="error">
            <text:p>#N/A</text:p>
          </table:table-cell>
          <table:table-cell table:formula="of:=IF(LEFT([.J101];6)&lt;&gt;LEFT([.M101];6);LEFT([.J101];6) &amp; MID([.M101];7;LEN([.M10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2.08.2014</text:p>
          </table:table-cell>
          <table:table-cell office:value-type="string" calcext:value-type="string">
            <text:p>22:15–23:15 Uhr</text:p>
          </table:table-cell>
          <table:table-cell office:value-type="string" calcext:value-type="string">
            <text:p>kabel ein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in Schritt näher</text:p>
          </table:table-cell>
          <table:table-cell table:formula="of:=TIMEVALUE(LEFT([.C102];5))" office:value-type="time" office:time-value="PT22H15M00S" calcext:value-type="time">
            <text:p>22:15</text:p>
          </table:table-cell>
          <table:table-cell table:formula="of:=&quot;S&quot;&amp;TEXT(INT([.F102]);&quot;00&quot;)&amp;&quot;E&quot;&amp;TEXT(INT([.G102]);&quot;00&quot;)&amp;&quot;_&quot;&amp;YEAR([.B102])&amp;TEXT(MONTH([.B102]);&quot;00&quot;)&amp;TEXT(DAY([.B102]);&quot;00&quot;)&amp;&quot;_&quot;&amp;TEXT(HOUR([.I102]);&quot;00&quot;)&amp;TEXT(MINUTE([.I102]);&quot;00&quot;)" office:value-type="string" office:string-value="S01E21_20140822_2215" calcext:value-type="string">
            <text:p>S01E21_20140822_2215</text:p>
          </table:table-cell>
          <table:table-cell table:formula="of:=[.H102]" office:value-type="string" office:string-value="Ein Schritt näher" calcext:value-type="string">
            <text:p>Ein Schritt näher</text:p>
          </table:table-cell>
          <table:table-cell table:formula="of:=&quot;&quot;&amp;YEAR([.B102])&amp;TEXT( MONTH([.B102]);&quot;00&quot;)&amp; TEXT(DAY([.B102]);&quot;00&quot;) &amp; &quot;_&quot; &amp; TEXT(HOUR([.I102]);&quot;00&quot;)&amp;TEXT(MINUTE([.I102]);&quot;00&quot;)" office:value-type="string" office:string-value="20140822_2215" calcext:value-type="string">
            <text:p>20140822_2215</text:p>
          </table:table-cell>
          <table:table-cell table:formula="of:=VLOOKUP([.L102];[dateinamen.$A$1:.$B$94];2;0)" office:value-type="string" office:string-value="#N/A" calcext:value-type="error">
            <text:p>#N/A</text:p>
          </table:table-cell>
          <table:table-cell table:formula="of:=IF(LEFT([.J102];6)&lt;&gt;LEFT([.M102];6);LEFT([.J102];6) &amp; MID([.M102];7;LEN([.M10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7.08.2014</text:p>
          </table:table-cell>
          <table:table-cell office:value-type="string" calcext:value-type="string">
            <text:p>08:10–09:05 Uhr</text:p>
          </table:table-cell>
          <table:table-cell office:value-type="string" calcext:value-type="string">
            <text:p>kabel ei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dt im Dunkeln</text:p>
          </table:table-cell>
          <table:table-cell table:formula="of:=TIMEVALUE(LEFT([.C103];5))" office:value-type="time" office:time-value="PT08H10M00S" calcext:value-type="time">
            <text:p>08:10</text:p>
          </table:table-cell>
          <table:table-cell table:formula="of:=&quot;S&quot;&amp;TEXT(INT([.F103]);&quot;00&quot;)&amp;&quot;E&quot;&amp;TEXT(INT([.G103]);&quot;00&quot;)&amp;&quot;_&quot;&amp;YEAR([.B103])&amp;TEXT(MONTH([.B103]);&quot;00&quot;)&amp;TEXT(DAY([.B103]);&quot;00&quot;)&amp;&quot;_&quot;&amp;TEXT(HOUR([.I103]);&quot;00&quot;)&amp;TEXT(MINUTE([.I103]);&quot;00&quot;)" office:value-type="string" office:string-value="S01E19_20140817_0810" calcext:value-type="string">
            <text:p>S01E19_20140817_0810</text:p>
          </table:table-cell>
          <table:table-cell table:formula="of:=[.H103]" office:value-type="string" office:string-value="Stadt im Dunkeln" calcext:value-type="string">
            <text:p>Stadt im Dunkeln</text:p>
          </table:table-cell>
          <table:table-cell table:formula="of:=&quot;&quot;&amp;YEAR([.B103])&amp;TEXT( MONTH([.B103]);&quot;00&quot;)&amp; TEXT(DAY([.B103]);&quot;00&quot;) &amp; &quot;_&quot; &amp; TEXT(HOUR([.I103]);&quot;00&quot;)&amp;TEXT(MINUTE([.I103]);&quot;00&quot;)" office:value-type="string" office:string-value="20140817_0810" calcext:value-type="string">
            <text:p>20140817_0810</text:p>
          </table:table-cell>
          <table:table-cell table:formula="of:=VLOOKUP([.L103];[dateinamen.$A$1:.$B$94];2;0)" office:value-type="string" office:string-value="#N/A" calcext:value-type="error">
            <text:p>#N/A</text:p>
          </table:table-cell>
          <table:table-cell table:formula="of:=IF(LEFT([.J103];6)&lt;&gt;LEFT([.M103];6);LEFT([.J103];6) &amp; MID([.M103];7;LEN([.M10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a</text:p>
          </table:table-cell>
          <table:table-cell office:value-type="string" calcext:value-type="string">
            <text:p>16.08.2014</text:p>
          </table:table-cell>
          <table:table-cell office:value-type="string" calcext:value-type="string">
            <text:p>02:55–03:35 Uhr</text:p>
          </table:table-cell>
          <table:table-cell office:value-type="string" calcext:value-type="string">
            <text:p>kabel e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us in Flammen</text:p>
          </table:table-cell>
          <table:table-cell table:formula="of:=TIMEVALUE(LEFT([.C104];5))" office:value-type="time" office:time-value="PT02H55M00S" calcext:value-type="time">
            <text:p>02:55</text:p>
          </table:table-cell>
          <table:table-cell table:formula="of:=&quot;S&quot;&amp;TEXT(INT([.F104]);&quot;00&quot;)&amp;&quot;E&quot;&amp;TEXT(INT([.G104]);&quot;00&quot;)&amp;&quot;_&quot;&amp;YEAR([.B104])&amp;TEXT(MONTH([.B104]);&quot;00&quot;)&amp;TEXT(DAY([.B104]);&quot;00&quot;)&amp;&quot;_&quot;&amp;TEXT(HOUR([.I104]);&quot;00&quot;)&amp;TEXT(MINUTE([.I104]);&quot;00&quot;)" office:value-type="string" office:string-value="S01E20_20140816_0255" calcext:value-type="string">
            <text:p>S01E20_20140816_0255</text:p>
          </table:table-cell>
          <table:table-cell table:formula="of:=[.H104]" office:value-type="string" office:string-value="Haus in Flammen" calcext:value-type="string">
            <text:p>Haus in Flammen</text:p>
          </table:table-cell>
          <table:table-cell table:formula="of:=&quot;&quot;&amp;YEAR([.B104])&amp;TEXT( MONTH([.B104]);&quot;00&quot;)&amp; TEXT(DAY([.B104]);&quot;00&quot;) &amp; &quot;_&quot; &amp; TEXT(HOUR([.I104]);&quot;00&quot;)&amp;TEXT(MINUTE([.I104]);&quot;00&quot;)" office:value-type="string" office:string-value="20140816_0255" calcext:value-type="string">
            <text:p>20140816_0255</text:p>
          </table:table-cell>
          <table:table-cell table:formula="of:=VLOOKUP([.L104];[dateinamen.$A$1:.$B$94];2;0)" office:value-type="string" office:string-value="#N/A" calcext:value-type="error">
            <text:p>#N/A</text:p>
          </table:table-cell>
          <table:table-cell table:formula="of:=IF(LEFT([.J104];6)&lt;&gt;LEFT([.M104];6);LEFT([.J104];6) &amp; MID([.M104];7;LEN([.M10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5.08.2014</text:p>
          </table:table-cell>
          <table:table-cell office:value-type="string" calcext:value-type="string">
            <text:p>23:15–00:15 Uhr</text:p>
          </table:table-cell>
          <table:table-cell office:value-type="string" calcext:value-type="string">
            <text:p>kabel e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us in Flammen</text:p>
          </table:table-cell>
          <table:table-cell table:formula="of:=TIMEVALUE(LEFT([.C105];5))" office:value-type="time" office:time-value="PT23H15M00S" calcext:value-type="time">
            <text:p>23:15</text:p>
          </table:table-cell>
          <table:table-cell table:formula="of:=&quot;S&quot;&amp;TEXT(INT([.F105]);&quot;00&quot;)&amp;&quot;E&quot;&amp;TEXT(INT([.G105]);&quot;00&quot;)&amp;&quot;_&quot;&amp;YEAR([.B105])&amp;TEXT(MONTH([.B105]);&quot;00&quot;)&amp;TEXT(DAY([.B105]);&quot;00&quot;)&amp;&quot;_&quot;&amp;TEXT(HOUR([.I105]);&quot;00&quot;)&amp;TEXT(MINUTE([.I105]);&quot;00&quot;)" office:value-type="string" office:string-value="S01E20_20140815_2315" calcext:value-type="string">
            <text:p>S01E20_20140815_2315</text:p>
          </table:table-cell>
          <table:table-cell table:formula="of:=[.H105]" office:value-type="string" office:string-value="Haus in Flammen" calcext:value-type="string">
            <text:p>Haus in Flammen</text:p>
          </table:table-cell>
          <table:table-cell table:formula="of:=&quot;&quot;&amp;YEAR([.B105])&amp;TEXT( MONTH([.B105]);&quot;00&quot;)&amp; TEXT(DAY([.B105]);&quot;00&quot;) &amp; &quot;_&quot; &amp; TEXT(HOUR([.I105]);&quot;00&quot;)&amp;TEXT(MINUTE([.I105]);&quot;00&quot;)" office:value-type="string" office:string-value="20140815_2315" calcext:value-type="string">
            <text:p>20140815_2315</text:p>
          </table:table-cell>
          <table:table-cell table:formula="of:=VLOOKUP([.L105];[dateinamen.$A$1:.$B$94];2;0)" office:value-type="string" office:string-value="#N/A" calcext:value-type="error">
            <text:p>#N/A</text:p>
          </table:table-cell>
          <table:table-cell table:formula="of:=IF(LEFT([.J105];6)&lt;&gt;LEFT([.M105];6);LEFT([.J105];6) &amp; MID([.M105];7;LEN([.M10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5.08.2014</text:p>
          </table:table-cell>
          <table:table-cell office:value-type="string" calcext:value-type="string">
            <text:p>22:15–23:15 Uhr</text:p>
          </table:table-cell>
          <table:table-cell office:value-type="string" calcext:value-type="string">
            <text:p>kabel ei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dt im Dunkeln</text:p>
          </table:table-cell>
          <table:table-cell table:formula="of:=TIMEVALUE(LEFT([.C106];5))" office:value-type="time" office:time-value="PT22H15M00S" calcext:value-type="time">
            <text:p>22:15</text:p>
          </table:table-cell>
          <table:table-cell table:formula="of:=&quot;S&quot;&amp;TEXT(INT([.F106]);&quot;00&quot;)&amp;&quot;E&quot;&amp;TEXT(INT([.G106]);&quot;00&quot;)&amp;&quot;_&quot;&amp;YEAR([.B106])&amp;TEXT(MONTH([.B106]);&quot;00&quot;)&amp;TEXT(DAY([.B106]);&quot;00&quot;)&amp;&quot;_&quot;&amp;TEXT(HOUR([.I106]);&quot;00&quot;)&amp;TEXT(MINUTE([.I106]);&quot;00&quot;)" office:value-type="string" office:string-value="S01E19_20140815_2215" calcext:value-type="string">
            <text:p>S01E19_20140815_2215</text:p>
          </table:table-cell>
          <table:table-cell table:formula="of:=[.H106]" office:value-type="string" office:string-value="Stadt im Dunkeln" calcext:value-type="string">
            <text:p>Stadt im Dunkeln</text:p>
          </table:table-cell>
          <table:table-cell table:formula="of:=&quot;&quot;&amp;YEAR([.B106])&amp;TEXT( MONTH([.B106]);&quot;00&quot;)&amp; TEXT(DAY([.B106]);&quot;00&quot;) &amp; &quot;_&quot; &amp; TEXT(HOUR([.I106]);&quot;00&quot;)&amp;TEXT(MINUTE([.I106]);&quot;00&quot;)" office:value-type="string" office:string-value="20140815_2215" calcext:value-type="string">
            <text:p>20140815_2215</text:p>
          </table:table-cell>
          <table:table-cell table:formula="of:=VLOOKUP([.L106];[dateinamen.$A$1:.$B$94];2;0)" office:value-type="string" office:string-value="#N/A" calcext:value-type="error">
            <text:p>#N/A</text:p>
          </table:table-cell>
          <table:table-cell table:formula="of:=IF(LEFT([.J106];6)&lt;&gt;LEFT([.M106];6);LEFT([.J106];6) &amp; MID([.M106];7;LEN([.M10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0.08.2014</text:p>
          </table:table-cell>
          <table:table-cell office:value-type="string" calcext:value-type="string">
            <text:p>06:40–07:40 Uhr</text:p>
          </table:table-cell>
          <table:table-cell office:value-type="string" calcext:value-type="string">
            <text:p>kabel ei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 Frau mit den Blumen</text:p>
          </table:table-cell>
          <table:table-cell table:formula="of:=TIMEVALUE(LEFT([.C107];5))" office:value-type="time" office:time-value="PT06H40M00S" calcext:value-type="time">
            <text:p>06:40</text:p>
          </table:table-cell>
          <table:table-cell table:formula="of:=&quot;S&quot;&amp;TEXT(INT([.F107]);&quot;00&quot;)&amp;&quot;E&quot;&amp;TEXT(INT([.G107]);&quot;00&quot;)&amp;&quot;_&quot;&amp;YEAR([.B107])&amp;TEXT(MONTH([.B107]);&quot;00&quot;)&amp;TEXT(DAY([.B107]);&quot;00&quot;)&amp;&quot;_&quot;&amp;TEXT(HOUR([.I107]);&quot;00&quot;)&amp;TEXT(MINUTE([.I107]);&quot;00&quot;)" office:value-type="string" office:string-value="S01E18_20140810_0640" calcext:value-type="string">
            <text:p>S01E18_20140810_0640</text:p>
          </table:table-cell>
          <table:table-cell table:formula="of:=[.H107]" office:value-type="string" office:string-value="Die Frau mit den Blumen" calcext:value-type="string">
            <text:p>Die Frau mit den Blumen</text:p>
          </table:table-cell>
          <table:table-cell table:formula="of:=&quot;&quot;&amp;YEAR([.B107])&amp;TEXT( MONTH([.B107]);&quot;00&quot;)&amp; TEXT(DAY([.B107]);&quot;00&quot;) &amp; &quot;_&quot; &amp; TEXT(HOUR([.I107]);&quot;00&quot;)&amp;TEXT(MINUTE([.I107]);&quot;00&quot;)" office:value-type="string" office:string-value="20140810_0640" calcext:value-type="string">
            <text:p>20140810_0640</text:p>
          </table:table-cell>
          <table:table-cell table:formula="of:=VLOOKUP([.L107];[dateinamen.$A$1:.$B$94];2;0)" office:value-type="string" office:string-value="#N/A" calcext:value-type="error">
            <text:p>#N/A</text:p>
          </table:table-cell>
          <table:table-cell table:formula="of:=IF(LEFT([.J107];6)&lt;&gt;LEFT([.M107];6);LEFT([.J107];6) &amp; MID([.M107];7;LEN([.M10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8.08.2014</text:p>
          </table:table-cell>
          <table:table-cell office:value-type="string" calcext:value-type="string">
            <text:p>22:20–23:15 Uhr</text:p>
          </table:table-cell>
          <table:table-cell office:value-type="string" calcext:value-type="string">
            <text:p>kabel ei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 Frau mit den Blumen</text:p>
          </table:table-cell>
          <table:table-cell table:formula="of:=TIMEVALUE(LEFT([.C108];5))" office:value-type="time" office:time-value="PT22H20M00S" calcext:value-type="time">
            <text:p>22:20</text:p>
          </table:table-cell>
          <table:table-cell table:formula="of:=&quot;S&quot;&amp;TEXT(INT([.F108]);&quot;00&quot;)&amp;&quot;E&quot;&amp;TEXT(INT([.G108]);&quot;00&quot;)&amp;&quot;_&quot;&amp;YEAR([.B108])&amp;TEXT(MONTH([.B108]);&quot;00&quot;)&amp;TEXT(DAY([.B108]);&quot;00&quot;)&amp;&quot;_&quot;&amp;TEXT(HOUR([.I108]);&quot;00&quot;)&amp;TEXT(MINUTE([.I108]);&quot;00&quot;)" office:value-type="string" office:string-value="S01E18_20140808_2220" calcext:value-type="string">
            <text:p>S01E18_20140808_2220</text:p>
          </table:table-cell>
          <table:table-cell table:formula="of:=[.H108]" office:value-type="string" office:string-value="Die Frau mit den Blumen" calcext:value-type="string">
            <text:p>Die Frau mit den Blumen</text:p>
          </table:table-cell>
          <table:table-cell table:formula="of:=&quot;&quot;&amp;YEAR([.B108])&amp;TEXT( MONTH([.B108]);&quot;00&quot;)&amp; TEXT(DAY([.B108]);&quot;00&quot;) &amp; &quot;_&quot; &amp; TEXT(HOUR([.I108]);&quot;00&quot;)&amp;TEXT(MINUTE([.I108]);&quot;00&quot;)" office:value-type="string" office:string-value="20140808_2220" calcext:value-type="string">
            <text:p>20140808_2220</text:p>
          </table:table-cell>
          <table:table-cell table:formula="of:=VLOOKUP([.L108];[dateinamen.$A$1:.$B$94];2;0)" office:value-type="string" office:string-value="#N/A" calcext:value-type="error">
            <text:p>#N/A</text:p>
          </table:table-cell>
          <table:table-cell table:formula="of:=IF(LEFT([.J108];6)&lt;&gt;LEFT([.M108];6);LEFT([.J108];6) &amp; MID([.M108];7;LEN([.M10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03.08.2014</text:p>
          </table:table-cell>
          <table:table-cell office:value-type="string" calcext:value-type="string">
            <text:p>08:00–08:55 Uhr</text:p>
          </table:table-cell>
          <table:table-cell office:value-type="string" calcext:value-type="string">
            <text:p>kabel ein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glichkeit Zwei</text:p>
          </table:table-cell>
          <table:table-cell table:formula="of:=TIMEVALUE(LEFT([.C109];5))" office:value-type="time" office:time-value="PT08H00M00S" calcext:value-type="time">
            <text:p>08:00</text:p>
          </table:table-cell>
          <table:table-cell table:formula="of:=&quot;S&quot;&amp;TEXT(INT([.F109]);&quot;00&quot;)&amp;&quot;E&quot;&amp;TEXT(INT([.G109]);&quot;00&quot;)&amp;&quot;_&quot;&amp;YEAR([.B109])&amp;TEXT(MONTH([.B109]);&quot;00&quot;)&amp;TEXT(DAY([.B109]);&quot;00&quot;)&amp;&quot;_&quot;&amp;TEXT(HOUR([.I109]);&quot;00&quot;)&amp;TEXT(MINUTE([.I109]);&quot;00&quot;)" office:value-type="string" office:string-value="S01E17_20140803_0800" calcext:value-type="string">
            <text:p>S01E17_20140803_0800</text:p>
          </table:table-cell>
          <table:table-cell table:formula="of:=[.H109]" office:value-type="string" office:string-value="Möglichkeit Zwei" calcext:value-type="string">
            <text:p>Möglichkeit Zwei</text:p>
          </table:table-cell>
          <table:table-cell table:formula="of:=&quot;&quot;&amp;YEAR([.B109])&amp;TEXT( MONTH([.B109]);&quot;00&quot;)&amp; TEXT(DAY([.B109]);&quot;00&quot;) &amp; &quot;_&quot; &amp; TEXT(HOUR([.I109]);&quot;00&quot;)&amp;TEXT(MINUTE([.I109]);&quot;00&quot;)" office:value-type="string" office:string-value="20140803_0800" calcext:value-type="string">
            <text:p>20140803_0800</text:p>
          </table:table-cell>
          <table:table-cell table:formula="of:=VLOOKUP([.L109];[dateinamen.$A$1:.$B$94];2;0)" office:value-type="string" office:string-value="#N/A" calcext:value-type="error">
            <text:p>#N/A</text:p>
          </table:table-cell>
          <table:table-cell table:formula="of:=IF(LEFT([.J109];6)&lt;&gt;LEFT([.M109];6);LEFT([.J109];6) &amp; MID([.M109];7;LEN([.M10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1.08.2014</text:p>
          </table:table-cell>
          <table:table-cell office:value-type="string" calcext:value-type="string">
            <text:p>22:15–23:15 Uhr</text:p>
          </table:table-cell>
          <table:table-cell office:value-type="string" calcext:value-type="string">
            <text:p>kabel ein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glichkeit Zwei</text:p>
          </table:table-cell>
          <table:table-cell table:formula="of:=TIMEVALUE(LEFT([.C110];5))" office:value-type="time" office:time-value="PT22H15M00S" calcext:value-type="time">
            <text:p>22:15</text:p>
          </table:table-cell>
          <table:table-cell table:formula="of:=&quot;S&quot;&amp;TEXT(INT([.F110]);&quot;00&quot;)&amp;&quot;E&quot;&amp;TEXT(INT([.G110]);&quot;00&quot;)&amp;&quot;_&quot;&amp;YEAR([.B110])&amp;TEXT(MONTH([.B110]);&quot;00&quot;)&amp;TEXT(DAY([.B110]);&quot;00&quot;)&amp;&quot;_&quot;&amp;TEXT(HOUR([.I110]);&quot;00&quot;)&amp;TEXT(MINUTE([.I110]);&quot;00&quot;)" office:value-type="string" office:string-value="S01E17_20140801_2215" calcext:value-type="string">
            <text:p>S01E17_20140801_2215</text:p>
          </table:table-cell>
          <table:table-cell table:formula="of:=[.H110]" office:value-type="string" office:string-value="Möglichkeit Zwei" calcext:value-type="string">
            <text:p>Möglichkeit Zwei</text:p>
          </table:table-cell>
          <table:table-cell table:formula="of:=&quot;&quot;&amp;YEAR([.B110])&amp;TEXT( MONTH([.B110]);&quot;00&quot;)&amp; TEXT(DAY([.B110]);&quot;00&quot;) &amp; &quot;_&quot; &amp; TEXT(HOUR([.I110]);&quot;00&quot;)&amp;TEXT(MINUTE([.I110]);&quot;00&quot;)" office:value-type="string" office:string-value="20140801_2215" calcext:value-type="string">
            <text:p>20140801_2215</text:p>
          </table:table-cell>
          <table:table-cell table:formula="of:=VLOOKUP([.L110];[dateinamen.$A$1:.$B$94];2;0)" office:value-type="string" office:string-value="#N/A" calcext:value-type="error">
            <text:p>#N/A</text:p>
          </table:table-cell>
          <table:table-cell table:formula="of:=IF(LEFT([.J110];6)&lt;&gt;LEFT([.M110];6);LEFT([.J110];6) &amp; MID([.M110];7;LEN([.M110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7.07.2014</text:p>
          </table:table-cell>
          <table:table-cell office:value-type="string" calcext:value-type="string">
            <text:p>07:55–08:50 Uhr</text:p>
          </table:table-cell>
          <table:table-cell office:value-type="string" calcext:value-type="string">
            <text:p>kabel ein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e Falle</text:p>
          </table:table-cell>
          <table:table-cell table:formula="of:=TIMEVALUE(LEFT([.C111];5))" office:value-type="time" office:time-value="PT07H55M00S" calcext:value-type="time">
            <text:p>07:55</text:p>
          </table:table-cell>
          <table:table-cell table:formula="of:=&quot;S&quot;&amp;TEXT(INT([.F111]);&quot;00&quot;)&amp;&quot;E&quot;&amp;TEXT(INT([.G111]);&quot;00&quot;)&amp;&quot;_&quot;&amp;YEAR([.B111])&amp;TEXT(MONTH([.B111]);&quot;00&quot;)&amp;TEXT(DAY([.B111]);&quot;00&quot;)&amp;&quot;_&quot;&amp;TEXT(HOUR([.I111]);&quot;00&quot;)&amp;TEXT(MINUTE([.I111]);&quot;00&quot;)" office:value-type="string" office:string-value="S01E16_20140727_0755" calcext:value-type="string">
            <text:p>S01E16_20140727_0755</text:p>
          </table:table-cell>
          <table:table-cell table:formula="of:=[.H111]" office:value-type="string" office:string-value="Die Falle" calcext:value-type="string">
            <text:p>Die Falle</text:p>
          </table:table-cell>
          <table:table-cell table:formula="of:=&quot;&quot;&amp;YEAR([.B111])&amp;TEXT( MONTH([.B111]);&quot;00&quot;)&amp; TEXT(DAY([.B111]);&quot;00&quot;) &amp; &quot;_&quot; &amp; TEXT(HOUR([.I111]);&quot;00&quot;)&amp;TEXT(MINUTE([.I111]);&quot;00&quot;)" office:value-type="string" office:string-value="20140727_0755" calcext:value-type="string">
            <text:p>20140727_0755</text:p>
          </table:table-cell>
          <table:table-cell table:formula="of:=VLOOKUP([.L111];[dateinamen.$A$1:.$B$94];2;0)" office:value-type="string" office:string-value="#N/A" calcext:value-type="error">
            <text:p>#N/A</text:p>
          </table:table-cell>
          <table:table-cell table:formula="of:=IF(LEFT([.J111];6)&lt;&gt;LEFT([.M111];6);LEFT([.J111];6) &amp; MID([.M111];7;LEN([.M111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25.07.2014</text:p>
          </table:table-cell>
          <table:table-cell office:value-type="string" calcext:value-type="string">
            <text:p>22:20–23:15 Uhr</text:p>
          </table:table-cell>
          <table:table-cell office:value-type="string" calcext:value-type="string">
            <text:p>kabel ein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e Falle</text:p>
          </table:table-cell>
          <table:table-cell table:formula="of:=TIMEVALUE(LEFT([.C112];5))" office:value-type="time" office:time-value="PT22H20M00S" calcext:value-type="time">
            <text:p>22:20</text:p>
          </table:table-cell>
          <table:table-cell table:formula="of:=&quot;S&quot;&amp;TEXT(INT([.F112]);&quot;00&quot;)&amp;&quot;E&quot;&amp;TEXT(INT([.G112]);&quot;00&quot;)&amp;&quot;_&quot;&amp;YEAR([.B112])&amp;TEXT(MONTH([.B112]);&quot;00&quot;)&amp;TEXT(DAY([.B112]);&quot;00&quot;)&amp;&quot;_&quot;&amp;TEXT(HOUR([.I112]);&quot;00&quot;)&amp;TEXT(MINUTE([.I112]);&quot;00&quot;)" office:value-type="string" office:string-value="S01E16_20140725_2220" calcext:value-type="string">
            <text:p>S01E16_20140725_2220</text:p>
          </table:table-cell>
          <table:table-cell table:formula="of:=[.H112]" office:value-type="string" office:string-value="Die Falle" calcext:value-type="string">
            <text:p>Die Falle</text:p>
          </table:table-cell>
          <table:table-cell table:formula="of:=&quot;&quot;&amp;YEAR([.B112])&amp;TEXT( MONTH([.B112]);&quot;00&quot;)&amp; TEXT(DAY([.B112]);&quot;00&quot;) &amp; &quot;_&quot; &amp; TEXT(HOUR([.I112]);&quot;00&quot;)&amp;TEXT(MINUTE([.I112]);&quot;00&quot;)" office:value-type="string" office:string-value="20140725_2220" calcext:value-type="string">
            <text:p>20140725_2220</text:p>
          </table:table-cell>
          <table:table-cell table:formula="of:=VLOOKUP([.L112];[dateinamen.$A$1:.$B$94];2;0)" office:value-type="string" office:string-value="#N/A" calcext:value-type="error">
            <text:p>#N/A</text:p>
          </table:table-cell>
          <table:table-cell table:formula="of:=IF(LEFT([.J112];6)&lt;&gt;LEFT([.M112];6);LEFT([.J112];6) &amp; MID([.M112];7;LEN([.M112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20.07.2014</text:p>
          </table:table-cell>
          <table:table-cell office:value-type="string" calcext:value-type="string">
            <text:p>08:00–09:00 Uhr</text:p>
          </table:table-cell>
          <table:table-cell office:value-type="string" calcext:value-type="string">
            <text:p>kabel ei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e Prüfung</text:p>
          </table:table-cell>
          <table:table-cell table:formula="of:=TIMEVALUE(LEFT([.C113];5))" office:value-type="time" office:time-value="PT08H00M00S" calcext:value-type="time">
            <text:p>08:00</text:p>
          </table:table-cell>
          <table:table-cell table:formula="of:=&quot;S&quot;&amp;TEXT(INT([.F113]);&quot;00&quot;)&amp;&quot;E&quot;&amp;TEXT(INT([.G113]);&quot;00&quot;)&amp;&quot;_&quot;&amp;YEAR([.B113])&amp;TEXT(MONTH([.B113]);&quot;00&quot;)&amp;TEXT(DAY([.B113]);&quot;00&quot;)&amp;&quot;_&quot;&amp;TEXT(HOUR([.I113]);&quot;00&quot;)&amp;TEXT(MINUTE([.I113]);&quot;00&quot;)" office:value-type="string" office:string-value="S01E15_20140720_0800" calcext:value-type="string">
            <text:p>S01E15_20140720_0800</text:p>
          </table:table-cell>
          <table:table-cell table:formula="of:=[.H113]" office:value-type="string" office:string-value="Die Prüfung" calcext:value-type="string">
            <text:p>Die Prüfung</text:p>
          </table:table-cell>
          <table:table-cell table:formula="of:=&quot;&quot;&amp;YEAR([.B113])&amp;TEXT( MONTH([.B113]);&quot;00&quot;)&amp; TEXT(DAY([.B113]);&quot;00&quot;) &amp; &quot;_&quot; &amp; TEXT(HOUR([.I113]);&quot;00&quot;)&amp;TEXT(MINUTE([.I113]);&quot;00&quot;)" office:value-type="string" office:string-value="20140720_0800" calcext:value-type="string">
            <text:p>20140720_0800</text:p>
          </table:table-cell>
          <table:table-cell table:formula="of:=VLOOKUP([.L113];[dateinamen.$A$1:.$B$94];2;0)" office:value-type="string" office:string-value="#N/A" calcext:value-type="error">
            <text:p>#N/A</text:p>
          </table:table-cell>
          <table:table-cell table:formula="of:=IF(LEFT([.J113];6)&lt;&gt;LEFT([.M113];6);LEFT([.J113];6) &amp; MID([.M113];7;LEN([.M113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8.07.2014</text:p>
          </table:table-cell>
          <table:table-cell office:value-type="string" calcext:value-type="string">
            <text:p>22:15–23:20 Uhr</text:p>
          </table:table-cell>
          <table:table-cell office:value-type="string" calcext:value-type="string">
            <text:p>kabel ei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e Prüfung</text:p>
          </table:table-cell>
          <table:table-cell table:formula="of:=TIMEVALUE(LEFT([.C114];5))" office:value-type="time" office:time-value="PT22H15M00S" calcext:value-type="time">
            <text:p>22:15</text:p>
          </table:table-cell>
          <table:table-cell table:formula="of:=&quot;S&quot;&amp;TEXT(INT([.F114]);&quot;00&quot;)&amp;&quot;E&quot;&amp;TEXT(INT([.G114]);&quot;00&quot;)&amp;&quot;_&quot;&amp;YEAR([.B114])&amp;TEXT(MONTH([.B114]);&quot;00&quot;)&amp;TEXT(DAY([.B114]);&quot;00&quot;)&amp;&quot;_&quot;&amp;TEXT(HOUR([.I114]);&quot;00&quot;)&amp;TEXT(MINUTE([.I114]);&quot;00&quot;)" office:value-type="string" office:string-value="S01E15_20140718_2215" calcext:value-type="string">
            <text:p>S01E15_20140718_2215</text:p>
          </table:table-cell>
          <table:table-cell table:formula="of:=[.H114]" office:value-type="string" office:string-value="Die Prüfung" calcext:value-type="string">
            <text:p>Die Prüfung</text:p>
          </table:table-cell>
          <table:table-cell table:formula="of:=&quot;&quot;&amp;YEAR([.B114])&amp;TEXT( MONTH([.B114]);&quot;00&quot;)&amp; TEXT(DAY([.B114]);&quot;00&quot;) &amp; &quot;_&quot; &amp; TEXT(HOUR([.I114]);&quot;00&quot;)&amp;TEXT(MINUTE([.I114]);&quot;00&quot;)" office:value-type="string" office:string-value="20140718_2215" calcext:value-type="string">
            <text:p>20140718_2215</text:p>
          </table:table-cell>
          <table:table-cell table:formula="of:=VLOOKUP([.L114];[dateinamen.$A$1:.$B$94];2;0)" office:value-type="string" office:string-value="#N/A" calcext:value-type="error">
            <text:p>#N/A</text:p>
          </table:table-cell>
          <table:table-cell table:formula="of:=IF(LEFT([.J114];6)&lt;&gt;LEFT([.M114];6);LEFT([.J114];6) &amp; MID([.M114];7;LEN([.M114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o</text:p>
          </table:table-cell>
          <table:table-cell office:value-type="string" calcext:value-type="string">
            <text:p>13.07.2014</text:p>
          </table:table-cell>
          <table:table-cell office:value-type="string" calcext:value-type="string">
            <text:p>07:45–08:40 Uhr</text:p>
          </table:table-cell>
          <table:table-cell office:value-type="string" calcext:value-type="string">
            <text:p>kabel ein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Schlussfolgerer</text:p>
          </table:table-cell>
          <table:table-cell table:formula="of:=TIMEVALUE(LEFT([.C115];5))" office:value-type="time" office:time-value="PT07H45M00S" calcext:value-type="time">
            <text:p>07:45</text:p>
          </table:table-cell>
          <table:table-cell table:formula="of:=&quot;S&quot;&amp;TEXT(INT([.F115]);&quot;00&quot;)&amp;&quot;E&quot;&amp;TEXT(INT([.G115]);&quot;00&quot;)&amp;&quot;_&quot;&amp;YEAR([.B115])&amp;TEXT(MONTH([.B115]);&quot;00&quot;)&amp;TEXT(DAY([.B115]);&quot;00&quot;)&amp;&quot;_&quot;&amp;TEXT(HOUR([.I115]);&quot;00&quot;)&amp;TEXT(MINUTE([.I115]);&quot;00&quot;)" office:value-type="string" office:string-value="S01E14_20140713_0745" calcext:value-type="string">
            <text:p>S01E14_20140713_0745</text:p>
          </table:table-cell>
          <table:table-cell table:formula="of:=[.H115]" office:value-type="string" office:string-value="Der Schlussfolgerer" calcext:value-type="string">
            <text:p>Der Schlussfolgerer</text:p>
          </table:table-cell>
          <table:table-cell table:formula="of:=&quot;&quot;&amp;YEAR([.B115])&amp;TEXT( MONTH([.B115]);&quot;00&quot;)&amp; TEXT(DAY([.B115]);&quot;00&quot;) &amp; &quot;_&quot; &amp; TEXT(HOUR([.I115]);&quot;00&quot;)&amp;TEXT(MINUTE([.I115]);&quot;00&quot;)" office:value-type="string" office:string-value="20140713_0745" calcext:value-type="string">
            <text:p>20140713_0745</text:p>
          </table:table-cell>
          <table:table-cell table:formula="of:=VLOOKUP([.L115];[dateinamen.$A$1:.$B$94];2;0)" office:value-type="string" office:string-value="#N/A" calcext:value-type="error">
            <text:p>#N/A</text:p>
          </table:table-cell>
          <table:table-cell table:formula="of:=IF(LEFT([.J115];6)&lt;&gt;LEFT([.M115];6);LEFT([.J115];6) &amp; MID([.M115];7;LEN([.M115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11.07.2014</text:p>
          </table:table-cell>
          <table:table-cell office:value-type="string" calcext:value-type="string">
            <text:p>22:15–23:15 Uhr</text:p>
          </table:table-cell>
          <table:table-cell office:value-type="string" calcext:value-type="string">
            <text:p>kabel ein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Schlussfolgerer</text:p>
          </table:table-cell>
          <table:table-cell table:formula="of:=TIMEVALUE(LEFT([.C116];5))" office:value-type="time" office:time-value="PT22H15M00S" calcext:value-type="time">
            <text:p>22:15</text:p>
          </table:table-cell>
          <table:table-cell table:formula="of:=&quot;S&quot;&amp;TEXT(INT([.F116]);&quot;00&quot;)&amp;&quot;E&quot;&amp;TEXT(INT([.G116]);&quot;00&quot;)&amp;&quot;_&quot;&amp;YEAR([.B116])&amp;TEXT(MONTH([.B116]);&quot;00&quot;)&amp;TEXT(DAY([.B116]);&quot;00&quot;)&amp;&quot;_&quot;&amp;TEXT(HOUR([.I116]);&quot;00&quot;)&amp;TEXT(MINUTE([.I116]);&quot;00&quot;)" office:value-type="string" office:string-value="S01E14_20140711_2215" calcext:value-type="string">
            <text:p>S01E14_20140711_2215</text:p>
          </table:table-cell>
          <table:table-cell table:formula="of:=[.H116]" office:value-type="string" office:string-value="Der Schlussfolgerer" calcext:value-type="string">
            <text:p>Der Schlussfolgerer</text:p>
          </table:table-cell>
          <table:table-cell table:formula="of:=&quot;&quot;&amp;YEAR([.B116])&amp;TEXT( MONTH([.B116]);&quot;00&quot;)&amp; TEXT(DAY([.B116]);&quot;00&quot;) &amp; &quot;_&quot; &amp; TEXT(HOUR([.I116]);&quot;00&quot;)&amp;TEXT(MINUTE([.I116]);&quot;00&quot;)" office:value-type="string" office:string-value="20140711_2215" calcext:value-type="string">
            <text:p>20140711_2215</text:p>
          </table:table-cell>
          <table:table-cell table:formula="of:=VLOOKUP([.L116];[dateinamen.$A$1:.$B$94];2;0)" office:value-type="string" office:string-value="#N/A" calcext:value-type="error">
            <text:p>#N/A</text:p>
          </table:table-cell>
          <table:table-cell table:formula="of:=IF(LEFT([.J116];6)&lt;&gt;LEFT([.M116];6);LEFT([.J116];6) &amp; MID([.M116];7;LEN([.M116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a</text:p>
          </table:table-cell>
          <table:table-cell office:value-type="string" calcext:value-type="string">
            <text:p>07.06.2014</text:p>
          </table:table-cell>
          <table:table-cell office:value-type="string" calcext:value-type="string">
            <text:p>02:05–02:50 Uhr</text:p>
          </table:table-cell>
          <table:table-cell office:value-type="string" calcext:value-type="string">
            <text:p>kabel ein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ür das Allgemeinwohl</text:p>
          </table:table-cell>
          <table:table-cell table:formula="of:=TIMEVALUE(LEFT([.C117];5))" office:value-type="time" office:time-value="PT02H05M00S" calcext:value-type="time">
            <text:p>02:05</text:p>
          </table:table-cell>
          <table:table-cell table:formula="of:=&quot;S&quot;&amp;TEXT(INT([.F117]);&quot;00&quot;)&amp;&quot;E&quot;&amp;TEXT(INT([.G117]);&quot;00&quot;)&amp;&quot;_&quot;&amp;YEAR([.B117])&amp;TEXT(MONTH([.B117]);&quot;00&quot;)&amp;TEXT(DAY([.B117]);&quot;00&quot;)&amp;&quot;_&quot;&amp;TEXT(HOUR([.I117]);&quot;00&quot;)&amp;TEXT(MINUTE([.I117]);&quot;00&quot;)" office:value-type="string" office:string-value="S01E13_20140607_0205" calcext:value-type="string">
            <text:p>S01E13_20140607_0205</text:p>
          </table:table-cell>
          <table:table-cell table:formula="of:=[.H117]" office:value-type="string" office:string-value="Für das Allgemeinwohl" calcext:value-type="string">
            <text:p>Für das Allgemeinwohl</text:p>
          </table:table-cell>
          <table:table-cell table:formula="of:=&quot;&quot;&amp;YEAR([.B117])&amp;TEXT( MONTH([.B117]);&quot;00&quot;)&amp; TEXT(DAY([.B117]);&quot;00&quot;) &amp; &quot;_&quot; &amp; TEXT(HOUR([.I117]);&quot;00&quot;)&amp;TEXT(MINUTE([.I117]);&quot;00&quot;)" office:value-type="string" office:string-value="20140607_0205" calcext:value-type="string">
            <text:p>20140607_0205</text:p>
          </table:table-cell>
          <table:table-cell table:formula="of:=VLOOKUP([.L117];[dateinamen.$A$1:.$B$94];2;0)" office:value-type="string" office:string-value="#N/A" calcext:value-type="error">
            <text:p>#N/A</text:p>
          </table:table-cell>
          <table:table-cell table:formula="of:=IF(LEFT([.J117];6)&lt;&gt;LEFT([.M117];6);LEFT([.J117];6) &amp; MID([.M117];7;LEN([.M117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06.06.2014</text:p>
          </table:table-cell>
          <table:table-cell office:value-type="string" calcext:value-type="string">
            <text:p>22:15–23:15 Uhr</text:p>
          </table:table-cell>
          <table:table-cell office:value-type="string" calcext:value-type="string">
            <text:p>kabel ein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ür das Allgemeinwohl</text:p>
          </table:table-cell>
          <table:table-cell table:formula="of:=TIMEVALUE(LEFT([.C118];5))" office:value-type="time" office:time-value="PT22H15M00S" calcext:value-type="time">
            <text:p>22:15</text:p>
          </table:table-cell>
          <table:table-cell table:formula="of:=&quot;S&quot;&amp;TEXT(INT([.F118]);&quot;00&quot;)&amp;&quot;E&quot;&amp;TEXT(INT([.G118]);&quot;00&quot;)&amp;&quot;_&quot;&amp;YEAR([.B118])&amp;TEXT(MONTH([.B118]);&quot;00&quot;)&amp;TEXT(DAY([.B118]);&quot;00&quot;)&amp;&quot;_&quot;&amp;TEXT(HOUR([.I118]);&quot;00&quot;)&amp;TEXT(MINUTE([.I118]);&quot;00&quot;)" office:value-type="string" office:string-value="S01E13_20140606_2215" calcext:value-type="string">
            <text:p>S01E13_20140606_2215</text:p>
          </table:table-cell>
          <table:table-cell table:formula="of:=[.H118]" office:value-type="string" office:string-value="Für das Allgemeinwohl" calcext:value-type="string">
            <text:p>Für das Allgemeinwohl</text:p>
          </table:table-cell>
          <table:table-cell table:formula="of:=&quot;&quot;&amp;YEAR([.B118])&amp;TEXT( MONTH([.B118]);&quot;00&quot;)&amp; TEXT(DAY([.B118]);&quot;00&quot;) &amp; &quot;_&quot; &amp; TEXT(HOUR([.I118]);&quot;00&quot;)&amp;TEXT(MINUTE([.I118]);&quot;00&quot;)" office:value-type="string" office:string-value="20140606_2215" calcext:value-type="string">
            <text:p>20140606_2215</text:p>
          </table:table-cell>
          <table:table-cell table:formula="of:=VLOOKUP([.L118];[dateinamen.$A$1:.$B$94];2;0)" office:value-type="string" office:string-value="#N/A" calcext:value-type="error">
            <text:p>#N/A</text:p>
          </table:table-cell>
          <table:table-cell table:formula="of:=IF(LEFT([.J118];6)&lt;&gt;LEFT([.M118];6);LEFT([.J118];6) &amp; MID([.M118];7;LEN([.M118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Sa</text:p>
          </table:table-cell>
          <table:table-cell office:value-type="string" calcext:value-type="string">
            <text:p>31.05.2014</text:p>
          </table:table-cell>
          <table:table-cell office:value-type="string" calcext:value-type="string">
            <text:p>02:00–02:50 Uhr</text:p>
          </table:table-cell>
          <table:table-cell office:value-type="string" calcext:value-type="string">
            <text:p>kabel ei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.</text:p>
          </table:table-cell>
          <table:table-cell table:formula="of:=TIMEVALUE(LEFT([.C119];5))" office:value-type="time" office:time-value="PT02H00M00S" calcext:value-type="time">
            <text:p>02:00</text:p>
          </table:table-cell>
          <table:table-cell table:formula="of:=&quot;S&quot;&amp;TEXT(INT([.F119]);&quot;00&quot;)&amp;&quot;E&quot;&amp;TEXT(INT([.G119]);&quot;00&quot;)&amp;&quot;_&quot;&amp;YEAR([.B119])&amp;TEXT(MONTH([.B119]);&quot;00&quot;)&amp;TEXT(DAY([.B119]);&quot;00&quot;)&amp;&quot;_&quot;&amp;TEXT(HOUR([.I119]);&quot;00&quot;)&amp;TEXT(MINUTE([.I119]);&quot;00&quot;)" office:value-type="string" office:string-value="S01E12_20140531_0200" calcext:value-type="string">
            <text:p>S01E12_20140531_0200</text:p>
          </table:table-cell>
          <table:table-cell table:formula="of:=[.H119]" office:value-type="string" office:string-value="M." calcext:value-type="string">
            <text:p>M.</text:p>
          </table:table-cell>
          <table:table-cell table:formula="of:=&quot;&quot;&amp;YEAR([.B119])&amp;TEXT( MONTH([.B119]);&quot;00&quot;)&amp; TEXT(DAY([.B119]);&quot;00&quot;) &amp; &quot;_&quot; &amp; TEXT(HOUR([.I119]);&quot;00&quot;)&amp;TEXT(MINUTE([.I119]);&quot;00&quot;)" office:value-type="string" office:string-value="20140531_0200" calcext:value-type="string">
            <text:p>20140531_0200</text:p>
          </table:table-cell>
          <table:table-cell table:formula="of:=VLOOKUP([.L119];[dateinamen.$A$1:.$B$94];2;0)" office:value-type="string" office:string-value="#N/A" calcext:value-type="error">
            <text:p>#N/A</text:p>
          </table:table-cell>
          <table:table-cell table:formula="of:=IF(LEFT([.J119];6)&lt;&gt;LEFT([.M119];6);LEFT([.J119];6) &amp; MID([.M119];7;LEN([.M119])-7))" office:value-type="string" office:string-value="#N/A" calcext:value-type="error">
            <text:p>#N/A</text:p>
          </table:table-cell>
        </table:table-row>
        <table:table-row table:style-name="ro5">
          <table:table-cell office:value-type="string" calcext:value-type="string">
            <text:p>Fr</text:p>
          </table:table-cell>
          <table:table-cell office:value-type="string" calcext:value-type="string">
            <text:p>30.05.2014</text:p>
          </table:table-cell>
          <table:table-cell office:value-type="string" calcext:value-type="string">
            <text:p>22:15–23:15 Uhr</text:p>
          </table:table-cell>
          <table:table-cell office:value-type="string" calcext:value-type="string">
            <text:p>kabel ein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.</text:p>
          </table:table-cell>
          <table:table-cell table:formula="of:=TIMEVALUE(LEFT([.C120];5))" office:value-type="time" office:time-value="PT22H15M00S" calcext:value-type="time">
            <text:p>22:15</text:p>
          </table:table-cell>
          <table:table-cell table:formula="of:=&quot;S&quot;&amp;TEXT(INT([.F120]);&quot;00&quot;)&amp;&quot;E&quot;&amp;TEXT(INT([.G120]);&quot;00&quot;)&amp;&quot;_&quot;&amp;YEAR([.B120])&amp;TEXT(MONTH([.B120]);&quot;00&quot;)&amp;TEXT(DAY([.B120]);&quot;00&quot;)&amp;&quot;_&quot;&amp;TEXT(HOUR([.I120]);&quot;00&quot;)&amp;TEXT(MINUTE([.I120]);&quot;00&quot;)" office:value-type="string" office:string-value="S01E12_20140530_2215" calcext:value-type="string">
            <text:p>S01E12_20140530_2215</text:p>
          </table:table-cell>
          <table:table-cell table:formula="of:=[.H120]" office:value-type="string" office:string-value="M." calcext:value-type="string">
            <text:p>M.</text:p>
          </table:table-cell>
          <table:table-cell table:formula="of:=&quot;&quot;&amp;YEAR([.B120])&amp;TEXT( MONTH([.B120]);&quot;00&quot;)&amp; TEXT(DAY([.B120]);&quot;00&quot;) &amp; &quot;_&quot; &amp; TEXT(HOUR([.I120]);&quot;00&quot;)&amp;TEXT(MINUTE([.I120]);&quot;00&quot;)" office:value-type="string" office:string-value="20140530_2215" calcext:value-type="string">
            <text:p>20140530_2215</text:p>
          </table:table-cell>
          <table:table-cell table:formula="of:=VLOOKUP([.L120];[dateinamen.$A$1:.$B$94];2;0)" office:value-type="string" office:string-value="#N/A" calcext:value-type="error">
            <text:p>#N/A</text:p>
          </table:table-cell>
          <table:table-cell table:formula="of:=IF(LEFT([.J120];6)&lt;&gt;LEFT([.M120];6);LEFT([.J120];6) &amp; MID([.M120];7;LEN([.M120])-7))" office:value-type="string" office:string-value="#N/A" calcext:value-type="error">
            <text:p>#N/A</text:p>
          </table:table-cell>
        </table:table-row>
        <table:table-row table:style-name="ro6">
          <table:table-cell table:style-name="ce12" office:value-type="string" calcext:value-type="string">
            <text:p>Eine ganz normale FamilieStaffel 1, Folge 11</text:p>
            <text:p>Teri Purcell, die beliebte Geschäftsführerin eines Luxushotels, wird tot in einer Industrie-Waschmaschine aufgefunden. Sherlock und Watson nehmen zunächst den arbeitslosen Ehemann unter die Lupe. …</text:p>
            <text:p>Sa</text:p>
          </table:table-cell>
          <table:table-cell office:value-type="string" calcext:value-type="string">
            <text:p>24.05.2014</text:p>
          </table:table-cell>
          <table:table-cell office:value-type="string" calcext:value-type="string">
            <text:p>02:00–02:49 Uhr</text:p>
          </table:table-cell>
          <table:table-cell office:value-type="string" calcext:value-type="string">
            <text:p>kabel ein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ne ganz normale Familie</text:p>
          </table:table-cell>
          <table:table-cell table:formula="of:=TIMEVALUE(LEFT([.C121];5))" office:value-type="time" office:time-value="PT02H00M00S" calcext:value-type="time">
            <text:p>02:00</text:p>
          </table:table-cell>
          <table:table-cell table:formula="of:=&quot;S&quot;&amp;TEXT(INT([.F121]);&quot;00&quot;)&amp;&quot;E&quot;&amp;TEXT(INT([.G121]);&quot;00&quot;)&amp;&quot;_&quot;&amp;YEAR([.B121])&amp;TEXT(MONTH([.B121]);&quot;00&quot;)&amp;TEXT(DAY([.B121]);&quot;00&quot;)&amp;&quot;_&quot;&amp;TEXT(HOUR([.I121]);&quot;00&quot;)&amp;TEXT(MINUTE([.I121]);&quot;00&quot;)" office:value-type="string" office:string-value="S01E11_20140524_0200" calcext:value-type="string">
            <text:p>S01E11_20140524_0200</text:p>
          </table:table-cell>
          <table:table-cell table:formula="of:=[.H121]" office:value-type="string" office:string-value="Eine ganz normale Familie" calcext:value-type="string">
            <text:p>Eine ganz normale Familie</text:p>
          </table:table-cell>
          <table:table-cell table:formula="of:=&quot;&quot;&amp;YEAR([.B121])&amp;TEXT( MONTH([.B121]);&quot;00&quot;)&amp; TEXT(DAY([.B121]);&quot;00&quot;) &amp; &quot;_&quot; &amp; TEXT(HOUR([.I121]);&quot;00&quot;)&amp;TEXT(MINUTE([.I121]);&quot;00&quot;)" office:value-type="string" office:string-value="20140524_0200" calcext:value-type="string">
            <text:p>20140524_0200</text:p>
          </table:table-cell>
          <table:table-cell table:formula="of:=VLOOKUP([.L121];[dateinamen.$A$1:.$B$94];2;0)" office:value-type="string" office:string-value="#N/A" calcext:value-type="error">
            <text:p>#N/A</text:p>
          </table:table-cell>
          <table:table-cell table:formula="of:=IF(LEFT([.J121];6)&lt;&gt;LEFT([.M121];6);LEFT([.J121];6) &amp; MID([.M121];7;LEN([.M121])-7))" office:value-type="string" office:string-value="#N/A" calcext:value-type="error">
            <text:p>#N/A</text:p>
          </table:table-cell>
        </table:table-row>
      </table:table>
      <table:table table:name="dateinamen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21" table:default-cell-style-name="Default"/>
        <table:table-row table:style-name="ro7">
          <table:table-cell table:style-name="ce10" table:formula="of:=MID([.B1];8;13)" office:value-type="string" office:string-value="20150128_0220" calcext:value-type="string">
            <text:p>20150128_0220</text:p>
          </table:table-cell>
          <table:table-cell table:style-name="ce10" office:value-type="string" calcext:value-type="string">
            <text:p>S01E09_20150128_0220_-_AXN_Action_-_Elementary.eit</text:p>
          </table:table-cell>
          <table:table-cell table:style-name="ce10" table:formula="of:=MID([.B1];8;13)" office:value-type="string" office:string-value="20150128_0220" calcext:value-type="string">
            <text:p>20150128_0220</text:p>
          </table:table-cell>
          <table:table-cell table:style-name="ce10" table:number-columns-repeated="1021"/>
        </table:table-row>
        <table:table-row table:style-name="ro7">
          <table:table-cell table:style-name="ce10" table:formula="of:=MID([.B2];8;13)" office:value-type="string" office:string-value="20150128_0305" calcext:value-type="string">
            <text:p>20150128_0305</text:p>
          </table:table-cell>
          <table:table-cell table:style-name="ce10" office:value-type="string" calcext:value-type="string">
            <text:p>S01E10_20150128_0305_-_AXN_Action_-_Elementary.eit</text:p>
          </table:table-cell>
          <table:table-cell table:style-name="ce10" table:formula="of:=MID([.B2];8;13)" office:value-type="string" office:string-value="20150128_0305" calcext:value-type="string">
            <text:p>20150128_0305</text:p>
          </table:table-cell>
          <table:table-cell table:style-name="ce10" table:number-columns-repeated="1021"/>
        </table:table-row>
        <table:table-row table:style-name="ro7">
          <table:table-cell table:style-name="ce10" table:formula="of:=MID([.B3];8;13)" office:value-type="string" office:string-value="20150128_0305" calcext:value-type="string">
            <text:p>20150128_0305</text:p>
          </table:table-cell>
          <table:table-cell table:style-name="ce10" office:value-type="string" calcext:value-type="string">
            <text:p>S01E10_20150128_0305_-_AXN_Action_-_Elementary_fixed.eit</text:p>
          </table:table-cell>
          <table:table-cell table:style-name="ce10" table:formula="of:=MID([.B3];8;13)" office:value-type="string" office:string-value="20150128_0305" calcext:value-type="string">
            <text:p>20150128_0305</text:p>
          </table:table-cell>
          <table:table-cell table:style-name="ce10" table:number-columns-repeated="1021"/>
        </table:table-row>
        <table:table-row table:style-name="ro7">
          <table:table-cell table:style-name="ce10" table:formula="of:=MID([.B4];8;13)" office:value-type="string" office:string-value="20150128_2010" calcext:value-type="string">
            <text:p>20150128_2010</text:p>
          </table:table-cell>
          <table:table-cell table:style-name="ce10" office:value-type="string" calcext:value-type="string">
            <text:p>S01E11_20150128_2010_-_AXN_Action_-_Elementary.eit</text:p>
          </table:table-cell>
          <table:table-cell table:style-name="ce10" table:formula="of:=MID([.B4];8;13)" office:value-type="string" office:string-value="20150128_2010" calcext:value-type="string">
            <text:p>20150128_2010</text:p>
          </table:table-cell>
          <table:table-cell table:style-name="ce10" table:number-columns-repeated="1021"/>
        </table:table-row>
        <table:table-row table:style-name="ro7">
          <table:table-cell table:style-name="ce10" table:formula="of:=MID([.B5];8;13)" office:value-type="string" office:string-value="20150128_2055" calcext:value-type="string">
            <text:p>20150128_2055</text:p>
          </table:table-cell>
          <table:table-cell table:style-name="ce10" office:value-type="string" calcext:value-type="string">
            <text:p>S01E12_20150128_2055_-_AXN_Action_-_Elementary.eit</text:p>
          </table:table-cell>
          <table:table-cell table:style-name="ce10" table:formula="of:=MID([.B5];8;13)" office:value-type="string" office:string-value="20150128_2055" calcext:value-type="string">
            <text:p>20150128_2055</text:p>
          </table:table-cell>
          <table:table-cell table:style-name="ce10" table:number-columns-repeated="1021"/>
        </table:table-row>
        <table:table-row table:style-name="ro7">
          <table:table-cell table:style-name="ce15" table:formula="of:=MID([.B6];8;13)" office:value-type="string" office:string-value="20150130_0045" calcext:value-type="string">
            <text:p>20150130_0045</text:p>
          </table:table-cell>
          <table:table-cell office:value-type="string" calcext:value-type="string">
            <text:p>S01E11_20150130_0045_-_AXN_Action_-_Elementary.eit</text:p>
          </table:table-cell>
          <table:table-cell table:formula="of:=MID([.B6];8;13)" office:value-type="string" office:string-value="20150130_0045" calcext:value-type="string">
            <text:p>20150130_0045</text:p>
          </table:table-cell>
          <table:table-cell table:number-columns-repeated="1021"/>
        </table:table-row>
        <table:table-row table:style-name="ro7">
          <table:table-cell table:style-name="ce15" table:formula="of:=MID([.B7];8;13)" office:value-type="string" office:string-value="20150130_0130" calcext:value-type="string">
            <text:p>20150130_0130</text:p>
          </table:table-cell>
          <table:table-cell office:value-type="string" calcext:value-type="string">
            <text:p>S01E12_20150130_0130_-_AXN_Action_-_Elementary.eit</text:p>
          </table:table-cell>
          <table:table-cell table:formula="of:=MID([.B7];8;13)" office:value-type="string" office:string-value="20150130_0130" calcext:value-type="string">
            <text:p>20150130_0130</text:p>
          </table:table-cell>
          <table:table-cell table:number-columns-repeated="1021"/>
        </table:table-row>
        <table:table-row table:style-name="ro7">
          <table:table-cell table:style-name="ce15" table:formula="of:=MID([.B8];8;13)" office:value-type="string" office:string-value="20150130_2009" calcext:value-type="string">
            <text:p>20150130_2009</text:p>
          </table:table-cell>
          <table:table-cell office:value-type="string" calcext:value-type="string">
            <text:p>S00E00_20150130_2009_-_kabel_eins_HD_-_Elementary.eit</text:p>
          </table:table-cell>
          <table:table-cell table:formula="of:=MID([.B8];8;13)" office:value-type="string" office:string-value="20150130_2009" calcext:value-type="string">
            <text:p>20150130_2009</text:p>
          </table:table-cell>
          <table:table-cell table:number-columns-repeated="1021"/>
        </table:table-row>
        <table:table-row table:style-name="ro7">
          <table:table-cell table:style-name="ce15" table:formula="of:=MID([.B9];8;13)" office:value-type="string" office:string-value="20150130_2112" calcext:value-type="string">
            <text:p>20150130_2112</text:p>
          </table:table-cell>
          <table:table-cell office:value-type="string" calcext:value-type="string">
            <text:p>S00E00_20150130_2112_-_kabel_eins_HD_-_Elementary.eit</text:p>
          </table:table-cell>
          <table:table-cell table:formula="of:=MID([.B9];8;13)" office:value-type="string" office:string-value="20150130_2112" calcext:value-type="string">
            <text:p>20150130_2112</text:p>
          </table:table-cell>
          <table:table-cell table:number-columns-repeated="1021"/>
        </table:table-row>
        <table:table-row table:style-name="ro7">
          <table:table-cell table:style-name="ce15" table:formula="of:=MID([.B10];8;13)" office:value-type="string" office:string-value="20150201_0005" calcext:value-type="string">
            <text:p>20150201_0005</text:p>
          </table:table-cell>
          <table:table-cell office:value-type="string" calcext:value-type="string">
            <text:p>S01E12_20150201_0005_-_AXN_Action_-_Elementary.eit</text:p>
          </table:table-cell>
          <table:table-cell table:formula="of:=MID([.B10];8;13)" office:value-type="string" office:string-value="20150201_0005" calcext:value-type="string">
            <text:p>20150201_0005</text:p>
          </table:table-cell>
          <table:table-cell table:number-columns-repeated="1021"/>
        </table:table-row>
        <table:table-row table:style-name="ro7">
          <table:table-cell table:style-name="ce15" table:formula="of:=MID([.B11];8;13)" office:value-type="string" office:string-value="20150201_0620" calcext:value-type="string">
            <text:p>20150201_0620</text:p>
          </table:table-cell>
          <table:table-cell office:value-type="string" calcext:value-type="string">
            <text:p>S00E00_20150201_0620_-_kabel_eins_-_Elementary.eit</text:p>
          </table:table-cell>
          <table:table-cell table:formula="of:=MID([.B11];8;13)" office:value-type="string" office:string-value="20150201_0620" calcext:value-type="string">
            <text:p>20150201_0620</text:p>
          </table:table-cell>
          <table:table-cell table:number-columns-repeated="1021"/>
        </table:table-row>
        <table:table-row table:style-name="ro7">
          <table:table-cell table:style-name="ce15" table:formula="of:=MID([.B12];8;13)" office:value-type="string" office:string-value="20150201_0711" calcext:value-type="string">
            <text:p>20150201_0711</text:p>
          </table:table-cell>
          <table:table-cell office:value-type="string" calcext:value-type="string">
            <text:p>S00E00_20150201_0711_-_kabel_eins_-_Elementary.eit</text:p>
          </table:table-cell>
          <table:table-cell table:formula="of:=MID([.B12];8;13)" office:value-type="string" office:string-value="20150201_0711" calcext:value-type="string">
            <text:p>20150201_0711</text:p>
          </table:table-cell>
          <table:table-cell table:number-columns-repeated="1021"/>
        </table:table-row>
        <table:table-row table:style-name="ro7">
          <table:table-cell table:style-name="ce15" table:formula="of:=MID([.B13];8;13)" office:value-type="string" office:string-value="20150204_0215" calcext:value-type="string">
            <text:p>20150204_0215</text:p>
          </table:table-cell>
          <table:table-cell office:value-type="string" calcext:value-type="string">
            <text:p>S01E11_20150204_0215_-_AXN_Action_-_Elementary.eit</text:p>
          </table:table-cell>
          <table:table-cell table:formula="of:=MID([.B13];8;13)" office:value-type="string" office:string-value="20150204_0215" calcext:value-type="string">
            <text:p>20150204_0215</text:p>
          </table:table-cell>
          <table:table-cell table:number-columns-repeated="1021"/>
        </table:table-row>
        <table:table-row table:style-name="ro7">
          <table:table-cell table:style-name="ce15" table:formula="of:=MID([.B14];8;13)" office:value-type="string" office:string-value="20150204_0300" calcext:value-type="string">
            <text:p>20150204_0300</text:p>
          </table:table-cell>
          <table:table-cell office:value-type="string" calcext:value-type="string">
            <text:p>S01E12_20150204_0300_-_AXN_Action_-_Elementary.eit</text:p>
          </table:table-cell>
          <table:table-cell table:formula="of:=MID([.B14];8;13)" office:value-type="string" office:string-value="20150204_0300" calcext:value-type="string">
            <text:p>20150204_0300</text:p>
          </table:table-cell>
          <table:table-cell table:number-columns-repeated="1021"/>
        </table:table-row>
        <table:table-row table:style-name="ro7">
          <table:table-cell table:style-name="ce15" table:formula="of:=MID([.B15];8;13)" office:value-type="string" office:string-value="20150204_2010" calcext:value-type="string">
            <text:p>20150204_2010</text:p>
          </table:table-cell>
          <table:table-cell office:value-type="string" calcext:value-type="string">
            <text:p>S00E00_20150204_2010_-_AXN_Action_-_Elementary.eit</text:p>
          </table:table-cell>
          <table:table-cell table:formula="of:=MID([.B15];8;13)" office:value-type="string" office:string-value="20150204_2010" calcext:value-type="string">
            <text:p>20150204_2010</text:p>
          </table:table-cell>
          <table:table-cell table:number-columns-repeated="1021"/>
        </table:table-row>
        <table:table-row table:style-name="ro7">
          <table:table-cell table:style-name="ce15" table:formula="of:=MID([.B16];8;13)" office:value-type="string" office:string-value="20150204_2055" calcext:value-type="string">
            <text:p>20150204_2055</text:p>
          </table:table-cell>
          <table:table-cell office:value-type="string" calcext:value-type="string">
            <text:p>S00E00_20150204_2055_-_AXN_Action_-_Elementary.eit</text:p>
          </table:table-cell>
          <table:table-cell table:formula="of:=MID([.B16];8;13)" office:value-type="string" office:string-value="20150204_2055" calcext:value-type="string">
            <text:p>20150204_2055</text:p>
          </table:table-cell>
          <table:table-cell table:number-columns-repeated="1021"/>
        </table:table-row>
        <table:table-row table:style-name="ro7">
          <table:table-cell table:style-name="ce15" table:formula="of:=MID([.B17];8;13)" office:value-type="string" office:string-value="20150206_0045" calcext:value-type="string">
            <text:p>20150206_0045</text:p>
          </table:table-cell>
          <table:table-cell office:value-type="string" calcext:value-type="string">
            <text:p>S00E00_20150206_0045_-_AXN_Action_-_Elementary.eit</text:p>
          </table:table-cell>
          <table:table-cell table:formula="of:=MID([.B17];8;13)" office:value-type="string" office:string-value="20150206_0045" calcext:value-type="string">
            <text:p>20150206_0045</text:p>
          </table:table-cell>
          <table:table-cell table:number-columns-repeated="1021"/>
        </table:table-row>
        <table:table-row table:style-name="ro7">
          <table:table-cell table:style-name="ce15" table:formula="of:=MID([.B18];8;13)" office:value-type="string" office:string-value="20150206_0130" calcext:value-type="string">
            <text:p>20150206_0130</text:p>
          </table:table-cell>
          <table:table-cell office:value-type="string" calcext:value-type="string">
            <text:p>S00E00_20150206_0130_-_AXN_Action_-_Elementary.eit</text:p>
          </table:table-cell>
          <table:table-cell table:formula="of:=MID([.B18];8;13)" office:value-type="string" office:string-value="20150206_0130" calcext:value-type="string">
            <text:p>20150206_0130</text:p>
          </table:table-cell>
          <table:table-cell table:number-columns-repeated="1021"/>
        </table:table-row>
        <table:table-row table:style-name="ro7">
          <table:table-cell table:style-name="ce15" table:formula="of:=MID([.B19];8;13)" office:value-type="string" office:string-value="20150206_2009" calcext:value-type="string">
            <text:p>20150206_2009</text:p>
          </table:table-cell>
          <table:table-cell office:value-type="string" calcext:value-type="string">
            <text:p>S00E00_20150206_2009_-_kabel_eins_-_Elementary.eit</text:p>
          </table:table-cell>
          <table:table-cell table:formula="of:=MID([.B19];8;13)" office:value-type="string" office:string-value="20150206_2009" calcext:value-type="string">
            <text:p>20150206_2009</text:p>
          </table:table-cell>
          <table:table-cell table:number-columns-repeated="1021"/>
        </table:table-row>
        <table:table-row table:style-name="ro7">
          <table:table-cell table:style-name="ce15" table:formula="of:=MID([.B20];8;13)" office:value-type="string" office:string-value="20150206_2112" calcext:value-type="string">
            <text:p>20150206_2112</text:p>
          </table:table-cell>
          <table:table-cell office:value-type="string" calcext:value-type="string">
            <text:p>S00E00_20150206_2112_-_kabel_eins_-_Elementary.eit</text:p>
          </table:table-cell>
          <table:table-cell table:formula="of:=MID([.B20];8;13)" office:value-type="string" office:string-value="20150206_2112" calcext:value-type="string">
            <text:p>20150206_2112</text:p>
          </table:table-cell>
          <table:table-cell table:number-columns-repeated="1021"/>
        </table:table-row>
        <table:table-row table:style-name="ro7">
          <table:table-cell table:style-name="ce15" table:formula="of:=MID([.B21];8;13)" office:value-type="string" office:string-value="20150208_0000" calcext:value-type="string">
            <text:p>20150208_0000</text:p>
          </table:table-cell>
          <table:table-cell office:value-type="string" calcext:value-type="string">
            <text:p>S00E00_20150208_0000_-_AXN_Action_-_Elementary.eit</text:p>
          </table:table-cell>
          <table:table-cell table:formula="of:=MID([.B21];8;13)" office:value-type="string" office:string-value="20150208_0000" calcext:value-type="string">
            <text:p>20150208_0000</text:p>
          </table:table-cell>
          <table:table-cell table:number-columns-repeated="1021"/>
        </table:table-row>
        <table:table-row table:style-name="ro7">
          <table:table-cell table:style-name="ce15" table:formula="of:=MID([.B22];8;13)" office:value-type="string" office:string-value="20150208_0045" calcext:value-type="string">
            <text:p>20150208_0045</text:p>
          </table:table-cell>
          <table:table-cell office:value-type="string" calcext:value-type="string">
            <text:p>S00E00_20150208_0045_-_AXN_Action_-_Elementary.eit</text:p>
          </table:table-cell>
          <table:table-cell table:formula="of:=MID([.B22];8;13)" office:value-type="string" office:string-value="20150208_0045" calcext:value-type="string">
            <text:p>20150208_0045</text:p>
          </table:table-cell>
          <table:table-cell table:number-columns-repeated="1021"/>
        </table:table-row>
        <table:table-row table:style-name="ro7">
          <table:table-cell table:style-name="ce15" table:formula="of:=MID([.B23];8;13)" office:value-type="string" office:string-value="20150208_0653" calcext:value-type="string">
            <text:p>20150208_0653</text:p>
          </table:table-cell>
          <table:table-cell office:value-type="string" calcext:value-type="string">
            <text:p>S00E00_20150208_0653_-_kabel_eins_-_Elementary.eit</text:p>
          </table:table-cell>
          <table:table-cell table:formula="of:=MID([.B23];8;13)" office:value-type="string" office:string-value="20150208_0653" calcext:value-type="string">
            <text:p>20150208_0653</text:p>
          </table:table-cell>
          <table:table-cell table:number-columns-repeated="1021"/>
        </table:table-row>
        <table:table-row table:style-name="ro7">
          <table:table-cell table:style-name="ce15" table:formula="of:=MID([.B24];8;13)" office:value-type="string" office:string-value="20150210_0055" calcext:value-type="string">
            <text:p>20150210_0055</text:p>
          </table:table-cell>
          <table:table-cell office:value-type="string" calcext:value-type="string">
            <text:p>S00E00_20150210_0055_-_AXN_Action_-_Elementary.eit</text:p>
          </table:table-cell>
          <table:table-cell table:formula="of:=MID([.B24];8;13)" office:value-type="string" office:string-value="20150210_0055" calcext:value-type="string">
            <text:p>20150210_0055</text:p>
          </table:table-cell>
          <table:table-cell table:number-columns-repeated="1021"/>
        </table:table-row>
        <table:table-row table:style-name="ro7">
          <table:table-cell table:style-name="ce15" table:formula="of:=MID([.B25];8;13)" office:value-type="string" office:string-value="20150210_0140" calcext:value-type="string">
            <text:p>20150210_0140</text:p>
          </table:table-cell>
          <table:table-cell office:value-type="string" calcext:value-type="string">
            <text:p>S00E00_20150210_0140_-_AXN_Action_-_Elementary.eit</text:p>
          </table:table-cell>
          <table:table-cell table:formula="of:=MID([.B25];8;13)" office:value-type="string" office:string-value="20150210_0140" calcext:value-type="string">
            <text:p>20150210_0140</text:p>
          </table:table-cell>
          <table:table-cell table:number-columns-repeated="1021"/>
        </table:table-row>
        <table:table-row table:style-name="ro7">
          <table:table-cell table:style-name="ce15" table:formula="of:=MID([.B26];8;13)" office:value-type="string" office:string-value="20150211_2010" calcext:value-type="string">
            <text:p>20150211_2010</text:p>
          </table:table-cell>
          <table:table-cell office:value-type="string" calcext:value-type="string">
            <text:p>S00E00_20150211_2010_-_AXN_Action_-_Elementary.eit</text:p>
          </table:table-cell>
          <table:table-cell table:formula="of:=MID([.B26];8;13)" office:value-type="string" office:string-value="20150211_2010" calcext:value-type="string">
            <text:p>20150211_2010</text:p>
          </table:table-cell>
          <table:table-cell table:number-columns-repeated="1021"/>
        </table:table-row>
        <table:table-row table:style-name="ro7">
          <table:table-cell table:style-name="ce15" table:formula="of:=MID([.B27];8;13)" office:value-type="string" office:string-value="20150211_2055" calcext:value-type="string">
            <text:p>20150211_2055</text:p>
          </table:table-cell>
          <table:table-cell office:value-type="string" calcext:value-type="string">
            <text:p>S00E00_20150211_2055_-_AXN_Action_-_Elementary.eit</text:p>
          </table:table-cell>
          <table:table-cell table:formula="of:=MID([.B27];8;13)" office:value-type="string" office:string-value="20150211_2055" calcext:value-type="string">
            <text:p>20150211_2055</text:p>
          </table:table-cell>
          <table:table-cell table:number-columns-repeated="1021"/>
        </table:table-row>
        <table:table-row table:style-name="ro7">
          <table:table-cell table:style-name="ce15" table:formula="of:=MID([.B28];8;13)" office:value-type="string" office:string-value="20150213_0215" calcext:value-type="string">
            <text:p>20150213_0215</text:p>
          </table:table-cell>
          <table:table-cell office:value-type="string" calcext:value-type="string">
            <text:p>S00E00_20150213_0215_-_AXN_Action_-_Elementary.eit</text:p>
          </table:table-cell>
          <table:table-cell table:formula="of:=MID([.B28];8;13)" office:value-type="string" office:string-value="20150213_0215" calcext:value-type="string">
            <text:p>20150213_0215</text:p>
          </table:table-cell>
          <table:table-cell table:number-columns-repeated="1021"/>
        </table:table-row>
        <table:table-row table:style-name="ro7">
          <table:table-cell table:style-name="ce15" table:formula="of:=MID([.B29];8;13)" office:value-type="string" office:string-value="20150213_0300" calcext:value-type="string">
            <text:p>20150213_0300</text:p>
          </table:table-cell>
          <table:table-cell office:value-type="string" calcext:value-type="string">
            <text:p>S00E00_20150213_0300_-_AXN_Action_-_Elementary.eit</text:p>
          </table:table-cell>
          <table:table-cell table:formula="of:=MID([.B29];8;13)" office:value-type="string" office:string-value="20150213_0300" calcext:value-type="string">
            <text:p>20150213_0300</text:p>
          </table:table-cell>
          <table:table-cell table:number-columns-repeated="1021"/>
        </table:table-row>
        <table:table-row table:style-name="ro7">
          <table:table-cell table:style-name="ce15" table:formula="of:=MID([.B30];8;13)" office:value-type="string" office:string-value="20150213_2009" calcext:value-type="string">
            <text:p>20150213_2009</text:p>
          </table:table-cell>
          <table:table-cell office:value-type="string" calcext:value-type="string">
            <text:p>S00E00_20150213_2009_-_kabel_eins_-_Elementary.eit</text:p>
          </table:table-cell>
          <table:table-cell table:formula="of:=MID([.B30];8;13)" office:value-type="string" office:string-value="20150213_2009" calcext:value-type="string">
            <text:p>20150213_2009</text:p>
          </table:table-cell>
          <table:table-cell table:number-columns-repeated="1021"/>
        </table:table-row>
        <table:table-row table:style-name="ro7">
          <table:table-cell table:style-name="ce15" table:formula="of:=MID([.B31];8;13)" office:value-type="string" office:string-value="20150213_2109" calcext:value-type="string">
            <text:p>20150213_2109</text:p>
          </table:table-cell>
          <table:table-cell office:value-type="string" calcext:value-type="string">
            <text:p>S00E00_20150213_2109_-_kabel_eins_-_Elementary.eit</text:p>
          </table:table-cell>
          <table:table-cell table:formula="of:=MID([.B31];8;13)" office:value-type="string" office:string-value="20150213_2109" calcext:value-type="string">
            <text:p>20150213_2109</text:p>
          </table:table-cell>
          <table:table-cell table:number-columns-repeated="1021"/>
        </table:table-row>
        <table:table-row table:style-name="ro7">
          <table:table-cell table:style-name="ce15" table:formula="of:=MID([.B32];8;13)" office:value-type="string" office:string-value="20150215_0035" calcext:value-type="string">
            <text:p>20150215_0035</text:p>
          </table:table-cell>
          <table:table-cell office:value-type="string" calcext:value-type="string">
            <text:p>S00E00_20150215_0035_-_AXN_Action_-_Elementary.eit</text:p>
          </table:table-cell>
          <table:table-cell table:formula="of:=MID([.B32];8;13)" office:value-type="string" office:string-value="20150215_0035" calcext:value-type="string">
            <text:p>20150215_0035</text:p>
          </table:table-cell>
          <table:table-cell table:number-columns-repeated="1021"/>
        </table:table-row>
        <table:table-row table:style-name="ro7">
          <table:table-cell table:style-name="ce15" table:formula="of:=MID([.B33];8;13)" office:value-type="string" office:string-value="20150215_0120" calcext:value-type="string">
            <text:p>20150215_0120</text:p>
          </table:table-cell>
          <table:table-cell office:value-type="string" calcext:value-type="string">
            <text:p>S00E00_20150215_0120_-_AXN_Action_-_Elementary.eit</text:p>
          </table:table-cell>
          <table:table-cell table:formula="of:=MID([.B33];8;13)" office:value-type="string" office:string-value="20150215_0120" calcext:value-type="string">
            <text:p>20150215_0120</text:p>
          </table:table-cell>
          <table:table-cell table:number-columns-repeated="1021"/>
        </table:table-row>
        <table:table-row table:style-name="ro7">
          <table:table-cell table:style-name="ce15" table:formula="of:=MID([.B34];8;13)" office:value-type="string" office:string-value="20150215_0615" calcext:value-type="string">
            <text:p>20150215_0615</text:p>
          </table:table-cell>
          <table:table-cell office:value-type="string" calcext:value-type="string">
            <text:p>S00E00_20150215_0615_-_kabel_eins_-_Elementary.eit</text:p>
          </table:table-cell>
          <table:table-cell table:formula="of:=MID([.B34];8;13)" office:value-type="string" office:string-value="20150215_0615" calcext:value-type="string">
            <text:p>20150215_0615</text:p>
          </table:table-cell>
          <table:table-cell table:number-columns-repeated="1021"/>
        </table:table-row>
        <table:table-row table:style-name="ro7">
          <table:table-cell table:style-name="ce15" table:formula="of:=MID([.B35];8;13)" office:value-type="string" office:string-value="20150215_0712" calcext:value-type="string">
            <text:p>20150215_0712</text:p>
          </table:table-cell>
          <table:table-cell office:value-type="string" calcext:value-type="string">
            <text:p>S00E00_20150215_0712_-_kabel_eins_-_Elementary.eit</text:p>
          </table:table-cell>
          <table:table-cell table:formula="of:=MID([.B35];8;13)" office:value-type="string" office:string-value="20150215_0712" calcext:value-type="string">
            <text:p>20150215_0712</text:p>
          </table:table-cell>
          <table:table-cell table:number-columns-repeated="1021"/>
        </table:table-row>
        <table:table-row table:style-name="ro7">
          <table:table-cell table:style-name="ce15" table:formula="of:=MID([.B36];8;13)" office:value-type="string" office:string-value="20150217_0040" calcext:value-type="string">
            <text:p>20150217_0040</text:p>
          </table:table-cell>
          <table:table-cell office:value-type="string" calcext:value-type="string">
            <text:p>S00E00_20150217_0040_-_AXN_Action_-_Elementary.eit</text:p>
          </table:table-cell>
          <table:table-cell table:formula="of:=MID([.B36];8;13)" office:value-type="string" office:string-value="20150217_0040" calcext:value-type="string">
            <text:p>20150217_0040</text:p>
          </table:table-cell>
          <table:table-cell table:number-columns-repeated="1021"/>
        </table:table-row>
        <table:table-row table:style-name="ro7">
          <table:table-cell table:style-name="ce15" table:formula="of:=MID([.B37];8;13)" office:value-type="string" office:string-value="20150217_0125" calcext:value-type="string">
            <text:p>20150217_0125</text:p>
          </table:table-cell>
          <table:table-cell office:value-type="string" calcext:value-type="string">
            <text:p>S00E00_20150217_0125_-_AXN_Action_-_Elementary.eit</text:p>
          </table:table-cell>
          <table:table-cell table:formula="of:=MID([.B37];8;13)" office:value-type="string" office:string-value="20150217_0125" calcext:value-type="string">
            <text:p>20150217_0125</text:p>
          </table:table-cell>
          <table:table-cell table:number-columns-repeated="1021"/>
        </table:table-row>
        <table:table-row table:style-name="ro7">
          <table:table-cell table:style-name="ce15" table:formula="of:=MID([.B38];8;13)" office:value-type="string" office:string-value="20150218_2010" calcext:value-type="string">
            <text:p>20150218_2010</text:p>
          </table:table-cell>
          <table:table-cell office:value-type="string" calcext:value-type="string">
            <text:p>S00E00_20150218_2010_-_AXN_Action_-_Elementary.eit</text:p>
          </table:table-cell>
          <table:table-cell table:formula="of:=MID([.B38];8;13)" office:value-type="string" office:string-value="20150218_2010" calcext:value-type="string">
            <text:p>20150218_2010</text:p>
          </table:table-cell>
          <table:table-cell table:number-columns-repeated="1021"/>
        </table:table-row>
        <table:table-row table:style-name="ro7">
          <table:table-cell table:style-name="ce15" table:formula="of:=MID([.B39];8;13)" office:value-type="string" office:string-value="20150218_2055" calcext:value-type="string">
            <text:p>20150218_2055</text:p>
          </table:table-cell>
          <table:table-cell office:value-type="string" calcext:value-type="string">
            <text:p>S00E00_20150218_2055_-_AXN_Action_-_Elementary.eit</text:p>
          </table:table-cell>
          <table:table-cell table:formula="of:=MID([.B39];8;13)" office:value-type="string" office:string-value="20150218_2055" calcext:value-type="string">
            <text:p>20150218_2055</text:p>
          </table:table-cell>
          <table:table-cell table:number-columns-repeated="1021"/>
        </table:table-row>
        <table:table-row table:style-name="ro7">
          <table:table-cell table:style-name="ce15" table:formula="of:=MID([.B40];8;13)" office:value-type="string" office:string-value="20150220_0210" calcext:value-type="string">
            <text:p>20150220_0210</text:p>
          </table:table-cell>
          <table:table-cell office:value-type="string" calcext:value-type="string">
            <text:p>S00E00_20150220_0210_-_AXN_Action_-_Elementary.eit</text:p>
          </table:table-cell>
          <table:table-cell table:style-name="ce16" table:formula="of:=IF(LEFT([.B40];1)&lt;&gt;&quot;S&quot; ;&quot;S00E00_&quot;&amp;[.B40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1];8;13)" office:value-type="string" office:string-value="20150220_0255" calcext:value-type="string">
            <text:p>20150220_0255</text:p>
          </table:table-cell>
          <table:table-cell office:value-type="string" calcext:value-type="string">
            <text:p>S00E00_20150220_0255_-_AXN_Action_-_Elementary.eit</text:p>
          </table:table-cell>
          <table:table-cell table:style-name="ce16" table:formula="of:=IF(LEFT([.B41];1)&lt;&gt;&quot;S&quot; ;&quot;S00E00_&quot;&amp;[.B41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5">
          <table:table-cell table:style-name="ce15" table:formula="of:=MID([.B42];8;13)" office:value-type="string" office:string-value="20150220_2009" calcext:value-type="string">
            <text:p>20150220_2009</text:p>
          </table:table-cell>
          <table:table-cell office:value-type="string" calcext:value-type="string">
            <text:p>S00E00_20150220_2009_-_kabel_eins_-_Elementary.eit</text:p>
          </table:table-cell>
          <table:table-cell table:style-name="ce16" table:formula="of:=IF(LEFT([.B42];1)&lt;&gt;&quot;S&quot; ;&quot;S00E00_&quot;&amp;[.B42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3];8;13)" office:value-type="string" office:string-value="20150220_2112" calcext:value-type="string">
            <text:p>20150220_2112</text:p>
          </table:table-cell>
          <table:table-cell office:value-type="string" calcext:value-type="string">
            <text:p>S00E00_20150220_2112_-_kabel_eins_-_Elementary.eit</text:p>
          </table:table-cell>
          <table:table-cell table:style-name="ce16" table:formula="of:=IF(LEFT([.B43];1)&lt;&gt;&quot;S&quot; ;&quot;S00E00_&quot;&amp;[.B43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4];8;13)" office:value-type="string" office:string-value="20150221_2340" calcext:value-type="string">
            <text:p>20150221_2340</text:p>
          </table:table-cell>
          <table:table-cell office:value-type="string" calcext:value-type="string">
            <text:p>S00E00_20150221_2340_-_AXN_Action_-_Elementary.eit</text:p>
          </table:table-cell>
          <table:table-cell table:style-name="ce16" table:formula="of:=IF(LEFT([.B44];1)&lt;&gt;&quot;S&quot; ;&quot;S00E00_&quot;&amp;[.B44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5];8;13)" office:value-type="string" office:string-value="20150222_0025" calcext:value-type="string">
            <text:p>20150222_0025</text:p>
          </table:table-cell>
          <table:table-cell office:value-type="string" calcext:value-type="string">
            <text:p>S00E00_20150222_0025_-_AXN_Action_-_Elementary.eit</text:p>
          </table:table-cell>
          <table:table-cell table:style-name="ce16" table:formula="of:=IF(LEFT([.B45];1)&lt;&gt;&quot;S&quot; ;&quot;S00E00_&quot;&amp;[.B45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6];8;13)" office:value-type="string" office:string-value="20150222_0621" calcext:value-type="string">
            <text:p>20150222_0621</text:p>
          </table:table-cell>
          <table:table-cell office:value-type="string" calcext:value-type="string">
            <text:p>S00E00_20150222_0621_-_kabel_eins_-_Elementary.eit</text:p>
          </table:table-cell>
          <table:table-cell table:style-name="ce16" table:formula="of:=IF(LEFT([.B46];1)&lt;&gt;&quot;S&quot; ;&quot;S00E00_&quot;&amp;[.B46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7];8;13)" office:value-type="string" office:string-value="20150222_0718" calcext:value-type="string">
            <text:p>20150222_0718</text:p>
          </table:table-cell>
          <table:table-cell office:value-type="string" calcext:value-type="string">
            <text:p>S00E00_20150222_0718_-_kabel_eins_-_Elementary.eit</text:p>
          </table:table-cell>
          <table:table-cell table:style-name="ce16" table:formula="of:=IF(LEFT([.B47];1)&lt;&gt;&quot;S&quot; ;&quot;S00E00_&quot;&amp;[.B47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8];8;13)" office:value-type="string" office:string-value="20150224_0035" calcext:value-type="string">
            <text:p>20150224_0035</text:p>
          </table:table-cell>
          <table:table-cell office:value-type="string" calcext:value-type="string">
            <text:p>S00E00_20150224_0035_-_AXN_Action_-_Elementary.eit</text:p>
          </table:table-cell>
          <table:table-cell table:style-name="ce16" table:formula="of:=IF(LEFT([.B48];1)&lt;&gt;&quot;S&quot; ;&quot;S00E00_&quot;&amp;[.B48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49];8;13)" office:value-type="string" office:string-value="20150224_0115" calcext:value-type="string">
            <text:p>20150224_0115</text:p>
          </table:table-cell>
          <table:table-cell office:value-type="string" calcext:value-type="string">
            <text:p>S00E00_20150224_0115_-_AXN_Action_-_Elementary.eit</text:p>
          </table:table-cell>
          <table:table-cell table:style-name="ce16" table:formula="of:=IF(LEFT([.B49];1)&lt;&gt;&quot;S&quot; ;&quot;S00E00_&quot;&amp;[.B49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0];8;13)" office:value-type="string" office:string-value="20150225_2010" calcext:value-type="string">
            <text:p>20150225_2010</text:p>
          </table:table-cell>
          <table:table-cell office:value-type="string" calcext:value-type="string">
            <text:p>S00E00_20150225_2010_-_AXN_Action_-_Elementary.eit</text:p>
          </table:table-cell>
          <table:table-cell table:style-name="ce16" table:formula="of:=IF(LEFT([.B50];1)&lt;&gt;&quot;S&quot; ;&quot;S00E00_&quot;&amp;[.B50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1];8;13)" office:value-type="string" office:string-value="20150225_2055" calcext:value-type="string">
            <text:p>20150225_2055</text:p>
          </table:table-cell>
          <table:table-cell office:value-type="string" calcext:value-type="string">
            <text:p>S00E00_20150225_2055_-_AXN_Action_-_Elementary.eit</text:p>
          </table:table-cell>
          <table:table-cell table:style-name="ce16" table:formula="of:=IF(LEFT([.B51];1)&lt;&gt;&quot;S&quot; ;&quot;S00E00_&quot;&amp;[.B51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2];8;13)" office:value-type="string" office:string-value="20150227_0215" calcext:value-type="string">
            <text:p>20150227_0215</text:p>
          </table:table-cell>
          <table:table-cell office:value-type="string" calcext:value-type="string">
            <text:p>S00E00_20150227_0215_-_AXN_Action_-_Elementary.eit</text:p>
          </table:table-cell>
          <table:table-cell table:style-name="ce16" table:formula="of:=IF(LEFT([.B52];1)&lt;&gt;&quot;S&quot; ;&quot;S00E00_&quot;&amp;[.B52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3];8;13)" office:value-type="string" office:string-value="20150227_0300" calcext:value-type="string">
            <text:p>20150227_0300</text:p>
          </table:table-cell>
          <table:table-cell office:value-type="string" calcext:value-type="string">
            <text:p>S00E00_20150227_0300_-_AXN_Action_-_Elementary.eit</text:p>
          </table:table-cell>
          <table:table-cell table:style-name="ce16" table:formula="of:=IF(LEFT([.B53];1)&lt;&gt;&quot;S&quot; ;&quot;S00E00_&quot;&amp;[.B53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4];8;13)" office:value-type="string" office:string-value="20150227_2009" calcext:value-type="string">
            <text:p>20150227_2009</text:p>
          </table:table-cell>
          <table:table-cell office:value-type="string" calcext:value-type="string">
            <text:p>S00E00_20150227_2009_-_kabel_eins_-_Elementary.eit</text:p>
          </table:table-cell>
          <table:table-cell table:style-name="ce16" table:formula="of:=IF(LEFT([.B54];1)&lt;&gt;&quot;S&quot; ;&quot;S00E00_&quot;&amp;[.B54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5];8;13)" office:value-type="string" office:string-value="20150227_2112" calcext:value-type="string">
            <text:p>20150227_2112</text:p>
          </table:table-cell>
          <table:table-cell office:value-type="string" calcext:value-type="string">
            <text:p>S00E00_20150227_2112_-_kabel_eins_-_Elementary.eit</text:p>
          </table:table-cell>
          <table:table-cell table:style-name="ce16" table:formula="of:=IF(LEFT([.B55];1)&lt;&gt;&quot;S&quot; ;&quot;S00E00_&quot;&amp;[.B55])" office:value-type="boolean" office:boolean-value="false" calcext:value-type="boolean">
            <text:p>FALSCH</text:p>
          </table:table-cell>
          <table:table-cell table:number-columns-repeated="1021"/>
        </table:table-row>
        <table:table-row table:style-name="ro7">
          <table:table-cell table:style-name="ce15" table:formula="of:=MID([.B56];8;13)" office:value-type="string" office:string-value="20150130_2009" calcext:value-type="string">
            <text:p>20150130_2009</text:p>
          </table:table-cell>
          <table:table-cell office:value-type="string" calcext:value-type="string">
            <text:p>S00E00_20150130_2009_-_kabel_eins_HD_-_Elementary.eit</text:p>
          </table:table-cell>
          <table:table-cell table:number-columns-repeated="1022"/>
        </table:table-row>
        <table:table-row table:style-name="ro7">
          <table:table-cell table:style-name="ce15" table:formula="of:=MID([.B57];8;13)" office:value-type="string" office:string-value="20150130_2112" calcext:value-type="string">
            <text:p>20150130_2112</text:p>
          </table:table-cell>
          <table:table-cell office:value-type="string" calcext:value-type="string">
            <text:p>S00E00_20150130_2112_-_kabel_eins_HD_-_Elementary.eit</text:p>
          </table:table-cell>
          <table:table-cell table:number-columns-repeated="1022"/>
        </table:table-row>
        <table:table-row table:style-name="ro7">
          <table:table-cell table:style-name="ce15" table:formula="of:=MID([.B58];8;13)" office:value-type="string" office:string-value="20150201_0620" calcext:value-type="string">
            <text:p>20150201_0620</text:p>
          </table:table-cell>
          <table:table-cell office:value-type="string" calcext:value-type="string">
            <text:p>S00E00_20150201_0620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59];8;13)" office:value-type="string" office:string-value="20150201_0711" calcext:value-type="string">
            <text:p>20150201_0711</text:p>
          </table:table-cell>
          <table:table-cell office:value-type="string" calcext:value-type="string">
            <text:p>S00E00_20150201_0711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60];8;13)" office:value-type="string" office:string-value="20150204_2010" calcext:value-type="string">
            <text:p>20150204_2010</text:p>
          </table:table-cell>
          <table:table-cell office:value-type="string" calcext:value-type="string">
            <text:p>S00E00_20150204_201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61];8;13)" office:value-type="string" office:string-value="20150204_2055" calcext:value-type="string">
            <text:p>20150204_2055</text:p>
          </table:table-cell>
          <table:table-cell office:value-type="string" calcext:value-type="string">
            <text:p>S00E00_20150204_205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62];8;13)" office:value-type="string" office:string-value="20150206_0045" calcext:value-type="string">
            <text:p>20150206_0045</text:p>
          </table:table-cell>
          <table:table-cell office:value-type="string" calcext:value-type="string">
            <text:p>S00E00_20150206_004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63];8;13)" office:value-type="string" office:string-value="20150206_0130" calcext:value-type="string">
            <text:p>20150206_0130</text:p>
          </table:table-cell>
          <table:table-cell office:value-type="string" calcext:value-type="string">
            <text:p>S00E00_20150206_013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64];8;13)" office:value-type="string" office:string-value="20150206_2009" calcext:value-type="string">
            <text:p>20150206_2009</text:p>
          </table:table-cell>
          <table:table-cell office:value-type="string" calcext:value-type="string">
            <text:p>S00E00_20150206_2009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65];8;13)" office:value-type="string" office:string-value="20150206_2112" calcext:value-type="string">
            <text:p>20150206_2112</text:p>
          </table:table-cell>
          <table:table-cell office:value-type="string" calcext:value-type="string">
            <text:p>S00E00_20150206_2112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66];8;13)" office:value-type="string" office:string-value="20150208_0000" calcext:value-type="string">
            <text:p>20150208_0000</text:p>
          </table:table-cell>
          <table:table-cell office:value-type="string" calcext:value-type="string">
            <text:p>S00E00_20150208_000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67];8;13)" office:value-type="string" office:string-value="20150208_0045" calcext:value-type="string">
            <text:p>20150208_0045</text:p>
          </table:table-cell>
          <table:table-cell office:value-type="string" calcext:value-type="string">
            <text:p>S00E00_20150208_004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68];8;13)" office:value-type="string" office:string-value="20150208_0653" calcext:value-type="string">
            <text:p>20150208_0653</text:p>
          </table:table-cell>
          <table:table-cell office:value-type="string" calcext:value-type="string">
            <text:p>S00E00_20150208_0653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69];8;13)" office:value-type="string" office:string-value="20150210_0055" calcext:value-type="string">
            <text:p>20150210_0055</text:p>
          </table:table-cell>
          <table:table-cell office:value-type="string" calcext:value-type="string">
            <text:p>S00E00_20150210_005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0];8;13)" office:value-type="string" office:string-value="20150210_0140" calcext:value-type="string">
            <text:p>20150210_0140</text:p>
          </table:table-cell>
          <table:table-cell office:value-type="string" calcext:value-type="string">
            <text:p>S00E00_20150210_014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1];8;13)" office:value-type="string" office:string-value="20150211_2010" calcext:value-type="string">
            <text:p>20150211_2010</text:p>
          </table:table-cell>
          <table:table-cell office:value-type="string" calcext:value-type="string">
            <text:p>S00E00_20150211_201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2];8;13)" office:value-type="string" office:string-value="20150211_2055" calcext:value-type="string">
            <text:p>20150211_2055</text:p>
          </table:table-cell>
          <table:table-cell office:value-type="string" calcext:value-type="string">
            <text:p>S00E00_20150211_205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3];8;13)" office:value-type="string" office:string-value="20150213_0215" calcext:value-type="string">
            <text:p>20150213_0215</text:p>
          </table:table-cell>
          <table:table-cell office:value-type="string" calcext:value-type="string">
            <text:p>S00E00_20150213_021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4];8;13)" office:value-type="string" office:string-value="20150213_0300" calcext:value-type="string">
            <text:p>20150213_0300</text:p>
          </table:table-cell>
          <table:table-cell office:value-type="string" calcext:value-type="string">
            <text:p>S00E00_20150213_030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5];8;13)" office:value-type="string" office:string-value="20150213_2009" calcext:value-type="string">
            <text:p>20150213_2009</text:p>
          </table:table-cell>
          <table:table-cell office:value-type="string" calcext:value-type="string">
            <text:p>S00E00_20150213_2009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76];8;13)" office:value-type="string" office:string-value="20150213_2109" calcext:value-type="string">
            <text:p>20150213_2109</text:p>
          </table:table-cell>
          <table:table-cell office:value-type="string" calcext:value-type="string">
            <text:p>S00E00_20150213_2109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77];8;13)" office:value-type="string" office:string-value="20150215_0035" calcext:value-type="string">
            <text:p>20150215_0035</text:p>
          </table:table-cell>
          <table:table-cell office:value-type="string" calcext:value-type="string">
            <text:p>S00E00_20150215_003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8];8;13)" office:value-type="string" office:string-value="20150215_0120" calcext:value-type="string">
            <text:p>20150215_0120</text:p>
          </table:table-cell>
          <table:table-cell office:value-type="string" calcext:value-type="string">
            <text:p>S00E00_20150215_012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79];8;13)" office:value-type="string" office:string-value="20150215_0615" calcext:value-type="string">
            <text:p>20150215_0615</text:p>
          </table:table-cell>
          <table:table-cell office:value-type="string" calcext:value-type="string">
            <text:p>S00E00_20150215_0615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80];8;13)" office:value-type="string" office:string-value="20150215_0712" calcext:value-type="string">
            <text:p>20150215_0712</text:p>
          </table:table-cell>
          <table:table-cell office:value-type="string" calcext:value-type="string">
            <text:p>S00E00_20150215_0712_-_kabel_eins_-_Elementary.eit</text:p>
          </table:table-cell>
          <table:table-cell table:number-columns-repeated="1022"/>
        </table:table-row>
        <table:table-row table:style-name="ro7">
          <table:table-cell table:style-name="ce15" table:formula="of:=MID([.B81];8;13)" office:value-type="string" office:string-value="20150217_0040" calcext:value-type="string">
            <text:p>20150217_0040</text:p>
          </table:table-cell>
          <table:table-cell office:value-type="string" calcext:value-type="string">
            <text:p>S00E00_20150217_004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2];8;13)" office:value-type="string" office:string-value="20150217_0125" calcext:value-type="string">
            <text:p>20150217_0125</text:p>
          </table:table-cell>
          <table:table-cell office:value-type="string" calcext:value-type="string">
            <text:p>S00E00_20150217_012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3];8;13)" office:value-type="string" office:string-value="20150218_2010" calcext:value-type="string">
            <text:p>20150218_2010</text:p>
          </table:table-cell>
          <table:table-cell office:value-type="string" calcext:value-type="string">
            <text:p>S00E00_20150218_201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4];8;13)" office:value-type="string" office:string-value="20150218_2055" calcext:value-type="string">
            <text:p>20150218_2055</text:p>
          </table:table-cell>
          <table:table-cell office:value-type="string" calcext:value-type="string">
            <text:p>S00E00_20150218_205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5];8;13)" office:value-type="string" office:string-value="20150128_0220" calcext:value-type="string">
            <text:p>20150128_0220</text:p>
          </table:table-cell>
          <table:table-cell office:value-type="string" calcext:value-type="string">
            <text:p>S01E09_20150128_022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6];8;13)" office:value-type="string" office:string-value="20150128_0305" calcext:value-type="string">
            <text:p>20150128_0305</text:p>
          </table:table-cell>
          <table:table-cell office:value-type="string" calcext:value-type="string">
            <text:p>S01E10_20150128_030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7];8;13)" office:value-type="string" office:string-value="20150128_0305" calcext:value-type="string">
            <text:p>20150128_0305</text:p>
          </table:table-cell>
          <table:table-cell office:value-type="string" calcext:value-type="string">
            <text:p>S01E10_20150128_0305_-_AXN_Action_-_Elementary_fixed.eit</text:p>
          </table:table-cell>
          <table:table-cell table:number-columns-repeated="1022"/>
        </table:table-row>
        <table:table-row table:style-name="ro7">
          <table:table-cell table:style-name="ce15" table:formula="of:=MID([.B88];8;13)" office:value-type="string" office:string-value="20150128_2010" calcext:value-type="string">
            <text:p>20150128_2010</text:p>
          </table:table-cell>
          <table:table-cell office:value-type="string" calcext:value-type="string">
            <text:p>S01E11_20150128_201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89];8;13)" office:value-type="string" office:string-value="20150130_0045" calcext:value-type="string">
            <text:p>20150130_0045</text:p>
          </table:table-cell>
          <table:table-cell office:value-type="string" calcext:value-type="string">
            <text:p>S01E11_20150130_004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90];8;13)" office:value-type="string" office:string-value="20150204_0215" calcext:value-type="string">
            <text:p>20150204_0215</text:p>
          </table:table-cell>
          <table:table-cell office:value-type="string" calcext:value-type="string">
            <text:p>S01E11_20150204_021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91];8;13)" office:value-type="string" office:string-value="20150128_2055" calcext:value-type="string">
            <text:p>20150128_2055</text:p>
          </table:table-cell>
          <table:table-cell office:value-type="string" calcext:value-type="string">
            <text:p>S01E12_20150128_205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92];8;13)" office:value-type="string" office:string-value="20150130_0130" calcext:value-type="string">
            <text:p>20150130_0130</text:p>
          </table:table-cell>
          <table:table-cell office:value-type="string" calcext:value-type="string">
            <text:p>S01E12_20150130_0130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93];8;13)" office:value-type="string" office:string-value="20150201_0005" calcext:value-type="string">
            <text:p>20150201_0005</text:p>
          </table:table-cell>
          <table:table-cell office:value-type="string" calcext:value-type="string">
            <text:p>S01E12_20150201_0005_-_AXN_Action_-_Elementary.eit</text:p>
          </table:table-cell>
          <table:table-cell table:number-columns-repeated="1022"/>
        </table:table-row>
        <table:table-row table:style-name="ro7">
          <table:table-cell table:style-name="ce15" table:formula="of:=MID([.B94];8;13)" office:value-type="string" office:string-value="20150204_0300" calcext:value-type="string">
            <text:p>20150204_0300</text:p>
          </table:table-cell>
          <table:table-cell office:value-type="string" calcext:value-type="string">
            <text:p>S01E12_20150204_0300_-_AXN_Action_-_Elementary.eit</text:p>
          </table:table-cell>
          <table:table-cell table:number-columns-repeated="1022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pisodenliste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4" table:default-cell-style-name="Default"/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NCATENATE([.A1];&quot;_&quot;;TEXT([.B1];&quot;\E00&quot;);&quot;_&quot;;[.D1])" office:value-type="string" office:string-value="S01_E01_Ein aussichtsloser Fall" calcext:value-type="string">
            <text:p>S01_E01_Ein aussichtsloser Fall</text:p>
          </table:table-cell>
          <table:table-cell table:style-name="ce1" office:value-type="string" calcext:value-type="string">
            <text:p>Ein aussichtsloser Fall</text:p>
          </table:table-cell>
          <table:table-cell table:style-name="ce5" office:value-type="string" calcext:value-type="string">
            <text:p>Pilot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CONCATENATE([.A2];&quot;_&quot;;TEXT([.B2];&quot;\E00&quot;);&quot;_&quot;;[.D2])" office:value-type="string" office:string-value="S01_E02_Während du schliefst" calcext:value-type="string">
            <text:p>S01_E02_Während du schliefst</text:p>
          </table:table-cell>
          <table:table-cell table:style-name="ce1" office:value-type="string" calcext:value-type="string">
            <text:p>Während du schliefst</text:p>
          </table:table-cell>
          <table:table-cell table:style-name="ce5" office:value-type="string" calcext:value-type="string">
            <text:p>While You Were Sleeping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CONCATENATE([.A3];&quot;_&quot;;TEXT([.B3];&quot;\E00&quot;);&quot;_&quot;;[.D3])" office:value-type="string" office:string-value="S01_E03_Der Ballonmann" calcext:value-type="string">
            <text:p>S01_E03_Der Ballonmann</text:p>
          </table:table-cell>
          <table:table-cell table:style-name="ce1" office:value-type="string" calcext:value-type="string">
            <text:p>Der Ballonmann</text:p>
          </table:table-cell>
          <table:table-cell table:style-name="ce5" office:value-type="string" calcext:value-type="string">
            <text:p>Child Predator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CONCATENATE([.A4];&quot;_&quot;;TEXT([.B4];&quot;\E00&quot;);&quot;_&quot;;[.D4])" office:value-type="string" office:string-value="S01_E04_Konkurrenzkampf" calcext:value-type="string">
            <text:p>S01_E04_Konkurrenzkampf</text:p>
          </table:table-cell>
          <table:table-cell table:style-name="ce1" office:value-type="string" calcext:value-type="string">
            <text:p>Konkurrenzkampf</text:p>
          </table:table-cell>
          <table:table-cell table:style-name="ce5" office:value-type="string" calcext:value-type="string">
            <text:p>Rat Race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CONCATENATE([.A5];&quot;_&quot;;TEXT([.B5];&quot;\E00&quot;);&quot;_&quot;;[.D5])" office:value-type="string" office:string-value="S01_E05_Todesengel" calcext:value-type="string">
            <text:p>S01_E05_Todesengel</text:p>
          </table:table-cell>
          <table:table-cell table:style-name="ce1" office:value-type="string" calcext:value-type="string">
            <text:p>Todesengel</text:p>
          </table:table-cell>
          <table:table-cell table:style-name="ce5" office:value-type="string" calcext:value-type="string">
            <text:p>Lesser Evils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CONCATENATE([.A6];&quot;_&quot;;TEXT([.B6];&quot;\E00&quot;);&quot;_&quot;;[.D6])" office:value-type="string" office:string-value="S01_E06_Spuren im Sand" calcext:value-type="string">
            <text:p>S01_E06_Spuren im Sand</text:p>
          </table:table-cell>
          <table:table-cell table:style-name="ce1" office:value-type="string" calcext:value-type="string">
            <text:p>Spuren im Sand</text:p>
          </table:table-cell>
          <table:table-cell table:style-name="ce5" office:value-type="string" calcext:value-type="string">
            <text:p>Flight Risk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" office:value-type="string" calcext:value-type="string">
            <text:p>Mittel und Wege</text:p>
          </table:table-cell>
          <table:table-cell table:style-name="ce5" office:value-type="string" calcext:value-type="string">
            <text:p>One Way to Get Off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" office:value-type="string" calcext:value-type="string">
            <text:p>Rätselhafte Bombe</text:p>
          </table:table-cell>
          <table:table-cell table:style-name="ce5" office:value-type="string" calcext:value-type="string">
            <text:p>The Long Fuse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" office:value-type="string" calcext:value-type="string">
            <text:p>Chinesische Medizin</text:p>
          </table:table-cell>
          <table:table-cell table:style-name="ce5" office:value-type="string" calcext:value-type="string">
            <text:p>You Do It to Yourself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" office:value-type="string" calcext:value-type="string">
            <text:p>Der Leviathan</text:p>
          </table:table-cell>
          <table:table-cell table:style-name="ce5" office:value-type="string" calcext:value-type="string">
            <text:p>The Leviathan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CONCATENATE([.A11];&quot;_&quot;;TEXT([.B11];&quot;\E00&quot;);&quot;_&quot;;[.D11])" office:value-type="string" office:string-value="S01_E11_Eine ganz normale Familie" calcext:value-type="string">
            <text:p>S01_E11_Eine ganz normale Familie</text:p>
          </table:table-cell>
          <table:table-cell table:style-name="ce1" office:value-type="string" calcext:value-type="string">
            <text:p>Eine ganz normale Familie</text:p>
          </table:table-cell>
          <table:table-cell table:style-name="ce5" office:value-type="string" calcext:value-type="string">
            <text:p>Dirty Laundry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" office:value-type="string" calcext:value-type="string">
            <text:p>M.</text:p>
          </table:table-cell>
          <table:table-cell table:style-name="ce5" office:value-type="string" calcext:value-type="string">
            <text:p>M.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" office:value-type="string" calcext:value-type="string">
            <text:p>Für das Allgemeinwohl</text:p>
          </table:table-cell>
          <table:table-cell table:style-name="ce5" office:value-type="string" calcext:value-type="string">
            <text:p>The Red Team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1" office:value-type="string" calcext:value-type="string">
            <text:p>Der Schlussfolgerer</text:p>
          </table:table-cell>
          <table:table-cell table:style-name="ce5" office:value-type="string" calcext:value-type="string">
            <text:p>The Deductionist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" office:value-type="string" calcext:value-type="string">
            <text:p>Die Prüfung</text:p>
          </table:table-cell>
          <table:table-cell table:style-name="ce5" office:value-type="string" calcext:value-type="string">
            <text:p>A Giant Gun, Filled with Drugs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1" office:value-type="string" calcext:value-type="string">
            <text:p>Die Falle</text:p>
          </table:table-cell>
          <table:table-cell table:style-name="ce5" office:value-type="string" calcext:value-type="string">
            <text:p>Details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1" office:value-type="string" calcext:value-type="string">
            <text:p>Möglichkeit Zwei</text:p>
          </table:table-cell>
          <table:table-cell table:style-name="ce5" office:value-type="string" calcext:value-type="string">
            <text:p>Possibility Two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1" office:value-type="string" calcext:value-type="string">
            <text:p>Die Frau mit den Blumen</text:p>
          </table:table-cell>
          <table:table-cell table:style-name="ce5" office:value-type="string" calcext:value-type="string">
            <text:p>Déjà Vu All Over Again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1" office:value-type="string" calcext:value-type="string">
            <text:p>Stadt im Dunkeln</text:p>
          </table:table-cell>
          <table:table-cell table:style-name="ce5" office:value-type="string" calcext:value-type="string">
            <text:p>Snow Angels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" office:value-type="string" calcext:value-type="string">
            <text:p>Haus in Flammen</text:p>
          </table:table-cell>
          <table:table-cell table:style-name="ce5" office:value-type="string" calcext:value-type="string">
            <text:p>Dead Man’s Switch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1" office:value-type="string" calcext:value-type="string">
            <text:p>Ein Schritt näher</text:p>
          </table:table-cell>
          <table:table-cell table:style-name="ce5" office:value-type="string" calcext:value-type="string">
            <text:p>A Landmark Story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1" office:value-type="string" calcext:value-type="string">
            <text:p>Fragen und Antworten</text:p>
          </table:table-cell>
          <table:table-cell table:style-name="ce5" office:value-type="string" calcext:value-type="string">
            <text:p>Risk Management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1" office:value-type="string" calcext:value-type="string">
            <text:p>Irene</text:p>
          </table:table-cell>
          <table:table-cell table:style-name="ce5" office:value-type="string" calcext:value-type="string">
            <text:p>The Woman</text:p>
          </table:table-cell>
          <table:table-cell/>
        </table:table-row>
        <table:table-row table:style-name="ro8">
          <table:table-cell table:style-name="ce5" office:value-type="string" calcext:value-type="string">
            <text:p>S01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" office:value-type="string" calcext:value-type="string">
            <text:p>Moriarty</text:p>
          </table:table-cell>
          <table:table-cell table:style-name="ce5" office:value-type="string" calcext:value-type="string">
            <text:p>Heroine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" office:value-type="string" calcext:value-type="string">
            <text:p>London</text:p>
          </table:table-cell>
          <table:table-cell table:style-name="ce5" office:value-type="string" calcext:value-type="string">
            <text:p>Step Nine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" office:value-type="string" calcext:value-type="string">
            <text:p>Nach X auflösen</text:p>
          </table:table-cell>
          <table:table-cell table:style-name="ce5" office:value-type="string" calcext:value-type="string">
            <text:p>Solve For X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" office:value-type="string" calcext:value-type="string">
            <text:p>Wir sind Everyone</text:p>
          </table:table-cell>
          <table:table-cell table:style-name="ce5" office:value-type="string" calcext:value-type="string">
            <text:p>We Are Everyone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" office:value-type="string" calcext:value-type="string">
            <text:p>Späte Bestrafung</text:p>
          </table:table-cell>
          <table:table-cell table:style-name="ce5" office:value-type="string" calcext:value-type="string">
            <text:p>Poison Pen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" office:value-type="string" calcext:value-type="string">
            <text:p>Schwarzes Herz</text:p>
          </table:table-cell>
          <table:table-cell table:style-name="ce5" office:value-type="string" calcext:value-type="string">
            <text:p>Ancient History</text:p>
          </table:table-cell>
          <table:table-cell/>
        </table:table-row>
        <table:table-row table:style-name="ro9">
          <table:table-cell table:style-name="ce5" office:value-type="string" calcext:value-type="string">
            <text:p>S0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" office:value-type="string" calcext:value-type="string">
            <text:p>Ein unnatürliches Arrangement</text:p>
          </table:table-cell>
          <table:table-cell table:style-name="ce5" office:value-type="string" calcext:value-type="string">
            <text:p>An Unnatural Arrangement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" office:value-type="string" calcext:value-type="string">
            <text:p>Unberechenbar</text:p>
          </table:table-cell>
          <table:table-cell table:style-name="ce5" office:value-type="string" calcext:value-type="string">
            <text:p>The Marchioness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" office:value-type="string" calcext:value-type="string">
            <text:p>Blut ist dicker</text:p>
          </table:table-cell>
          <table:table-cell table:style-name="ce5" office:value-type="string" calcext:value-type="string">
            <text:p>Blood Is Thicker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" office:value-type="string" calcext:value-type="string">
            <text:p>Alles Lüge?</text:p>
          </table:table-cell>
          <table:table-cell table:style-name="ce5" office:value-type="string" calcext:value-type="string">
            <text:p>On the Line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" office:value-type="string" calcext:value-type="string">
            <text:p>Pulverfass</text:p>
          </table:table-cell>
          <table:table-cell table:style-name="ce5" office:value-type="string" calcext:value-type="string">
            <text:p>Tremors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1" office:value-type="string" calcext:value-type="string">
            <text:p>Im Namen der Opfer</text:p>
          </table:table-cell>
          <table:table-cell table:style-name="ce5" office:value-type="string" calcext:value-type="string">
            <text:p>Internal Audit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" office:value-type="string" calcext:value-type="string">
            <text:p>Geliebte Feindin</text:p>
          </table:table-cell>
          <table:table-cell table:style-name="ce5" office:value-type="string" calcext:value-type="string">
            <text:p>The Diabolical Kind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" office:value-type="string" calcext:value-type="string">
            <text:p>Kopflos</text:p>
          </table:table-cell>
          <table:table-cell table:style-name="ce5" office:value-type="string" calcext:value-type="string">
            <text:p>All in the Family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1" office:value-type="string" calcext:value-type="string">
            <text:p>Der Nanotyrannus</text:p>
          </table:table-cell>
          <table:table-cell table:style-name="ce5" office:value-type="string" calcext:value-type="string">
            <text:p>Dead Clade Walking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" office:value-type="string" calcext:value-type="string">
            <text:p>Im Rampenlicht</text:p>
          </table:table-cell>
          <table:table-cell table:style-name="ce5" office:value-type="string" calcext:value-type="string">
            <text:p>Corpse de Ballet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1" office:value-type="string" calcext:value-type="string">
            <text:p>Kampfhähne</text:p>
          </table:table-cell>
          <table:table-cell table:style-name="ce5" office:value-type="string" calcext:value-type="string">
            <text:p>The One Percent Solution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1" office:value-type="string" calcext:value-type="string">
            <text:p>Zwei Ohren zu viel</text:p>
          </table:table-cell>
          <table:table-cell table:style-name="ce5" office:value-type="string" calcext:value-type="string">
            <text:p>Ears to You</text:p>
          </table:table-cell>
          <table:table-cell/>
        </table:table-row>
        <table:table-row table:style-name="ro9">
          <table:table-cell table:style-name="ce5" office:value-type="string" calcext:value-type="string">
            <text:p>S02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1" office:value-type="string" calcext:value-type="string">
            <text:p>Der Hund</text:p>
          </table:table-cell>
          <table:table-cell table:style-name="ce5" office:value-type="string" calcext:value-type="string">
            <text:p>The Hound of the Cancer Cells</text:p>
          </table:table-cell>
          <table:table-cell/>
        </table:table-row>
        <table:table-row table:style-name="ro9">
          <table:table-cell table:style-name="ce5" office:value-type="string" calcext:value-type="string">
            <text:p>S02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1" office:value-type="string" calcext:value-type="string">
            <text:p>Bissspuren</text:p>
          </table:table-cell>
          <table:table-cell table:style-name="ce5" office:value-type="string" calcext:value-type="string">
            <text:p>The Many Mouths of Andrew Colville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" office:value-type="string" calcext:value-type="string">
            <text:p>Tödliches Pulver</text:p>
          </table:table-cell>
          <table:table-cell table:style-name="ce5" office:value-type="string" calcext:value-type="string">
            <text:p>No Lack of Void</text:p>
          </table:table-cell>
          <table:table-cell/>
        </table:table-row>
        <table:table-row table:style-name="ro9">
          <table:table-cell table:style-name="ce5" office:value-type="string" calcext:value-type="string">
            <text:p>S02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1" office:value-type="string" calcext:value-type="string">
            <text:p>Gefahr aus der Luft</text:p>
          </table:table-cell>
          <table:table-cell table:style-name="ce5" office:value-type="string" calcext:value-type="string">
            <text:p>The Man With the Twisted Lip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1" office:value-type="string" calcext:value-type="string">
            <text:p>Die Liste</text:p>
          </table:table-cell>
          <table:table-cell table:style-name="ce5" office:value-type="string" calcext:value-type="string">
            <text:p>Paint It Black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1" office:value-type="string" calcext:value-type="string">
            <text:p>Spione</text:p>
          </table:table-cell>
          <table:table-cell table:style-name="ce5" office:value-type="string" calcext:value-type="string">
            <text:p>Art in the Blood</text:p>
          </table:table-cell>
          <table:table-cell/>
        </table:table-row>
        <table:table-row table:style-name="ro7">
          <table:table-cell table:style-name="ce5" office:value-type="string" calcext:value-type="string">
            <text:p>S02</text:p>
          </table:table-cell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1" office:value-type="string" calcext:value-type="string">
            <text:p>Das große Experiment</text:p>
          </table:table-cell>
          <table:table-cell table:style-name="ce5" office:value-type="string" calcext:value-type="string">
            <text:p>The Grand Experiment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9">
          <table:table-cell table:style-name="ce5" office:value-type="string" calcext:value-type="string">
            <text:p>S0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" office:value-type="string" calcext:value-type="string">
            <text:p>Das perfekte Verbrechen</text:p>
          </table:table-cell>
          <table:table-cell table:style-name="ce5" office:value-type="string" calcext:value-type="string">
            <text:p>Enough Nemesis To Go Around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" office:value-type="string" calcext:value-type="string">
            <text:p>Die fünf orangenen Perlen</text:p>
          </table:table-cell>
          <table:table-cell table:style-name="ce5" office:value-type="string" calcext:value-type="string">
            <text:p>The Five Orange Pipz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" office:value-type="string" calcext:value-type="string">
            <text:p>Wer gewinnt, stirbt</text:p>
          </table:table-cell>
          <table:table-cell table:style-name="ce5" office:value-type="string" calcext:value-type="string">
            <text:p>Just a Regular Irregular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" office:value-type="string" calcext:value-type="string">
            <text:p>Bella</text:p>
          </table:table-cell>
          <table:table-cell table:style-name="ce5" office:value-type="string" calcext:value-type="string">
            <text:p>Bella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" office:value-type="string" calcext:value-type="string">
            <text:p>Watsons Buch</text:p>
          </table:table-cell>
          <table:table-cell table:style-name="ce5" office:value-type="string" calcext:value-type="string">
            <text:p>Rip Off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" office:value-type="string" calcext:value-type="string">
            <text:p>Terra Pericolosa</text:p>
          </table:table-cell>
          <table:table-cell table:style-name="ce5" office:value-type="string" calcext:value-type="string">
            <text:p>Terra Pericolosa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9">
          <table:table-cell table:style-name="ce5" office:value-type="string" calcext:value-type="string">
            <text:p>S03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" office:value-type="string" calcext:value-type="string">
            <text:p>Die Muskatnuss-Verbindung</text:p>
          </table:table-cell>
          <table:table-cell table:style-name="ce5" office:value-type="string" calcext:value-type="string">
            <text:p>The Adventure of the Nutmeg Concoction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" office:value-type="string" calcext:value-type="string">
            <text:p>Schichtende</text:p>
          </table:table-cell>
          <table:table-cell table:style-name="ce5" office:value-type="string" calcext:value-type="string">
            <text:p>End of Watch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" office:value-type="string" calcext:value-type="string">
            <text:p>Injektion für die Ewigkeit</text:p>
          </table:table-cell>
          <table:table-cell table:style-name="ce5" office:value-type="string" calcext:value-type="string">
            <text:p>The Eternity Injection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1" office:value-type="string" calcext:value-type="string">
            <text:p>Teure Saat</text:p>
          </table:table-cell>
          <table:table-cell table:style-name="ce5" office:value-type="string" calcext:value-type="string">
            <text:p>Seed Money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1" office:value-type="string" calcext:value-type="string">
            <text:p>The Illustrious Client</text:p>
          </table:table-cell>
          <table:table-cell table:style-name="ce5" office:value-type="string" calcext:value-type="string">
            <text:p>The Illustrious Client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" office:value-type="string" calcext:value-type="string">
            <text:p>Die Eine, die entkam</text:p>
          </table:table-cell>
          <table:table-cell table:style-name="ce5" office:value-type="string" calcext:value-type="string">
            <text:p>The One That Got Away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string" calcext:value-type="string">
            <text:p>—</text:p>
          </table:table-cell>
          <table:table-cell table:style-name="ce5" office:value-type="string" calcext:value-type="string">
            <text:p>Hemlock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—</text:p>
          </table:table-cell>
          <table:table-cell table:style-name="ce5" office:value-type="string" calcext:value-type="string">
            <text:p>The Female of the Species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string" calcext:value-type="string">
            <text:p>—</text:p>
          </table:table-cell>
          <table:table-cell table:style-name="ce5" office:value-type="string" calcext:value-type="string">
            <text:p>When Your Number's Up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—</text:p>
          </table:table-cell>
          <table:table-cell table:style-name="ce5" office:value-type="string" calcext:value-type="string">
            <text:p>For All You Know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7">
          <table:table-cell table:style-name="ce5" office:value-type="string" calcext:value-type="string">
            <text:p>S03</text:p>
          </table:table-cell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string" calcext:value-type="string">
            <text:p>—</text:p>
          </table:table-cell>
          <table:table-cell table:style-name="ce5" office:value-type="string" calcext:value-type="string">
            <text:p>T-Bone and the Iceman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3" table:number-rows-repeated="104850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5" table:style-name="ta1">
        <office:forms form:automatic-focus="false" form:apply-design-mode="false"/>
        <table:table-column table:style-name="co4" table:default-cell-style-name="Default"/>
        <table:table-column table:style-name="co28" table:default-cell-style-name="Default"/>
        <table:table-column table:style-name="co29" table:default-cell-style-name="ce19"/>
        <table:table-column table:style-name="co4" table:number-columns-repeated="1021" table:default-cell-style-name="Default"/>
        <table:table-row table:style-name="ro7">
          <table:table-cell table:style-name="ce17" office:value-type="string" calcext:value-type="string">
            <text:p>channel</text:p>
          </table:table-cell>
          <table:table-cell table:style-name="ce10" office:value-type="string" calcext:value-type="string">
            <text:p>day</text:p>
          </table:table-cell>
          <table:table-cell table:style-name="ce18" office:value-type="string" calcext:value-type="string">
            <text:p>date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staffel</text:p>
          </table:table-cell>
          <table:table-cell table:style-name="ce10" office:value-type="string" calcext:value-type="string">
            <text:p>episode</text:p>
          </table:table-cell>
          <table:table-cell table:style-name="ce10" office:value-type="string" calcext:value-type="string">
            <text:p>title</text:p>
          </table:table-cell>
          <table:table-cell table:style-name="ce10" table:number-columns-repeated="1017"/>
        </table:table-row>
        <table:table-row table:style-name="ro7">
          <table:table-cell table:style-name="ce11" office:value-type="string" calcext:value-type="string">
            <text:p>AXN</text:p>
          </table:table-cell>
          <table:table-cell office:value-type="string" calcext:value-type="string">
            <text:p>Di</text:p>
          </table:table-cell>
          <table:table-cell office:value-type="date" office:date-value="2015-03-03" calcext:value-type="date">
            <text:p>03.03.15</text:p>
          </table:table-cell>
          <table:table-cell office:value-type="string" calcext:value-type="string">
            <text:p>00.35 h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dt im Dunkel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Di</text:p>
          </table:table-cell>
          <table:table-cell office:value-type="date" office:date-value="2015-03-03" calcext:value-type="date">
            <text:p>03.03.15</text:p>
          </table:table-cell>
          <table:table-cell office:value-type="string" calcext:value-type="string">
            <text:p>01.20 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us in Flamm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04" calcext:value-type="date">
            <text:p>04.03.15</text:p>
          </table:table-cell>
          <table:table-cell office:value-type="string" calcext:value-type="string">
            <text:p>20.15 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in Schritt näh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04" calcext:value-type="date">
            <text:p>04.03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gen und Antwort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06" calcext:value-type="date">
            <text:p>06.03.15</text:p>
          </table:table-cell>
          <table:table-cell office:value-type="string" calcext:value-type="string">
            <text:p>02.55 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in Schritt näh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06" calcext:value-type="date">
            <text:p>06.03.15</text:p>
          </table:table-cell>
          <table:table-cell office:value-type="string" calcext:value-type="string">
            <text:p>20.15 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jektion für die Ewigkeit NEU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06" calcext:value-type="date">
            <text:p>06.03.15</text:p>
          </table:table-cell>
          <table:table-cell office:value-type="string" calcext:value-type="string">
            <text:p>21.15 h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glichkeit Zwe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3-08" calcext:value-type="date">
            <text:p>08.03.15</text:p>
          </table:table-cell>
          <table:table-cell office:value-type="string" calcext:value-type="string">
            <text:p>00.15 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in Schritt näh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3-08" calcext:value-type="date">
            <text:p>08.03.15</text:p>
          </table:table-cell>
          <table:table-cell office:value-type="string" calcext:value-type="string">
            <text:p>01.00 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gen und Antwort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08" calcext:value-type="date">
            <text:p>08.03.15</text:p>
          </table:table-cell>
          <table:table-cell office:value-type="string" calcext:value-type="string">
            <text:p>07.00 h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öglichkeit Zwei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08" calcext:value-type="date">
            <text:p>08.03.15</text:p>
          </table:table-cell>
          <table:table-cell office:value-type="string" calcext:value-type="string">
            <text:p>07.50 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jektion für die Ewigkeit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1" calcext:value-type="date">
            <text:p>11.03.15</text:p>
          </table:table-cell>
          <table:table-cell office:value-type="string" calcext:value-type="string">
            <text:p>02.55 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in Schritt näh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1" calcext:value-type="date">
            <text:p>11.03.15</text:p>
          </table:table-cell>
          <table:table-cell office:value-type="string" calcext:value-type="string">
            <text:p>03.35 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gen und Antwort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1" calcext:value-type="date">
            <text:p>11.03.15</text:p>
          </table:table-cell>
          <table:table-cell office:value-type="string" calcext:value-type="string">
            <text:p>20.15 h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1" calcext:value-type="date">
            <text:p>11.03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iar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13" calcext:value-type="date">
            <text:p>13.03.15</text:p>
          </table:table-cell>
          <table:table-cell office:value-type="string" calcext:value-type="string">
            <text:p>01.35 h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13" calcext:value-type="date">
            <text:p>13.03.15</text:p>
          </table:table-cell>
          <table:table-cell office:value-type="string" calcext:value-type="string">
            <text:p>02.20 h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iar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13" calcext:value-type="date">
            <text:p>13.03.15</text:p>
          </table:table-cell>
          <table:table-cell office:value-type="string" calcext:value-type="string">
            <text:p>20.15 h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ure Saat NEU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13" calcext:value-type="date">
            <text:p>13.03.15</text:p>
          </table:table-cell>
          <table:table-cell office:value-type="string" calcext:value-type="string">
            <text:p>21.15 h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 Frau mit den Blum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a</text:p>
          </table:table-cell>
          <table:table-cell office:value-type="date" office:date-value="2015-03-14" calcext:value-type="date">
            <text:p>14.03.15</text:p>
          </table:table-cell>
          <table:table-cell office:value-type="string" calcext:value-type="string">
            <text:p>23.50 h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3-15" calcext:value-type="date">
            <text:p>15.03.15</text:p>
          </table:table-cell>
          <table:table-cell office:value-type="string" calcext:value-type="string">
            <text:p>00.35 h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iar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15" calcext:value-type="date">
            <text:p>15.03.15</text:p>
          </table:table-cell>
          <table:table-cell office:value-type="string" calcext:value-type="string">
            <text:p>06.40 h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 Frau mit den Blumen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15" calcext:value-type="date">
            <text:p>15.03.15</text:p>
          </table:table-cell>
          <table:table-cell office:value-type="string" calcext:value-type="string">
            <text:p>07.30 h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ure Saat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8" calcext:value-type="date">
            <text:p>18.03.15</text:p>
          </table:table-cell>
          <table:table-cell office:value-type="string" calcext:value-type="string">
            <text:p>02.55 h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8" calcext:value-type="date">
            <text:p>18.03.15</text:p>
          </table:table-cell>
          <table:table-cell office:value-type="string" calcext:value-type="string">
            <text:p>03.35 h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iar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8" calcext:value-type="date">
            <text:p>18.03.15</text:p>
          </table:table-cell>
          <table:table-cell office:value-type="string" calcext:value-type="string">
            <text:p>20.15 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n aussichtsloser Fal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18" calcext:value-type="date">
            <text:p>18.03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rend du schlief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20" calcext:value-type="date">
            <text:p>20.03.15</text:p>
          </table:table-cell>
          <table:table-cell office:value-type="string" calcext:value-type="string">
            <text:p>01.30 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n aussichtsloser Fal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20" calcext:value-type="date">
            <text:p>20.03.15</text:p>
          </table:table-cell>
          <table:table-cell office:value-type="string" calcext:value-type="string">
            <text:p>02.15 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rend du schlief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20" calcext:value-type="date">
            <text:p>20.03.15</text:p>
          </table:table-cell>
          <table:table-cell office:value-type="string" calcext:value-type="string">
            <text:p>20.15 h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e Illustrious Client NEU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20" calcext:value-type="date">
            <text:p>20.03.15</text:p>
          </table:table-cell>
          <table:table-cell office:value-type="string" calcext:value-type="string">
            <text:p>21.15 h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dt im Dunkel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3-22" calcext:value-type="date">
            <text:p>22.03.15</text:p>
          </table:table-cell>
          <table:table-cell office:value-type="string" calcext:value-type="string">
            <text:p>01.30 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n aussichtsloser Fal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3-22" calcext:value-type="date">
            <text:p>22.03.15</text:p>
          </table:table-cell>
          <table:table-cell office:value-type="string" calcext:value-type="string">
            <text:p>02.15 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rend du schlief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22" calcext:value-type="date">
            <text:p>22.03.15</text:p>
          </table:table-cell>
          <table:table-cell office:value-type="string" calcext:value-type="string">
            <text:p>06.50 h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dt im Dunkeln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22" calcext:value-type="date">
            <text:p>22.03.15</text:p>
          </table:table-cell>
          <table:table-cell office:value-type="string" calcext:value-type="string">
            <text:p>07.45 h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e Illustrious Client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25" calcext:value-type="date">
            <text:p>25.03.15</text:p>
          </table:table-cell>
          <table:table-cell office:value-type="string" calcext:value-type="string">
            <text:p>02.55 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25" calcext:value-type="date">
            <text:p>25.03.15</text:p>
          </table:table-cell>
          <table:table-cell office:value-type="string" calcext:value-type="string">
            <text:p>03.35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25" calcext:value-type="date">
            <text:p>25.03.15</text:p>
          </table:table-cell>
          <table:table-cell office:value-type="string" calcext:value-type="string">
            <text:p>20.15 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3-25" calcext:value-type="date">
            <text:p>25.03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27" calcext:value-type="date">
            <text:p>27.03.15</text:p>
          </table:table-cell>
          <table:table-cell office:value-type="string" calcext:value-type="string">
            <text:p>01.35 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3-27" calcext:value-type="date">
            <text:p>27.03.15</text:p>
          </table:table-cell>
          <table:table-cell office:value-type="string" calcext:value-type="string">
            <text:p>02.15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27" calcext:value-type="date">
            <text:p>27.03.15</text:p>
          </table:table-cell>
          <table:table-cell office:value-type="string" calcext:value-type="string">
            <text:p>20.15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e Eine, die entkam NEU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Fr</text:p>
          </table:table-cell>
          <table:table-cell office:value-type="date" office:date-value="2015-03-27" calcext:value-type="date">
            <text:p>27.03.15</text:p>
          </table:table-cell>
          <table:table-cell office:value-type="string" calcext:value-type="string">
            <text:p>21.15 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us in Flamm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a</text:p>
          </table:table-cell>
          <table:table-cell office:value-type="date" office:date-value="2015-03-28" calcext:value-type="date">
            <text:p>28.03.15</text:p>
          </table:table-cell>
          <table:table-cell office:value-type="string" calcext:value-type="string">
            <text:p>23.30 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3-29" calcext:value-type="date">
            <text:p>29.03.15</text:p>
          </table:table-cell>
          <table:table-cell office:value-type="string" calcext:value-type="string">
            <text:p>00.1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29" calcext:value-type="date">
            <text:p>29.03.15</text:p>
          </table:table-cell>
          <table:table-cell office:value-type="string" calcext:value-type="string">
            <text:p>07.45 h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us in Flammen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kabel eins</text:p>
          </table:table-cell>
          <table:table-cell office:value-type="string" calcext:value-type="string">
            <text:p>So</text:p>
          </table:table-cell>
          <table:table-cell office:value-type="date" office:date-value="2015-03-29" calcext:value-type="date">
            <text:p>29.03.15</text:p>
          </table:table-cell>
          <table:table-cell office:value-type="string" calcext:value-type="string">
            <text:p>08.4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e Eine, die entkam (Wdh.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01" calcext:value-type="date">
            <text:p>01.04.15</text:p>
          </table:table-cell>
          <table:table-cell office:value-type="string" calcext:value-type="string">
            <text:p>02.55 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llonman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01" calcext:value-type="date">
            <text:p>01.04.15</text:p>
          </table:table-cell>
          <table:table-cell office:value-type="string" calcext:value-type="string">
            <text:p>03.35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kurrenzkamp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01" calcext:value-type="date">
            <text:p>01.04.15</text:p>
          </table:table-cell>
          <table:table-cell office:value-type="string" calcext:value-type="string">
            <text:p>20.15 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deseng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01" calcext:value-type="date">
            <text:p>01.04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uren im Sa</text:p>
          </table:table-cell>
          <table:table-cell office:value-type="string" calcext:value-type="string">
            <text:p>n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4-03" calcext:value-type="date">
            <text:p>03.04.15</text:p>
          </table:table-cell>
          <table:table-cell office:value-type="string" calcext:value-type="string">
            <text:p>01.05 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deseng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4-03" calcext:value-type="date">
            <text:p>03.04.15</text:p>
          </table:table-cell>
          <table:table-cell office:value-type="string" calcext:value-type="string">
            <text:p>01.45 h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uren im Sa</text:p>
          </table:table-cell>
          <table:table-cell office:value-type="string" calcext:value-type="string">
            <text:p>n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08" calcext:value-type="date">
            <text:p>08.04.15</text:p>
          </table:table-cell>
          <table:table-cell office:value-type="string" calcext:value-type="string">
            <text:p>20.15 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 und We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08" calcext:value-type="date">
            <text:p>08.04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ätselhafte Bomb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4-10" calcext:value-type="date">
            <text:p>10.04.15</text:p>
          </table:table-cell>
          <table:table-cell office:value-type="string" calcext:value-type="string">
            <text:p>00.50 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 und We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4-10" calcext:value-type="date">
            <text:p>10.04.15</text:p>
          </table:table-cell>
          <table:table-cell office:value-type="string" calcext:value-type="string">
            <text:p>01.35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ätselhafte Bomb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a</text:p>
          </table:table-cell>
          <table:table-cell office:value-type="date" office:date-value="2015-04-11" calcext:value-type="date">
            <text:p>11.04.15</text:p>
          </table:table-cell>
          <table:table-cell office:value-type="string" calcext:value-type="string">
            <text:p>23.55 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 und We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So</text:p>
          </table:table-cell>
          <table:table-cell office:value-type="date" office:date-value="2015-04-12" calcext:value-type="date">
            <text:p>12.04.15</text:p>
          </table:table-cell>
          <table:table-cell office:value-type="string" calcext:value-type="string">
            <text:p>00.40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ätselhafte Bomb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15" calcext:value-type="date">
            <text:p>15.04.15</text:p>
          </table:table-cell>
          <table:table-cell office:value-type="string" calcext:value-type="string">
            <text:p>04.00 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 und We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15" calcext:value-type="date">
            <text:p>15.04.15</text:p>
          </table:table-cell>
          <table:table-cell office:value-type="string" calcext:value-type="string">
            <text:p>04.45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ätselhafte Bomb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15" calcext:value-type="date">
            <text:p>15.04.15</text:p>
          </table:table-cell>
          <table:table-cell office:value-type="string" calcext:value-type="string">
            <text:p>20.15 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nesische Mediz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Mi</text:p>
          </table:table-cell>
          <table:table-cell office:value-type="date" office:date-value="2015-04-15" calcext:value-type="date">
            <text:p>15.04.15</text:p>
          </table:table-cell>
          <table:table-cell office:value-type="string" calcext:value-type="string">
            <text:p>21.00 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Leviath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4-17" calcext:value-type="date">
            <text:p>17.04.15</text:p>
          </table:table-cell>
          <table:table-cell office:value-type="string" calcext:value-type="string">
            <text:p>00.55 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nesische Mediz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XN</text:p>
          </table:table-cell>
          <table:table-cell office:value-type="string" calcext:value-type="string">
            <text:p>Fr</text:p>
          </table:table-cell>
          <table:table-cell office:value-type="date" office:date-value="2015-04-17" calcext:value-type="date">
            <text:p>17.04.15</text:p>
          </table:table-cell>
          <table:table-cell office:value-type="string" calcext:value-type="string">
            <text:p>01.40 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Leviathan</text:p>
          </table:table-cell>
          <table:table-cell table:number-columns-repeated="1017"/>
        </table:table-row>
      </table:table>
      <table:table table:name="Sheet6" table:style-name="ta1">
        <office:forms form:automatic-focus="false" form:apply-design-mode="false"/>
        <table:table-column table:style-name="co4" table:default-cell-style-name="ce12"/>
        <table:table-column table:style-name="co4" table:default-cell-style-name="ce20"/>
        <table:table-column table:style-name="co4" table:number-columns-repeated="2" table:default-cell-style-name="ce12"/>
        <table:table-column table:style-name="co30" table:default-cell-style-name="ce12"/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So01.03.</text:p>
          </table:table-cell>
          <table:table-cell office:value-type="string" calcext:value-type="string">
            <text:p>01.30 Uhr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(1x19) Stadt im Dunkeln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So01.03.</text:p>
          </table:table-cell>
          <table:table-cell office:value-type="string" calcext:value-type="string">
            <text:p>07.25 Uhr</text:p>
          </table:table-cell>
          <table:table-cell office:value-type="string" calcext:value-type="string">
            <text:p>08.10 Uhr</text:p>
          </table:table-cell>
          <table:table-cell office:value-type="string" calcext:value-type="string">
            <text:p>(1x16) Die Falle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So01.03.</text:p>
          </table:table-cell>
          <table:table-cell office:value-type="string" calcext:value-type="string">
            <text:p>08.10 Uhr</text:p>
          </table:table-cell>
          <table:table-cell office:value-type="string" calcext:value-type="string">
            <text:p>09.05 Uhr</text:p>
          </table:table-cell>
          <table:table-cell office:value-type="string" calcext:value-type="string">
            <text:p>(3x08) Schichtend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Di03.03.</text:p>
          </table:table-cell>
          <table:table-cell office:value-type="string" calcext:value-type="string">
            <text:p>00.35 Uhr</text:p>
          </table:table-cell>
          <table:table-cell office:value-type="string" calcext:value-type="string">
            <text:p>01.20 Uhr</text:p>
          </table:table-cell>
          <table:table-cell office:value-type="string" calcext:value-type="string">
            <text:p>(1x19) Stadt im Dunkeln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Di03.03.</text:p>
          </table:table-cell>
          <table:table-cell office:value-type="string" calcext:value-type="string">
            <text:p>01.20 Uhr</text:p>
          </table:table-cell>
          <table:table-cell office:value-type="string" calcext:value-type="string">
            <text:p>02.05 Uhr</text:p>
          </table:table-cell>
          <table:table-cell office:value-type="string" calcext:value-type="string">
            <text:p>(1x20) Haus in Flammen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04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21) Ein Schritt näher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04.03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22) Fragen und Antworten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06.03.</text:p>
          </table:table-cell>
          <table:table-cell office:value-type="string" calcext:value-type="string">
            <text:p>02.55 Uhr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(1x21) Ein Schritt näher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Fr06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(3x09) Injektion für die Ewigkeit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Fr06.03.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22.15 Uhr</text:p>
          </table:table-cell>
          <table:table-cell office:value-type="string" calcext:value-type="string">
            <text:p>(1x17) Möglichkeit Zwei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So08.03.</text:p>
          </table:table-cell>
          <table:table-cell office:value-type="string" calcext:value-type="string">
            <text:p>00.15 Uhr</text:p>
          </table:table-cell>
          <table:table-cell office:value-type="string" calcext:value-type="string">
            <text:p>01.00 Uhr</text:p>
          </table:table-cell>
          <table:table-cell office:value-type="string" calcext:value-type="string">
            <text:p>(1x21) Ein Schritt näher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So08.03.</text:p>
          </table:table-cell>
          <table:table-cell office:value-type="string" calcext:value-type="string">
            <text:p>01.00 Uhr</text:p>
          </table:table-cell>
          <table:table-cell office:value-type="string" calcext:value-type="string">
            <text:p>01.45 Uhr</text:p>
          </table:table-cell>
          <table:table-cell office:value-type="string" calcext:value-type="string">
            <text:p>(1x22) Fragen und Antworten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So08.03.</text:p>
          </table:table-cell>
          <table:table-cell office:value-type="string" calcext:value-type="string">
            <text:p>07.00 Uhr</text:p>
          </table:table-cell>
          <table:table-cell office:value-type="string" calcext:value-type="string">
            <text:p>07.50 Uhr</text:p>
          </table:table-cell>
          <table:table-cell office:value-type="string" calcext:value-type="string">
            <text:p>(1x17) Möglichkeit Zwei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So08.03.</text:p>
          </table:table-cell>
          <table:table-cell office:value-type="string" calcext:value-type="string">
            <text:p>07.50 Uhr</text:p>
          </table:table-cell>
          <table:table-cell office:value-type="string" calcext:value-type="string">
            <text:p>08.40 Uhr</text:p>
          </table:table-cell>
          <table:table-cell office:value-type="string" calcext:value-type="string">
            <text:p>(3x09) Injektion für die Ewigkeit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11.03.</text:p>
          </table:table-cell>
          <table:table-cell office:value-type="string" calcext:value-type="string">
            <text:p>02.55 Uhr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(1x21) Ein Schritt näher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11.03.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04.20 Uhr</text:p>
          </table:table-cell>
          <table:table-cell office:value-type="string" calcext:value-type="string">
            <text:p>(1x22) Fragen und Antworten</text:p>
          </table:table-cell>
        </table:table-row>
        <table:table-row table:style-name="ro7">
          <table:table-cell office:value-type="string" calcext:value-type="string">
            <text:p>AXN</text:p>
          </table:table-cell>
          <table:table-cell office:value-type="string" calcext:value-type="string">
            <text:p>Mi11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23) Iren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11.03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24) Moriarty</text:p>
          </table:table-cell>
        </table:table-row>
        <table:table-row table:style-name="ro7">
          <table:table-cell office:value-type="string" calcext:value-type="string">
            <text:p>AXN</text:p>
          </table:table-cell>
          <table:table-cell office:value-type="string" calcext:value-type="string">
            <text:p>Fr13.03.</text:p>
          </table:table-cell>
          <table:table-cell office:value-type="string" calcext:value-type="string">
            <text:p>01.35 Uhr</text:p>
          </table:table-cell>
          <table:table-cell office:value-type="string" calcext:value-type="string">
            <text:p>02.20 Uhr</text:p>
          </table:table-cell>
          <table:table-cell office:value-type="string" calcext:value-type="string">
            <text:p>(1x23) Iren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13.03.</text:p>
          </table:table-cell>
          <table:table-cell office:value-type="string" calcext:value-type="string">
            <text:p>02.20 Uhr</text:p>
          </table:table-cell>
          <table:table-cell office:value-type="string" calcext:value-type="string">
            <text:p>03.05 Uhr</text:p>
          </table:table-cell>
          <table:table-cell office:value-type="string" calcext:value-type="string">
            <text:p>(1x24) Moriarty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Fr13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(3x10) Teure Saat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Fr13.03.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22.15 Uhr</text:p>
          </table:table-cell>
          <table:table-cell office:value-type="string" calcext:value-type="string">
            <text:p>(1x18) Die Frau mit den Blumen</text:p>
          </table:table-cell>
        </table:table-row>
        <table:table-row table:style-name="ro7">
          <table:table-cell office:value-type="string" calcext:value-type="string">
            <text:p>AXN</text:p>
          </table:table-cell>
          <table:table-cell office:value-type="string" calcext:value-type="string">
            <text:p>Sa14.03.</text:p>
          </table:table-cell>
          <table:table-cell office:value-type="string" calcext:value-type="string">
            <text:p>23.50 Uhr</text:p>
          </table:table-cell>
          <table:table-cell office:value-type="string" calcext:value-type="string">
            <text:p>00.35 Uhr</text:p>
          </table:table-cell>
          <table:table-cell office:value-type="string" calcext:value-type="string">
            <text:p>(1x23) Iren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So15.03.</text:p>
          </table:table-cell>
          <table:table-cell office:value-type="string" calcext:value-type="string">
            <text:p>00.35 Uhr</text:p>
          </table:table-cell>
          <table:table-cell office:value-type="string" calcext:value-type="string">
            <text:p>01.20 Uhr</text:p>
          </table:table-cell>
          <table:table-cell office:value-type="string" calcext:value-type="string">
            <text:p>(1x24) Moriarty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So15.03.</text:p>
          </table:table-cell>
          <table:table-cell office:value-type="string" calcext:value-type="string">
            <text:p>06.40 Uhr</text:p>
          </table:table-cell>
          <table:table-cell office:value-type="string" calcext:value-type="string">
            <text:p>07.30 Uhr</text:p>
          </table:table-cell>
          <table:table-cell office:value-type="string" calcext:value-type="string">
            <text:p>(1x18) Die Frau mit den Blumen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So15.03.</text:p>
          </table:table-cell>
          <table:table-cell office:value-type="string" calcext:value-type="string">
            <text:p>07.30 Uhr</text:p>
          </table:table-cell>
          <table:table-cell office:value-type="string" calcext:value-type="string">
            <text:p>08.25 Uhr</text:p>
          </table:table-cell>
          <table:table-cell office:value-type="string" calcext:value-type="string">
            <text:p>(3x10) Teure Saat</text:p>
          </table:table-cell>
        </table:table-row>
        <table:table-row table:style-name="ro7">
          <table:table-cell office:value-type="string" calcext:value-type="string">
            <text:p>AXN</text:p>
          </table:table-cell>
          <table:table-cell office:value-type="string" calcext:value-type="string">
            <text:p>Mi18.03.</text:p>
          </table:table-cell>
          <table:table-cell office:value-type="string" calcext:value-type="string">
            <text:p>02.55 Uhr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(1x23) Iren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18.03.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04.20 Uhr</text:p>
          </table:table-cell>
          <table:table-cell office:value-type="string" calcext:value-type="string">
            <text:p>(1x24) Moriarty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18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01) Ein aussichtsloser Fall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18.03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02) Während du schliefst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Fr20.03.</text:p>
          </table:table-cell>
          <table:table-cell office:value-type="string" calcext:value-type="string">
            <text:p>01.30 Uhr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(1x01) Ein aussichtsloser Fall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Fr20.03.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03.00 Uhr</text:p>
          </table:table-cell>
          <table:table-cell office:value-type="string" calcext:value-type="string">
            <text:p>(1x02) Während du schliefst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Fr20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(3x11) The Illustrious Client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Fr20.03.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22.15 Uhr</text:p>
          </table:table-cell>
          <table:table-cell office:value-type="string" calcext:value-type="string">
            <text:p>(1x19) Stadt im Dunkel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So22.03.</text:p>
          </table:table-cell>
          <table:table-cell office:value-type="string" calcext:value-type="string">
            <text:p>01.30 Uhr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(1x01) Ein aussichtsloser Fall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So22.03.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03.00 Uhr</text:p>
          </table:table-cell>
          <table:table-cell office:value-type="string" calcext:value-type="string">
            <text:p>(1x02) Während du schliefst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So22.03.</text:p>
          </table:table-cell>
          <table:table-cell office:value-type="string" calcext:value-type="string">
            <text:p>06.50 Uhr</text:p>
          </table:table-cell>
          <table:table-cell office:value-type="string" calcext:value-type="string">
            <text:p>07.45 Uhr</text:p>
          </table:table-cell>
          <table:table-cell office:value-type="string" calcext:value-type="string">
            <text:p>(1x19) Stadt im Dunkeln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So22.03.</text:p>
          </table:table-cell>
          <table:table-cell office:value-type="string" calcext:value-type="string">
            <text:p>07.45 Uhr</text:p>
          </table:table-cell>
          <table:table-cell office:value-type="string" calcext:value-type="string">
            <text:p>08.40 Uhr</text:p>
          </table:table-cell>
          <table:table-cell office:value-type="string" calcext:value-type="string">
            <text:p>(3x11) The Illustrious Client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25.03.</text:p>
          </table:table-cell>
          <table:table-cell office:value-type="string" calcext:value-type="string">
            <text:p>02.55 Uhr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(1x03) Der Ballonman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25.03.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04.20 Uhr</text:p>
          </table:table-cell>
          <table:table-cell office:value-type="string" calcext:value-type="string">
            <text:p>(1x04) Konkurrenzkampf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25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03) Der Ballonman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25.03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04) Konkurrenzkampf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27.03.</text:p>
          </table:table-cell>
          <table:table-cell office:value-type="string" calcext:value-type="string">
            <text:p>01.35 Uhr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(1x03) Der Ballonman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Fr27.03.</text:p>
          </table:table-cell>
          <table:table-cell office:value-type="string" calcext:value-type="string">
            <text:p>02.15 Uhr</text:p>
          </table:table-cell>
          <table:table-cell office:value-type="string" calcext:value-type="string">
            <text:p>03.00 Uhr</text:p>
          </table:table-cell>
          <table:table-cell office:value-type="string" calcext:value-type="string">
            <text:p>(1x04) Konkurrenzkampf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Fr27.03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(3x12) Die Eine, die entkam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Fr27.03.</text:p>
          </table:table-cell>
          <table:table-cell office:value-type="string" calcext:value-type="string">
            <text:p>21.15 Uhr</text:p>
          </table:table-cell>
          <table:table-cell office:value-type="string" calcext:value-type="string">
            <text:p>22.15 Uhr</text:p>
          </table:table-cell>
          <table:table-cell office:value-type="string" calcext:value-type="string">
            <text:p>(1x20) Haus in Flammen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Sa28.03.</text:p>
          </table:table-cell>
          <table:table-cell office:value-type="string" calcext:value-type="string">
            <text:p>23.30 Uhr</text:p>
          </table:table-cell>
          <table:table-cell office:value-type="string" calcext:value-type="string">
            <text:p>00.10 Uhr</text:p>
          </table:table-cell>
          <table:table-cell office:value-type="string" calcext:value-type="string">
            <text:p>(1x03) Der Ballonman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So29.03.</text:p>
          </table:table-cell>
          <table:table-cell office:value-type="string" calcext:value-type="string">
            <text:p>00.10 Uhr</text:p>
          </table:table-cell>
          <table:table-cell office:value-type="string" calcext:value-type="string">
            <text:p>00.55 Uhr</text:p>
          </table:table-cell>
          <table:table-cell office:value-type="string" calcext:value-type="string">
            <text:p>(1x04) Konkurrenzkampf</text:p>
          </table:table-cell>
        </table:table-row>
        <table:table-row table:style-name="ro9">
          <table:table-cell office:value-type="string" calcext:value-type="string">
            <text:p>kabel eins</text:p>
          </table:table-cell>
          <table:table-cell office:value-type="string" calcext:value-type="string">
            <text:p>So29.03.</text:p>
          </table:table-cell>
          <table:table-cell office:value-type="string" calcext:value-type="string">
            <text:p>07.45 Uhr</text:p>
          </table:table-cell>
          <table:table-cell office:value-type="string" calcext:value-type="string">
            <text:p>08.40 Uhr</text:p>
          </table:table-cell>
          <table:table-cell office:value-type="string" calcext:value-type="string">
            <text:p>(1x20) Haus in Flammen</text:p>
          </table:table-cell>
        </table:table-row>
        <table:table-row table:style-name="ro10">
          <table:table-cell office:value-type="string" calcext:value-type="string">
            <text:p>kabel eins</text:p>
          </table:table-cell>
          <table:table-cell office:value-type="string" calcext:value-type="string">
            <text:p>So29.03.</text:p>
          </table:table-cell>
          <table:table-cell office:value-type="string" calcext:value-type="string">
            <text:p>08.40 Uhr</text:p>
          </table:table-cell>
          <table:table-cell office:value-type="string" calcext:value-type="string">
            <text:p>09.35 Uhr</text:p>
          </table:table-cell>
          <table:table-cell office:value-type="string" calcext:value-type="string">
            <text:p>(3x12) Die Eine, die entkam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01.04.</text:p>
          </table:table-cell>
          <table:table-cell office:value-type="string" calcext:value-type="string">
            <text:p>02.55 Uhr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(1x03) Der Ballonman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01.04.</text:p>
          </table:table-cell>
          <table:table-cell office:value-type="string" calcext:value-type="string">
            <text:p>03.35 Uhr</text:p>
          </table:table-cell>
          <table:table-cell office:value-type="string" calcext:value-type="string">
            <text:p>04.20 Uhr</text:p>
          </table:table-cell>
          <table:table-cell office:value-type="string" calcext:value-type="string">
            <text:p>(1x04) Konkurrenzkampf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01.04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05) Todesengel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01.04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06) Spuren im Sand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03.04.</text:p>
          </table:table-cell>
          <table:table-cell office:value-type="string" calcext:value-type="string">
            <text:p>01.05 Uhr</text:p>
          </table:table-cell>
          <table:table-cell office:value-type="string" calcext:value-type="string">
            <text:p>01.45 Uhr</text:p>
          </table:table-cell>
          <table:table-cell office:value-type="string" calcext:value-type="string">
            <text:p>(1x05) Todesengel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03.04.</text:p>
          </table:table-cell>
          <table:table-cell office:value-type="string" calcext:value-type="string">
            <text:p>01.45 Uhr</text:p>
          </table:table-cell>
          <table:table-cell office:value-type="string" calcext:value-type="string">
            <text:p>02.30 Uhr</text:p>
          </table:table-cell>
          <table:table-cell office:value-type="string" calcext:value-type="string">
            <text:p>(1x06) Spuren im Sand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08.04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07) Mittel und Wege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08.04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08) Rätselhafte Bomb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10.04.</text:p>
          </table:table-cell>
          <table:table-cell office:value-type="string" calcext:value-type="string">
            <text:p>00.50 Uhr</text:p>
          </table:table-cell>
          <table:table-cell office:value-type="string" calcext:value-type="string">
            <text:p>01.35 Uhr</text:p>
          </table:table-cell>
          <table:table-cell office:value-type="string" calcext:value-type="string">
            <text:p>(1x07) Mittel und Wege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Fr10.04.</text:p>
          </table:table-cell>
          <table:table-cell office:value-type="string" calcext:value-type="string">
            <text:p>01.35 Uhr</text:p>
          </table:table-cell>
          <table:table-cell office:value-type="string" calcext:value-type="string">
            <text:p>02.20 Uhr</text:p>
          </table:table-cell>
          <table:table-cell office:value-type="string" calcext:value-type="string">
            <text:p>(1x08) Rätselhafte Bomb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Sa11.04.</text:p>
          </table:table-cell>
          <table:table-cell office:value-type="string" calcext:value-type="string">
            <text:p>23.55 Uhr</text:p>
          </table:table-cell>
          <table:table-cell office:value-type="string" calcext:value-type="string">
            <text:p>00.40 Uhr</text:p>
          </table:table-cell>
          <table:table-cell office:value-type="string" calcext:value-type="string">
            <text:p>(1x07) Mittel und Wege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So12.04.</text:p>
          </table:table-cell>
          <table:table-cell office:value-type="string" calcext:value-type="string">
            <text:p>00.40 Uhr</text:p>
          </table:table-cell>
          <table:table-cell office:value-type="string" calcext:value-type="string">
            <text:p>01.25 Uhr</text:p>
          </table:table-cell>
          <table:table-cell office:value-type="string" calcext:value-type="string">
            <text:p>(1x08) Rätselhafte Bombe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15.04.</text:p>
          </table:table-cell>
          <table:table-cell office:value-type="string" calcext:value-type="string">
            <text:p>04.00 Uhr</text:p>
          </table:table-cell>
          <table:table-cell office:value-type="string" calcext:value-type="string">
            <text:p>04.45 Uhr</text:p>
          </table:table-cell>
          <table:table-cell office:value-type="string" calcext:value-type="string">
            <text:p>(1x07) Mittel und Wege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15.04.</text:p>
          </table:table-cell>
          <table:table-cell office:value-type="string" calcext:value-type="string">
            <text:p>04.45 Uhr</text:p>
          </table:table-cell>
          <table:table-cell office:value-type="string" calcext:value-type="string">
            <text:p>05.30 Uhr</text:p>
          </table:table-cell>
          <table:table-cell office:value-type="string" calcext:value-type="string">
            <text:p>(1x08) Rätselhafte Bombe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Mi15.04.</text:p>
          </table:table-cell>
          <table:table-cell office:value-type="string" calcext:value-type="string">
            <text:p>20.15 Uhr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(1x09) Chinesische Medizin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Mi15.04.</text:p>
          </table:table-cell>
          <table:table-cell office:value-type="string" calcext:value-type="string">
            <text:p>21.00 Uhr</text:p>
          </table:table-cell>
          <table:table-cell office:value-type="string" calcext:value-type="string">
            <text:p>21.50 Uhr</text:p>
          </table:table-cell>
          <table:table-cell office:value-type="string" calcext:value-type="string">
            <text:p>(1x10) Der Leviathan</text:p>
          </table:table-cell>
        </table:table-row>
        <table:table-row table:style-name="ro10">
          <table:table-cell office:value-type="string" calcext:value-type="string">
            <text:p>AXN</text:p>
          </table:table-cell>
          <table:table-cell office:value-type="string" calcext:value-type="string">
            <text:p>Fr17.04.</text:p>
          </table:table-cell>
          <table:table-cell office:value-type="string" calcext:value-type="string">
            <text:p>00.55 Uhr</text:p>
          </table:table-cell>
          <table:table-cell office:value-type="string" calcext:value-type="string">
            <text:p>01.40 Uhr</text:p>
          </table:table-cell>
          <table:table-cell office:value-type="string" calcext:value-type="string">
            <text:p>(1x09) Chinesische Medizin</text:p>
          </table:table-cell>
        </table:table-row>
        <table:table-row table:style-name="ro9">
          <table:table-cell office:value-type="string" calcext:value-type="string">
            <text:p>AXN</text:p>
          </table:table-cell>
          <table:table-cell office:value-type="string" calcext:value-type="string">
            <text:p>Fr17.04.</text:p>
          </table:table-cell>
          <table:table-cell office:value-type="string" calcext:value-type="string">
            <text:p>01.40 Uhr</text:p>
          </table:table-cell>
          <table:table-cell office:value-type="string" calcext:value-type="string">
            <text:p>02.30 Uhr</text:p>
          </table:table-cell>
          <table:table-cell office:value-type="string" calcext:value-type="string">
            <text:p>(1x10) Der Leviathan</text:p>
          </table:table-cell>
        </table:table-row>
      </table:table>
      <table:named-expressions/>
      <table:database-ranges>
        <table:database-range table:name="__Anonymous_Sheet_DB__0" table:target-range-address="sendeliste.A2:sendeliste.AMG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dateinamen.B1:dateinamen.C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.00.0000</text:date>, <text:time style:data-style-name="N2" text:time-value="0000-00-00T00:00:02.019089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9:32:00.258000000</meta:creation-date>
    <dc:date>2015-03-03T21:57:23.696000000</dc:date>
    <meta:editing-duration>PT13H55M12S</meta:editing-duration>
    <meta:editing-cycles>20</meta:editing-cycles>
    <meta:generator>LibreOffice/4.1.3.2$Windows_x86 LibreOffice_project/70feb7d99726f064edab4605a8ab840c50ec57a</meta:generator>
    <meta:document-statistic meta:table-count="6" meta:cell-count="4591" meta:object-count="0"/>
  </office:meta>
</office:document-meta>
</file>